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67/content.xml" manifest:version="1.2"/>
  <manifest:file-entry manifest:media-type="application/xml" manifest:full-path="Formula-566/content.xml" manifest:version="1.2"/>
  <manifest:file-entry manifest:media-type="application/xml" manifest:full-path="Formula-565/content.xml" manifest:version="1.2"/>
  <manifest:file-entry manifest:media-type="application/xml" manifest:full-path="Formula-564/content.xml" manifest:version="1.2"/>
  <manifest:file-entry manifest:media-type="application/xml" manifest:full-path="Formula-563/content.xml" manifest:version="1.2"/>
  <manifest:file-entry manifest:media-type="application/xml" manifest:full-path="Formula-562/content.xml" manifest:version="1.2"/>
  <manifest:file-entry manifest:media-type="application/xml" manifest:full-path="Formula-561/content.xml" manifest:version="1.2"/>
  <manifest:file-entry manifest:media-type="application/xml" manifest:full-path="Formula-560/content.xml" manifest:version="1.2"/>
  <manifest:file-entry manifest:media-type="application/xml" manifest:full-path="Formula-559/content.xml" manifest:version="1.2"/>
  <manifest:file-entry manifest:media-type="application/xml" manifest:full-path="Formula-558/content.xml" manifest:version="1.2"/>
  <manifest:file-entry manifest:media-type="application/xml" manifest:full-path="Formula-557/content.xml" manifest:version="1.2"/>
  <manifest:file-entry manifest:media-type="application/xml" manifest:full-path="Formula-556/content.xml" manifest:version="1.2"/>
  <manifest:file-entry manifest:media-type="application/xml" manifest:full-path="Formula-555/content.xml" manifest:version="1.2"/>
  <manifest:file-entry manifest:media-type="application/xml" manifest:full-path="Formula-554/content.xml" manifest:version="1.2"/>
  <manifest:file-entry manifest:media-type="application/xml" manifest:full-path="Formula-553/content.xml" manifest:version="1.2"/>
  <manifest:file-entry manifest:media-type="application/xml" manifest:full-path="Formula-552/content.xml" manifest:version="1.2"/>
  <manifest:file-entry manifest:media-type="application/xml" manifest:full-path="Formula-551/content.xml" manifest:version="1.2"/>
  <manifest:file-entry manifest:media-type="application/xml" manifest:full-path="Formula-550/content.xml" manifest:version="1.2"/>
  <manifest:file-entry manifest:media-type="application/xml" manifest:full-path="Formula-549/content.xml" manifest:version="1.2"/>
  <manifest:file-entry manifest:media-type="application/xml" manifest:full-path="Formula-548/content.xml" manifest:version="1.2"/>
  <manifest:file-entry manifest:media-type="application/xml" manifest:full-path="Formula-547/content.xml" manifest:version="1.2"/>
  <manifest:file-entry manifest:media-type="application/xml" manifest:full-path="Formula-546/content.xml" manifest:version="1.2"/>
  <manifest:file-entry manifest:media-type="application/xml" manifest:full-path="Formula-545/content.xml" manifest:version="1.2"/>
  <manifest:file-entry manifest:media-type="application/xml" manifest:full-path="Formula-544/content.xml" manifest:version="1.2"/>
  <manifest:file-entry manifest:media-type="application/xml" manifest:full-path="Formula-543/content.xml" manifest:version="1.2"/>
  <manifest:file-entry manifest:media-type="application/xml" manifest:full-path="Formula-542/content.xml" manifest:version="1.2"/>
  <manifest:file-entry manifest:media-type="application/xml" manifest:full-path="Formula-541/content.xml" manifest:version="1.2"/>
  <manifest:file-entry manifest:media-type="application/xml" manifest:full-path="Formula-540/content.xml" manifest:version="1.2"/>
  <manifest:file-entry manifest:media-type="application/xml" manifest:full-path="Formula-539/content.xml" manifest:version="1.2"/>
  <manifest:file-entry manifest:media-type="application/xml" manifest:full-path="Formula-538/content.xml" manifest:version="1.2"/>
  <manifest:file-entry manifest:media-type="application/xml" manifest:full-path="Formula-537/content.xml" manifest:version="1.2"/>
  <manifest:file-entry manifest:media-type="application/xml" manifest:full-path="Formula-536/content.xml" manifest:version="1.2"/>
  <manifest:file-entry manifest:media-type="application/xml" manifest:full-path="Formula-535/content.xml" manifest:version="1.2"/>
  <manifest:file-entry manifest:media-type="application/xml" manifest:full-path="Formula-534/content.xml" manifest:version="1.2"/>
  <manifest:file-entry manifest:media-type="application/xml" manifest:full-path="Formula-533/content.xml" manifest:version="1.2"/>
  <manifest:file-entry manifest:media-type="application/xml" manifest:full-path="Formula-532/content.xml" manifest:version="1.2"/>
  <manifest:file-entry manifest:media-type="application/xml" manifest:full-path="Formula-531/content.xml" manifest:version="1.2"/>
  <manifest:file-entry manifest:media-type="application/xml" manifest:full-path="Formula-530/content.xml" manifest:version="1.2"/>
  <manifest:file-entry manifest:media-type="application/xml" manifest:full-path="Formula-529/content.xml" manifest:version="1.2"/>
  <manifest:file-entry manifest:media-type="application/xml" manifest:full-path="Formula-528/content.xml" manifest:version="1.2"/>
  <manifest:file-entry manifest:media-type="application/xml" manifest:full-path="Formula-527/content.xml" manifest:version="1.2"/>
  <manifest:file-entry manifest:media-type="application/xml" manifest:full-path="Formula-526/content.xml" manifest:version="1.2"/>
  <manifest:file-entry manifest:media-type="application/xml" manifest:full-path="Formula-525/content.xml" manifest:version="1.2"/>
  <manifest:file-entry manifest:media-type="application/xml" manifest:full-path="Formula-524/content.xml" manifest:version="1.2"/>
  <manifest:file-entry manifest:media-type="application/xml" manifest:full-path="Formula-523/content.xml" manifest:version="1.2"/>
  <manifest:file-entry manifest:media-type="application/xml" manifest:full-path="Formula-522/content.xml" manifest:version="1.2"/>
  <manifest:file-entry manifest:media-type="application/xml" manifest:full-path="Formula-521/content.xml" manifest:version="1.2"/>
  <manifest:file-entry manifest:media-type="application/xml" manifest:full-path="Formula-520/content.xml" manifest:version="1.2"/>
  <manifest:file-entry manifest:media-type="application/xml" manifest:full-path="Formula-519/content.xml" manifest:version="1.2"/>
  <manifest:file-entry manifest:media-type="application/xml" manifest:full-path="Formula-518/content.xml" manifest:version="1.2"/>
  <manifest:file-entry manifest:media-type="application/xml" manifest:full-path="Formula-517/content.xml" manifest:version="1.2"/>
  <manifest:file-entry manifest:media-type="application/xml" manifest:full-path="Formula-516/content.xml" manifest:version="1.2"/>
  <manifest:file-entry manifest:media-type="application/xml" manifest:full-path="Formula-515/content.xml" manifest:version="1.2"/>
  <manifest:file-entry manifest:media-type="application/xml" manifest:full-path="Formula-514/content.xml" manifest:version="1.2"/>
  <manifest:file-entry manifest:media-type="application/xml" manifest:full-path="Formula-513/content.xml" manifest:version="1.2"/>
  <manifest:file-entry manifest:media-type="application/xml" manifest:full-path="Formula-512/content.xml" manifest:version="1.2"/>
  <manifest:file-entry manifest:media-type="application/xml" manifest:full-path="Formula-511/content.xml" manifest:version="1.2"/>
  <manifest:file-entry manifest:media-type="application/xml" manifest:full-path="Formula-510/content.xml" manifest:version="1.2"/>
  <manifest:file-entry manifest:media-type="application/xml" manifest:full-path="Formula-509/content.xml" manifest:version="1.2"/>
  <manifest:file-entry manifest:media-type="application/xml" manifest:full-path="Formula-508/content.xml" manifest:version="1.2"/>
  <manifest:file-entry manifest:media-type="application/xml" manifest:full-path="Formula-507/content.xml" manifest:version="1.2"/>
  <manifest:file-entry manifest:media-type="application/xml" manifest:full-path="Formula-506/content.xml" manifest:version="1.2"/>
  <manifest:file-entry manifest:media-type="application/xml" manifest:full-path="Formula-505/content.xml" manifest:version="1.2"/>
  <manifest:file-entry manifest:media-type="application/xml" manifest:full-path="Formula-504/content.xml" manifest:version="1.2"/>
  <manifest:file-entry manifest:media-type="application/xml" manifest:full-path="Formula-503/content.xml" manifest:version="1.2"/>
  <manifest:file-entry manifest:media-type="application/xml" manifest:full-path="Formula-502/content.xml" manifest:version="1.2"/>
  <manifest:file-entry manifest:media-type="application/xml" manifest:full-path="Formula-501/content.xml" manifest:version="1.2"/>
  <manifest:file-entry manifest:media-type="application/xml" manifest:full-path="Formula-500/content.xml" manifest:version="1.2"/>
  <manifest:file-entry manifest:media-type="application/xml" manifest:full-path="Formula-499/content.xml" manifest:version="1.2"/>
  <manifest:file-entry manifest:media-type="application/xml" manifest:full-path="Formula-498/content.xml" manifest:version="1.2"/>
  <manifest:file-entry manifest:media-type="application/xml" manifest:full-path="Formula-497/content.xml" manifest:version="1.2"/>
  <manifest:file-entry manifest:media-type="application/xml" manifest:full-path="Formula-496/content.xml" manifest:version="1.2"/>
  <manifest:file-entry manifest:media-type="application/xml" manifest:full-path="Formula-495/content.xml" manifest:version="1.2"/>
  <manifest:file-entry manifest:media-type="application/xml" manifest:full-path="Formula-494/content.xml" manifest:version="1.2"/>
  <manifest:file-entry manifest:media-type="application/xml" manifest:full-path="Formula-493/content.xml" manifest:version="1.2"/>
  <manifest:file-entry manifest:media-type="application/xml" manifest:full-path="Formula-492/content.xml" manifest:version="1.2"/>
  <manifest:file-entry manifest:media-type="application/xml" manifest:full-path="Formula-491/content.xml" manifest:version="1.2"/>
  <manifest:file-entry manifest:media-type="application/xml" manifest:full-path="Formula-490/content.xml" manifest:version="1.2"/>
  <manifest:file-entry manifest:media-type="application/xml" manifest:full-path="Formula-489/content.xml" manifest:version="1.2"/>
  <manifest:file-entry manifest:media-type="application/xml" manifest:full-path="Formula-488/content.xml" manifest:version="1.2"/>
  <manifest:file-entry manifest:media-type="application/xml" manifest:full-path="Formula-487/content.xml" manifest:version="1.2"/>
  <manifest:file-entry manifest:media-type="application/xml" manifest:full-path="Formula-486/content.xml" manifest:version="1.2"/>
  <manifest:file-entry manifest:media-type="application/xml" manifest:full-path="Formula-485/content.xml" manifest:version="1.2"/>
  <manifest:file-entry manifest:media-type="application/xml" manifest:full-path="Formula-484/content.xml" manifest:version="1.2"/>
  <manifest:file-entry manifest:media-type="application/xml" manifest:full-path="Formula-483/content.xml" manifest:version="1.2"/>
  <manifest:file-entry manifest:media-type="application/xml" manifest:full-path="Formula-482/content.xml" manifest:version="1.2"/>
  <manifest:file-entry manifest:media-type="application/xml" manifest:full-path="Formula-481/content.xml" manifest:version="1.2"/>
  <manifest:file-entry manifest:media-type="application/xml" manifest:full-path="Formula-480/content.xml" manifest:version="1.2"/>
  <manifest:file-entry manifest:media-type="application/xml" manifest:full-path="Formula-479/content.xml" manifest:version="1.2"/>
  <manifest:file-entry manifest:media-type="application/xml" manifest:full-path="Formula-478/content.xml" manifest:version="1.2"/>
  <manifest:file-entry manifest:media-type="application/xml" manifest:full-path="Formula-477/content.xml" manifest:version="1.2"/>
  <manifest:file-entry manifest:media-type="application/xml" manifest:full-path="Formula-476/content.xml" manifest:version="1.2"/>
  <manifest:file-entry manifest:media-type="application/xml" manifest:full-path="Formula-475/content.xml" manifest:version="1.2"/>
  <manifest:file-entry manifest:media-type="application/xml" manifest:full-path="Formula-474/content.xml" manifest:version="1.2"/>
  <manifest:file-entry manifest:media-type="application/xml" manifest:full-path="Formula-473/content.xml" manifest:version="1.2"/>
  <manifest:file-entry manifest:media-type="application/xml" manifest:full-path="Formula-472/content.xml" manifest:version="1.2"/>
  <manifest:file-entry manifest:media-type="application/xml" manifest:full-path="Formula-471/content.xml" manifest:version="1.2"/>
  <manifest:file-entry manifest:media-type="application/xml" manifest:full-path="Formula-470/content.xml" manifest:version="1.2"/>
  <manifest:file-entry manifest:media-type="application/xml" manifest:full-path="Formula-469/content.xml" manifest:version="1.2"/>
  <manifest:file-entry manifest:media-type="application/xml" manifest:full-path="Formula-468/content.xml" manifest:version="1.2"/>
  <manifest:file-entry manifest:media-type="application/xml" manifest:full-path="Formula-467/content.xml" manifest:version="1.2"/>
  <manifest:file-entry manifest:media-type="application/xml" manifest:full-path="Formula-466/content.xml" manifest:version="1.2"/>
  <manifest:file-entry manifest:media-type="application/xml" manifest:full-path="Formula-465/content.xml" manifest:version="1.2"/>
  <manifest:file-entry manifest:media-type="application/xml" manifest:full-path="Formula-464/content.xml" manifest:version="1.2"/>
  <manifest:file-entry manifest:media-type="application/xml" manifest:full-path="Formula-463/content.xml" manifest:version="1.2"/>
  <manifest:file-entry manifest:media-type="application/xml" manifest:full-path="Formula-462/content.xml" manifest:version="1.2"/>
  <manifest:file-entry manifest:media-type="application/xml" manifest:full-path="Formula-461/content.xml" manifest:version="1.2"/>
  <manifest:file-entry manifest:media-type="application/xml" manifest:full-path="Formula-460/content.xml" manifest:version="1.2"/>
  <manifest:file-entry manifest:media-type="application/xml" manifest:full-path="Formula-459/content.xml" manifest:version="1.2"/>
  <manifest:file-entry manifest:media-type="application/xml" manifest:full-path="Formula-458/content.xml" manifest:version="1.2"/>
  <manifest:file-entry manifest:media-type="application/xml" manifest:full-path="Formula-457/content.xml" manifest:version="1.2"/>
  <manifest:file-entry manifest:media-type="application/xml" manifest:full-path="Formula-456/content.xml" manifest:version="1.2"/>
  <manifest:file-entry manifest:media-type="application/xml" manifest:full-path="Formula-455/content.xml" manifest:version="1.2"/>
  <manifest:file-entry manifest:media-type="application/xml" manifest:full-path="Formula-454/content.xml" manifest:version="1.2"/>
  <manifest:file-entry manifest:media-type="application/xml" manifest:full-path="Formula-453/content.xml" manifest:version="1.2"/>
  <manifest:file-entry manifest:media-type="application/xml" manifest:full-path="Formula-452/content.xml" manifest:version="1.2"/>
  <manifest:file-entry manifest:media-type="application/xml" manifest:full-path="Formula-451/content.xml" manifest:version="1.2"/>
  <manifest:file-entry manifest:media-type="application/xml" manifest:full-path="Formula-450/content.xml" manifest:version="1.2"/>
  <manifest:file-entry manifest:media-type="application/xml" manifest:full-path="Formula-449/content.xml" manifest:version="1.2"/>
  <manifest:file-entry manifest:media-type="application/xml" manifest:full-path="Formula-448/content.xml" manifest:version="1.2"/>
  <manifest:file-entry manifest:media-type="application/xml" manifest:full-path="Formula-447/content.xml" manifest:version="1.2"/>
  <manifest:file-entry manifest:media-type="application/xml" manifest:full-path="Formula-446/content.xml" manifest:version="1.2"/>
  <manifest:file-entry manifest:media-type="application/xml" manifest:full-path="Formula-445/content.xml" manifest:version="1.2"/>
  <manifest:file-entry manifest:media-type="application/xml" manifest:full-path="Formula-444/content.xml" manifest:version="1.2"/>
  <manifest:file-entry manifest:media-type="application/xml" manifest:full-path="Formula-443/content.xml" manifest:version="1.2"/>
  <manifest:file-entry manifest:media-type="application/xml" manifest:full-path="Formula-442/content.xml" manifest:version="1.2"/>
  <manifest:file-entry manifest:media-type="application/xml" manifest:full-path="Formula-441/content.xml" manifest:version="1.2"/>
  <manifest:file-entry manifest:media-type="application/xml" manifest:full-path="Formula-440/content.xml" manifest:version="1.2"/>
  <manifest:file-entry manifest:media-type="application/xml" manifest:full-path="Formula-439/content.xml" manifest:version="1.2"/>
  <manifest:file-entry manifest:media-type="application/xml" manifest:full-path="Formula-438/content.xml" manifest:version="1.2"/>
  <manifest:file-entry manifest:media-type="application/xml" manifest:full-path="Formula-437/content.xml" manifest:version="1.2"/>
  <manifest:file-entry manifest:media-type="application/xml" manifest:full-path="Formula-436/content.xml" manifest:version="1.2"/>
  <manifest:file-entry manifest:media-type="application/xml" manifest:full-path="Formula-435/content.xml" manifest:version="1.2"/>
  <manifest:file-entry manifest:media-type="application/xml" manifest:full-path="Formula-434/content.xml" manifest:version="1.2"/>
  <manifest:file-entry manifest:media-type="application/xml" manifest:full-path="Formula-433/content.xml" manifest:version="1.2"/>
  <manifest:file-entry manifest:media-type="application/xml" manifest:full-path="Formula-432/content.xml" manifest:version="1.2"/>
  <manifest:file-entry manifest:media-type="application/xml" manifest:full-path="Formula-431/content.xml" manifest:version="1.2"/>
  <manifest:file-entry manifest:media-type="application/xml" manifest:full-path="Formula-430/content.xml" manifest:version="1.2"/>
  <manifest:file-entry manifest:media-type="application/xml" manifest:full-path="Formula-429/content.xml" manifest:version="1.2"/>
  <manifest:file-entry manifest:media-type="application/xml" manifest:full-path="Formula-428/content.xml" manifest:version="1.2"/>
  <manifest:file-entry manifest:media-type="application/xml" manifest:full-path="Formula-427/content.xml" manifest:version="1.2"/>
  <manifest:file-entry manifest:media-type="application/xml" manifest:full-path="Formula-426/content.xml" manifest:version="1.2"/>
  <manifest:file-entry manifest:media-type="application/xml" manifest:full-path="Formula-425/content.xml" manifest:version="1.2"/>
  <manifest:file-entry manifest:media-type="application/xml" manifest:full-path="Formula-424/content.xml" manifest:version="1.2"/>
  <manifest:file-entry manifest:media-type="application/xml" manifest:full-path="Formula-423/content.xml" manifest:version="1.2"/>
  <manifest:file-entry manifest:media-type="application/xml" manifest:full-path="Formula-422/content.xml" manifest:version="1.2"/>
  <manifest:file-entry manifest:media-type="application/xml" manifest:full-path="Formula-421/content.xml" manifest:version="1.2"/>
  <manifest:file-entry manifest:media-type="application/xml" manifest:full-path="Formula-420/content.xml" manifest:version="1.2"/>
  <manifest:file-entry manifest:media-type="application/xml" manifest:full-path="Formula-419/content.xml" manifest:version="1.2"/>
  <manifest:file-entry manifest:media-type="application/xml" manifest:full-path="Formula-418/content.xml" manifest:version="1.2"/>
  <manifest:file-entry manifest:media-type="application/xml" manifest:full-path="Formula-417/content.xml" manifest:version="1.2"/>
  <manifest:file-entry manifest:media-type="application/xml" manifest:full-path="Formula-416/content.xml" manifest:version="1.2"/>
  <manifest:file-entry manifest:media-type="application/xml" manifest:full-path="Formula-415/content.xml" manifest:version="1.2"/>
  <manifest:file-entry manifest:media-type="application/xml" manifest:full-path="Formula-414/content.xml" manifest:version="1.2"/>
  <manifest:file-entry manifest:media-type="application/xml" manifest:full-path="Formula-413/content.xml" manifest:version="1.2"/>
  <manifest:file-entry manifest:media-type="application/xml" manifest:full-path="Formula-412/content.xml" manifest:version="1.2"/>
  <manifest:file-entry manifest:media-type="application/xml" manifest:full-path="Formula-411/content.xml" manifest:version="1.2"/>
  <manifest:file-entry manifest:media-type="application/xml" manifest:full-path="Formula-410/content.xml" manifest:version="1.2"/>
  <manifest:file-entry manifest:media-type="application/xml" manifest:full-path="Formula-409/content.xml" manifest:version="1.2"/>
  <manifest:file-entry manifest:media-type="application/xml" manifest:full-path="Formula-408/content.xml" manifest:version="1.2"/>
  <manifest:file-entry manifest:media-type="application/xml" manifest:full-path="Formula-407/content.xml" manifest:version="1.2"/>
  <manifest:file-entry manifest:media-type="application/xml" manifest:full-path="Formula-406/content.xml" manifest:version="1.2"/>
  <manifest:file-entry manifest:media-type="application/xml" manifest:full-path="Formula-405/content.xml" manifest:version="1.2"/>
  <manifest:file-entry manifest:media-type="application/xml" manifest:full-path="Formula-404/content.xml" manifest:version="1.2"/>
  <manifest:file-entry manifest:media-type="application/xml" manifest:full-path="Formula-403/content.xml" manifest:version="1.2"/>
  <manifest:file-entry manifest:media-type="application/xml" manifest:full-path="Formula-402/content.xml" manifest:version="1.2"/>
  <manifest:file-entry manifest:media-type="application/xml" manifest:full-path="Formula-401/content.xml" manifest:version="1.2"/>
  <manifest:file-entry manifest:media-type="application/xml" manifest:full-path="Formula-400/content.xml" manifest:version="1.2"/>
  <manifest:file-entry manifest:media-type="application/xml" manifest:full-path="Formula-399/content.xml" manifest:version="1.2"/>
  <manifest:file-entry manifest:media-type="application/xml" manifest:full-path="Formula-398/content.xml" manifest:version="1.2"/>
  <manifest:file-entry manifest:media-type="application/xml" manifest:full-path="Formula-397/content.xml" manifest:version="1.2"/>
  <manifest:file-entry manifest:media-type="application/xml" manifest:full-path="Formula-396/content.xml" manifest:version="1.2"/>
  <manifest:file-entry manifest:media-type="application/xml" manifest:full-path="Formula-395/content.xml" manifest:version="1.2"/>
  <manifest:file-entry manifest:media-type="application/xml" manifest:full-path="Formula-394/content.xml" manifest:version="1.2"/>
  <manifest:file-entry manifest:media-type="application/xml" manifest:full-path="Formula-393/content.xml" manifest:version="1.2"/>
  <manifest:file-entry manifest:media-type="application/xml" manifest:full-path="Formula-392/content.xml" manifest:version="1.2"/>
  <manifest:file-entry manifest:media-type="application/xml" manifest:full-path="Formula-391/content.xml" manifest:version="1.2"/>
  <manifest:file-entry manifest:media-type="application/xml" manifest:full-path="Formula-390/content.xml" manifest:version="1.2"/>
  <manifest:file-entry manifest:media-type="application/xml" manifest:full-path="Formula-389/content.xml" manifest:version="1.2"/>
  <manifest:file-entry manifest:media-type="application/xml" manifest:full-path="Formula-388/content.xml" manifest:version="1.2"/>
  <manifest:file-entry manifest:media-type="application/xml" manifest:full-path="Formula-387/content.xml" manifest:version="1.2"/>
  <manifest:file-entry manifest:media-type="application/xml" manifest:full-path="Formula-386/content.xml" manifest:version="1.2"/>
  <manifest:file-entry manifest:media-type="application/xml" manifest:full-path="Formula-385/content.xml" manifest:version="1.2"/>
  <manifest:file-entry manifest:media-type="application/xml" manifest:full-path="Formula-384/content.xml" manifest:version="1.2"/>
  <manifest:file-entry manifest:media-type="application/xml" manifest:full-path="Formula-383/content.xml" manifest:version="1.2"/>
  <manifest:file-entry manifest:media-type="application/xml" manifest:full-path="Formula-382/content.xml" manifest:version="1.2"/>
  <manifest:file-entry manifest:media-type="application/xml" manifest:full-path="Formula-381/content.xml" manifest:version="1.2"/>
  <manifest:file-entry manifest:media-type="application/xml" manifest:full-path="Formula-380/content.xml" manifest:version="1.2"/>
  <manifest:file-entry manifest:media-type="application/xml" manifest:full-path="Formula-379/content.xml" manifest:version="1.2"/>
  <manifest:file-entry manifest:media-type="application/xml" manifest:full-path="Formula-378/content.xml" manifest:version="1.2"/>
  <manifest:file-entry manifest:media-type="application/xml" manifest:full-path="Formula-377/content.xml" manifest:version="1.2"/>
  <manifest:file-entry manifest:media-type="application/xml" manifest:full-path="Formula-376/content.xml" manifest:version="1.2"/>
  <manifest:file-entry manifest:media-type="application/xml" manifest:full-path="Formula-375/content.xml" manifest:version="1.2"/>
  <manifest:file-entry manifest:media-type="application/xml" manifest:full-path="Formula-374/content.xml" manifest:version="1.2"/>
  <manifest:file-entry manifest:media-type="application/xml" manifest:full-path="Formula-373/content.xml" manifest:version="1.2"/>
  <manifest:file-entry manifest:media-type="application/xml" manifest:full-path="Formula-372/content.xml" manifest:version="1.2"/>
  <manifest:file-entry manifest:media-type="application/xml" manifest:full-path="Formula-371/content.xml" manifest:version="1.2"/>
  <manifest:file-entry manifest:media-type="application/xml" manifest:full-path="Formula-370/content.xml" manifest:version="1.2"/>
  <manifest:file-entry manifest:media-type="application/xml" manifest:full-path="Formula-369/content.xml" manifest:version="1.2"/>
  <manifest:file-entry manifest:media-type="application/xml" manifest:full-path="Formula-368/content.xml" manifest:version="1.2"/>
  <manifest:file-entry manifest:media-type="application/xml" manifest:full-path="Formula-367/content.xml" manifest:version="1.2"/>
  <manifest:file-entry manifest:media-type="application/xml" manifest:full-path="Formula-366/content.xml" manifest:version="1.2"/>
  <manifest:file-entry manifest:media-type="application/xml" manifest:full-path="Formula-365/content.xml" manifest:version="1.2"/>
  <manifest:file-entry manifest:media-type="application/xml" manifest:full-path="Formula-364/content.xml" manifest:version="1.2"/>
  <manifest:file-entry manifest:media-type="application/xml" manifest:full-path="Formula-363/content.xml" manifest:version="1.2"/>
  <manifest:file-entry manifest:media-type="application/xml" manifest:full-path="Formula-362/content.xml" manifest:version="1.2"/>
  <manifest:file-entry manifest:media-type="application/xml" manifest:full-path="Formula-361/content.xml" manifest:version="1.2"/>
  <manifest:file-entry manifest:media-type="application/xml" manifest:full-path="Formula-360/content.xml" manifest:version="1.2"/>
  <manifest:file-entry manifest:media-type="application/xml" manifest:full-path="Formula-359/content.xml" manifest:version="1.2"/>
  <manifest:file-entry manifest:media-type="application/xml" manifest:full-path="Formula-358/content.xml" manifest:version="1.2"/>
  <manifest:file-entry manifest:media-type="application/xml" manifest:full-path="Formula-357/content.xml" manifest:version="1.2"/>
  <manifest:file-entry manifest:media-type="application/xml" manifest:full-path="Formula-356/content.xml" manifest:version="1.2"/>
  <manifest:file-entry manifest:media-type="application/xml" manifest:full-path="Formula-355/content.xml" manifest:version="1.2"/>
  <manifest:file-entry manifest:media-type="application/xml" manifest:full-path="Formula-354/content.xml" manifest:version="1.2"/>
  <manifest:file-entry manifest:media-type="application/xml" manifest:full-path="Formula-353/content.xml" manifest:version="1.2"/>
  <manifest:file-entry manifest:media-type="application/xml" manifest:full-path="Formula-352/content.xml" manifest:version="1.2"/>
  <manifest:file-entry manifest:media-type="application/xml" manifest:full-path="Formula-351/content.xml" manifest:version="1.2"/>
  <manifest:file-entry manifest:media-type="application/xml" manifest:full-path="Formula-350/content.xml" manifest:version="1.2"/>
  <manifest:file-entry manifest:media-type="application/xml" manifest:full-path="Formula-349/content.xml" manifest:version="1.2"/>
  <manifest:file-entry manifest:media-type="application/xml" manifest:full-path="Formula-348/content.xml" manifest:version="1.2"/>
  <manifest:file-entry manifest:media-type="application/xml" manifest:full-path="Formula-347/content.xml" manifest:version="1.2"/>
  <manifest:file-entry manifest:media-type="application/xml" manifest:full-path="Formula-346/content.xml" manifest:version="1.2"/>
  <manifest:file-entry manifest:media-type="application/xml" manifest:full-path="Formula-345/content.xml" manifest:version="1.2"/>
  <manifest:file-entry manifest:media-type="application/xml" manifest:full-path="Formula-344/content.xml" manifest:version="1.2"/>
  <manifest:file-entry manifest:media-type="application/xml" manifest:full-path="Formula-343/content.xml" manifest:version="1.2"/>
  <manifest:file-entry manifest:media-type="application/xml" manifest:full-path="Formula-342/content.xml" manifest:version="1.2"/>
  <manifest:file-entry manifest:media-type="application/xml" manifest:full-path="Formula-341/content.xml" manifest:version="1.2"/>
  <manifest:file-entry manifest:media-type="application/xml" manifest:full-path="Formula-340/content.xml" manifest:version="1.2"/>
  <manifest:file-entry manifest:media-type="application/xml" manifest:full-path="Formula-339/content.xml" manifest:version="1.2"/>
  <manifest:file-entry manifest:media-type="application/xml" manifest:full-path="Formula-338/content.xml" manifest:version="1.2"/>
  <manifest:file-entry manifest:media-type="application/xml" manifest:full-path="Formula-337/content.xml" manifest:version="1.2"/>
  <manifest:file-entry manifest:media-type="application/xml" manifest:full-path="Formula-336/content.xml" manifest:version="1.2"/>
  <manifest:file-entry manifest:media-type="application/xml" manifest:full-path="Formula-335/content.xml" manifest:version="1.2"/>
  <manifest:file-entry manifest:media-type="application/xml" manifest:full-path="Formula-334/content.xml" manifest:version="1.2"/>
  <manifest:file-entry manifest:media-type="application/xml" manifest:full-path="Formula-333/content.xml" manifest:version="1.2"/>
  <manifest:file-entry manifest:media-type="application/xml" manifest:full-path="Formula-332/content.xml" manifest:version="1.2"/>
  <manifest:file-entry manifest:media-type="application/xml" manifest:full-path="Formula-331/content.xml" manifest:version="1.2"/>
  <manifest:file-entry manifest:media-type="application/xml" manifest:full-path="Formula-330/content.xml" manifest:version="1.2"/>
  <manifest:file-entry manifest:media-type="application/xml" manifest:full-path="Formula-329/content.xml" manifest:version="1.2"/>
  <manifest:file-entry manifest:media-type="application/xml" manifest:full-path="Formula-328/content.xml" manifest:version="1.2"/>
  <manifest:file-entry manifest:media-type="application/xml" manifest:full-path="Formula-327/content.xml" manifest:version="1.2"/>
  <manifest:file-entry manifest:media-type="application/xml" manifest:full-path="Formula-326/content.xml" manifest:version="1.2"/>
  <manifest:file-entry manifest:media-type="application/xml" manifest:full-path="Formula-325/content.xml" manifest:version="1.2"/>
  <manifest:file-entry manifest:media-type="application/xml" manifest:full-path="Formula-324/content.xml" manifest:version="1.2"/>
  <manifest:file-entry manifest:media-type="application/xml" manifest:full-path="Formula-323/content.xml" manifest:version="1.2"/>
  <manifest:file-entry manifest:media-type="application/xml" manifest:full-path="Formula-322/content.xml" manifest:version="1.2"/>
  <manifest:file-entry manifest:media-type="application/xml" manifest:full-path="Formula-321/content.xml" manifest:version="1.2"/>
  <manifest:file-entry manifest:media-type="application/xml" manifest:full-path="Formula-320/content.xml" manifest:version="1.2"/>
  <manifest:file-entry manifest:media-type="application/xml" manifest:full-path="Formula-319/content.xml" manifest:version="1.2"/>
  <manifest:file-entry manifest:media-type="application/xml" manifest:full-path="Formula-318/content.xml" manifest:version="1.2"/>
  <manifest:file-entry manifest:media-type="application/xml" manifest:full-path="Formula-317/content.xml" manifest:version="1.2"/>
  <manifest:file-entry manifest:media-type="application/xml" manifest:full-path="Formula-316/content.xml" manifest:version="1.2"/>
  <manifest:file-entry manifest:media-type="application/xml" manifest:full-path="Formula-315/content.xml" manifest:version="1.2"/>
  <manifest:file-entry manifest:media-type="application/xml" manifest:full-path="Formula-314/content.xml" manifest:version="1.2"/>
  <manifest:file-entry manifest:media-type="application/xml" manifest:full-path="Formula-313/content.xml" manifest:version="1.2"/>
  <manifest:file-entry manifest:media-type="application/xml" manifest:full-path="Formula-312/content.xml" manifest:version="1.2"/>
  <manifest:file-entry manifest:media-type="application/xml" manifest:full-path="Formula-311/content.xml" manifest:version="1.2"/>
  <manifest:file-entry manifest:media-type="application/xml" manifest:full-path="Formula-310/content.xml" manifest:version="1.2"/>
  <manifest:file-entry manifest:media-type="application/xml" manifest:full-path="Formula-309/content.xml" manifest:version="1.2"/>
  <manifest:file-entry manifest:media-type="application/xml" manifest:full-path="Formula-308/content.xml" manifest:version="1.2"/>
  <manifest:file-entry manifest:media-type="application/xml" manifest:full-path="Formula-307/content.xml" manifest:version="1.2"/>
  <manifest:file-entry manifest:media-type="application/xml" manifest:full-path="Formula-306/content.xml" manifest:version="1.2"/>
  <manifest:file-entry manifest:media-type="application/xml" manifest:full-path="Formula-305/content.xml" manifest:version="1.2"/>
  <manifest:file-entry manifest:media-type="application/xml" manifest:full-path="Formula-304/content.xml" manifest:version="1.2"/>
  <manifest:file-entry manifest:media-type="application/xml" manifest:full-path="Formula-303/content.xml" manifest:version="1.2"/>
  <manifest:file-entry manifest:media-type="application/xml" manifest:full-path="Formula-302/content.xml" manifest:version="1.2"/>
  <manifest:file-entry manifest:media-type="application/xml" manifest:full-path="Formula-301/content.xml" manifest:version="1.2"/>
  <manifest:file-entry manifest:media-type="application/xml" manifest:full-path="Formula-300/content.xml" manifest:version="1.2"/>
  <manifest:file-entry manifest:media-type="application/xml" manifest:full-path="Formula-299/content.xml" manifest:version="1.2"/>
  <manifest:file-entry manifest:media-type="application/xml" manifest:full-path="Formula-298/content.xml" manifest:version="1.2"/>
  <manifest:file-entry manifest:media-type="application/xml" manifest:full-path="Formula-297/content.xml" manifest:version="1.2"/>
  <manifest:file-entry manifest:media-type="application/xml" manifest:full-path="Formula-296/content.xml" manifest:version="1.2"/>
  <manifest:file-entry manifest:media-type="application/xml" manifest:full-path="Formula-295/content.xml" manifest:version="1.2"/>
  <manifest:file-entry manifest:media-type="application/xml" manifest:full-path="Formula-294/content.xml" manifest:version="1.2"/>
  <manifest:file-entry manifest:media-type="application/xml" manifest:full-path="Formula-293/content.xml" manifest:version="1.2"/>
  <manifest:file-entry manifest:media-type="application/xml" manifest:full-path="Formula-292/content.xml" manifest:version="1.2"/>
  <manifest:file-entry manifest:media-type="application/xml" manifest:full-path="Formula-291/content.xml" manifest:version="1.2"/>
  <manifest:file-entry manifest:media-type="application/xml" manifest:full-path="Formula-290/content.xml" manifest:version="1.2"/>
  <manifest:file-entry manifest:media-type="application/xml" manifest:full-path="Formula-289/content.xml" manifest:version="1.2"/>
  <manifest:file-entry manifest:media-type="application/xml" manifest:full-path="Formula-288/content.xml" manifest:version="1.2"/>
  <manifest:file-entry manifest:media-type="application/xml" manifest:full-path="Formula-287/content.xml" manifest:version="1.2"/>
  <manifest:file-entry manifest:media-type="application/xml" manifest:full-path="Formula-286/content.xml" manifest:version="1.2"/>
  <manifest:file-entry manifest:media-type="application/xml" manifest:full-path="Formula-285/content.xml" manifest:version="1.2"/>
  <manifest:file-entry manifest:media-type="application/xml" manifest:full-path="Formula-284/content.xml" manifest:version="1.2"/>
  <manifest:file-entry manifest:media-type="application/xml" manifest:full-path="Formula-283/content.xml" manifest:version="1.2"/>
  <manifest:file-entry manifest:media-type="application/xml" manifest:full-path="Formula-282/content.xml" manifest:version="1.2"/>
  <manifest:file-entry manifest:media-type="application/xml" manifest:full-path="Formula-281/content.xml" manifest:version="1.2"/>
  <manifest:file-entry manifest:media-type="application/xml" manifest:full-path="Formula-280/content.xml" manifest:version="1.2"/>
  <manifest:file-entry manifest:media-type="application/xml" manifest:full-path="Formula-279/content.xml" manifest:version="1.2"/>
  <manifest:file-entry manifest:media-type="application/xml" manifest:full-path="Formula-278/content.xml" manifest:version="1.2"/>
  <manifest:file-entry manifest:media-type="application/xml" manifest:full-path="Formula-277/content.xml" manifest:version="1.2"/>
  <manifest:file-entry manifest:media-type="application/xml" manifest:full-path="Formula-276/content.xml" manifest:version="1.2"/>
  <manifest:file-entry manifest:media-type="application/xml" manifest:full-path="Formula-275/content.xml" manifest:version="1.2"/>
  <manifest:file-entry manifest:media-type="application/xml" manifest:full-path="Formula-274/content.xml" manifest:version="1.2"/>
  <manifest:file-entry manifest:media-type="application/xml" manifest:full-path="Formula-273/content.xml" manifest:version="1.2"/>
  <manifest:file-entry manifest:media-type="application/xml" manifest:full-path="Formula-272/content.xml" manifest:version="1.2"/>
  <manifest:file-entry manifest:media-type="application/xml" manifest:full-path="Formula-271/content.xml" manifest:version="1.2"/>
  <manifest:file-entry manifest:media-type="application/xml" manifest:full-path="Formula-270/content.xml" manifest:version="1.2"/>
  <manifest:file-entry manifest:media-type="application/xml" manifest:full-path="Formula-269/content.xml" manifest:version="1.2"/>
  <manifest:file-entry manifest:media-type="application/xml" manifest:full-path="Formula-268/content.xml" manifest:version="1.2"/>
  <manifest:file-entry manifest:media-type="application/xml" manifest:full-path="Formula-267/content.xml" manifest:version="1.2"/>
  <manifest:file-entry manifest:media-type="application/xml" manifest:full-path="Formula-266/content.xml" manifest:version="1.2"/>
  <manifest:file-entry manifest:media-type="application/xml" manifest:full-path="Formula-265/content.xml" manifest:version="1.2"/>
  <manifest:file-entry manifest:media-type="application/xml" manifest:full-path="Formula-264/content.xml" manifest:version="1.2"/>
  <manifest:file-entry manifest:media-type="application/xml" manifest:full-path="Formula-263/content.xml" manifest:version="1.2"/>
  <manifest:file-entry manifest:media-type="application/xml" manifest:full-path="Formula-262/content.xml" manifest:version="1.2"/>
  <manifest:file-entry manifest:media-type="application/xml" manifest:full-path="Formula-261/content.xml" manifest:version="1.2"/>
  <manifest:file-entry manifest:media-type="application/xml" manifest:full-path="Formula-260/content.xml" manifest:version="1.2"/>
  <manifest:file-entry manifest:media-type="application/xml" manifest:full-path="Formula-259/content.xml" manifest:version="1.2"/>
  <manifest:file-entry manifest:media-type="application/xml" manifest:full-path="Formula-258/content.xml" manifest:version="1.2"/>
  <manifest:file-entry manifest:media-type="application/xml" manifest:full-path="Formula-257/content.xml" manifest:version="1.2"/>
  <manifest:file-entry manifest:media-type="application/xml" manifest:full-path="Formula-256/content.xml" manifest:version="1.2"/>
  <manifest:file-entry manifest:media-type="application/xml" manifest:full-path="Formula-255/content.xml" manifest:version="1.2"/>
  <manifest:file-entry manifest:media-type="application/xml" manifest:full-path="Formula-254/content.xml" manifest:version="1.2"/>
  <manifest:file-entry manifest:media-type="application/xml" manifest:full-path="Formula-253/content.xml" manifest:version="1.2"/>
  <manifest:file-entry manifest:media-type="application/xml" manifest:full-path="Formula-252/content.xml" manifest:version="1.2"/>
  <manifest:file-entry manifest:media-type="application/xml" manifest:full-path="Formula-251/content.xml" manifest:version="1.2"/>
  <manifest:file-entry manifest:media-type="application/xml" manifest:full-path="Formula-250/content.xml" manifest:version="1.2"/>
  <manifest:file-entry manifest:media-type="application/xml" manifest:full-path="Formula-249/content.xml" manifest:version="1.2"/>
  <manifest:file-entry manifest:media-type="application/xml" manifest:full-path="Formula-248/content.xml" manifest:version="1.2"/>
  <manifest:file-entry manifest:media-type="application/xml" manifest:full-path="Formula-247/content.xml" manifest:version="1.2"/>
  <manifest:file-entry manifest:media-type="application/xml" manifest:full-path="Formula-246/content.xml" manifest:version="1.2"/>
  <manifest:file-entry manifest:media-type="application/xml" manifest:full-path="Formula-245/content.xml" manifest:version="1.2"/>
  <manifest:file-entry manifest:media-type="application/xml" manifest:full-path="Formula-244/content.xml" manifest:version="1.2"/>
  <manifest:file-entry manifest:media-type="application/xml" manifest:full-path="Formula-243/content.xml" manifest:version="1.2"/>
  <manifest:file-entry manifest:media-type="application/xml" manifest:full-path="Formula-242/content.xml" manifest:version="1.2"/>
  <manifest:file-entry manifest:media-type="application/xml" manifest:full-path="Formula-241/content.xml" manifest:version="1.2"/>
  <manifest:file-entry manifest:media-type="application/xml" manifest:full-path="Formula-240/content.xml" manifest:version="1.2"/>
  <manifest:file-entry manifest:media-type="application/xml" manifest:full-path="Formula-239/content.xml" manifest:version="1.2"/>
  <manifest:file-entry manifest:media-type="application/xml" manifest:full-path="Formula-238/content.xml" manifest:version="1.2"/>
  <manifest:file-entry manifest:media-type="application/xml" manifest:full-path="Formula-237/content.xml" manifest:version="1.2"/>
  <manifest:file-entry manifest:media-type="application/xml" manifest:full-path="Formula-236/content.xml" manifest:version="1.2"/>
  <manifest:file-entry manifest:media-type="application/xml" manifest:full-path="Formula-235/content.xml" manifest:version="1.2"/>
  <manifest:file-entry manifest:media-type="application/xml" manifest:full-path="Formula-234/content.xml" manifest:version="1.2"/>
  <manifest:file-entry manifest:media-type="application/xml" manifest:full-path="Formula-233/content.xml" manifest:version="1.2"/>
  <manifest:file-entry manifest:media-type="application/xml" manifest:full-path="Formula-232/content.xml" manifest:version="1.2"/>
  <manifest:file-entry manifest:media-type="application/xml" manifest:full-path="Formula-231/content.xml" manifest:version="1.2"/>
  <manifest:file-entry manifest:media-type="application/xml" manifest:full-path="Formula-230/content.xml" manifest:version="1.2"/>
  <manifest:file-entry manifest:media-type="application/xml" manifest:full-path="Formula-229/content.xml" manifest:version="1.2"/>
  <manifest:file-entry manifest:media-type="application/xml" manifest:full-path="Formula-228/content.xml" manifest:version="1.2"/>
  <manifest:file-entry manifest:media-type="application/xml" manifest:full-path="Formula-227/content.xml" manifest:version="1.2"/>
  <manifest:file-entry manifest:media-type="application/xml" manifest:full-path="Formula-226/content.xml" manifest:version="1.2"/>
  <manifest:file-entry manifest:media-type="application/xml" manifest:full-path="Formula-225/content.xml" manifest:version="1.2"/>
  <manifest:file-entry manifest:media-type="application/xml" manifest:full-path="Formula-224/content.xml" manifest:version="1.2"/>
  <manifest:file-entry manifest:media-type="application/xml" manifest:full-path="Formula-223/content.xml" manifest:version="1.2"/>
  <manifest:file-entry manifest:media-type="application/xml" manifest:full-path="Formula-222/content.xml" manifest:version="1.2"/>
  <manifest:file-entry manifest:media-type="application/xml" manifest:full-path="Formula-221/content.xml" manifest:version="1.2"/>
  <manifest:file-entry manifest:media-type="application/xml" manifest:full-path="Formula-220/content.xml" manifest:version="1.2"/>
  <manifest:file-entry manifest:media-type="application/xml" manifest:full-path="Formula-219/content.xml" manifest:version="1.2"/>
  <manifest:file-entry manifest:media-type="application/xml" manifest:full-path="Formula-218/content.xml" manifest:version="1.2"/>
  <manifest:file-entry manifest:media-type="application/xml" manifest:full-path="Formula-217/content.xml" manifest:version="1.2"/>
  <manifest:file-entry manifest:media-type="application/xml" manifest:full-path="Formula-216/content.xml" manifest:version="1.2"/>
  <manifest:file-entry manifest:media-type="application/xml" manifest:full-path="Formula-215/content.xml" manifest:version="1.2"/>
  <manifest:file-entry manifest:media-type="application/xml" manifest:full-path="Formula-214/content.xml" manifest:version="1.2"/>
  <manifest:file-entry manifest:media-type="application/xml" manifest:full-path="Formula-213/content.xml" manifest:version="1.2"/>
  <manifest:file-entry manifest:media-type="application/xml" manifest:full-path="Formula-212/content.xml" manifest:version="1.2"/>
  <manifest:file-entry manifest:media-type="application/xml" manifest:full-path="Formula-211/content.xml" manifest:version="1.2"/>
  <manifest:file-entry manifest:media-type="application/xml" manifest:full-path="Formula-210/content.xml" manifest:version="1.2"/>
  <manifest:file-entry manifest:media-type="application/xml" manifest:full-path="Formula-209/content.xml" manifest:version="1.2"/>
  <manifest:file-entry manifest:media-type="application/xml" manifest:full-path="Formula-208/content.xml" manifest:version="1.2"/>
  <manifest:file-entry manifest:media-type="application/xml" manifest:full-path="Formula-207/content.xml" manifest:version="1.2"/>
  <manifest:file-entry manifest:media-type="application/xml" manifest:full-path="Formula-206/content.xml" manifest:version="1.2"/>
  <manifest:file-entry manifest:media-type="application/xml" manifest:full-path="Formula-205/content.xml" manifest:version="1.2"/>
  <manifest:file-entry manifest:media-type="application/xml" manifest:full-path="Formula-204/content.xml" manifest:version="1.2"/>
  <manifest:file-entry manifest:media-type="application/xml" manifest:full-path="Formula-203/content.xml" manifest:version="1.2"/>
  <manifest:file-entry manifest:media-type="application/xml" manifest:full-path="Formula-202/content.xml" manifest:version="1.2"/>
  <manifest:file-entry manifest:media-type="application/xml" manifest:full-path="Formula-201/content.xml" manifest:version="1.2"/>
  <manifest:file-entry manifest:media-type="application/xml" manifest:full-path="Formula-200/content.xml" manifest:version="1.2"/>
  <manifest:file-entry manifest:media-type="application/xml" manifest:full-path="Formula-199/content.xml" manifest:version="1.2"/>
  <manifest:file-entry manifest:media-type="application/xml" manifest:full-path="Formula-198/content.xml" manifest:version="1.2"/>
  <manifest:file-entry manifest:media-type="application/xml" manifest:full-path="Formula-197/content.xml" manifest:version="1.2"/>
  <manifest:file-entry manifest:media-type="application/xml" manifest:full-path="Formula-196/content.xml" manifest:version="1.2"/>
  <manifest:file-entry manifest:media-type="application/xml" manifest:full-path="Formula-195/content.xml" manifest:version="1.2"/>
  <manifest:file-entry manifest:media-type="application/xml" manifest:full-path="Formula-194/content.xml" manifest:version="1.2"/>
  <manifest:file-entry manifest:media-type="application/xml" manifest:full-path="Formula-193/content.xml" manifest:version="1.2"/>
  <manifest:file-entry manifest:media-type="application/xml" manifest:full-path="Formula-192/content.xml" manifest:version="1.2"/>
  <manifest:file-entry manifest:media-type="application/xml" manifest:full-path="Formula-191/content.xml" manifest:version="1.2"/>
  <manifest:file-entry manifest:media-type="application/xml" manifest:full-path="Formula-190/content.xml" manifest:version="1.2"/>
  <manifest:file-entry manifest:media-type="application/xml" manifest:full-path="Formula-189/content.xml" manifest:version="1.2"/>
  <manifest:file-entry manifest:media-type="application/xml" manifest:full-path="Formula-188/content.xml" manifest:version="1.2"/>
  <manifest:file-entry manifest:media-type="application/xml" manifest:full-path="Formula-187/content.xml" manifest:version="1.2"/>
  <manifest:file-entry manifest:media-type="application/xml" manifest:full-path="Formula-186/content.xml" manifest:version="1.2"/>
  <manifest:file-entry manifest:media-type="application/xml" manifest:full-path="Formula-185/content.xml" manifest:version="1.2"/>
  <manifest:file-entry manifest:media-type="application/xml" manifest:full-path="Formula-184/content.xml" manifest:version="1.2"/>
  <manifest:file-entry manifest:media-type="application/xml" manifest:full-path="Formula-183/content.xml" manifest:version="1.2"/>
  <manifest:file-entry manifest:media-type="application/xml" manifest:full-path="Formula-182/content.xml" manifest:version="1.2"/>
  <manifest:file-entry manifest:media-type="application/xml" manifest:full-path="Formula-181/content.xml" manifest:version="1.2"/>
  <manifest:file-entry manifest:media-type="application/xml" manifest:full-path="Formula-180/content.xml" manifest:version="1.2"/>
  <manifest:file-entry manifest:media-type="application/xml" manifest:full-path="Formula-179/content.xml" manifest:version="1.2"/>
  <manifest:file-entry manifest:media-type="application/xml" manifest:full-path="Formula-178/content.xml" manifest:version="1.2"/>
  <manifest:file-entry manifest:media-type="application/xml" manifest:full-path="Formula-177/content.xml" manifest:version="1.2"/>
  <manifest:file-entry manifest:media-type="application/xml" manifest:full-path="Formula-176/content.xml" manifest:version="1.2"/>
  <manifest:file-entry manifest:media-type="application/xml" manifest:full-path="Formula-175/content.xml" manifest:version="1.2"/>
  <manifest:file-entry manifest:media-type="application/xml" manifest:full-path="Formula-174/content.xml" manifest:version="1.2"/>
  <manifest:file-entry manifest:media-type="application/xml" manifest:full-path="Formula-173/content.xml" manifest:version="1.2"/>
  <manifest:file-entry manifest:media-type="application/xml" manifest:full-path="Formula-172/content.xml" manifest:version="1.2"/>
  <manifest:file-entry manifest:media-type="application/xml" manifest:full-path="Formula-171/content.xml" manifest:version="1.2"/>
  <manifest:file-entry manifest:media-type="application/xml" manifest:full-path="Formula-170/content.xml" manifest:version="1.2"/>
  <manifest:file-entry manifest:media-type="application/xml" manifest:full-path="Formula-169/content.xml" manifest:version="1.2"/>
  <manifest:file-entry manifest:media-type="application/xml" manifest:full-path="Formula-168/content.xml" manifest:version="1.2"/>
  <manifest:file-entry manifest:media-type="application/xml" manifest:full-path="Formula-167/content.xml" manifest:version="1.2"/>
  <manifest:file-entry manifest:media-type="application/xml" manifest:full-path="Formula-166/content.xml" manifest:version="1.2"/>
  <manifest:file-entry manifest:media-type="application/xml" manifest:full-path="Formula-165/content.xml" manifest:version="1.2"/>
  <manifest:file-entry manifest:media-type="application/xml" manifest:full-path="Formula-164/content.xml" manifest:version="1.2"/>
  <manifest:file-entry manifest:media-type="application/xml" manifest:full-path="Formula-163/content.xml" manifest:version="1.2"/>
  <manifest:file-entry manifest:media-type="application/xml" manifest:full-path="Formula-162/content.xml" manifest:version="1.2"/>
  <manifest:file-entry manifest:media-type="application/xml" manifest:full-path="Formula-161/content.xml" manifest:version="1.2"/>
  <manifest:file-entry manifest:media-type="application/xml" manifest:full-path="Formula-160/content.xml" manifest:version="1.2"/>
  <manifest:file-entry manifest:media-type="application/xml" manifest:full-path="Formula-159/content.xml" manifest:version="1.2"/>
  <manifest:file-entry manifest:media-type="application/xml" manifest:full-path="Formula-158/content.xml" manifest:version="1.2"/>
  <manifest:file-entry manifest:media-type="application/xml" manifest:full-path="Formula-157/content.xml" manifest:version="1.2"/>
  <manifest:file-entry manifest:media-type="application/xml" manifest:full-path="Formula-156/content.xml" manifest:version="1.2"/>
  <manifest:file-entry manifest:media-type="application/xml" manifest:full-path="Formula-155/content.xml" manifest:version="1.2"/>
  <manifest:file-entry manifest:media-type="application/xml" manifest:full-path="Formula-154/content.xml" manifest:version="1.2"/>
  <manifest:file-entry manifest:media-type="application/xml" manifest:full-path="Formula-153/content.xml" manifest:version="1.2"/>
  <manifest:file-entry manifest:media-type="application/xml" manifest:full-path="Formula-152/content.xml" manifest:version="1.2"/>
  <manifest:file-entry manifest:media-type="application/xml" manifest:full-path="Formula-151/content.xml" manifest:version="1.2"/>
  <manifest:file-entry manifest:media-type="application/xml" manifest:full-path="Formula-150/content.xml" manifest:version="1.2"/>
  <manifest:file-entry manifest:media-type="application/xml" manifest:full-path="Formula-149/content.xml" manifest:version="1.2"/>
  <manifest:file-entry manifest:media-type="application/xml" manifest:full-path="Formula-148/content.xml" manifest:version="1.2"/>
  <manifest:file-entry manifest:media-type="application/xml" manifest:full-path="Formula-147/content.xml" manifest:version="1.2"/>
  <manifest:file-entry manifest:media-type="application/xml" manifest:full-path="Formula-146/content.xml" manifest:version="1.2"/>
  <manifest:file-entry manifest:media-type="application/xml" manifest:full-path="Formula-145/content.xml" manifest:version="1.2"/>
  <manifest:file-entry manifest:media-type="application/xml" manifest:full-path="Formula-144/content.xml" manifest:version="1.2"/>
  <manifest:file-entry manifest:media-type="application/xml" manifest:full-path="Formula-143/content.xml" manifest:version="1.2"/>
  <manifest:file-entry manifest:media-type="application/xml" manifest:full-path="Formula-142/content.xml" manifest:version="1.2"/>
  <manifest:file-entry manifest:media-type="application/xml" manifest:full-path="Formula-141/content.xml" manifest:version="1.2"/>
  <manifest:file-entry manifest:media-type="application/xml" manifest:full-path="Formula-140/content.xml" manifest:version="1.2"/>
  <manifest:file-entry manifest:media-type="application/xml" manifest:full-path="Formula-139/content.xml" manifest:version="1.2"/>
  <manifest:file-entry manifest:media-type="application/xml" manifest:full-path="Formula-138/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67/" manifest:version="1.2"/>
  <manifest:file-entry manifest:media-type="application/vnd.oasis.opendocument.formula" manifest:full-path="Formula-566/" manifest:version="1.2"/>
  <manifest:file-entry manifest:media-type="application/vnd.oasis.opendocument.formula" manifest:full-path="Formula-565/" manifest:version="1.2"/>
  <manifest:file-entry manifest:media-type="application/vnd.oasis.opendocument.formula" manifest:full-path="Formula-564/" manifest:version="1.2"/>
  <manifest:file-entry manifest:media-type="application/vnd.oasis.opendocument.formula" manifest:full-path="Formula-563/" manifest:version="1.2"/>
  <manifest:file-entry manifest:media-type="application/vnd.oasis.opendocument.formula" manifest:full-path="Formula-562/" manifest:version="1.2"/>
  <manifest:file-entry manifest:media-type="application/vnd.oasis.opendocument.formula" manifest:full-path="Formula-561/" manifest:version="1.2"/>
  <manifest:file-entry manifest:media-type="application/vnd.oasis.opendocument.formula" manifest:full-path="Formula-560/" manifest:version="1.2"/>
  <manifest:file-entry manifest:media-type="application/vnd.oasis.opendocument.formula" manifest:full-path="Formula-559/" manifest:version="1.2"/>
  <manifest:file-entry manifest:media-type="application/vnd.oasis.opendocument.formula" manifest:full-path="Formula-558/" manifest:version="1.2"/>
  <manifest:file-entry manifest:media-type="application/vnd.oasis.opendocument.formula" manifest:full-path="Formula-557/" manifest:version="1.2"/>
  <manifest:file-entry manifest:media-type="application/vnd.oasis.opendocument.formula" manifest:full-path="Formula-556/" manifest:version="1.2"/>
  <manifest:file-entry manifest:media-type="application/vnd.oasis.opendocument.formula" manifest:full-path="Formula-555/" manifest:version="1.2"/>
  <manifest:file-entry manifest:media-type="application/vnd.oasis.opendocument.formula" manifest:full-path="Formula-554/" manifest:version="1.2"/>
  <manifest:file-entry manifest:media-type="application/vnd.oasis.opendocument.formula" manifest:full-path="Formula-553/" manifest:version="1.2"/>
  <manifest:file-entry manifest:media-type="application/vnd.oasis.opendocument.formula" manifest:full-path="Formula-552/" manifest:version="1.2"/>
  <manifest:file-entry manifest:media-type="application/vnd.oasis.opendocument.formula" manifest:full-path="Formula-551/" manifest:version="1.2"/>
  <manifest:file-entry manifest:media-type="application/vnd.oasis.opendocument.formula" manifest:full-path="Formula-550/" manifest:version="1.2"/>
  <manifest:file-entry manifest:media-type="application/vnd.oasis.opendocument.formula" manifest:full-path="Formula-549/" manifest:version="1.2"/>
  <manifest:file-entry manifest:media-type="application/vnd.oasis.opendocument.formula" manifest:full-path="Formula-548/" manifest:version="1.2"/>
  <manifest:file-entry manifest:media-type="application/vnd.oasis.opendocument.formula" manifest:full-path="Formula-547/" manifest:version="1.2"/>
  <manifest:file-entry manifest:media-type="application/vnd.oasis.opendocument.formula" manifest:full-path="Formula-546/" manifest:version="1.2"/>
  <manifest:file-entry manifest:media-type="application/vnd.oasis.opendocument.formula" manifest:full-path="Formula-545/" manifest:version="1.2"/>
  <manifest:file-entry manifest:media-type="application/vnd.oasis.opendocument.formula" manifest:full-path="Formula-544/" manifest:version="1.2"/>
  <manifest:file-entry manifest:media-type="application/vnd.oasis.opendocument.formula" manifest:full-path="Formula-543/" manifest:version="1.2"/>
  <manifest:file-entry manifest:media-type="application/vnd.oasis.opendocument.formula" manifest:full-path="Formula-542/" manifest:version="1.2"/>
  <manifest:file-entry manifest:media-type="application/vnd.oasis.opendocument.formula" manifest:full-path="Formula-541/" manifest:version="1.2"/>
  <manifest:file-entry manifest:media-type="application/vnd.oasis.opendocument.formula" manifest:full-path="Formula-540/" manifest:version="1.2"/>
  <manifest:file-entry manifest:media-type="application/vnd.oasis.opendocument.formula" manifest:full-path="Formula-539/" manifest:version="1.2"/>
  <manifest:file-entry manifest:media-type="application/vnd.oasis.opendocument.formula" manifest:full-path="Formula-538/" manifest:version="1.2"/>
  <manifest:file-entry manifest:media-type="application/vnd.oasis.opendocument.formula" manifest:full-path="Formula-537/" manifest:version="1.2"/>
  <manifest:file-entry manifest:media-type="application/vnd.oasis.opendocument.formula" manifest:full-path="Formula-536/" manifest:version="1.2"/>
  <manifest:file-entry manifest:media-type="application/vnd.oasis.opendocument.formula" manifest:full-path="Formula-535/" manifest:version="1.2"/>
  <manifest:file-entry manifest:media-type="application/vnd.oasis.opendocument.formula" manifest:full-path="Formula-534/" manifest:version="1.2"/>
  <manifest:file-entry manifest:media-type="application/vnd.oasis.opendocument.formula" manifest:full-path="Formula-533/" manifest:version="1.2"/>
  <manifest:file-entry manifest:media-type="application/vnd.oasis.opendocument.formula" manifest:full-path="Formula-532/" manifest:version="1.2"/>
  <manifest:file-entry manifest:media-type="application/vnd.oasis.opendocument.formula" manifest:full-path="Formula-531/" manifest:version="1.2"/>
  <manifest:file-entry manifest:media-type="application/vnd.oasis.opendocument.formula" manifest:full-path="Formula-530/" manifest:version="1.2"/>
  <manifest:file-entry manifest:media-type="application/vnd.oasis.opendocument.formula" manifest:full-path="Formula-529/" manifest:version="1.2"/>
  <manifest:file-entry manifest:media-type="application/vnd.oasis.opendocument.formula" manifest:full-path="Formula-528/" manifest:version="1.2"/>
  <manifest:file-entry manifest:media-type="application/vnd.oasis.opendocument.formula" manifest:full-path="Formula-527/" manifest:version="1.2"/>
  <manifest:file-entry manifest:media-type="application/vnd.oasis.opendocument.formula" manifest:full-path="Formula-526/" manifest:version="1.2"/>
  <manifest:file-entry manifest:media-type="application/vnd.oasis.opendocument.formula" manifest:full-path="Formula-525/" manifest:version="1.2"/>
  <manifest:file-entry manifest:media-type="application/vnd.oasis.opendocument.formula" manifest:full-path="Formula-524/" manifest:version="1.2"/>
  <manifest:file-entry manifest:media-type="application/vnd.oasis.opendocument.formula" manifest:full-path="Formula-523/" manifest:version="1.2"/>
  <manifest:file-entry manifest:media-type="application/vnd.oasis.opendocument.formula" manifest:full-path="Formula-522/" manifest:version="1.2"/>
  <manifest:file-entry manifest:media-type="application/vnd.oasis.opendocument.formula" manifest:full-path="Formula-521/" manifest:version="1.2"/>
  <manifest:file-entry manifest:media-type="application/vnd.oasis.opendocument.formula" manifest:full-path="Formula-520/" manifest:version="1.2"/>
  <manifest:file-entry manifest:media-type="application/vnd.oasis.opendocument.formula" manifest:full-path="Formula-519/" manifest:version="1.2"/>
  <manifest:file-entry manifest:media-type="application/vnd.oasis.opendocument.formula" manifest:full-path="Formula-518/" manifest:version="1.2"/>
  <manifest:file-entry manifest:media-type="application/vnd.oasis.opendocument.formula" manifest:full-path="Formula-517/" manifest:version="1.2"/>
  <manifest:file-entry manifest:media-type="application/vnd.oasis.opendocument.formula" manifest:full-path="Formula-516/" manifest:version="1.2"/>
  <manifest:file-entry manifest:media-type="application/vnd.oasis.opendocument.formula" manifest:full-path="Formula-515/" manifest:version="1.2"/>
  <manifest:file-entry manifest:media-type="application/vnd.oasis.opendocument.formula" manifest:full-path="Formula-514/" manifest:version="1.2"/>
  <manifest:file-entry manifest:media-type="application/vnd.oasis.opendocument.formula" manifest:full-path="Formula-513/" manifest:version="1.2"/>
  <manifest:file-entry manifest:media-type="application/vnd.oasis.opendocument.formula" manifest:full-path="Formula-512/" manifest:version="1.2"/>
  <manifest:file-entry manifest:media-type="application/vnd.oasis.opendocument.formula" manifest:full-path="Formula-511/" manifest:version="1.2"/>
  <manifest:file-entry manifest:media-type="application/vnd.oasis.opendocument.formula" manifest:full-path="Formula-510/" manifest:version="1.2"/>
  <manifest:file-entry manifest:media-type="application/vnd.oasis.opendocument.formula" manifest:full-path="Formula-509/" manifest:version="1.2"/>
  <manifest:file-entry manifest:media-type="application/vnd.oasis.opendocument.formula" manifest:full-path="Formula-508/" manifest:version="1.2"/>
  <manifest:file-entry manifest:media-type="application/vnd.oasis.opendocument.formula" manifest:full-path="Formula-507/" manifest:version="1.2"/>
  <manifest:file-entry manifest:media-type="application/vnd.oasis.opendocument.formula" manifest:full-path="Formula-506/" manifest:version="1.2"/>
  <manifest:file-entry manifest:media-type="application/vnd.oasis.opendocument.formula" manifest:full-path="Formula-505/" manifest:version="1.2"/>
  <manifest:file-entry manifest:media-type="application/vnd.oasis.opendocument.formula" manifest:full-path="Formula-504/" manifest:version="1.2"/>
  <manifest:file-entry manifest:media-type="application/vnd.oasis.opendocument.formula" manifest:full-path="Formula-503/" manifest:version="1.2"/>
  <manifest:file-entry manifest:media-type="application/vnd.oasis.opendocument.formula" manifest:full-path="Formula-502/" manifest:version="1.2"/>
  <manifest:file-entry manifest:media-type="application/vnd.oasis.opendocument.formula" manifest:full-path="Formula-501/" manifest:version="1.2"/>
  <manifest:file-entry manifest:media-type="application/vnd.oasis.opendocument.formula" manifest:full-path="Formula-500/" manifest:version="1.2"/>
  <manifest:file-entry manifest:media-type="application/vnd.oasis.opendocument.formula" manifest:full-path="Formula-499/" manifest:version="1.2"/>
  <manifest:file-entry manifest:media-type="application/vnd.oasis.opendocument.formula" manifest:full-path="Formula-498/" manifest:version="1.2"/>
  <manifest:file-entry manifest:media-type="application/vnd.oasis.opendocument.formula" manifest:full-path="Formula-497/" manifest:version="1.2"/>
  <manifest:file-entry manifest:media-type="application/vnd.oasis.opendocument.formula" manifest:full-path="Formula-496/" manifest:version="1.2"/>
  <manifest:file-entry manifest:media-type="application/vnd.oasis.opendocument.formula" manifest:full-path="Formula-495/" manifest:version="1.2"/>
  <manifest:file-entry manifest:media-type="application/vnd.oasis.opendocument.formula" manifest:full-path="Formula-494/" manifest:version="1.2"/>
  <manifest:file-entry manifest:media-type="application/vnd.oasis.opendocument.formula" manifest:full-path="Formula-493/" manifest:version="1.2"/>
  <manifest:file-entry manifest:media-type="application/vnd.oasis.opendocument.formula" manifest:full-path="Formula-492/" manifest:version="1.2"/>
  <manifest:file-entry manifest:media-type="application/vnd.oasis.opendocument.formula" manifest:full-path="Formula-491/" manifest:version="1.2"/>
  <manifest:file-entry manifest:media-type="application/vnd.oasis.opendocument.formula" manifest:full-path="Formula-490/" manifest:version="1.2"/>
  <manifest:file-entry manifest:media-type="application/vnd.oasis.opendocument.formula" manifest:full-path="Formula-489/" manifest:version="1.2"/>
  <manifest:file-entry manifest:media-type="application/vnd.oasis.opendocument.formula" manifest:full-path="Formula-488/" manifest:version="1.2"/>
  <manifest:file-entry manifest:media-type="application/vnd.oasis.opendocument.formula" manifest:full-path="Formula-487/" manifest:version="1.2"/>
  <manifest:file-entry manifest:media-type="application/vnd.oasis.opendocument.formula" manifest:full-path="Formula-486/" manifest:version="1.2"/>
  <manifest:file-entry manifest:media-type="application/vnd.oasis.opendocument.formula" manifest:full-path="Formula-485/" manifest:version="1.2"/>
  <manifest:file-entry manifest:media-type="application/vnd.oasis.opendocument.formula" manifest:full-path="Formula-484/" manifest:version="1.2"/>
  <manifest:file-entry manifest:media-type="application/vnd.oasis.opendocument.formula" manifest:full-path="Formula-483/" manifest:version="1.2"/>
  <manifest:file-entry manifest:media-type="application/vnd.oasis.opendocument.formula" manifest:full-path="Formula-482/" manifest:version="1.2"/>
  <manifest:file-entry manifest:media-type="application/vnd.oasis.opendocument.formula" manifest:full-path="Formula-481/" manifest:version="1.2"/>
  <manifest:file-entry manifest:media-type="application/vnd.oasis.opendocument.formula" manifest:full-path="Formula-480/" manifest:version="1.2"/>
  <manifest:file-entry manifest:media-type="application/vnd.oasis.opendocument.formula" manifest:full-path="Formula-479/" manifest:version="1.2"/>
  <manifest:file-entry manifest:media-type="application/vnd.oasis.opendocument.formula" manifest:full-path="Formula-478/" manifest:version="1.2"/>
  <manifest:file-entry manifest:media-type="application/vnd.oasis.opendocument.formula" manifest:full-path="Formula-477/" manifest:version="1.2"/>
  <manifest:file-entry manifest:media-type="application/vnd.oasis.opendocument.formula" manifest:full-path="Formula-476/" manifest:version="1.2"/>
  <manifest:file-entry manifest:media-type="application/vnd.oasis.opendocument.formula" manifest:full-path="Formula-475/" manifest:version="1.2"/>
  <manifest:file-entry manifest:media-type="application/vnd.oasis.opendocument.formula" manifest:full-path="Formula-474/" manifest:version="1.2"/>
  <manifest:file-entry manifest:media-type="application/vnd.oasis.opendocument.formula" manifest:full-path="Formula-473/" manifest:version="1.2"/>
  <manifest:file-entry manifest:media-type="application/vnd.oasis.opendocument.formula" manifest:full-path="Formula-472/" manifest:version="1.2"/>
  <manifest:file-entry manifest:media-type="application/vnd.oasis.opendocument.formula" manifest:full-path="Formula-471/" manifest:version="1.2"/>
  <manifest:file-entry manifest:media-type="application/vnd.oasis.opendocument.formula" manifest:full-path="Formula-470/" manifest:version="1.2"/>
  <manifest:file-entry manifest:media-type="application/vnd.oasis.opendocument.formula" manifest:full-path="Formula-469/" manifest:version="1.2"/>
  <manifest:file-entry manifest:media-type="application/vnd.oasis.opendocument.formula" manifest:full-path="Formula-468/" manifest:version="1.2"/>
  <manifest:file-entry manifest:media-type="application/vnd.oasis.opendocument.formula" manifest:full-path="Formula-467/" manifest:version="1.2"/>
  <manifest:file-entry manifest:media-type="application/vnd.oasis.opendocument.formula" manifest:full-path="Formula-466/" manifest:version="1.2"/>
  <manifest:file-entry manifest:media-type="application/vnd.oasis.opendocument.formula" manifest:full-path="Formula-465/" manifest:version="1.2"/>
  <manifest:file-entry manifest:media-type="application/vnd.oasis.opendocument.formula" manifest:full-path="Formula-464/" manifest:version="1.2"/>
  <manifest:file-entry manifest:media-type="application/vnd.oasis.opendocument.formula" manifest:full-path="Formula-463/" manifest:version="1.2"/>
  <manifest:file-entry manifest:media-type="application/vnd.oasis.opendocument.formula" manifest:full-path="Formula-462/" manifest:version="1.2"/>
  <manifest:file-entry manifest:media-type="application/vnd.oasis.opendocument.formula" manifest:full-path="Formula-461/" manifest:version="1.2"/>
  <manifest:file-entry manifest:media-type="application/vnd.oasis.opendocument.formula" manifest:full-path="Formula-460/" manifest:version="1.2"/>
  <manifest:file-entry manifest:media-type="application/vnd.oasis.opendocument.formula" manifest:full-path="Formula-459/" manifest:version="1.2"/>
  <manifest:file-entry manifest:media-type="application/vnd.oasis.opendocument.formula" manifest:full-path="Formula-458/" manifest:version="1.2"/>
  <manifest:file-entry manifest:media-type="application/vnd.oasis.opendocument.formula" manifest:full-path="Formula-457/" manifest:version="1.2"/>
  <manifest:file-entry manifest:media-type="application/vnd.oasis.opendocument.formula" manifest:full-path="Formula-456/" manifest:version="1.2"/>
  <manifest:file-entry manifest:media-type="application/vnd.oasis.opendocument.formula" manifest:full-path="Formula-455/" manifest:version="1.2"/>
  <manifest:file-entry manifest:media-type="application/vnd.oasis.opendocument.formula" manifest:full-path="Formula-454/" manifest:version="1.2"/>
  <manifest:file-entry manifest:media-type="application/vnd.oasis.opendocument.formula" manifest:full-path="Formula-453/" manifest:version="1.2"/>
  <manifest:file-entry manifest:media-type="application/vnd.oasis.opendocument.formula" manifest:full-path="Formula-452/" manifest:version="1.2"/>
  <manifest:file-entry manifest:media-type="application/vnd.oasis.opendocument.formula" manifest:full-path="Formula-451/" manifest:version="1.2"/>
  <manifest:file-entry manifest:media-type="application/vnd.oasis.opendocument.formula" manifest:full-path="Formula-450/" manifest:version="1.2"/>
  <manifest:file-entry manifest:media-type="application/vnd.oasis.opendocument.formula" manifest:full-path="Formula-449/" manifest:version="1.2"/>
  <manifest:file-entry manifest:media-type="application/vnd.oasis.opendocument.formula" manifest:full-path="Formula-448/" manifest:version="1.2"/>
  <manifest:file-entry manifest:media-type="application/vnd.oasis.opendocument.formula" manifest:full-path="Formula-447/" manifest:version="1.2"/>
  <manifest:file-entry manifest:media-type="application/vnd.oasis.opendocument.formula" manifest:full-path="Formula-446/" manifest:version="1.2"/>
  <manifest:file-entry manifest:media-type="application/vnd.oasis.opendocument.formula" manifest:full-path="Formula-445/" manifest:version="1.2"/>
  <manifest:file-entry manifest:media-type="application/vnd.oasis.opendocument.formula" manifest:full-path="Formula-444/" manifest:version="1.2"/>
  <manifest:file-entry manifest:media-type="application/vnd.oasis.opendocument.formula" manifest:full-path="Formula-443/" manifest:version="1.2"/>
  <manifest:file-entry manifest:media-type="application/vnd.oasis.opendocument.formula" manifest:full-path="Formula-442/" manifest:version="1.2"/>
  <manifest:file-entry manifest:media-type="application/vnd.oasis.opendocument.formula" manifest:full-path="Formula-441/" manifest:version="1.2"/>
  <manifest:file-entry manifest:media-type="application/vnd.oasis.opendocument.formula" manifest:full-path="Formula-440/" manifest:version="1.2"/>
  <manifest:file-entry manifest:media-type="application/vnd.oasis.opendocument.formula" manifest:full-path="Formula-439/" manifest:version="1.2"/>
  <manifest:file-entry manifest:media-type="application/vnd.oasis.opendocument.formula" manifest:full-path="Formula-438/" manifest:version="1.2"/>
  <manifest:file-entry manifest:media-type="application/vnd.oasis.opendocument.formula" manifest:full-path="Formula-437/" manifest:version="1.2"/>
  <manifest:file-entry manifest:media-type="application/vnd.oasis.opendocument.formula" manifest:full-path="Formula-436/" manifest:version="1.2"/>
  <manifest:file-entry manifest:media-type="application/vnd.oasis.opendocument.formula" manifest:full-path="Formula-435/" manifest:version="1.2"/>
  <manifest:file-entry manifest:media-type="application/vnd.oasis.opendocument.formula" manifest:full-path="Formula-434/" manifest:version="1.2"/>
  <manifest:file-entry manifest:media-type="application/vnd.oasis.opendocument.formula" manifest:full-path="Formula-433/" manifest:version="1.2"/>
  <manifest:file-entry manifest:media-type="application/vnd.oasis.opendocument.formula" manifest:full-path="Formula-432/" manifest:version="1.2"/>
  <manifest:file-entry manifest:media-type="application/vnd.oasis.opendocument.formula" manifest:full-path="Formula-431/" manifest:version="1.2"/>
  <manifest:file-entry manifest:media-type="application/vnd.oasis.opendocument.formula" manifest:full-path="Formula-430/" manifest:version="1.2"/>
  <manifest:file-entry manifest:media-type="application/vnd.oasis.opendocument.formula" manifest:full-path="Formula-429/" manifest:version="1.2"/>
  <manifest:file-entry manifest:media-type="application/vnd.oasis.opendocument.formula" manifest:full-path="Formula-428/" manifest:version="1.2"/>
  <manifest:file-entry manifest:media-type="application/vnd.oasis.opendocument.formula" manifest:full-path="Formula-427/" manifest:version="1.2"/>
  <manifest:file-entry manifest:media-type="application/vnd.oasis.opendocument.formula" manifest:full-path="Formula-426/" manifest:version="1.2"/>
  <manifest:file-entry manifest:media-type="application/vnd.oasis.opendocument.formula" manifest:full-path="Formula-425/" manifest:version="1.2"/>
  <manifest:file-entry manifest:media-type="application/vnd.oasis.opendocument.formula" manifest:full-path="Formula-424/" manifest:version="1.2"/>
  <manifest:file-entry manifest:media-type="application/vnd.oasis.opendocument.formula" manifest:full-path="Formula-423/" manifest:version="1.2"/>
  <manifest:file-entry manifest:media-type="application/vnd.oasis.opendocument.formula" manifest:full-path="Formula-422/" manifest:version="1.2"/>
  <manifest:file-entry manifest:media-type="application/vnd.oasis.opendocument.formula" manifest:full-path="Formula-421/" manifest:version="1.2"/>
  <manifest:file-entry manifest:media-type="application/vnd.oasis.opendocument.formula" manifest:full-path="Formula-420/" manifest:version="1.2"/>
  <manifest:file-entry manifest:media-type="application/vnd.oasis.opendocument.formula" manifest:full-path="Formula-419/" manifest:version="1.2"/>
  <manifest:file-entry manifest:media-type="application/vnd.oasis.opendocument.formula" manifest:full-path="Formula-418/" manifest:version="1.2"/>
  <manifest:file-entry manifest:media-type="application/vnd.oasis.opendocument.formula" manifest:full-path="Formula-417/" manifest:version="1.2"/>
  <manifest:file-entry manifest:media-type="application/vnd.oasis.opendocument.formula" manifest:full-path="Formula-416/" manifest:version="1.2"/>
  <manifest:file-entry manifest:media-type="application/vnd.oasis.opendocument.formula" manifest:full-path="Formula-415/" manifest:version="1.2"/>
  <manifest:file-entry manifest:media-type="application/vnd.oasis.opendocument.formula" manifest:full-path="Formula-414/" manifest:version="1.2"/>
  <manifest:file-entry manifest:media-type="application/vnd.oasis.opendocument.formula" manifest:full-path="Formula-413/" manifest:version="1.2"/>
  <manifest:file-entry manifest:media-type="application/vnd.oasis.opendocument.formula" manifest:full-path="Formula-412/" manifest:version="1.2"/>
  <manifest:file-entry manifest:media-type="application/vnd.oasis.opendocument.formula" manifest:full-path="Formula-411/" manifest:version="1.2"/>
  <manifest:file-entry manifest:media-type="application/vnd.oasis.opendocument.formula" manifest:full-path="Formula-410/" manifest:version="1.2"/>
  <manifest:file-entry manifest:media-type="application/vnd.oasis.opendocument.formula" manifest:full-path="Formula-409/" manifest:version="1.2"/>
  <manifest:file-entry manifest:media-type="application/vnd.oasis.opendocument.formula" manifest:full-path="Formula-408/" manifest:version="1.2"/>
  <manifest:file-entry manifest:media-type="application/vnd.oasis.opendocument.formula" manifest:full-path="Formula-407/" manifest:version="1.2"/>
  <manifest:file-entry manifest:media-type="application/vnd.oasis.opendocument.formula" manifest:full-path="Formula-406/" manifest:version="1.2"/>
  <manifest:file-entry manifest:media-type="application/vnd.oasis.opendocument.formula" manifest:full-path="Formula-405/" manifest:version="1.2"/>
  <manifest:file-entry manifest:media-type="application/vnd.oasis.opendocument.formula" manifest:full-path="Formula-404/" manifest:version="1.2"/>
  <manifest:file-entry manifest:media-type="application/vnd.oasis.opendocument.formula" manifest:full-path="Formula-403/" manifest:version="1.2"/>
  <manifest:file-entry manifest:media-type="application/vnd.oasis.opendocument.formula" manifest:full-path="Formula-402/" manifest:version="1.2"/>
  <manifest:file-entry manifest:media-type="application/vnd.oasis.opendocument.formula" manifest:full-path="Formula-401/" manifest:version="1.2"/>
  <manifest:file-entry manifest:media-type="application/vnd.oasis.opendocument.formula" manifest:full-path="Formula-400/" manifest:version="1.2"/>
  <manifest:file-entry manifest:media-type="application/vnd.oasis.opendocument.formula" manifest:full-path="Formula-399/" manifest:version="1.2"/>
  <manifest:file-entry manifest:media-type="application/vnd.oasis.opendocument.formula" manifest:full-path="Formula-398/" manifest:version="1.2"/>
  <manifest:file-entry manifest:media-type="application/vnd.oasis.opendocument.formula" manifest:full-path="Formula-397/" manifest:version="1.2"/>
  <manifest:file-entry manifest:media-type="application/vnd.oasis.opendocument.formula" manifest:full-path="Formula-396/" manifest:version="1.2"/>
  <manifest:file-entry manifest:media-type="application/vnd.oasis.opendocument.formula" manifest:full-path="Formula-395/" manifest:version="1.2"/>
  <manifest:file-entry manifest:media-type="application/vnd.oasis.opendocument.formula" manifest:full-path="Formula-394/" manifest:version="1.2"/>
  <manifest:file-entry manifest:media-type="application/vnd.oasis.opendocument.formula" manifest:full-path="Formula-393/" manifest:version="1.2"/>
  <manifest:file-entry manifest:media-type="application/vnd.oasis.opendocument.formula" manifest:full-path="Formula-392/" manifest:version="1.2"/>
  <manifest:file-entry manifest:media-type="application/vnd.oasis.opendocument.formula" manifest:full-path="Formula-391/" manifest:version="1.2"/>
  <manifest:file-entry manifest:media-type="application/vnd.oasis.opendocument.formula" manifest:full-path="Formula-390/" manifest:version="1.2"/>
  <manifest:file-entry manifest:media-type="application/vnd.oasis.opendocument.formula" manifest:full-path="Formula-389/" manifest:version="1.2"/>
  <manifest:file-entry manifest:media-type="application/vnd.oasis.opendocument.formula" manifest:full-path="Formula-388/" manifest:version="1.2"/>
  <manifest:file-entry manifest:media-type="application/vnd.oasis.opendocument.formula" manifest:full-path="Formula-387/" manifest:version="1.2"/>
  <manifest:file-entry manifest:media-type="application/vnd.oasis.opendocument.formula" manifest:full-path="Formula-386/" manifest:version="1.2"/>
  <manifest:file-entry manifest:media-type="application/vnd.oasis.opendocument.formula" manifest:full-path="Formula-385/" manifest:version="1.2"/>
  <manifest:file-entry manifest:media-type="application/vnd.oasis.opendocument.formula" manifest:full-path="Formula-384/" manifest:version="1.2"/>
  <manifest:file-entry manifest:media-type="application/vnd.oasis.opendocument.formula" manifest:full-path="Formula-383/" manifest:version="1.2"/>
  <manifest:file-entry manifest:media-type="application/vnd.oasis.opendocument.formula" manifest:full-path="Formula-382/" manifest:version="1.2"/>
  <manifest:file-entry manifest:media-type="application/vnd.oasis.opendocument.formula" manifest:full-path="Formula-381/" manifest:version="1.2"/>
  <manifest:file-entry manifest:media-type="application/vnd.oasis.opendocument.formula" manifest:full-path="Formula-380/" manifest:version="1.2"/>
  <manifest:file-entry manifest:media-type="application/vnd.oasis.opendocument.formula" manifest:full-path="Formula-379/" manifest:version="1.2"/>
  <manifest:file-entry manifest:media-type="application/vnd.oasis.opendocument.formula" manifest:full-path="Formula-378/" manifest:version="1.2"/>
  <manifest:file-entry manifest:media-type="application/vnd.oasis.opendocument.formula" manifest:full-path="Formula-377/" manifest:version="1.2"/>
  <manifest:file-entry manifest:media-type="application/vnd.oasis.opendocument.formula" manifest:full-path="Formula-376/" manifest:version="1.2"/>
  <manifest:file-entry manifest:media-type="application/vnd.oasis.opendocument.formula" manifest:full-path="Formula-375/" manifest:version="1.2"/>
  <manifest:file-entry manifest:media-type="application/vnd.oasis.opendocument.formula" manifest:full-path="Formula-374/" manifest:version="1.2"/>
  <manifest:file-entry manifest:media-type="application/vnd.oasis.opendocument.formula" manifest:full-path="Formula-373/" manifest:version="1.2"/>
  <manifest:file-entry manifest:media-type="application/vnd.oasis.opendocument.formula" manifest:full-path="Formula-372/" manifest:version="1.2"/>
  <manifest:file-entry manifest:media-type="application/vnd.oasis.opendocument.formula" manifest:full-path="Formula-371/" manifest:version="1.2"/>
  <manifest:file-entry manifest:media-type="application/vnd.oasis.opendocument.formula" manifest:full-path="Formula-370/" manifest:version="1.2"/>
  <manifest:file-entry manifest:media-type="application/vnd.oasis.opendocument.formula" manifest:full-path="Formula-369/" manifest:version="1.2"/>
  <manifest:file-entry manifest:media-type="application/vnd.oasis.opendocument.formula" manifest:full-path="Formula-368/" manifest:version="1.2"/>
  <manifest:file-entry manifest:media-type="application/vnd.oasis.opendocument.formula" manifest:full-path="Formula-367/" manifest:version="1.2"/>
  <manifest:file-entry manifest:media-type="application/vnd.oasis.opendocument.formula" manifest:full-path="Formula-366/" manifest:version="1.2"/>
  <manifest:file-entry manifest:media-type="application/vnd.oasis.opendocument.formula" manifest:full-path="Formula-365/" manifest:version="1.2"/>
  <manifest:file-entry manifest:media-type="application/vnd.oasis.opendocument.formula" manifest:full-path="Formula-364/" manifest:version="1.2"/>
  <manifest:file-entry manifest:media-type="application/vnd.oasis.opendocument.formula" manifest:full-path="Formula-363/" manifest:version="1.2"/>
  <manifest:file-entry manifest:media-type="application/vnd.oasis.opendocument.formula" manifest:full-path="Formula-362/" manifest:version="1.2"/>
  <manifest:file-entry manifest:media-type="application/vnd.oasis.opendocument.formula" manifest:full-path="Formula-361/" manifest:version="1.2"/>
  <manifest:file-entry manifest:media-type="application/vnd.oasis.opendocument.formula" manifest:full-path="Formula-360/" manifest:version="1.2"/>
  <manifest:file-entry manifest:media-type="application/vnd.oasis.opendocument.formula" manifest:full-path="Formula-359/" manifest:version="1.2"/>
  <manifest:file-entry manifest:media-type="application/vnd.oasis.opendocument.formula" manifest:full-path="Formula-358/" manifest:version="1.2"/>
  <manifest:file-entry manifest:media-type="application/vnd.oasis.opendocument.formula" manifest:full-path="Formula-357/" manifest:version="1.2"/>
  <manifest:file-entry manifest:media-type="application/vnd.oasis.opendocument.formula" manifest:full-path="Formula-356/" manifest:version="1.2"/>
  <manifest:file-entry manifest:media-type="application/vnd.oasis.opendocument.formula" manifest:full-path="Formula-355/" manifest:version="1.2"/>
  <manifest:file-entry manifest:media-type="application/vnd.oasis.opendocument.formula" manifest:full-path="Formula-354/" manifest:version="1.2"/>
  <manifest:file-entry manifest:media-type="application/vnd.oasis.opendocument.formula" manifest:full-path="Formula-353/" manifest:version="1.2"/>
  <manifest:file-entry manifest:media-type="application/vnd.oasis.opendocument.formula" manifest:full-path="Formula-352/" manifest:version="1.2"/>
  <manifest:file-entry manifest:media-type="application/vnd.oasis.opendocument.formula" manifest:full-path="Formula-351/" manifest:version="1.2"/>
  <manifest:file-entry manifest:media-type="application/vnd.oasis.opendocument.formula" manifest:full-path="Formula-350/" manifest:version="1.2"/>
  <manifest:file-entry manifest:media-type="application/vnd.oasis.opendocument.formula" manifest:full-path="Formula-349/" manifest:version="1.2"/>
  <manifest:file-entry manifest:media-type="application/vnd.oasis.opendocument.formula" manifest:full-path="Formula-348/" manifest:version="1.2"/>
  <manifest:file-entry manifest:media-type="application/vnd.oasis.opendocument.formula" manifest:full-path="Formula-347/" manifest:version="1.2"/>
  <manifest:file-entry manifest:media-type="application/vnd.oasis.opendocument.formula" manifest:full-path="Formula-346/" manifest:version="1.2"/>
  <manifest:file-entry manifest:media-type="application/vnd.oasis.opendocument.formula" manifest:full-path="Formula-345/" manifest:version="1.2"/>
  <manifest:file-entry manifest:media-type="application/vnd.oasis.opendocument.formula" manifest:full-path="Formula-344/" manifest:version="1.2"/>
  <manifest:file-entry manifest:media-type="application/vnd.oasis.opendocument.formula" manifest:full-path="Formula-343/" manifest:version="1.2"/>
  <manifest:file-entry manifest:media-type="application/vnd.oasis.opendocument.formula" manifest:full-path="Formula-342/" manifest:version="1.2"/>
  <manifest:file-entry manifest:media-type="application/vnd.oasis.opendocument.formula" manifest:full-path="Formula-341/" manifest:version="1.2"/>
  <manifest:file-entry manifest:media-type="application/vnd.oasis.opendocument.formula" manifest:full-path="Formula-340/" manifest:version="1.2"/>
  <manifest:file-entry manifest:media-type="application/vnd.oasis.opendocument.formula" manifest:full-path="Formula-339/" manifest:version="1.2"/>
  <manifest:file-entry manifest:media-type="application/vnd.oasis.opendocument.formula" manifest:full-path="Formula-338/" manifest:version="1.2"/>
  <manifest:file-entry manifest:media-type="application/vnd.oasis.opendocument.formula" manifest:full-path="Formula-337/" manifest:version="1.2"/>
  <manifest:file-entry manifest:media-type="application/vnd.oasis.opendocument.formula" manifest:full-path="Formula-336/" manifest:version="1.2"/>
  <manifest:file-entry manifest:media-type="application/vnd.oasis.opendocument.formula" manifest:full-path="Formula-335/" manifest:version="1.2"/>
  <manifest:file-entry manifest:media-type="application/vnd.oasis.opendocument.formula" manifest:full-path="Formula-334/" manifest:version="1.2"/>
  <manifest:file-entry manifest:media-type="application/vnd.oasis.opendocument.formula" manifest:full-path="Formula-333/" manifest:version="1.2"/>
  <manifest:file-entry manifest:media-type="application/vnd.oasis.opendocument.formula" manifest:full-path="Formula-332/" manifest:version="1.2"/>
  <manifest:file-entry manifest:media-type="application/vnd.oasis.opendocument.formula" manifest:full-path="Formula-331/" manifest:version="1.2"/>
  <manifest:file-entry manifest:media-type="application/vnd.oasis.opendocument.formula" manifest:full-path="Formula-330/" manifest:version="1.2"/>
  <manifest:file-entry manifest:media-type="application/vnd.oasis.opendocument.formula" manifest:full-path="Formula-329/" manifest:version="1.2"/>
  <manifest:file-entry manifest:media-type="application/vnd.oasis.opendocument.formula" manifest:full-path="Formula-328/" manifest:version="1.2"/>
  <manifest:file-entry manifest:media-type="application/vnd.oasis.opendocument.formula" manifest:full-path="Formula-327/" manifest:version="1.2"/>
  <manifest:file-entry manifest:media-type="application/vnd.oasis.opendocument.formula" manifest:full-path="Formula-326/" manifest:version="1.2"/>
  <manifest:file-entry manifest:media-type="application/vnd.oasis.opendocument.formula" manifest:full-path="Formula-325/" manifest:version="1.2"/>
  <manifest:file-entry manifest:media-type="application/vnd.oasis.opendocument.formula" manifest:full-path="Formula-324/" manifest:version="1.2"/>
  <manifest:file-entry manifest:media-type="application/vnd.oasis.opendocument.formula" manifest:full-path="Formula-323/" manifest:version="1.2"/>
  <manifest:file-entry manifest:media-type="application/vnd.oasis.opendocument.formula" manifest:full-path="Formula-322/" manifest:version="1.2"/>
  <manifest:file-entry manifest:media-type="application/vnd.oasis.opendocument.formula" manifest:full-path="Formula-321/" manifest:version="1.2"/>
  <manifest:file-entry manifest:media-type="application/vnd.oasis.opendocument.formula" manifest:full-path="Formula-320/" manifest:version="1.2"/>
  <manifest:file-entry manifest:media-type="application/vnd.oasis.opendocument.formula" manifest:full-path="Formula-319/" manifest:version="1.2"/>
  <manifest:file-entry manifest:media-type="application/vnd.oasis.opendocument.formula" manifest:full-path="Formula-318/" manifest:version="1.2"/>
  <manifest:file-entry manifest:media-type="application/vnd.oasis.opendocument.formula" manifest:full-path="Formula-317/" manifest:version="1.2"/>
  <manifest:file-entry manifest:media-type="application/vnd.oasis.opendocument.formula" manifest:full-path="Formula-316/" manifest:version="1.2"/>
  <manifest:file-entry manifest:media-type="application/vnd.oasis.opendocument.formula" manifest:full-path="Formula-315/" manifest:version="1.2"/>
  <manifest:file-entry manifest:media-type="application/vnd.oasis.opendocument.formula" manifest:full-path="Formula-314/" manifest:version="1.2"/>
  <manifest:file-entry manifest:media-type="application/vnd.oasis.opendocument.formula" manifest:full-path="Formula-313/" manifest:version="1.2"/>
  <manifest:file-entry manifest:media-type="application/vnd.oasis.opendocument.formula" manifest:full-path="Formula-312/" manifest:version="1.2"/>
  <manifest:file-entry manifest:media-type="application/vnd.oasis.opendocument.formula" manifest:full-path="Formula-311/" manifest:version="1.2"/>
  <manifest:file-entry manifest:media-type="application/vnd.oasis.opendocument.formula" manifest:full-path="Formula-310/" manifest:version="1.2"/>
  <manifest:file-entry manifest:media-type="application/vnd.oasis.opendocument.formula" manifest:full-path="Formula-309/" manifest:version="1.2"/>
  <manifest:file-entry manifest:media-type="application/vnd.oasis.opendocument.formula" manifest:full-path="Formula-308/" manifest:version="1.2"/>
  <manifest:file-entry manifest:media-type="application/vnd.oasis.opendocument.formula" manifest:full-path="Formula-307/" manifest:version="1.2"/>
  <manifest:file-entry manifest:media-type="application/vnd.oasis.opendocument.formula" manifest:full-path="Formula-306/" manifest:version="1.2"/>
  <manifest:file-entry manifest:media-type="application/vnd.oasis.opendocument.formula" manifest:full-path="Formula-305/" manifest:version="1.2"/>
  <manifest:file-entry manifest:media-type="application/vnd.oasis.opendocument.formula" manifest:full-path="Formula-304/" manifest:version="1.2"/>
  <manifest:file-entry manifest:media-type="application/vnd.oasis.opendocument.formula" manifest:full-path="Formula-303/" manifest:version="1.2"/>
  <manifest:file-entry manifest:media-type="application/vnd.oasis.opendocument.formula" manifest:full-path="Formula-302/" manifest:version="1.2"/>
  <manifest:file-entry manifest:media-type="application/vnd.oasis.opendocument.formula" manifest:full-path="Formula-301/" manifest:version="1.2"/>
  <manifest:file-entry manifest:media-type="application/vnd.oasis.opendocument.formula" manifest:full-path="Formula-300/" manifest:version="1.2"/>
  <manifest:file-entry manifest:media-type="application/vnd.oasis.opendocument.formula" manifest:full-path="Formula-299/" manifest:version="1.2"/>
  <manifest:file-entry manifest:media-type="application/vnd.oasis.opendocument.formula" manifest:full-path="Formula-298/" manifest:version="1.2"/>
  <manifest:file-entry manifest:media-type="application/vnd.oasis.opendocument.formula" manifest:full-path="Formula-297/" manifest:version="1.2"/>
  <manifest:file-entry manifest:media-type="application/vnd.oasis.opendocument.formula" manifest:full-path="Formula-296/" manifest:version="1.2"/>
  <manifest:file-entry manifest:media-type="application/vnd.oasis.opendocument.formula" manifest:full-path="Formula-295/" manifest:version="1.2"/>
  <manifest:file-entry manifest:media-type="application/vnd.oasis.opendocument.formula" manifest:full-path="Formula-294/" manifest:version="1.2"/>
  <manifest:file-entry manifest:media-type="application/vnd.oasis.opendocument.formula" manifest:full-path="Formula-293/" manifest:version="1.2"/>
  <manifest:file-entry manifest:media-type="application/vnd.oasis.opendocument.formula" manifest:full-path="Formula-292/" manifest:version="1.2"/>
  <manifest:file-entry manifest:media-type="application/vnd.oasis.opendocument.formula" manifest:full-path="Formula-291/" manifest:version="1.2"/>
  <manifest:file-entry manifest:media-type="application/vnd.oasis.opendocument.formula" manifest:full-path="Formula-290/" manifest:version="1.2"/>
  <manifest:file-entry manifest:media-type="application/vnd.oasis.opendocument.formula" manifest:full-path="Formula-289/" manifest:version="1.2"/>
  <manifest:file-entry manifest:media-type="application/vnd.oasis.opendocument.formula" manifest:full-path="Formula-288/" manifest:version="1.2"/>
  <manifest:file-entry manifest:media-type="application/vnd.oasis.opendocument.formula" manifest:full-path="Formula-287/" manifest:version="1.2"/>
  <manifest:file-entry manifest:media-type="application/vnd.oasis.opendocument.formula" manifest:full-path="Formula-286/" manifest:version="1.2"/>
  <manifest:file-entry manifest:media-type="application/vnd.oasis.opendocument.formula" manifest:full-path="Formula-285/" manifest:version="1.2"/>
  <manifest:file-entry manifest:media-type="application/vnd.oasis.opendocument.formula" manifest:full-path="Formula-284/" manifest:version="1.2"/>
  <manifest:file-entry manifest:media-type="application/vnd.oasis.opendocument.formula" manifest:full-path="Formula-283/" manifest:version="1.2"/>
  <manifest:file-entry manifest:media-type="application/vnd.oasis.opendocument.formula" manifest:full-path="Formula-282/" manifest:version="1.2"/>
  <manifest:file-entry manifest:media-type="application/vnd.oasis.opendocument.formula" manifest:full-path="Formula-281/" manifest:version="1.2"/>
  <manifest:file-entry manifest:media-type="application/vnd.oasis.opendocument.formula" manifest:full-path="Formula-280/" manifest:version="1.2"/>
  <manifest:file-entry manifest:media-type="application/vnd.oasis.opendocument.formula" manifest:full-path="Formula-279/" manifest:version="1.2"/>
  <manifest:file-entry manifest:media-type="application/vnd.oasis.opendocument.formula" manifest:full-path="Formula-278/" manifest:version="1.2"/>
  <manifest:file-entry manifest:media-type="application/vnd.oasis.opendocument.formula" manifest:full-path="Formula-277/" manifest:version="1.2"/>
  <manifest:file-entry manifest:media-type="application/vnd.oasis.opendocument.formula" manifest:full-path="Formula-276/" manifest:version="1.2"/>
  <manifest:file-entry manifest:media-type="application/vnd.oasis.opendocument.formula" manifest:full-path="Formula-275/" manifest:version="1.2"/>
  <manifest:file-entry manifest:media-type="application/vnd.oasis.opendocument.formula" manifest:full-path="Formula-274/" manifest:version="1.2"/>
  <manifest:file-entry manifest:media-type="application/vnd.oasis.opendocument.formula" manifest:full-path="Formula-273/" manifest:version="1.2"/>
  <manifest:file-entry manifest:media-type="application/vnd.oasis.opendocument.formula" manifest:full-path="Formula-272/" manifest:version="1.2"/>
  <manifest:file-entry manifest:media-type="application/vnd.oasis.opendocument.formula" manifest:full-path="Formula-271/" manifest:version="1.2"/>
  <manifest:file-entry manifest:media-type="application/vnd.oasis.opendocument.formula" manifest:full-path="Formula-270/" manifest:version="1.2"/>
  <manifest:file-entry manifest:media-type="application/vnd.oasis.opendocument.formula" manifest:full-path="Formula-269/" manifest:version="1.2"/>
  <manifest:file-entry manifest:media-type="application/vnd.oasis.opendocument.formula" manifest:full-path="Formula-268/" manifest:version="1.2"/>
  <manifest:file-entry manifest:media-type="application/vnd.oasis.opendocument.formula" manifest:full-path="Formula-267/" manifest:version="1.2"/>
  <manifest:file-entry manifest:media-type="application/vnd.oasis.opendocument.formula" manifest:full-path="Formula-266/" manifest:version="1.2"/>
  <manifest:file-entry manifest:media-type="application/vnd.oasis.opendocument.formula" manifest:full-path="Formula-265/" manifest:version="1.2"/>
  <manifest:file-entry manifest:media-type="application/vnd.oasis.opendocument.formula" manifest:full-path="Formula-264/" manifest:version="1.2"/>
  <manifest:file-entry manifest:media-type="application/vnd.oasis.opendocument.formula" manifest:full-path="Formula-263/" manifest:version="1.2"/>
  <manifest:file-entry manifest:media-type="application/vnd.oasis.opendocument.formula" manifest:full-path="Formula-262/" manifest:version="1.2"/>
  <manifest:file-entry manifest:media-type="application/vnd.oasis.opendocument.formula" manifest:full-path="Formula-261/" manifest:version="1.2"/>
  <manifest:file-entry manifest:media-type="application/vnd.oasis.opendocument.formula" manifest:full-path="Formula-260/" manifest:version="1.2"/>
  <manifest:file-entry manifest:media-type="application/vnd.oasis.opendocument.formula" manifest:full-path="Formula-259/" manifest:version="1.2"/>
  <manifest:file-entry manifest:media-type="application/vnd.oasis.opendocument.formula" manifest:full-path="Formula-258/" manifest:version="1.2"/>
  <manifest:file-entry manifest:media-type="application/vnd.oasis.opendocument.formula" manifest:full-path="Formula-257/" manifest:version="1.2"/>
  <manifest:file-entry manifest:media-type="application/vnd.oasis.opendocument.formula" manifest:full-path="Formula-256/" manifest:version="1.2"/>
  <manifest:file-entry manifest:media-type="application/vnd.oasis.opendocument.formula" manifest:full-path="Formula-255/" manifest:version="1.2"/>
  <manifest:file-entry manifest:media-type="application/vnd.oasis.opendocument.formula" manifest:full-path="Formula-254/" manifest:version="1.2"/>
  <manifest:file-entry manifest:media-type="application/vnd.oasis.opendocument.formula" manifest:full-path="Formula-253/" manifest:version="1.2"/>
  <manifest:file-entry manifest:media-type="application/vnd.oasis.opendocument.formula" manifest:full-path="Formula-252/" manifest:version="1.2"/>
  <manifest:file-entry manifest:media-type="application/vnd.oasis.opendocument.formula" manifest:full-path="Formula-251/" manifest:version="1.2"/>
  <manifest:file-entry manifest:media-type="application/vnd.oasis.opendocument.formula" manifest:full-path="Formula-250/" manifest:version="1.2"/>
  <manifest:file-entry manifest:media-type="application/vnd.oasis.opendocument.formula" manifest:full-path="Formula-249/" manifest:version="1.2"/>
  <manifest:file-entry manifest:media-type="application/vnd.oasis.opendocument.formula" manifest:full-path="Formula-248/" manifest:version="1.2"/>
  <manifest:file-entry manifest:media-type="application/vnd.oasis.opendocument.formula" manifest:full-path="Formula-247/" manifest:version="1.2"/>
  <manifest:file-entry manifest:media-type="application/vnd.oasis.opendocument.formula" manifest:full-path="Formula-246/" manifest:version="1.2"/>
  <manifest:file-entry manifest:media-type="application/vnd.oasis.opendocument.formula" manifest:full-path="Formula-245/" manifest:version="1.2"/>
  <manifest:file-entry manifest:media-type="application/vnd.oasis.opendocument.formula" manifest:full-path="Formula-244/" manifest:version="1.2"/>
  <manifest:file-entry manifest:media-type="application/vnd.oasis.opendocument.formula" manifest:full-path="Formula-243/" manifest:version="1.2"/>
  <manifest:file-entry manifest:media-type="application/vnd.oasis.opendocument.formula" manifest:full-path="Formula-242/" manifest:version="1.2"/>
  <manifest:file-entry manifest:media-type="application/vnd.oasis.opendocument.formula" manifest:full-path="Formula-241/" manifest:version="1.2"/>
  <manifest:file-entry manifest:media-type="application/vnd.oasis.opendocument.formula" manifest:full-path="Formula-240/" manifest:version="1.2"/>
  <manifest:file-entry manifest:media-type="application/vnd.oasis.opendocument.formula" manifest:full-path="Formula-239/" manifest:version="1.2"/>
  <manifest:file-entry manifest:media-type="application/vnd.oasis.opendocument.formula" manifest:full-path="Formula-238/" manifest:version="1.2"/>
  <manifest:file-entry manifest:media-type="application/vnd.oasis.opendocument.formula" manifest:full-path="Formula-237/" manifest:version="1.2"/>
  <manifest:file-entry manifest:media-type="application/vnd.oasis.opendocument.formula" manifest:full-path="Formula-236/" manifest:version="1.2"/>
  <manifest:file-entry manifest:media-type="application/vnd.oasis.opendocument.formula" manifest:full-path="Formula-235/" manifest:version="1.2"/>
  <manifest:file-entry manifest:media-type="application/vnd.oasis.opendocument.formula" manifest:full-path="Formula-234/" manifest:version="1.2"/>
  <manifest:file-entry manifest:media-type="application/vnd.oasis.opendocument.formula" manifest:full-path="Formula-233/" manifest:version="1.2"/>
  <manifest:file-entry manifest:media-type="application/vnd.oasis.opendocument.formula" manifest:full-path="Formula-232/" manifest:version="1.2"/>
  <manifest:file-entry manifest:media-type="application/vnd.oasis.opendocument.formula" manifest:full-path="Formula-231/" manifest:version="1.2"/>
  <manifest:file-entry manifest:media-type="application/vnd.oasis.opendocument.formula" manifest:full-path="Formula-230/" manifest:version="1.2"/>
  <manifest:file-entry manifest:media-type="application/vnd.oasis.opendocument.formula" manifest:full-path="Formula-229/" manifest:version="1.2"/>
  <manifest:file-entry manifest:media-type="application/vnd.oasis.opendocument.formula" manifest:full-path="Formula-228/" manifest:version="1.2"/>
  <manifest:file-entry manifest:media-type="application/vnd.oasis.opendocument.formula" manifest:full-path="Formula-227/" manifest:version="1.2"/>
  <manifest:file-entry manifest:media-type="application/vnd.oasis.opendocument.formula" manifest:full-path="Formula-226/" manifest:version="1.2"/>
  <manifest:file-entry manifest:media-type="application/vnd.oasis.opendocument.formula" manifest:full-path="Formula-225/" manifest:version="1.2"/>
  <manifest:file-entry manifest:media-type="application/vnd.oasis.opendocument.formula" manifest:full-path="Formula-224/" manifest:version="1.2"/>
  <manifest:file-entry manifest:media-type="application/vnd.oasis.opendocument.formula" manifest:full-path="Formula-223/" manifest:version="1.2"/>
  <manifest:file-entry manifest:media-type="application/vnd.oasis.opendocument.formula" manifest:full-path="Formula-222/" manifest:version="1.2"/>
  <manifest:file-entry manifest:media-type="application/vnd.oasis.opendocument.formula" manifest:full-path="Formula-221/" manifest:version="1.2"/>
  <manifest:file-entry manifest:media-type="application/vnd.oasis.opendocument.formula" manifest:full-path="Formula-220/" manifest:version="1.2"/>
  <manifest:file-entry manifest:media-type="application/vnd.oasis.opendocument.formula" manifest:full-path="Formula-219/" manifest:version="1.2"/>
  <manifest:file-entry manifest:media-type="application/vnd.oasis.opendocument.formula" manifest:full-path="Formula-218/" manifest:version="1.2"/>
  <manifest:file-entry manifest:media-type="application/vnd.oasis.opendocument.formula" manifest:full-path="Formula-217/" manifest:version="1.2"/>
  <manifest:file-entry manifest:media-type="application/vnd.oasis.opendocument.formula" manifest:full-path="Formula-216/" manifest:version="1.2"/>
  <manifest:file-entry manifest:media-type="application/vnd.oasis.opendocument.formula" manifest:full-path="Formula-215/" manifest:version="1.2"/>
  <manifest:file-entry manifest:media-type="application/vnd.oasis.opendocument.formula" manifest:full-path="Formula-214/" manifest:version="1.2"/>
  <manifest:file-entry manifest:media-type="application/vnd.oasis.opendocument.formula" manifest:full-path="Formula-213/" manifest:version="1.2"/>
  <manifest:file-entry manifest:media-type="application/vnd.oasis.opendocument.formula" manifest:full-path="Formula-212/" manifest:version="1.2"/>
  <manifest:file-entry manifest:media-type="application/vnd.oasis.opendocument.formula" manifest:full-path="Formula-211/" manifest:version="1.2"/>
  <manifest:file-entry manifest:media-type="application/vnd.oasis.opendocument.formula" manifest:full-path="Formula-210/" manifest:version="1.2"/>
  <manifest:file-entry manifest:media-type="application/vnd.oasis.opendocument.formula" manifest:full-path="Formula-209/" manifest:version="1.2"/>
  <manifest:file-entry manifest:media-type="application/vnd.oasis.opendocument.formula" manifest:full-path="Formula-208/" manifest:version="1.2"/>
  <manifest:file-entry manifest:media-type="application/vnd.oasis.opendocument.formula" manifest:full-path="Formula-207/" manifest:version="1.2"/>
  <manifest:file-entry manifest:media-type="application/vnd.oasis.opendocument.formula" manifest:full-path="Formula-206/" manifest:version="1.2"/>
  <manifest:file-entry manifest:media-type="application/vnd.oasis.opendocument.formula" manifest:full-path="Formula-205/" manifest:version="1.2"/>
  <manifest:file-entry manifest:media-type="application/vnd.oasis.opendocument.formula" manifest:full-path="Formula-204/" manifest:version="1.2"/>
  <manifest:file-entry manifest:media-type="application/vnd.oasis.opendocument.formula" manifest:full-path="Formula-203/" manifest:version="1.2"/>
  <manifest:file-entry manifest:media-type="application/vnd.oasis.opendocument.formula" manifest:full-path="Formula-202/" manifest:version="1.2"/>
  <manifest:file-entry manifest:media-type="application/vnd.oasis.opendocument.formula" manifest:full-path="Formula-201/" manifest:version="1.2"/>
  <manifest:file-entry manifest:media-type="application/vnd.oasis.opendocument.formula" manifest:full-path="Formula-200/" manifest:version="1.2"/>
  <manifest:file-entry manifest:media-type="application/vnd.oasis.opendocument.formula" manifest:full-path="Formula-199/" manifest:version="1.2"/>
  <manifest:file-entry manifest:media-type="application/vnd.oasis.opendocument.formula" manifest:full-path="Formula-198/" manifest:version="1.2"/>
  <manifest:file-entry manifest:media-type="application/vnd.oasis.opendocument.formula" manifest:full-path="Formula-197/" manifest:version="1.2"/>
  <manifest:file-entry manifest:media-type="application/vnd.oasis.opendocument.formula" manifest:full-path="Formula-196/" manifest:version="1.2"/>
  <manifest:file-entry manifest:media-type="application/vnd.oasis.opendocument.formula" manifest:full-path="Formula-195/" manifest:version="1.2"/>
  <manifest:file-entry manifest:media-type="application/vnd.oasis.opendocument.formula" manifest:full-path="Formula-194/" manifest:version="1.2"/>
  <manifest:file-entry manifest:media-type="application/vnd.oasis.opendocument.formula" manifest:full-path="Formula-193/" manifest:version="1.2"/>
  <manifest:file-entry manifest:media-type="application/vnd.oasis.opendocument.formula" manifest:full-path="Formula-192/" manifest:version="1.2"/>
  <manifest:file-entry manifest:media-type="application/vnd.oasis.opendocument.formula" manifest:full-path="Formula-191/" manifest:version="1.2"/>
  <manifest:file-entry manifest:media-type="application/vnd.oasis.opendocument.formula" manifest:full-path="Formula-190/" manifest:version="1.2"/>
  <manifest:file-entry manifest:media-type="application/vnd.oasis.opendocument.formula" manifest:full-path="Formula-189/" manifest:version="1.2"/>
  <manifest:file-entry manifest:media-type="application/vnd.oasis.opendocument.formula" manifest:full-path="Formula-188/" manifest:version="1.2"/>
  <manifest:file-entry manifest:media-type="application/vnd.oasis.opendocument.formula" manifest:full-path="Formula-187/" manifest:version="1.2"/>
  <manifest:file-entry manifest:media-type="application/vnd.oasis.opendocument.formula" manifest:full-path="Formula-186/" manifest:version="1.2"/>
  <manifest:file-entry manifest:media-type="application/vnd.oasis.opendocument.formula" manifest:full-path="Formula-185/" manifest:version="1.2"/>
  <manifest:file-entry manifest:media-type="application/vnd.oasis.opendocument.formula" manifest:full-path="Formula-184/" manifest:version="1.2"/>
  <manifest:file-entry manifest:media-type="application/vnd.oasis.opendocument.formula" manifest:full-path="Formula-183/" manifest:version="1.2"/>
  <manifest:file-entry manifest:media-type="application/vnd.oasis.opendocument.formula" manifest:full-path="Formula-182/" manifest:version="1.2"/>
  <manifest:file-entry manifest:media-type="application/vnd.oasis.opendocument.formula" manifest:full-path="Formula-181/" manifest:version="1.2"/>
  <manifest:file-entry manifest:media-type="application/vnd.oasis.opendocument.formula" manifest:full-path="Formula-180/" manifest:version="1.2"/>
  <manifest:file-entry manifest:media-type="application/vnd.oasis.opendocument.formula" manifest:full-path="Formula-179/" manifest:version="1.2"/>
  <manifest:file-entry manifest:media-type="application/vnd.oasis.opendocument.formula" manifest:full-path="Formula-178/" manifest:version="1.2"/>
  <manifest:file-entry manifest:media-type="application/vnd.oasis.opendocument.formula" manifest:full-path="Formula-177/" manifest:version="1.2"/>
  <manifest:file-entry manifest:media-type="application/vnd.oasis.opendocument.formula" manifest:full-path="Formula-176/" manifest:version="1.2"/>
  <manifest:file-entry manifest:media-type="application/vnd.oasis.opendocument.formula" manifest:full-path="Formula-175/" manifest:version="1.2"/>
  <manifest:file-entry manifest:media-type="application/vnd.oasis.opendocument.formula" manifest:full-path="Formula-174/" manifest:version="1.2"/>
  <manifest:file-entry manifest:media-type="application/vnd.oasis.opendocument.formula" manifest:full-path="Formula-173/" manifest:version="1.2"/>
  <manifest:file-entry manifest:media-type="application/vnd.oasis.opendocument.formula" manifest:full-path="Formula-172/" manifest:version="1.2"/>
  <manifest:file-entry manifest:media-type="application/vnd.oasis.opendocument.formula" manifest:full-path="Formula-171/" manifest:version="1.2"/>
  <manifest:file-entry manifest:media-type="application/vnd.oasis.opendocument.formula" manifest:full-path="Formula-170/" manifest:version="1.2"/>
  <manifest:file-entry manifest:media-type="application/vnd.oasis.opendocument.formula" manifest:full-path="Formula-169/" manifest:version="1.2"/>
  <manifest:file-entry manifest:media-type="application/vnd.oasis.opendocument.formula" manifest:full-path="Formula-168/" manifest:version="1.2"/>
  <manifest:file-entry manifest:media-type="application/vnd.oasis.opendocument.formula" manifest:full-path="Formula-167/" manifest:version="1.2"/>
  <manifest:file-entry manifest:media-type="application/vnd.oasis.opendocument.formula" manifest:full-path="Formula-166/" manifest:version="1.2"/>
  <manifest:file-entry manifest:media-type="application/vnd.oasis.opendocument.formula" manifest:full-path="Formula-165/" manifest:version="1.2"/>
  <manifest:file-entry manifest:media-type="application/vnd.oasis.opendocument.formula" manifest:full-path="Formula-164/" manifest:version="1.2"/>
  <manifest:file-entry manifest:media-type="application/vnd.oasis.opendocument.formula" manifest:full-path="Formula-163/" manifest:version="1.2"/>
  <manifest:file-entry manifest:media-type="application/vnd.oasis.opendocument.formula" manifest:full-path="Formula-162/" manifest:version="1.2"/>
  <manifest:file-entry manifest:media-type="application/vnd.oasis.opendocument.formula" manifest:full-path="Formula-161/" manifest:version="1.2"/>
  <manifest:file-entry manifest:media-type="application/vnd.oasis.opendocument.formula" manifest:full-path="Formula-160/" manifest:version="1.2"/>
  <manifest:file-entry manifest:media-type="application/vnd.oasis.opendocument.formula" manifest:full-path="Formula-159/" manifest:version="1.2"/>
  <manifest:file-entry manifest:media-type="application/vnd.oasis.opendocument.formula" manifest:full-path="Formula-158/" manifest:version="1.2"/>
  <manifest:file-entry manifest:media-type="application/vnd.oasis.opendocument.formula" manifest:full-path="Formula-157/" manifest:version="1.2"/>
  <manifest:file-entry manifest:media-type="application/vnd.oasis.opendocument.formula" manifest:full-path="Formula-156/" manifest:version="1.2"/>
  <manifest:file-entry manifest:media-type="application/vnd.oasis.opendocument.formula" manifest:full-path="Formula-155/" manifest:version="1.2"/>
  <manifest:file-entry manifest:media-type="application/vnd.oasis.opendocument.formula" manifest:full-path="Formula-154/" manifest:version="1.2"/>
  <manifest:file-entry manifest:media-type="application/vnd.oasis.opendocument.formula" manifest:full-path="Formula-153/" manifest:version="1.2"/>
  <manifest:file-entry manifest:media-type="application/vnd.oasis.opendocument.formula" manifest:full-path="Formula-152/" manifest:version="1.2"/>
  <manifest:file-entry manifest:media-type="application/vnd.oasis.opendocument.formula" manifest:full-path="Formula-151/" manifest:version="1.2"/>
  <manifest:file-entry manifest:media-type="application/vnd.oasis.opendocument.formula" manifest:full-path="Formula-150/" manifest:version="1.2"/>
  <manifest:file-entry manifest:media-type="application/vnd.oasis.opendocument.formula" manifest:full-path="Formula-149/" manifest:version="1.2"/>
  <manifest:file-entry manifest:media-type="application/vnd.oasis.opendocument.formula" manifest:full-path="Formula-148/" manifest:version="1.2"/>
  <manifest:file-entry manifest:media-type="application/vnd.oasis.opendocument.formula" manifest:full-path="Formula-147/" manifest:version="1.2"/>
  <manifest:file-entry manifest:media-type="application/vnd.oasis.opendocument.formula" manifest:full-path="Formula-146/" manifest:version="1.2"/>
  <manifest:file-entry manifest:media-type="application/vnd.oasis.opendocument.formula" manifest:full-path="Formula-145/" manifest:version="1.2"/>
  <manifest:file-entry manifest:media-type="application/vnd.oasis.opendocument.formula" manifest:full-path="Formula-144/" manifest:version="1.2"/>
  <manifest:file-entry manifest:media-type="application/vnd.oasis.opendocument.formula" manifest:full-path="Formula-143/" manifest:version="1.2"/>
  <manifest:file-entry manifest:media-type="application/vnd.oasis.opendocument.formula" manifest:full-path="Formula-142/" manifest:version="1.2"/>
  <manifest:file-entry manifest:media-type="application/vnd.oasis.opendocument.formula" manifest:full-path="Formula-141/" manifest:version="1.2"/>
  <manifest:file-entry manifest:media-type="application/vnd.oasis.opendocument.formula" manifest:full-path="Formula-140/" manifest:version="1.2"/>
  <manifest:file-entry manifest:media-type="application/vnd.oasis.opendocument.formula" manifest:full-path="Formula-139/" manifest:version="1.2"/>
  <manifest:file-entry manifest:media-type="application/vnd.oasis.opendocument.formula" manifest:full-path="Formula-138/"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fo:font-weight="bold" style:font-weight-asian="bold" style:font-weight-complex="bold"/>
    </style:style>
    <style:style style:name="T169" style:family="text">
      <style:text-properties fo:font-style="italic" style:font-style-asian="italic" style:font-style-complex="italic" fo:font-weight="bold" style:font-weight-asian="bold" style:font-weight-complex="bold"/>
    </style:style>
    <style:style style:name="T170" style:family="text">
      <style:text-properties fo:font-style="italic" style:font-style-asian="italic" style:font-style-complex="italic" fo:font-weight="bold" style:font-weight-asian="bold" style:font-weight-complex="bold"/>
    </style:style>
    <style:style style:name="T171" style:family="text">
      <style:text-properties fo:font-style="italic" style:font-style-asian="italic" style:font-style-complex="italic" fo:font-weight="bold" style:font-weight-asian="bold" style:font-weight-complex="bold"/>
    </style:style>
    <style:style style:name="T172" style:family="text">
      <style:text-properties fo:font-style="italic" style:font-style-asian="italic" style:font-style-complex="italic" fo:font-weight="bold" style:font-weight-asian="bold" style:font-weight-complex="bold"/>
    </style:style>
    <style:style style:name="T173" style:family="text">
      <style:text-properties fo:font-style="italic" style:font-style-asian="italic" style:font-style-complex="italic" fo:font-weight="bold" style:font-weight-asian="bold" style:font-weight-complex="bold"/>
    </style:style>
    <style:style style:name="T174" style:family="text">
      <style:text-properties fo:font-style="italic" style:font-style-asian="italic" style:font-style-complex="italic" fo:font-weight="bold" style:font-weight-asian="bold" style:font-weight-complex="bold"/>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fo:font-weight="bold" style:font-weight-asian="bold" style:font-weight-complex="bold"/>
    </style:style>
    <style:style style:name="T202" style:family="text">
      <style:text-properties fo:font-style="italic" style:font-style-asian="italic" style:font-style-complex="italic" fo:font-weight="bold" style:font-weight-asian="bold" style:font-weight-complex="bold"/>
    </style:style>
    <style:style style:name="T203" style:family="text">
      <style:text-properties fo:font-style="italic" style:font-style-asian="italic" style:font-style-complex="italic" fo:font-weight="bold" style:font-weight-asian="bold" style:font-weight-complex="bold"/>
    </style:style>
    <style:style style:name="T204" style:family="text">
      <style:text-properties fo:font-style="italic" style:font-style-asian="italic" style:font-style-complex="italic" fo:font-weight="bold" style:font-weight-asian="bold" style:font-weight-complex="bold"/>
    </style:style>
    <style:style style:name="T205" style:family="text">
      <style:text-properties fo:font-style="italic" style:font-style-asian="italic" style:font-style-complex="italic" fo:font-weight="bold" style:font-weight-asian="bold" style:font-weight-complex="bold"/>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fo:font-weight="bold" style:font-weight-asian="bold" style:font-weight-complex="bold"/>
    </style:style>
    <style:style style:name="T242" style:family="text">
      <style:text-properties fo:font-style="italic" style:font-style-asian="italic" style:font-style-complex="italic" fo:font-weight="bold" style:font-weight-asian="bold" style:font-weight-complex="bold"/>
    </style:style>
    <style:style style:name="T243" style:family="text">
      <style:text-properties fo:font-style="italic" style:font-style-asian="italic" style:font-style-complex="italic" fo:font-weight="bold" style:font-weight-asian="bold" style:font-weight-complex="bold"/>
    </style:style>
    <style:style style:name="T244" style:family="text">
      <style:text-properties fo:font-style="italic" style:font-style-asian="italic" style:font-style-complex="italic" fo:font-weight="bold" style:font-weight-asian="bold" style:font-weight-complex="bold"/>
    </style:style>
    <style:style style:name="T245" style:family="text">
      <style:text-properties fo:font-style="italic" style:font-style-asian="italic" style:font-style-complex="italic"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fo:font-weight="bold" style:font-weight-asian="bold" style:font-weight-complex="bold"/>
    </style:style>
    <style:style style:name="T271" style:family="text">
      <style:text-properties fo:font-style="italic" style:font-style-asian="italic" style:font-style-complex="italic" fo:font-weight="bold" style:font-weight-asian="bold" style:font-weight-complex="bold"/>
    </style:style>
    <style:style style:name="T272" style:family="text">
      <style:text-properties fo:font-style="italic" style:font-style-asian="italic" style:font-style-complex="italic" fo:font-weight="bold" style:font-weight-asian="bold" style:font-weight-complex="bold"/>
    </style:style>
    <style:style style:name="T273" style:family="text">
      <style:text-properties fo:font-style="italic" style:font-style-asian="italic" style:font-style-complex="italic" fo:font-weight="bold" style:font-weight-asian="bold" style:font-weight-complex="bold"/>
    </style:style>
    <style:style style:name="T274" style:family="text">
      <style:text-properties fo:font-style="italic" style:font-style-asian="italic" style:font-style-complex="italic" fo:font-weight="bold" style:font-weight-asian="bold" style:font-weight-complex="bold"/>
    </style:style>
    <style:style style:name="T275" style:family="text">
      <style:text-properties fo:font-style="italic" style:font-style-asian="italic" style:font-style-complex="italic" fo:font-weight="bold" style:font-weight-asian="bold" style:font-weight-complex="bold"/>
    </style:style>
    <style:style style:name="T276" style:family="text">
      <style:text-properties fo:font-style="italic" style:font-style-asian="italic" style:font-style-complex="italic" fo:font-weight="bold" style:font-weight-asian="bold" style:font-weight-complex="bold"/>
    </style:style>
    <style:style style:name="T277" style:family="text">
      <style:text-properties fo:font-style="italic" style:font-style-asian="italic" style:font-style-complex="italic" fo:font-weight="bold" style:font-weight-asian="bold" style:font-weight-complex="bold"/>
    </style:style>
    <style:style style:name="T278" style:family="text">
      <style:text-properties fo:font-style="italic" style:font-style-asian="italic" style:font-style-complex="italic" fo:font-weight="bold" style:font-weight-asian="bold" style:font-weight-complex="bold"/>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fo:font-weight="bold" style:font-weight-asian="bold" style:font-weight-complex="bold"/>
    </style:style>
    <style:style style:name="T357" style:family="text">
      <style:text-properties fo:font-style="italic" style:font-style-asian="italic" style:font-style-complex="italic" fo:font-weight="bold" style:font-weight-asian="bold" style:font-weight-complex="bold"/>
    </style:style>
    <style:style style:name="T358" style:family="text">
      <style:text-properties fo:font-style="italic" style:font-style-asian="italic" style:font-style-complex="italic" fo:font-weight="bold" style:font-weight-asian="bold" style:font-weight-complex="bold"/>
    </style:style>
    <style:style style:name="T359" style:family="text">
      <style:text-properties fo:font-style="italic" style:font-style-asian="italic" style:font-style-complex="italic" fo:font-weight="bold" style:font-weight-asian="bold" style:font-weight-complex="bold"/>
    </style:style>
    <style:style style:name="T360" style:family="text">
      <style:text-properties fo:font-style="italic" style:font-style-asian="italic" style:font-style-complex="italic" fo:font-weight="bold" style:font-weight-asian="bold" style:font-weight-complex="bold"/>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office:automatic-styles>
  <office:body>
    <office:text>
      <text:p text:style-name="Title">A Generalized Label Correcting Method for<text:line-break/>Optimal Kinodynamic Motion Planning</text:p>
      <text:p text:style-name="Author">Brian Paden and Emilio Frazzoli</text:p>
      <text:h text:style-name="Heading_20_1" text:outline-level="1">Introduction</text:h>
      <text:p text:style-name="First_20_paragraph">Motion planning is a challenging and fundamental problem in robotics research with numerous algorithms fine-tuned to variations of the problem. Among the most popular is the <draw:frame text:anchor-type="as-char" style:vertical-pos="middle" style:vertical-rel="text"><draw:object xlink:href="Formula-2/" xlink:type="simple" xlink:show="embed" xlink:actuate="onLoad"/></draw:frame> , an algorithm for planning in relatively high dimensions, but requiring a point-to-point local planning subroutine or steering function to connect pairs of randomly sampled states. A variation, <draw:frame text:anchor-type="as-char" style:vertical-pos="middle" style:vertical-rel="text"><draw:object xlink:href="Formula-3/" xlink:type="simple" xlink:show="embed" xlink:actuate="onLoad"/></draw:frame> , converges to an optimal solution with respect to some objective provided the steering function is optimal. The <draw:frame text:anchor-type="as-char" style:vertical-pos="middle" style:vertical-rel="text"><draw:object xlink:href="Formula-4/" xlink:type="simple" xlink:show="embed" xlink:actuate="onLoad"/></draw:frame>  and <draw:frame text:anchor-type="as-char" style:vertical-pos="middle" style:vertical-rel="text"><draw:object xlink:href="Formula-5/" xlink:type="simple" xlink:show="embed" xlink:actuate="onLoad"/></draw:frame>  algorithms were developed to address suboptimal planning with differential constraints where a steering function is unavailable. The steering function in these algorithms is replaced by a subroutine which forward integrates the system dynamics with a selected control input. Optimal planning under differential constraints can be addressed by the kinodynamic variant of the <draw:frame text:anchor-type="as-char" style:vertical-pos="middle" style:vertical-rel="text"><draw:object xlink:href="Formula-6/" xlink:type="simple" xlink:show="embed" xlink:actuate="onLoad"/></draw:frame>algorithm , but again requires an optimal steering function like <draw:frame text:anchor-type="as-char" style:vertical-pos="middle" style:vertical-rel="text"><draw:object xlink:href="Formula-7/" xlink:type="simple" xlink:show="embed" xlink:actuate="onLoad"/></draw:frame>. The effectiveness of <draw:frame text:anchor-type="as-char" style:vertical-pos="middle" style:vertical-rel="text"><draw:object xlink:href="Formula-8/" xlink:type="simple" xlink:show="embed" xlink:actuate="onLoad"/></draw:frame>has motivated several general approaches for optimal steering discussed in . However, the computation of these solutions can slow down the iteration time of <draw:frame text:anchor-type="as-char" style:vertical-pos="middle" style:vertical-rel="text"><draw:object xlink:href="Formula-9/" xlink:type="simple" xlink:show="embed" xlink:actuate="onLoad"/></draw:frame>considerably. This paper addresses optimal planning under differential constraints without the use of a steering function. The method is based on a discrete approximation of the problem as a graph together with a generalization of label correcting techniques such as Dijkstra’s algorithm . Label correcting algorithms compare the relative cost of paths in a graph terminating at the same vertex and discard paths with non-minimal cost. This is effective when there are multiple paths reaching each vertex from the root vertex. Without a steering function it is difficult to construct such a graph approximating motion planning solutions since multiple trajectories terminating at specified states must be generated. The intuitive generalization is to compare the cost of paths related to trajectories terminating “close enough” to one another. An ad hoc implementation of this concept first appeared in  as the Hybrid $\rm A^*$ algorithm. More recently, the <draw:frame text:anchor-type="as-char" style:vertical-pos="middle" style:vertical-rel="text"><draw:object xlink:href="Formula-10/" xlink:type="simple" xlink:show="embed" xlink:actuate="onLoad"/></draw:frame>algorithm  provided a more principled approximation of the problem and an algorithm converging asymptotically to a solution with bounded sub-optimality. This paper refines this approach further with an algorithm producing solutions with bounded sub-optimality and terminating in finite-time. The key difference allowing the algorithm to terminate in finite time is a slightly more conservative comparison between paths terminating in the same region of the state space. This comparison is described in Section [sec:GLC-Methods]. Section [sec:Numerical-Examples] provides examples illustrating convergence to optimal cost solutions with increasing resolution. The analysis of the algorithm is addressed in Section [sec:Justification] and is the principal contribution of the paper.</text:p>
      <text:h text:style-name="Heading_20_1" text:outline-level="1">[sec:GLC-Methods]GLC Methods</text:h>
      <text:h text:style-name="Heading_20_4" text:outline-level="4">Label correcting methods:</text:h>
      <text:p text:style-name="First_20_paragraph">Shortest path algorithms are methods of searching over paths of a graph for a minimum-cost path between an origin or root vertex to a set of goal vertices. In a conventional label correcting method, the algorithm maintains a best known path terminating at each vertex of the graph. This path <text:span text:style-name="T1">labels</text:span> that vertex. At a particular iteration, if a path under consideration does not have lower cost than the path labeling the terminal vertex, the path under consideration is discarded. As a consequence, the subtree of paths originating from the discarded path will not be evaluated.</text:p>
      <text:h text:style-name="Heading_20_4" text:outline-level="4">Generalizing the notion of a label:</text:h>
      <text:p text:style-name="First_20_paragraph">Observe that the label of a vertex in conventional label correcting algorithms is in fact a label for the paths terminating at that vertex. Then each vertex identifies an equivalence class of paths. Paths within each equivalence class are ordered by their cost, and the efficiency of label correcting methods comes from narrowing the search to minimum cost paths in their associated equivalence class. The generalization is to identify paths associated to trajectories terminating in the same region of the state space instead of the same state. However, this generalization prevents a direct comparison of cost between two related paths. Instead, the difference in cost must exceed a threshold described by the <draw:frame text:anchor-type="as-char" style:vertical-pos="middle" style:vertical-rel="text"><draw:object xlink:href="Formula-11/" xlink:type="simple" xlink:show="embed" xlink:actuate="onLoad"/></draw:frame>conditions introduced in Section [sec:glc_def].</text:p>
      <text:h text:style-name="Heading_20_2" text:outline-level="2">Problem Formulation</text:h>
      <text:p text:style-name="First_20_paragraph">Consider a system whose configuration and relevant quantities are described by a state in <draw:frame text:anchor-type="as-char" style:vertical-pos="middle" style:vertical-rel="text"><draw:object xlink:href="Formula-12/" xlink:type="simple" xlink:show="embed" xlink:actuate="onLoad"/></draw:frame>. The decision variable of the problem is an input signal or continuous history of actions <draw:frame text:anchor-type="as-char" style:vertical-pos="middle" style:vertical-rel="text"><draw:object xlink:href="Formula-13/" xlink:type="simple" xlink:show="embed" xlink:actuate="onLoad"/></draw:frame> from a <text:span text:style-name="T2">signal</text:span><text:span text:style-name="T3"> </text:span><text:span text:style-name="T4">space</text:span> <draw:frame text:anchor-type="as-char" style:vertical-pos="middle" style:vertical-rel="text"><draw:object xlink:href="Formula-14/" xlink:type="simple" xlink:show="embed" xlink:actuate="onLoad"/></draw:frame> affecting a state trajectory <draw:frame text:anchor-type="as-char" style:vertical-pos="middle" style:vertical-rel="text"><draw:object xlink:href="Formula-15/" xlink:type="simple" xlink:show="embed" xlink:actuate="onLoad"/></draw:frame> in a <text:span text:style-name="T5">trajectory</text:span><text:span text:style-name="T6"> </text:span><text:span text:style-name="T7">space</text:span> <draw:frame text:anchor-type="as-char" style:vertical-pos="middle" style:vertical-rel="text"><draw:object xlink:href="Formula-16/" xlink:type="simple" xlink:show="embed" xlink:actuate="onLoad"/></draw:frame>. The signal space is constructed from a set of admissible inputs <draw:frame text:anchor-type="as-char" style:vertical-pos="middle" style:vertical-rel="text"><draw:object xlink:href="Formula-17/" xlink:type="simple" xlink:show="embed" xlink:actuate="onLoad"/></draw:frame> bounded by <draw:frame text:anchor-type="as-char" style:vertical-pos="middle" style:vertical-rel="text"><draw:object xlink:href="Formula-18/" xlink:type="simple" xlink:show="embed" xlink:actuate="onLoad"/></draw:frame>. The input signal space is defined </text:p>
      <text:p text:style-name="Text_20_body">$$\mathcal{U}\coloneqq\bigcup_{\tau&gt;0}\left\{ u\in L_{1}([0,\tau]):\: u(t)\in\Omega\:\,\forall t\in[0,\tau]\right\}. \label{eq:signal_space}$$</text:p>
      <text:p text:style-name="Text_20_body">The signal and trajectory are related through a model of the system dynamics described by a differential constraint, </text:p>
      <text:p text:style-name="Text_20_body"><draw:frame text:anchor-type="paragraph" style:vertical-pos="middle" style:vertical-rel="text"><draw:object xlink:href="Formula-19/" xlink:type="simple" xlink:show="embed" xlink:actuate="onLoad"/></draw:frame></text:p>
      <text:p text:style-name="Text_20_body"> A <text:span text:style-name="T8">system</text:span><text:span text:style-name="T9"> </text:span><text:span text:style-name="T10">map</text:span> <draw:frame text:anchor-type="as-char" style:vertical-pos="middle" style:vertical-rel="text"><draw:object xlink:href="Formula-20/" xlink:type="simple" xlink:show="embed" xlink:actuate="onLoad"/></draw:frame> is defined to relate signals to associated trajectories (the solution to ([eq:dynamics]) ) with domain equal to the domain of the input signal. The initial state <draw:frame text:anchor-type="as-char" style:vertical-pos="middle" style:vertical-rel="text"><draw:object xlink:href="Formula-21/" xlink:type="simple" xlink:show="embed" xlink:actuate="onLoad"/></draw:frame> parametrizes the map and trajectory space. To simplify notation, <draw:frame text:anchor-type="as-char" style:vertical-pos="middle" style:vertical-rel="text"><draw:object xlink:href="Formula-22/" xlink:type="simple" xlink:show="embed" xlink:actuate="onLoad"/></draw:frame> for a function <draw:frame text:anchor-type="as-char" style:vertical-pos="middle" style:vertical-rel="text"><draw:object xlink:href="Formula-23/" xlink:type="simple" xlink:show="embed" xlink:actuate="onLoad"/></draw:frame> with domain <draw:frame text:anchor-type="as-char" style:vertical-pos="middle" style:vertical-rel="text"><draw:object xlink:href="Formula-24/" xlink:type="simple" xlink:show="embed" xlink:actuate="onLoad"/></draw:frame> denotes the maximum of the domain, <draw:frame text:anchor-type="as-char" style:vertical-pos="middle" style:vertical-rel="text"><draw:object xlink:href="Formula-25/" xlink:type="simple" xlink:show="embed" xlink:actuate="onLoad"/></draw:frame>.</text:p>
      <text:p text:style-name="Text_20_body">In addition to the differential constraint, feasible trajectories for a particular problem must satisfy point-wise constraints defined by a subset <draw:frame text:anchor-type="as-char" style:vertical-pos="middle" style:vertical-rel="text"><draw:object xlink:href="Formula-26/" xlink:type="simple" xlink:show="embed" xlink:actuate="onLoad"/></draw:frame> of <draw:frame text:anchor-type="as-char" style:vertical-pos="middle" style:vertical-rel="text"><draw:object xlink:href="Formula-27/" xlink:type="simple" xlink:show="embed" xlink:actuate="onLoad"/></draw:frame> and a specified initial state <draw:frame text:anchor-type="as-char" style:vertical-pos="middle" style:vertical-rel="text"><draw:object xlink:href="Formula-28/" xlink:type="simple" xlink:show="embed" xlink:actuate="onLoad"/></draw:frame>. The subset of feasible trajectories <draw:frame text:anchor-type="as-char" style:vertical-pos="middle" style:vertical-rel="text"><draw:object xlink:href="Formula-29/" xlink:type="simple" xlink:show="embed" xlink:actuate="onLoad"/></draw:frame> are defined </text:p>
      <text:p text:style-name="Text_20_body">$$\mathcal{X}_\mathrm{feas}\coloneqq \left\{ x\in \mathcal{X}_{x_\mathrm{ic}}:\,\, x(t)\in X_\mathrm{free}\,\, \forall t\in [0,\tau (x)] \right\}.$$</text:p>
      <text:p text:style-name="Text_20_body"> Similarly, the subset <draw:frame text:anchor-type="as-char" style:vertical-pos="middle" style:vertical-rel="text"><draw:object xlink:href="Formula-30/" xlink:type="simple" xlink:show="embed" xlink:actuate="onLoad"/></draw:frame> of <draw:frame text:anchor-type="as-char" style:vertical-pos="middle" style:vertical-rel="text"><draw:object xlink:href="Formula-31/" xlink:type="simple" xlink:show="embed" xlink:actuate="onLoad"/></draw:frame> is used to encode a terminal constraint. The subset of <draw:frame text:anchor-type="as-char" style:vertical-pos="middle" style:vertical-rel="text"><draw:object xlink:href="Formula-32/" xlink:type="simple" xlink:show="embed" xlink:actuate="onLoad"/></draw:frame> consisting of trajectories <draw:frame text:anchor-type="as-char" style:vertical-pos="middle" style:vertical-rel="text"><draw:object xlink:href="Formula-33/" xlink:type="simple" xlink:show="embed" xlink:actuate="onLoad"/></draw:frame> with <draw:frame text:anchor-type="as-char" style:vertical-pos="middle" style:vertical-rel="text"><draw:object xlink:href="Formula-34/" xlink:type="simple" xlink:show="embed" xlink:actuate="onLoad"/></draw:frame> defines <draw:frame text:anchor-type="as-char" style:vertical-pos="middle" style:vertical-rel="text"><draw:object xlink:href="Formula-35/" xlink:type="simple" xlink:show="embed" xlink:actuate="onLoad"/></draw:frame>. The decision variable for the problem is the input signal <draw:frame text:anchor-type="as-char" style:vertical-pos="middle" style:vertical-rel="text"><draw:object xlink:href="Formula-36/" xlink:type="simple" xlink:show="embed" xlink:actuate="onLoad"/></draw:frame> which must be chosen such that the trajectory <draw:frame text:anchor-type="as-char" style:vertical-pos="middle" style:vertical-rel="text"><draw:object xlink:href="Formula-37/" xlink:type="simple" xlink:show="embed" xlink:actuate="onLoad"/></draw:frame> is in <draw:frame text:anchor-type="as-char" style:vertical-pos="middle" style:vertical-rel="text"><draw:object xlink:href="Formula-38/" xlink:type="simple" xlink:show="embed" xlink:actuate="onLoad"/></draw:frame>. Naturally, input signals mapping to trajectories in <draw:frame text:anchor-type="as-char" style:vertical-pos="middle" style:vertical-rel="text"><draw:object xlink:href="Formula-39/" xlink:type="simple" xlink:show="embed" xlink:actuate="onLoad"/></draw:frame> are defined by the inverse relation $\mathcal{U}_\mathrm{feas/goal} \coloneqq \varphi_{x_\mathrm{ic}}^{-1}(\mathcal{X}_\mathrm{feas/goal})$.</text:p>
      <text:p text:style-name="Text_20_body">A general cost functional which integrates a running-cost <draw:frame text:anchor-type="as-char" style:vertical-pos="middle" style:vertical-rel="text"><draw:object xlink:href="Formula-40/" xlink:type="simple" xlink:show="embed" xlink:actuate="onLoad"/></draw:frame> of the state and input at each instant along a trajectory is used to compare the merit of one input signal over another. Restricted to solutions of ([eq:dynamics]), the cost functional depends only on the control and intitial state, </text:p>
      <text:p text:style-name="Text_20_body"><draw:frame text:anchor-type="paragraph" style:vertical-pos="middle" style:vertical-rel="text"><draw:object xlink:href="Formula-41/" xlink:type="simple" xlink:show="embed" xlink:actuate="onLoad"/></draw:frame></text:p>
      <text:p text:style-name="Text_20_body"> The notation <draw:frame text:anchor-type="as-char" style:vertical-pos="middle" style:vertical-rel="text"><draw:object xlink:href="Formula-42/" xlink:type="simple" xlink:show="embed" xlink:actuate="onLoad"/></draw:frame> denotes the evaluation of the trajectory satisfying ([eq:dynamics]) with the input signal <draw:frame text:anchor-type="as-char" style:vertical-pos="middle" style:vertical-rel="text"><draw:object xlink:href="Formula-43/" xlink:type="simple" xlink:show="embed" xlink:actuate="onLoad"/></draw:frame> and initial state <draw:frame text:anchor-type="as-char" style:vertical-pos="middle" style:vertical-rel="text"><draw:object xlink:href="Formula-44/" xlink:type="simple" xlink:show="embed" xlink:actuate="onLoad"/></draw:frame> at time <draw:frame text:anchor-type="as-char" style:vertical-pos="middle" style:vertical-rel="text"><draw:object xlink:href="Formula-45/" xlink:type="simple" xlink:show="embed" xlink:actuate="onLoad"/></draw:frame>.</text:p>
      <text:p text:style-name="Text_20_body">The domain of <draw:frame text:anchor-type="as-char" style:vertical-pos="middle" style:vertical-rel="text"><draw:object xlink:href="Formula-46/" xlink:type="simple" xlink:show="embed" xlink:actuate="onLoad"/></draw:frame> is extended with the object <draw:frame text:anchor-type="as-char" style:vertical-pos="middle" style:vertical-rel="text"><draw:object xlink:href="Formula-47/" xlink:type="simple" xlink:show="embed" xlink:actuate="onLoad"/></draw:frame>such that $J_{x_0}({\ensuremath{\mathtt{NULL}}\xspace})=\infty$ for all <draw:frame text:anchor-type="as-char" style:vertical-pos="middle" style:vertical-rel="text"><draw:object xlink:href="Formula-48/" xlink:type="simple" xlink:show="embed" xlink:actuate="onLoad"/></draw:frame>. Further, since ([eq:real_cost]) may not admit a minimum, we address the following relaxed optimal kinodynamic motion planning problem:</text:p>
      <text:p text:style-name="Text_20_body">[Problem] Find a sequence $\{u_{R}\}\subset\mathcal{U}_\mathrm{goal}\cup {\ensuremath{\mathtt{NULL}}\xspace}$ such that </text:p>
      <text:p text:style-name="Text_20_body">$$\lim_{R\rightarrow\infty}J_{x_\mathrm{ic}}(u_R)=\inf_{u\in\mathcal{U}_\mathrm{goal}}J_{x_\mathrm{ic}}(u)\coloneqq c^{*}.\label{eq:meaningful_problem}$$</text:p>
      <text:p text:style-name="Text_20_body"> With the convention that <draw:frame text:anchor-type="as-char" style:vertical-pos="middle" style:vertical-rel="text"><draw:object xlink:href="Formula-49/" xlink:type="simple" xlink:show="embed" xlink:actuate="onLoad"/></draw:frame>, a solution sequence exists so the problem is well-posed. An algorithm parameterized by a resolution <draw:frame text:anchor-type="as-char" style:vertical-pos="middle" style:vertical-rel="text"><draw:object xlink:href="Formula-50/" xlink:type="simple" xlink:show="embed" xlink:actuate="onLoad"/></draw:frame> whose output for each <draw:frame text:anchor-type="as-char" style:vertical-pos="middle" style:vertical-rel="text"><draw:object xlink:href="Formula-51/" xlink:type="simple" xlink:show="embed" xlink:actuate="onLoad"/></draw:frame> forms a sequence solving this problem will be called <text:span text:style-name="T11">resolution</text:span><text:span text:style-name="T12"> </text:span><text:span text:style-name="T13">complete</text:span>.</text:p>
      <text:h text:style-name="Heading_20_4" text:outline-level="4">Assumptions.</text:h>
      <text:p text:style-name="First_20_paragraph">The problem data are assumed to satisfy the following:</text:p>
      <text:list text:style-name="L1">
        <text:list-item>
          <text:p text:style-name="P1">The sets <draw:frame text:anchor-type="as-char" style:vertical-pos="middle" style:vertical-rel="text"><draw:object xlink:href="Formula-52/" xlink:type="simple" xlink:show="embed" xlink:actuate="onLoad"/></draw:frame> and <draw:frame text:anchor-type="as-char" style:vertical-pos="middle" style:vertical-rel="text"><draw:object xlink:href="Formula-53/" xlink:type="simple" xlink:show="embed" xlink:actuate="onLoad"/></draw:frame> are open with respect to the standard topology on <draw:frame text:anchor-type="as-char" style:vertical-pos="middle" style:vertical-rel="text"><draw:object xlink:href="Formula-54/" xlink:type="simple" xlink:show="embed" xlink:actuate="onLoad"/></draw:frame>.</text:p>
        </text:list-item>
        <text:list-item>
          <text:p text:style-name="P1">There are known constants <draw:frame text:anchor-type="as-char" style:vertical-pos="middle" style:vertical-rel="text"><draw:object xlink:href="Formula-55/" xlink:type="simple" xlink:show="embed" xlink:actuate="onLoad"/></draw:frame> and <draw:frame text:anchor-type="as-char" style:vertical-pos="middle" style:vertical-rel="text"><draw:object xlink:href="Formula-56/" xlink:type="simple" xlink:show="embed" xlink:actuate="onLoad"/></draw:frame> such that <draw:frame text:anchor-type="as-char" style:vertical-pos="middle" style:vertical-rel="text"><draw:object xlink:href="Formula-57/" xlink:type="simple" xlink:show="embed" xlink:actuate="onLoad"/></draw:frame>, and <draw:frame text:anchor-type="as-char" style:vertical-pos="middle" style:vertical-rel="text"><draw:object xlink:href="Formula-58/" xlink:type="simple" xlink:show="embed" xlink:actuate="onLoad"/></draw:frame> for all <draw:frame text:anchor-type="as-char" style:vertical-pos="middle" style:vertical-rel="text"><draw:object xlink:href="Formula-59/" xlink:type="simple" xlink:show="embed" xlink:actuate="onLoad"/></draw:frame> and <draw:frame text:anchor-type="as-char" style:vertical-pos="middle" style:vertical-rel="text"><draw:object xlink:href="Formula-60/" xlink:type="simple" xlink:show="embed" xlink:actuate="onLoad"/></draw:frame>.</text:p>
        </text:list-item>
        <text:list-item>
          <text:p text:style-name="P1">There is a known constant <draw:frame text:anchor-type="as-char" style:vertical-pos="middle" style:vertical-rel="text"><draw:object xlink:href="Formula-61/" xlink:type="simple" xlink:show="embed" xlink:actuate="onLoad"/></draw:frame> such that <draw:frame text:anchor-type="as-char" style:vertical-pos="middle" style:vertical-rel="text"><draw:object xlink:href="Formula-62/" xlink:type="simple" xlink:show="embed" xlink:actuate="onLoad"/></draw:frame><text:line-break/><draw:frame text:anchor-type="as-char" style:vertical-pos="middle" style:vertical-rel="text"><draw:object xlink:href="Formula-63/" xlink:type="simple" xlink:show="embed" xlink:actuate="onLoad"/></draw:frame> for all <draw:frame text:anchor-type="as-char" style:vertical-pos="middle" style:vertical-rel="text"><draw:object xlink:href="Formula-64/" xlink:type="simple" xlink:show="embed" xlink:actuate="onLoad"/></draw:frame> and <draw:frame text:anchor-type="as-char" style:vertical-pos="middle" style:vertical-rel="text"><draw:object xlink:href="Formula-65/" xlink:type="simple" xlink:show="embed" xlink:actuate="onLoad"/></draw:frame>.</text:p>
        </text:list-item>
        <text:list-item>
          <text:p text:style-name="P1"><draw:frame text:anchor-type="as-char" style:vertical-pos="middle" style:vertical-rel="text"><draw:object xlink:href="Formula-66/" xlink:type="simple" xlink:show="embed" xlink:actuate="onLoad"/></draw:frame> for all <draw:frame text:anchor-type="as-char" style:vertical-pos="middle" style:vertical-rel="text"><draw:object xlink:href="Formula-67/" xlink:type="simple" xlink:show="embed" xlink:actuate="onLoad"/></draw:frame>.</text:p>
        </text:list-item>
      </text:list>
      <text:h text:style-name="Heading_20_2" text:outline-level="2">Approximation of <draw:frame text:anchor-type="as-char" style:vertical-pos="middle" style:vertical-rel="text"><draw:object xlink:href="Formula-68/" xlink:type="simple" xlink:show="embed" xlink:actuate="onLoad"/></draw:frame></text:h>
      <text:p text:style-name="First_20_paragraph">The signal space <draw:frame text:anchor-type="as-char" style:vertical-pos="middle" style:vertical-rel="text"><draw:object xlink:href="Formula-69/" xlink:type="simple" xlink:show="embed" xlink:actuate="onLoad"/></draw:frame> is approximated by a finite subset <draw:frame text:anchor-type="as-char" style:vertical-pos="middle" style:vertical-rel="text"><draw:object xlink:href="Formula-70/" xlink:type="simple" xlink:show="embed" xlink:actuate="onLoad"/></draw:frame> where <draw:frame text:anchor-type="as-char" style:vertical-pos="middle" style:vertical-rel="text"><draw:object xlink:href="Formula-71/" xlink:type="simple" xlink:show="embed" xlink:actuate="onLoad"/></draw:frame> is a resolution parameter. To construct <draw:frame text:anchor-type="as-char" style:vertical-pos="middle" style:vertical-rel="text"><draw:object xlink:href="Formula-72/" xlink:type="simple" xlink:show="embed" xlink:actuate="onLoad"/></draw:frame> it is assumed that we have access to a family of finite subsets <draw:frame text:anchor-type="as-char" style:vertical-pos="middle" style:vertical-rel="text"><draw:object xlink:href="Formula-73/" xlink:type="simple" xlink:show="embed" xlink:actuate="onLoad"/></draw:frame> of the input space, such that the dispersion in <draw:frame text:anchor-type="as-char" style:vertical-pos="middle" style:vertical-rel="text"><draw:object xlink:href="Formula-74/" xlink:type="simple" xlink:show="embed" xlink:actuate="onLoad"/></draw:frame> converges to zero as <draw:frame text:anchor-type="as-char" style:vertical-pos="middle" style:vertical-rel="text"><draw:object xlink:href="Formula-75/" xlink:type="simple" xlink:show="embed" xlink:actuate="onLoad"/></draw:frame>. A family of such subsets exists and is often easily obtained with regular grids or random sampling for a given <draw:frame text:anchor-type="as-char" style:vertical-pos="middle" style:vertical-rel="text"><draw:object xlink:href="Formula-76/" xlink:type="simple" xlink:show="embed" xlink:actuate="onLoad"/></draw:frame>.</text:p>
      <text:p text:style-name="Text_20_body">The approximated signal space <draw:frame text:anchor-type="as-char" style:vertical-pos="middle" style:vertical-rel="text"><draw:object xlink:href="Formula-77/" xlink:type="simple" xlink:show="embed" xlink:actuate="onLoad"/></draw:frame> consists of piecewise constant signals on time intervals <draw:frame text:anchor-type="as-char" style:vertical-pos="middle" style:vertical-rel="text"><draw:object xlink:href="Formula-78/" xlink:type="simple" xlink:show="embed" xlink:actuate="onLoad"/></draw:frame> for <draw:frame text:anchor-type="as-char" style:vertical-pos="middle" style:vertical-rel="text"><draw:object xlink:href="Formula-79/" xlink:type="simple" xlink:show="embed" xlink:actuate="onLoad"/></draw:frame>, <draw:frame text:anchor-type="as-char" style:vertical-pos="middle" style:vertical-rel="text"><draw:object xlink:href="Formula-80/" xlink:type="simple" xlink:show="embed" xlink:actuate="onLoad"/></draw:frame>, and all values <draw:frame text:anchor-type="as-char" style:vertical-pos="middle" style:vertical-rel="text"><draw:object xlink:href="Formula-81/" xlink:type="simple" xlink:show="embed" xlink:actuate="onLoad"/></draw:frame> less than a user specified function <draw:frame text:anchor-type="as-char" style:vertical-pos="middle" style:vertical-rel="text"><draw:object xlink:href="Formula-82/" xlink:type="simple" xlink:show="embed" xlink:actuate="onLoad"/></draw:frame> (take the last interval to be closed). The constant values of the signal are inputs from <draw:frame text:anchor-type="as-char" style:vertical-pos="middle" style:vertical-rel="text"><draw:object xlink:href="Formula-83/" xlink:type="simple" xlink:show="embed" xlink:actuate="onLoad"/></draw:frame>.</text:p>
      <text:p text:style-name="Text_20_body">The function <draw:frame text:anchor-type="as-char" style:vertical-pos="middle" style:vertical-rel="text"><draw:object xlink:href="Formula-84/" xlink:type="simple" xlink:show="embed" xlink:actuate="onLoad"/></draw:frame> defines a horizon limit and can be <text:span text:style-name="T14">any</text:span> function satisfying </text:p>
      <text:p text:style-name="Text_20_body"><draw:frame text:anchor-type="paragraph" style:vertical-pos="middle" style:vertical-rel="text"><draw:object xlink:href="Formula-85/" xlink:type="simple" xlink:show="embed" xlink:actuate="onLoad"/></draw:frame></text:p>
      <text:p text:style-name="Text_20_body"> For example, <draw:frame text:anchor-type="as-char" style:vertical-pos="middle" style:vertical-rel="text"><draw:object xlink:href="Formula-86/" xlink:type="simple" xlink:show="embed" xlink:actuate="onLoad"/></draw:frame> is acceptable. This ensures that the horizon limit is unbounded in <draw:frame text:anchor-type="as-char" style:vertical-pos="middle" style:vertical-rel="text"><draw:object xlink:href="Formula-87/" xlink:type="simple" xlink:show="embed" xlink:actuate="onLoad"/></draw:frame> so that any finite time domain can be approximated for sufficiently large <draw:frame text:anchor-type="as-char" style:vertical-pos="middle" style:vertical-rel="text"><draw:object xlink:href="Formula-88/" xlink:type="simple" xlink:show="embed" xlink:actuate="onLoad"/></draw:frame>. A <text:span text:style-name="T15">parent</text:span> of an input signal <draw:frame text:anchor-type="as-char" style:vertical-pos="middle" style:vertical-rel="text"><draw:object xlink:href="Formula-89/" xlink:type="simple" xlink:show="embed" xlink:actuate="onLoad"/></draw:frame> with domain <draw:frame text:anchor-type="as-char" style:vertical-pos="middle" style:vertical-rel="text"><draw:object xlink:href="Formula-90/" xlink:type="simple" xlink:show="embed" xlink:actuate="onLoad"/></draw:frame> is defined as the input signal <draw:frame text:anchor-type="as-char" style:vertical-pos="middle" style:vertical-rel="text"><draw:object xlink:href="Formula-91/" xlink:type="simple" xlink:show="embed" xlink:actuate="onLoad"/></draw:frame> with domain <draw:frame text:anchor-type="as-char" style:vertical-pos="middle" style:vertical-rel="text"><draw:object xlink:href="Formula-92/" xlink:type="simple" xlink:show="embed" xlink:actuate="onLoad"/></draw:frame> such that <draw:frame text:anchor-type="as-char" style:vertical-pos="middle" style:vertical-rel="text"><draw:object xlink:href="Formula-93/" xlink:type="simple" xlink:show="embed" xlink:actuate="onLoad"/></draw:frame> for all <draw:frame text:anchor-type="as-char" style:vertical-pos="middle" style:vertical-rel="text"><draw:object xlink:href="Formula-94/" xlink:type="simple" xlink:show="embed" xlink:actuate="onLoad"/></draw:frame>. In this case, <draw:frame text:anchor-type="as-char" style:vertical-pos="middle" style:vertical-rel="text"><draw:object xlink:href="Formula-95/" xlink:type="simple" xlink:show="embed" xlink:actuate="onLoad"/></draw:frame> is a <text:span text:style-name="T16">child</text:span> of <draw:frame text:anchor-type="as-char" style:vertical-pos="middle" style:vertical-rel="text"><draw:object xlink:href="Formula-96/" xlink:type="simple" xlink:show="embed" xlink:actuate="onLoad"/></draw:frame>. A tree (graph) is defined with <draw:frame text:anchor-type="as-char" style:vertical-pos="middle" style:vertical-rel="text"><draw:object xlink:href="Formula-97/" xlink:type="simple" xlink:show="embed" xlink:actuate="onLoad"/></draw:frame> as the vertex set, and edges defined by ordered pairs of signals <draw:frame text:anchor-type="as-char" style:vertical-pos="middle" style:vertical-rel="text"><draw:object xlink:href="Formula-98/" xlink:type="simple" xlink:show="embed" xlink:actuate="onLoad"/></draw:frame> such that <draw:frame text:anchor-type="as-char" style:vertical-pos="middle" style:vertical-rel="text"><draw:object xlink:href="Formula-99/" xlink:type="simple" xlink:show="embed" xlink:actuate="onLoad"/></draw:frame> is the parent of <draw:frame text:anchor-type="as-char" style:vertical-pos="middle" style:vertical-rel="text"><draw:object xlink:href="Formula-100/" xlink:type="simple" xlink:show="embed" xlink:actuate="onLoad"/></draw:frame>. To serve as the root of the tree, <draw:frame text:anchor-type="as-char" style:vertical-pos="middle" style:vertical-rel="text"><draw:object xlink:href="Formula-101/" xlink:type="simple" xlink:show="embed" xlink:actuate="onLoad"/></draw:frame> is augmented with the special input signal <draw:frame text:anchor-type="as-char" style:vertical-pos="middle" style:vertical-rel="text"><draw:object xlink:href="Formula-102/" xlink:type="simple" xlink:show="embed" xlink:actuate="onLoad"/></draw:frame> defined such that <draw:frame text:anchor-type="as-char" style:vertical-pos="middle" style:vertical-rel="text"><draw:object xlink:href="Formula-103/" xlink:type="simple" xlink:show="embed" xlink:actuate="onLoad"/></draw:frame> and <draw:frame text:anchor-type="as-char" style:vertical-pos="middle" style:vertical-rel="text"><draw:object xlink:href="Formula-104/" xlink:type="simple" xlink:show="embed" xlink:actuate="onLoad"/></draw:frame>. <draw:frame text:anchor-type="as-char" style:vertical-pos="middle" style:vertical-rel="text"><draw:object xlink:href="Formula-105/" xlink:type="simple" xlink:show="embed" xlink:actuate="onLoad"/></draw:frame> has no parent, but is the parent of signals with domain <draw:frame text:anchor-type="as-char" style:vertical-pos="middle" style:vertical-rel="text"><draw:object xlink:href="Formula-106/" xlink:type="simple" xlink:show="embed" xlink:actuate="onLoad"/></draw:frame>. The signal <draw:frame text:anchor-type="as-char" style:vertical-pos="middle" style:vertical-rel="text"><draw:object xlink:href="Formula-107/" xlink:type="simple" xlink:show="embed" xlink:actuate="onLoad"/></draw:frame> is an <text:span text:style-name="T17">ancestor</text:span> of <draw:frame text:anchor-type="as-char" style:vertical-pos="middle" style:vertical-rel="text"><draw:object xlink:href="Formula-108/" xlink:type="simple" xlink:show="embed" xlink:actuate="onLoad"/></draw:frame> if <draw:frame text:anchor-type="as-char" style:vertical-pos="middle" style:vertical-rel="text"><draw:object xlink:href="Formula-109/" xlink:type="simple" xlink:show="embed" xlink:actuate="onLoad"/></draw:frame> and <draw:frame text:anchor-type="as-char" style:vertical-pos="middle" style:vertical-rel="text"><draw:object xlink:href="Formula-110/" xlink:type="simple" xlink:show="embed" xlink:actuate="onLoad"/></draw:frame> for all <draw:frame text:anchor-type="as-char" style:vertical-pos="middle" style:vertical-rel="text"><draw:object xlink:href="Formula-111/" xlink:type="simple" xlink:show="embed" xlink:actuate="onLoad"/></draw:frame>. In this case <draw:frame text:anchor-type="as-char" style:vertical-pos="middle" style:vertical-rel="text"><draw:object xlink:href="Formula-112/" xlink:type="simple" xlink:show="embed" xlink:actuate="onLoad"/></draw:frame> is a <text:span text:style-name="T18">descendant</text:span> of <draw:frame text:anchor-type="as-char" style:vertical-pos="middle" style:vertical-rel="text"><draw:object xlink:href="Formula-113/" xlink:type="simple" xlink:show="embed" xlink:actuate="onLoad"/></draw:frame>. The <text:span text:style-name="T19">depth</text:span> of a control in <draw:frame text:anchor-type="as-char" style:vertical-pos="middle" style:vertical-rel="text"><draw:object xlink:href="Formula-114/" xlink:type="simple" xlink:show="embed" xlink:actuate="onLoad"/></draw:frame> is the number of ancestors of that control.</text:p>
      <text:h text:style-name="Heading_20_2" text:outline-level="2">Partitioning <draw:frame text:anchor-type="as-char" style:vertical-pos="middle" style:vertical-rel="text"><draw:object xlink:href="Formula-115/" xlink:type="simple" xlink:show="embed" xlink:actuate="onLoad"/></draw:frame> and the GLC Conditions</text:h>
      <text:p text:style-name="First_20_paragraph">A partition of <draw:frame text:anchor-type="as-char" style:vertical-pos="middle" style:vertical-rel="text"><draw:object xlink:href="Formula-116/" xlink:type="simple" xlink:show="embed" xlink:actuate="onLoad"/></draw:frame> is used to define comparable signals. We say the partition has radius <draw:frame text:anchor-type="as-char" style:vertical-pos="middle" style:vertical-rel="text"><draw:object xlink:href="Formula-117/" xlink:type="simple" xlink:show="embed" xlink:actuate="onLoad"/></draw:frame> if the partition elements are each contained in a neighborhood of radius <draw:frame text:anchor-type="as-char" style:vertical-pos="middle" style:vertical-rel="text"><draw:object xlink:href="Formula-118/" xlink:type="simple" xlink:show="embed" xlink:actuate="onLoad"/></draw:frame>. Like the discretization of <draw:frame text:anchor-type="as-char" style:vertical-pos="middle" style:vertical-rel="text"><draw:object xlink:href="Formula-119/" xlink:type="simple" xlink:show="embed" xlink:actuate="onLoad"/></draw:frame>, the radius of the partition is parametrized by the resolution <draw:frame text:anchor-type="as-char" style:vertical-pos="middle" style:vertical-rel="text"><draw:object xlink:href="Formula-120/" xlink:type="simple" xlink:show="embed" xlink:actuate="onLoad"/></draw:frame>.</text:p>
      <text:p text:style-name="Text_20_body">For brevity we only consider hypercube partitions. A user specified function <draw:frame text:anchor-type="as-char" style:vertical-pos="middle" style:vertical-rel="text"><draw:object xlink:href="Formula-121/" xlink:type="simple" xlink:show="embed" xlink:actuate="onLoad"/></draw:frame> controls the side length of the hypercube. For states <draw:frame text:anchor-type="as-char" style:vertical-pos="middle" style:vertical-rel="text"><draw:object xlink:href="Formula-122/" xlink:type="simple" xlink:show="embed" xlink:actuate="onLoad"/></draw:frame> we write <draw:frame text:anchor-type="as-char" style:vertical-pos="middle" style:vertical-rel="text"><draw:object xlink:href="Formula-123/" xlink:type="simple" xlink:show="embed" xlink:actuate="onLoad"/></draw:frame> if <draw:frame text:anchor-type="as-char" style:vertical-pos="middle" style:vertical-rel="text"><draw:object xlink:href="Formula-124/" xlink:type="simple" xlink:show="embed" xlink:actuate="onLoad"/></draw:frame>, where <draw:frame text:anchor-type="as-char" style:vertical-pos="middle" style:vertical-rel="text"><draw:object xlink:href="Formula-125/" xlink:type="simple" xlink:show="embed" xlink:actuate="onLoad"/></draw:frame> is the coordinate-wise floor map (e.g. <draw:frame text:anchor-type="as-char" style:vertical-pos="middle" style:vertical-rel="text"><draw:object xlink:href="Formula-126/" xlink:type="simple" xlink:show="embed" xlink:actuate="onLoad"/></draw:frame>). Then the equivalence classes of the <draw:frame text:anchor-type="as-char" style:vertical-pos="middle" style:vertical-rel="text"><draw:object xlink:href="Formula-127/" xlink:type="simple" xlink:show="embed" xlink:actuate="onLoad"/></draw:frame> relation define a simple hypercube partition of radius <draw:frame text:anchor-type="as-char" style:vertical-pos="middle" style:vertical-rel="text"><draw:object xlink:href="Formula-128/" xlink:type="simple" xlink:show="embed" xlink:actuate="onLoad"/></draw:frame>. We extend this relation to control inputs by comparing the terminal state of the resulting trajectory. For <draw:frame text:anchor-type="as-char" style:vertical-pos="middle" style:vertical-rel="text"><draw:object xlink:href="Formula-129/" xlink:type="simple" xlink:show="embed" xlink:actuate="onLoad"/></draw:frame> we write <draw:frame text:anchor-type="as-char" style:vertical-pos="middle" style:vertical-rel="text"><draw:object xlink:href="Formula-130/" xlink:type="simple" xlink:show="embed" xlink:actuate="onLoad"/></draw:frame> if the resulting trajectories terminate in the same hypercube. That is, </text:p>
      <text:p text:style-name="Text_20_body"><draw:frame text:anchor-type="paragraph" style:vertical-pos="middle" style:vertical-rel="text"><draw:object xlink:href="Formula-131/" xlink:type="simple" xlink:show="embed" xlink:actuate="onLoad"/></draw:frame></text:p>
      <text:p text:style-name="Text_20_body"> Figure [fig:intuition] illustrates the intuition behind this equivalence relation. To compare signals we write <draw:frame text:anchor-type="as-char" style:vertical-pos="middle" style:vertical-rel="text"><draw:object xlink:href="Formula-132/" xlink:type="simple" xlink:show="embed" xlink:actuate="onLoad"/></draw:frame> if the <draw:frame text:anchor-type="as-char" style:vertical-pos="middle" style:vertical-rel="text"><draw:object xlink:href="Formula-133/" xlink:type="simple" xlink:show="embed" xlink:actuate="onLoad"/></draw:frame>conditions are satisfied:</text:p>
      <text:list text:style-name="L2">
        <text:list-item>
          <text:p text:style-name="P2">[glc1] <draw:frame text:anchor-type="as-char" style:vertical-pos="middle" style:vertical-rel="text"><draw:object xlink:href="Formula-134/" xlink:type="simple" xlink:show="embed" xlink:actuate="onLoad"/></draw:frame>,</text:p>
        </text:list-item>
        <text:list-item>
          <text:p text:style-name="P2">[glc2] <draw:frame text:anchor-type="as-char" style:vertical-pos="middle" style:vertical-rel="text"><draw:object xlink:href="Formula-135/" xlink:type="simple" xlink:show="embed" xlink:actuate="onLoad"/></draw:frame></text:p>
        </text:list-item>
        <text:list-item>
          <text:p text:style-name="P2">[glc3] <draw:frame text:anchor-type="as-char" style:vertical-pos="middle" style:vertical-rel="text"><draw:object xlink:href="Formula-136/" xlink:type="simple" xlink:show="embed" xlink:actuate="onLoad"/></draw:frame></text:p>
        </text:list-item>
      </text:list>
      <text:p text:style-name="First_20_paragraph">A signal <draw:frame text:anchor-type="as-char" style:vertical-pos="middle" style:vertical-rel="text"><draw:object xlink:href="Formula-137/" xlink:type="simple" xlink:show="embed" xlink:actuate="onLoad"/></draw:frame> is called <text:span text:style-name="T20">minimal</text:span> if there is no <draw:frame text:anchor-type="as-char" style:vertical-pos="middle" style:vertical-rel="text"><draw:object xlink:href="Formula-138/" xlink:type="simple" xlink:show="embed" xlink:actuate="onLoad"/></draw:frame> such that <draw:frame text:anchor-type="as-char" style:vertical-pos="middle" style:vertical-rel="text"><draw:object xlink:href="Formula-139/" xlink:type="simple" xlink:show="embed" xlink:actuate="onLoad"/></draw:frame>. Such a signal can be thought of as being a good candidate for later expansion during the search. Otherwise, it can be discarded. In order for the <draw:frame text:anchor-type="as-char" style:vertical-pos="middle" style:vertical-rel="text"><draw:object xlink:href="Formula-140/" xlink:type="simple" xlink:show="embed" xlink:actuate="onLoad"/></draw:frame>method to be a resolution complete algorithm, the scaling parameter <draw:frame text:anchor-type="as-char" style:vertical-pos="middle" style:vertical-rel="text"><draw:object xlink:href="Formula-141/" xlink:type="simple" xlink:show="embed" xlink:actuate="onLoad"/></draw:frame> must satisfy </text:p>
      <text:p text:style-name="Text_20_body"><draw:frame text:anchor-type="paragraph" style:vertical-pos="middle" style:vertical-rel="text"><draw:object xlink:href="Formula-142/" xlink:type="simple" xlink:show="embed" xlink:actuate="onLoad"/></draw:frame></text:p>
      <text:p text:style-name="Text_20_body"> Observe that ([eq:partition_scaling]) implies the cost threshold in [glc3] is in <draw:frame text:anchor-type="as-char" style:vertical-pos="middle" style:vertical-rel="text"><draw:object xlink:href="Formula-143/" xlink:type="simple" xlink:show="embed" xlink:actuate="onLoad"/></draw:frame> and converges to zero. A condition yielding the same theoretical results, but asymptotically requiring more signals to be evaluated would be to replace the threshold with an arbitrarily small positive constant. Additionally, ([eq:partition_scaling]) and [glc3] simplify in some cases. For kinematic problems <draw:frame text:anchor-type="as-char" style:vertical-pos="middle" style:vertical-rel="text"><draw:object xlink:href="Formula-144/" xlink:type="simple" xlink:show="embed" xlink:actuate="onLoad"/></draw:frame>. Taking the limit <draw:frame text:anchor-type="as-char" style:vertical-pos="middle" style:vertical-rel="text"><draw:object xlink:href="Formula-145/" xlink:type="simple" xlink:show="embed" xlink:actuate="onLoad"/></draw:frame>, the constraint ([eq:partition_scaling]) becomes <draw:frame text:anchor-type="as-char" style:vertical-pos="middle" style:vertical-rel="text"><draw:object xlink:href="Formula-146/" xlink:type="simple" xlink:show="embed" xlink:actuate="onLoad"/></draw:frame>. The second special case is minimum-time problems where <draw:frame text:anchor-type="as-char" style:vertical-pos="middle" style:vertical-rel="text"><draw:object xlink:href="Formula-147/" xlink:type="simple" xlink:show="embed" xlink:actuate="onLoad"/></draw:frame> in ([eq:real_cost]) so that <draw:frame text:anchor-type="as-char" style:vertical-pos="middle" style:vertical-rel="text"><draw:object xlink:href="Formula-148/" xlink:type="simple" xlink:show="embed" xlink:actuate="onLoad"/></draw:frame>. Then [glc3] simplifies to <draw:frame text:anchor-type="as-char" style:vertical-pos="middle" style:vertical-rel="text"><draw:object xlink:href="Formula-149/" xlink:type="simple" xlink:show="embed" xlink:actuate="onLoad"/></draw:frame>.</text:p>
      <text:p text:style-name="Text_20_body"><text:span text:style-name="T21">[fig:intuition]</text:span><text:span text:style-name="T22"> </text:span><text:span text:style-name="T23">Color</text:span><text:span text:style-name="T24"> </text:span><text:span text:style-name="T25">coded</text:span><text:span text:style-name="T26"> </text:span><text:span text:style-name="T27">depictions</text:span><text:span text:style-name="T28"> </text:span><text:span text:style-name="T29">of:</text:span><text:span text:style-name="T30"> </text:span><text:span text:style-name="T31">(left)</text:span><text:span text:style-name="T32"> </text:span><text:span text:style-name="T33">a</text:span><text:span text:style-name="T34"> </text:span><text:span text:style-name="T35">signal</text:span><text:span text:style-name="T36"> </text:span><text:span text:style-name="T37">from</text:span><text:span text:style-name="T38"> </text:span><draw:frame text:anchor-type="as-char" style:vertical-pos="middle" style:vertical-rel="text"><draw:object xlink:href="Formula-150/" xlink:type="simple" xlink:show="embed" xlink:actuate="onLoad"/></draw:frame><text:span text:style-name="T39"> </text:span><text:span text:style-name="T40">with</text:span><text:span text:style-name="T41"> </text:span><text:span text:style-name="T42">signals</text:span><text:span text:style-name="T43"> </text:span><text:span text:style-name="T44">represented</text:span><text:span text:style-name="T45"> </text:span><text:span text:style-name="T46">in</text:span><text:span text:style-name="T47"> </text:span><text:span text:style-name="T48">red,</text:span><text:span text:style-name="T49"> </text:span><text:span text:style-name="T50">(middle)</text:span><text:span text:style-name="T51"> </text:span><text:span text:style-name="T52">the</text:span><text:span text:style-name="T53"> </text:span><text:span text:style-name="T54">mapping</text:span><text:span text:style-name="T55"> </text:span><text:span text:style-name="T56">into</text:span><text:span text:style-name="T57"> </text:span><text:span text:style-name="T58">the</text:span><text:span text:style-name="T59"> </text:span><text:span text:style-name="T60">trajectory</text:span><text:span text:style-name="T61"> </text:span><text:span text:style-name="T62">space</text:span><text:span text:style-name="T63"> </text:span><draw:frame text:anchor-type="as-char" style:vertical-pos="middle" style:vertical-rel="text"><draw:object xlink:href="Formula-151/" xlink:type="simple" xlink:show="embed" xlink:actuate="onLoad"/></draw:frame><text:span text:style-name="T64"> </text:span><text:span text:style-name="T65">in</text:span><text:span text:style-name="T66"> </text:span><text:span text:style-name="T67">blue</text:span><text:span text:style-name="T68"> </text:span><text:span text:style-name="T69">for</text:span><text:span text:style-name="T70"> </text:span><text:span text:style-name="T71">two</text:span><text:span text:style-name="T72"> </text:span><text:span text:style-name="T73">equivalent</text:span><text:span text:style-name="T74"> </text:span><text:span text:style-name="T75">signals</text:span><text:span text:style-name="T76"> </text:span><draw:frame text:anchor-type="as-char" style:vertical-pos="middle" style:vertical-rel="text"><draw:object xlink:href="Formula-152/" xlink:type="simple" xlink:show="embed" xlink:actuate="onLoad"/></draw:frame><text:span text:style-name="T77">,</text:span><text:span text:style-name="T78"> </text:span><text:span text:style-name="T79">and</text:span><text:span text:style-name="T80"> </text:span><text:span text:style-name="T81">(right)</text:span><text:span text:style-name="T82"> </text:span><text:span text:style-name="T83">the</text:span><text:span text:style-name="T84"> </text:span><text:span text:style-name="T85">mapping</text:span><text:span text:style-name="T86"> </text:span><text:span text:style-name="T87">from</text:span><text:span text:style-name="T88"> </text:span><text:span text:style-name="T89">terminal</text:span><text:span text:style-name="T90"> </text:span><text:span text:style-name="T91">states</text:span><text:span text:style-name="T92"> </text:span><text:span text:style-name="T93">in</text:span><text:span text:style-name="T94"> </text:span><draw:frame text:anchor-type="as-char" style:vertical-pos="middle" style:vertical-rel="text"><draw:object xlink:href="Formula-153/" xlink:type="simple" xlink:show="embed" xlink:actuate="onLoad"/></draw:frame><text:span text:style-name="T95"> </text:span><text:span text:style-name="T96">shown</text:span><text:span text:style-name="T97"> </text:span><text:span text:style-name="T98">in</text:span><text:span text:style-name="T99"> </text:span><text:span text:style-name="T100">green</text:span><text:span text:style-name="T101"> </text:span><text:span text:style-name="T102">into</text:span><text:span text:style-name="T103"> </text:span><draw:frame text:anchor-type="as-char" style:vertical-pos="middle" style:vertical-rel="text"><draw:object xlink:href="Formula-154/" xlink:type="simple" xlink:show="embed" xlink:actuate="onLoad"/></draw:frame><text:span text:style-name="T104"> </text:span><text:span text:style-name="T105">by</text:span><text:span text:style-name="T106"> </text:span><text:span text:style-name="T107">the</text:span><text:span text:style-name="T108"> </text:span><text:span text:style-name="T109">floor</text:span><text:span text:style-name="T110"> </text:span><text:span text:style-name="T111">map.</text:span></text:p>
      <text:h text:style-name="Heading_20_2" text:outline-level="2">Algorithm Description</text:h>
      <text:p text:style-name="First_20_paragraph">Pseudocode for the <draw:frame text:anchor-type="as-char" style:vertical-pos="middle" style:vertical-rel="text"><draw:object xlink:href="Formula-155/" xlink:type="simple" xlink:show="embed" xlink:actuate="onLoad"/></draw:frame>method is described in Algorithm [Alg] below. A set <draw:frame text:anchor-type="as-char" style:vertical-pos="middle" style:vertical-rel="text"><draw:object xlink:href="Formula-156/" xlink:type="simple" xlink:show="embed" xlink:actuate="onLoad"/></draw:frame> serves as a priority queue of candidate signals. A set <draw:frame text:anchor-type="as-char" style:vertical-pos="middle" style:vertical-rel="text"><draw:object xlink:href="Formula-157/" xlink:type="simple" xlink:show="embed" xlink:actuate="onLoad"/></draw:frame> contains signals representing labels of <draw:frame text:anchor-type="as-char" style:vertical-pos="middle" style:vertical-rel="text"><draw:object xlink:href="Formula-158/" xlink:type="simple" xlink:show="embed" xlink:actuate="onLoad"/></draw:frame> equivalence classes.</text:p>
      <text:p text:style-name="Text_20_body">The method <draw:frame text:anchor-type="as-char" style:vertical-pos="middle" style:vertical-rel="text"><draw:object xlink:href="Formula-159/" xlink:type="simple" xlink:show="embed" xlink:actuate="onLoad"/></draw:frame> returns the set of all children of <draw:frame text:anchor-type="as-char" style:vertical-pos="middle" style:vertical-rel="text"><draw:object xlink:href="Formula-160/" xlink:type="simple" xlink:show="embed" xlink:actuate="onLoad"/></draw:frame>. The method <draw:frame text:anchor-type="as-char" style:vertical-pos="middle" style:vertical-rel="text"><draw:object xlink:href="Formula-161/" xlink:type="simple" xlink:show="embed" xlink:actuate="onLoad"/></draw:frame> deletes from Q, and returns an input signal <draw:frame text:anchor-type="as-char" style:vertical-pos="middle" style:vertical-rel="text"><draw:object xlink:href="Formula-162/" xlink:type="simple" xlink:show="embed" xlink:actuate="onLoad"/></draw:frame> such that </text:p>
      <text:p text:style-name="Text_20_body">$$\hat{u}\in\underset{u\in Q}{{\rm argmin}}\left\{ J_{x_\mathrm{ic}}(u)\right\}. \label{eq:queue}$$</text:p>
      <text:p text:style-name="Text_20_body"> The addition of an admissible heuristic  in ([eq:queue]) can be used to guide the search without affecting the solution accuracy.</text:p>
      <text:p text:style-name="Text_20_body">The method <draw:frame text:anchor-type="as-char" style:vertical-pos="middle" style:vertical-rel="text"><draw:object xlink:href="Formula-163/" xlink:type="simple" xlink:show="embed" xlink:actuate="onLoad"/></draw:frame> returns <draw:frame text:anchor-type="as-char" style:vertical-pos="middle" style:vertical-rel="text"><draw:object xlink:href="Formula-164/" xlink:type="simple" xlink:show="embed" xlink:actuate="onLoad"/></draw:frame> such that <draw:frame text:anchor-type="as-char" style:vertical-pos="middle" style:vertical-rel="text"><draw:object xlink:href="Formula-165/" xlink:type="simple" xlink:show="embed" xlink:actuate="onLoad"/></draw:frame> or <draw:frame text:anchor-type="as-char" style:vertical-pos="middle" style:vertical-rel="text"><draw:object xlink:href="Formula-166/" xlink:type="simple" xlink:show="embed" xlink:actuate="onLoad"/></draw:frame>if no such <draw:frame text:anchor-type="as-char" style:vertical-pos="middle" style:vertical-rel="text"><draw:object xlink:href="Formula-167/" xlink:type="simple" xlink:show="embed" xlink:actuate="onLoad"/></draw:frame> is present in <draw:frame text:anchor-type="as-char" style:vertical-pos="middle" style:vertical-rel="text"><draw:object xlink:href="Formula-168/" xlink:type="simple" xlink:show="embed" xlink:actuate="onLoad"/></draw:frame>. Problem specific collision and goal checking subroutines are used to evaluate <draw:frame text:anchor-type="as-char" style:vertical-pos="middle" style:vertical-rel="text"><draw:object xlink:href="Formula-169/" xlink:type="simple" xlink:show="embed" xlink:actuate="onLoad"/></draw:frame> and <draw:frame text:anchor-type="as-char" style:vertical-pos="middle" style:vertical-rel="text"><draw:object xlink:href="Formula-170/" xlink:type="simple" xlink:show="embed" xlink:actuate="onLoad"/></draw:frame>. The method <draw:frame text:anchor-type="as-char" style:vertical-pos="middle" style:vertical-rel="text"><draw:object xlink:href="Formula-171/" xlink:type="simple" xlink:show="embed" xlink:actuate="onLoad"/></draw:frame> returns the number of ancestors of <draw:frame text:anchor-type="as-char" style:vertical-pos="middle" style:vertical-rel="text"><draw:object xlink:href="Formula-172/" xlink:type="simple" xlink:show="embed" xlink:actuate="onLoad"/></draw:frame>.</text:p>
      <text:p text:style-name="Text_20_body">[1] <draw:frame text:anchor-type="as-char" style:vertical-pos="middle" style:vertical-rel="text"><draw:object xlink:href="Formula-173/" xlink:type="simple" xlink:show="embed" xlink:actuate="onLoad"/></draw:frame> <draw:frame text:anchor-type="as-char" style:vertical-pos="middle" style:vertical-rel="text"><draw:object xlink:href="Formula-174/" xlink:type="simple" xlink:show="embed" xlink:actuate="onLoad"/></draw:frame> <draw:frame text:anchor-type="as-char" style:vertical-pos="middle" style:vertical-rel="text"><draw:object xlink:href="Formula-175/" xlink:type="simple" xlink:show="embed" xlink:actuate="onLoad"/></draw:frame> <draw:frame text:anchor-type="as-char" style:vertical-pos="middle" style:vertical-rel="text"><draw:object xlink:href="Formula-176/" xlink:type="simple" xlink:show="embed" xlink:actuate="onLoad"/></draw:frame> <draw:frame text:anchor-type="as-char" style:vertical-pos="middle" style:vertical-rel="text"><draw:object xlink:href="Formula-177/" xlink:type="simple" xlink:show="embed" xlink:actuate="onLoad"/></draw:frame> <draw:frame text:anchor-type="as-char" style:vertical-pos="middle" style:vertical-rel="text"><draw:object xlink:href="Formula-178/" xlink:type="simple" xlink:show="embed" xlink:actuate="onLoad"/></draw:frame> <draw:frame text:anchor-type="as-char" style:vertical-pos="middle" style:vertical-rel="text"><draw:object xlink:href="Formula-179/" xlink:type="simple" xlink:show="embed" xlink:actuate="onLoad"/></draw:frame> <draw:frame text:anchor-type="as-char" style:vertical-pos="middle" style:vertical-rel="text"><draw:object xlink:href="Formula-180/" xlink:type="simple" xlink:show="embed" xlink:actuate="onLoad"/></draw:frame> $(\infty,{\ensuremath{\mathtt{NULL}}\xspace})$</text:p>
      <text:p text:style-name="Text_20_body">The algorithm begins by adding the root <draw:frame text:anchor-type="as-char" style:vertical-pos="middle" style:vertical-rel="text"><draw:object xlink:href="Formula-181/" xlink:type="simple" xlink:show="embed" xlink:actuate="onLoad"/></draw:frame> to the queue (line 1), and then enters a loop which recursively removes and expands the top of the queue (line 3) adding children to <draw:frame text:anchor-type="as-char" style:vertical-pos="middle" style:vertical-rel="text"><draw:object xlink:href="Formula-182/" xlink:type="simple" xlink:show="embed" xlink:actuate="onLoad"/></draw:frame> (line 4). If the queue is empty the algorithm terminates (line 2) returning <draw:frame text:anchor-type="as-char" style:vertical-pos="middle" style:vertical-rel="text"><draw:object xlink:href="Formula-183/" xlink:type="simple" xlink:show="embed" xlink:actuate="onLoad"/></draw:frame>(line 14). Each signal in <draw:frame text:anchor-type="as-char" style:vertical-pos="middle" style:vertical-rel="text"><draw:object xlink:href="Formula-184/" xlink:type="simple" xlink:show="embed" xlink:actuate="onLoad"/></draw:frame> (line 5) is checked for membership in <draw:frame text:anchor-type="as-char" style:vertical-pos="middle" style:vertical-rel="text"><draw:object xlink:href="Formula-185/" xlink:type="simple" xlink:show="embed" xlink:actuate="onLoad"/></draw:frame> in which case the algorithm terminates returning a feasible solution with approximately the optimal cost. Otherwise, the signals are checked for infeasibility or suboptimality by the <draw:frame text:anchor-type="as-char" style:vertical-pos="middle" style:vertical-rel="text"><draw:object xlink:href="Formula-186/" xlink:type="simple" xlink:show="embed" xlink:actuate="onLoad"/></draw:frame>conditions (line 9). Next, a relabeling condition for the associated equivalence classes (i.e. grid cells) of remaining signals is checked (line 11). Finally, remaining signals in <draw:frame text:anchor-type="as-char" style:vertical-pos="middle" style:vertical-rel="text"><draw:object xlink:href="Formula-187/" xlink:type="simple" xlink:show="embed" xlink:actuate="onLoad"/></draw:frame> are added to the queue (line 13). The main result of this paper, justified in Section [sec:Justification], is the following:</text:p>
      <text:p text:style-name="Text_20_body">[thm:informal] Let <draw:frame text:anchor-type="as-char" style:vertical-pos="middle" style:vertical-rel="text"><draw:object xlink:href="Formula-188/" xlink:type="simple" xlink:show="embed" xlink:actuate="onLoad"/></draw:frame> be the signal returned by the <draw:frame text:anchor-type="as-char" style:vertical-pos="middle" style:vertical-rel="text"><draw:object xlink:href="Formula-189/" xlink:type="simple" xlink:show="embed" xlink:actuate="onLoad"/></draw:frame>method for resolution <draw:frame text:anchor-type="as-char" style:vertical-pos="middle" style:vertical-rel="text"><draw:object xlink:href="Formula-190/" xlink:type="simple" xlink:show="embed" xlink:actuate="onLoad"/></draw:frame>. Then <draw:frame text:anchor-type="as-char" style:vertical-pos="middle" style:vertical-rel="text"><draw:object xlink:href="Formula-191/" xlink:type="simple" xlink:show="embed" xlink:actuate="onLoad"/></draw:frame>. That is, the <draw:frame text:anchor-type="as-char" style:vertical-pos="middle" style:vertical-rel="text"><draw:object xlink:href="Formula-192/" xlink:type="simple" xlink:show="embed" xlink:actuate="onLoad"/></draw:frame>method is a resolution complete algorithm for the optimal kinodynamic motion planning problem.</text:p>
      <text:p text:style-name="Text_20_body">This conclusion is independent of the order in which children of the current node are examined in line 5 as well as the relabeling condition in line 11.</text:p>
      <text:h text:style-name="Heading_20_1" text:outline-level="1">[sec:Numerical-Examples]Numerical Experiments</text:h>
      <text:p text:style-name="First_20_paragraph">The <draw:frame text:anchor-type="as-char" style:vertical-pos="middle" style:vertical-rel="text"><draw:object xlink:href="Formula-193/" xlink:type="simple" xlink:show="embed" xlink:actuate="onLoad"/></draw:frame>method (Algorithm [Alg]) was tested on five problems and compared, when applicable, to the implementation of <draw:frame text:anchor-type="as-char" style:vertical-pos="middle" style:vertical-rel="text"><draw:object xlink:href="Formula-194/" xlink:type="simple" xlink:show="embed" xlink:actuate="onLoad"/></draw:frame>from  and <draw:frame text:anchor-type="as-char" style:vertical-pos="middle" style:vertical-rel="text"><draw:object xlink:href="Formula-195/" xlink:type="simple" xlink:show="embed" xlink:actuate="onLoad"/></draw:frame>from . The goal is to examine the performance of the <draw:frame text:anchor-type="as-char" style:vertical-pos="middle" style:vertical-rel="text"><draw:object xlink:href="Formula-196/" xlink:type="simple" xlink:show="embed" xlink:actuate="onLoad"/></draw:frame>method on a wide variety of problems. The examples include under-actuated nonlinear systems, multiple cost objectives, and environments with/without obstacles. Note that adding obstacles effectively speeds up the <draw:frame text:anchor-type="as-char" style:vertical-pos="middle" style:vertical-rel="text"><draw:object xlink:href="Formula-197/" xlink:type="simple" xlink:show="embed" xlink:actuate="onLoad"/></draw:frame>method since it reduces the size of the search tree. Another focus of the examples is on real-time application. In each example the running time for <draw:frame text:anchor-type="as-char" style:vertical-pos="middle" style:vertical-rel="text"><draw:object xlink:href="Formula-198/" xlink:type="simple" xlink:show="embed" xlink:actuate="onLoad"/></draw:frame>method to produce a (visually) acceptable trajectory is comparable to the execution time. Of course this will vary with problem data and computing hardware.</text:p>
      <text:h text:style-name="Heading_20_4" text:outline-level="4">Implementation Details:</text:h>
      <text:p text:style-name="First_20_paragraph">The <draw:frame text:anchor-type="as-char" style:vertical-pos="middle" style:vertical-rel="text"><draw:object xlink:href="Formula-199/" xlink:type="simple" xlink:show="embed" xlink:actuate="onLoad"/></draw:frame>method was implemented in C++ and run with a 3.70GHz Intel Xeon CPU. The set <draw:frame text:anchor-type="as-char" style:vertical-pos="middle" style:vertical-rel="text"><draw:object xlink:href="Formula-200/" xlink:type="simple" xlink:show="embed" xlink:actuate="onLoad"/></draw:frame> was implemented with an STL priority queue so that the <draw:frame text:anchor-type="as-char" style:vertical-pos="middle" style:vertical-rel="text"><draw:object xlink:href="Formula-201/" xlink:type="simple" xlink:show="embed" xlink:actuate="onLoad"/></draw:frame> method and insertion operations have logarithmic complexity. The set <draw:frame text:anchor-type="as-char" style:vertical-pos="middle" style:vertical-rel="text"><draw:object xlink:href="Formula-202/" xlink:type="simple" xlink:show="embed" xlink:actuate="onLoad"/></draw:frame> was implemented with an STL set which uses a binary search tree so that <draw:frame text:anchor-type="as-char" style:vertical-pos="middle" style:vertical-rel="text"><draw:object xlink:href="Formula-203/" xlink:type="simple" xlink:show="embed" xlink:actuate="onLoad"/></draw:frame> has logarithmic complexity as well. Sets <draw:frame text:anchor-type="as-char" style:vertical-pos="middle" style:vertical-rel="text"><draw:object xlink:href="Formula-204/" xlink:type="simple" xlink:show="embed" xlink:actuate="onLoad"/></draw:frame> and <draw:frame text:anchor-type="as-char" style:vertical-pos="middle" style:vertical-rel="text"><draw:object xlink:href="Formula-205/" xlink:type="simple" xlink:show="embed" xlink:actuate="onLoad"/></draw:frame> are described by algebraic inequalities. The approximation of the input space <draw:frame text:anchor-type="as-char" style:vertical-pos="middle" style:vertical-rel="text"><draw:object xlink:href="Formula-206/" xlink:type="simple" xlink:show="embed" xlink:actuate="onLoad"/></draw:frame> is constructed by uniform deterministic sampling of <draw:frame text:anchor-type="as-char" style:vertical-pos="middle" style:vertical-rel="text"><draw:object xlink:href="Formula-207/" xlink:type="simple" xlink:show="embed" xlink:actuate="onLoad"/></draw:frame> controls from <draw:frame text:anchor-type="as-char" style:vertical-pos="middle" style:vertical-rel="text"><draw:object xlink:href="Formula-208/" xlink:type="simple" xlink:show="embed" xlink:actuate="onLoad"/></draw:frame>. Recall <draw:frame text:anchor-type="as-char" style:vertical-pos="middle" style:vertical-rel="text"><draw:object xlink:href="Formula-209/" xlink:type="simple" xlink:show="embed" xlink:actuate="onLoad"/></draw:frame> is the dimension of the input space.</text:p>
      <text:p text:style-name="Text_20_body">Evaluation of <draw:frame text:anchor-type="as-char" style:vertical-pos="middle" style:vertical-rel="text"><draw:object xlink:href="Formula-210/" xlink:type="simple" xlink:show="embed" xlink:actuate="onLoad"/></draw:frame> and <draw:frame text:anchor-type="as-char" style:vertical-pos="middle" style:vertical-rel="text"><draw:object xlink:href="Formula-211/" xlink:type="simple" xlink:show="embed" xlink:actuate="onLoad"/></draw:frame> is approximated by first numerically approximating <draw:frame text:anchor-type="as-char" style:vertical-pos="middle" style:vertical-rel="text"><draw:object xlink:href="Formula-212/" xlink:type="simple" xlink:show="embed" xlink:actuate="onLoad"/></draw:frame> with Euler integration (except for <draw:frame text:anchor-type="as-char" style:vertical-pos="middle" style:vertical-rel="text"><draw:object xlink:href="Formula-213/" xlink:type="simple" xlink:show="embed" xlink:actuate="onLoad"/></draw:frame>which uniformly samples along the local planning solution). The number of time-steps is given by <draw:frame text:anchor-type="as-char" style:vertical-pos="middle" style:vertical-rel="text"><draw:object xlink:href="Formula-214/" xlink:type="simple" xlink:show="embed" xlink:actuate="onLoad"/></draw:frame> with duration <draw:frame text:anchor-type="as-char" style:vertical-pos="middle" style:vertical-rel="text"><draw:object xlink:href="Formula-215/" xlink:type="simple" xlink:show="embed" xlink:actuate="onLoad"/></draw:frame>. Maximum time-steps <draw:frame text:anchor-type="as-char" style:vertical-pos="middle" style:vertical-rel="text"><draw:object xlink:href="Formula-216/" xlink:type="simple" xlink:show="embed" xlink:actuate="onLoad"/></draw:frame> are 0.005 for the first problem, 0.1 for the second through fourth problem, and 0.02 for the last problem. Feasibility is then approximated by collision checking at each time-step along the trajectory.</text:p>
      <text:h text:style-name="Heading_20_4" text:outline-level="4">Shortest path problem: </text:h>
      <text:p text:style-name="First_20_paragraph">A shortest path problem can be represented by the dynamics <draw:frame text:anchor-type="as-char" style:vertical-pos="middle" style:vertical-rel="text"><draw:object xlink:href="Formula-217/" xlink:type="simple" xlink:show="embed" xlink:actuate="onLoad"/></draw:frame> with the running-cost <draw:frame text:anchor-type="as-char" style:vertical-pos="middle" style:vertical-rel="text"><draw:object xlink:href="Formula-218/" xlink:type="simple" xlink:show="embed" xlink:actuate="onLoad"/></draw:frame> and input space <draw:frame text:anchor-type="as-char" style:vertical-pos="middle" style:vertical-rel="text"><draw:object xlink:href="Formula-219/" xlink:type="simple" xlink:show="embed" xlink:actuate="onLoad"/></draw:frame> The free space and goal are illustrated in Figure [fig:bench]. The parameters for the <draw:frame text:anchor-type="as-char" style:vertical-pos="middle" style:vertical-rel="text"><draw:object xlink:href="Formula-220/" xlink:type="simple" xlink:show="embed" xlink:actuate="onLoad"/></draw:frame>method are <draw:frame text:anchor-type="as-char" style:vertical-pos="middle" style:vertical-rel="text"><draw:object xlink:href="Formula-221/" xlink:type="simple" xlink:show="embed" xlink:actuate="onLoad"/></draw:frame>, <draw:frame text:anchor-type="as-char" style:vertical-pos="middle" style:vertical-rel="text"><draw:object xlink:href="Formula-222/" xlink:type="simple" xlink:show="embed" xlink:actuate="onLoad"/></draw:frame>, and <draw:frame text:anchor-type="as-char" style:vertical-pos="middle" style:vertical-rel="text"><draw:object xlink:href="Formula-223/" xlink:type="simple" xlink:show="embed" xlink:actuate="onLoad"/></draw:frame> with resolutions <draw:frame text:anchor-type="as-char" style:vertical-pos="middle" style:vertical-rel="text"><draw:object xlink:href="Formula-224/" xlink:type="simple" xlink:show="embed" xlink:actuate="onLoad"/></draw:frame>. The exact solution to this problem is known so we can compare the relative convergence rates of the <draw:frame text:anchor-type="as-char" style:vertical-pos="middle" style:vertical-rel="text"><draw:object xlink:href="Formula-225/" xlink:type="simple" xlink:show="embed" xlink:actuate="onLoad"/></draw:frame>method, <draw:frame text:anchor-type="as-char" style:vertical-pos="middle" style:vertical-rel="text"><draw:object xlink:href="Formula-226/" xlink:type="simple" xlink:show="embed" xlink:actuate="onLoad"/></draw:frame>, and <draw:frame text:anchor-type="as-char" style:vertical-pos="middle" style:vertical-rel="text"><draw:object xlink:href="Formula-227/" xlink:type="simple" xlink:show="embed" xlink:actuate="onLoad"/></draw:frame>.</text:p>
      <text:h text:style-name="Heading_20_4" text:outline-level="4">Torque limited pendulum swing-up: </text:h>
      <text:p text:style-name="First_20_paragraph">The system dynamics are <draw:frame text:anchor-type="as-char" style:vertical-pos="middle" style:vertical-rel="text"><draw:object xlink:href="Formula-228/" xlink:type="simple" xlink:show="embed" xlink:actuate="onLoad"/></draw:frame> with the running-cost <draw:frame text:anchor-type="as-char" style:vertical-pos="middle" style:vertical-rel="text"><draw:object xlink:href="Formula-229/" xlink:type="simple" xlink:show="embed" xlink:actuate="onLoad"/></draw:frame> and input space <draw:frame text:anchor-type="as-char" style:vertical-pos="middle" style:vertical-rel="text"><draw:object xlink:href="Formula-230/" xlink:type="simple" xlink:show="embed" xlink:actuate="onLoad"/></draw:frame>. The free space is modeled as <draw:frame text:anchor-type="as-char" style:vertical-pos="middle" style:vertical-rel="text"><draw:object xlink:href="Formula-231/" xlink:type="simple" xlink:show="embed" xlink:actuate="onLoad"/></draw:frame>. The initial state is <draw:frame text:anchor-type="as-char" style:vertical-pos="middle" style:vertical-rel="text"><draw:object xlink:href="Formula-232/" xlink:type="simple" xlink:show="embed" xlink:actuate="onLoad"/></draw:frame> and the goal region is <draw:frame text:anchor-type="as-char" style:vertical-pos="middle" style:vertical-rel="text"><draw:object xlink:href="Formula-233/" xlink:type="simple" xlink:show="embed" xlink:actuate="onLoad"/></draw:frame>. The parameters for the <draw:frame text:anchor-type="as-char" style:vertical-pos="middle" style:vertical-rel="text"><draw:object xlink:href="Formula-234/" xlink:type="simple" xlink:show="embed" xlink:actuate="onLoad"/></draw:frame>method are <draw:frame text:anchor-type="as-char" style:vertical-pos="middle" style:vertical-rel="text"><draw:object xlink:href="Formula-235/" xlink:type="simple" xlink:show="embed" xlink:actuate="onLoad"/></draw:frame>, <draw:frame text:anchor-type="as-char" style:vertical-pos="middle" style:vertical-rel="text"><draw:object xlink:href="Formula-236/" xlink:type="simple" xlink:show="embed" xlink:actuate="onLoad"/></draw:frame>, and <draw:frame text:anchor-type="as-char" style:vertical-pos="middle" style:vertical-rel="text"><draw:object xlink:href="Formula-237/" xlink:type="simple" xlink:show="embed" xlink:actuate="onLoad"/></draw:frame> with resolutions <draw:frame text:anchor-type="as-char" style:vertical-pos="middle" style:vertical-rel="text"><draw:object xlink:href="Formula-238/" xlink:type="simple" xlink:show="embed" xlink:actuate="onLoad"/></draw:frame>. The optimal solution is unknown so only the running time vs. cost can be plotted. Without a local planning solution <draw:frame text:anchor-type="as-char" style:vertical-pos="middle" style:vertical-rel="text"><draw:object xlink:href="Formula-239/" xlink:type="simple" xlink:show="embed" xlink:actuate="onLoad"/></draw:frame>is not applicable. The same is true for the remaining examples.</text:p>
      <text:h text:style-name="Heading_20_4" text:outline-level="4">Torque limited acrobot swing-up: </text:h>
      <text:p text:style-name="First_20_paragraph">The acrobot is a double link pendulum actuated at the middle joint. The expression for the four dimensional system dynamics are cumbersome to describe and we refer to  for the details. The model parameters, free space, and goal region are identical to those in with the exception that the radius of the goal region is reduced to 0.5 from 2.0. The running-cost is <draw:frame text:anchor-type="as-char" style:vertical-pos="middle" style:vertical-rel="text"><draw:object xlink:href="Formula-240/" xlink:type="simple" xlink:show="embed" xlink:actuate="onLoad"/></draw:frame> and the input space is <draw:frame text:anchor-type="as-char" style:vertical-pos="middle" style:vertical-rel="text"><draw:object xlink:href="Formula-241/" xlink:type="simple" xlink:show="embed" xlink:actuate="onLoad"/></draw:frame>. The parameters for the <draw:frame text:anchor-type="as-char" style:vertical-pos="middle" style:vertical-rel="text"><draw:object xlink:href="Formula-242/" xlink:type="simple" xlink:show="embed" xlink:actuate="onLoad"/></draw:frame>method are <draw:frame text:anchor-type="as-char" style:vertical-pos="middle" style:vertical-rel="text"><draw:object xlink:href="Formula-243/" xlink:type="simple" xlink:show="embed" xlink:actuate="onLoad"/></draw:frame>, <draw:frame text:anchor-type="as-char" style:vertical-pos="middle" style:vertical-rel="text"><draw:object xlink:href="Formula-244/" xlink:type="simple" xlink:show="embed" xlink:actuate="onLoad"/></draw:frame>, and <draw:frame text:anchor-type="as-char" style:vertical-pos="middle" style:vertical-rel="text"><draw:object xlink:href="Formula-245/" xlink:type="simple" xlink:show="embed" xlink:actuate="onLoad"/></draw:frame> with resolutions <draw:frame text:anchor-type="as-char" style:vertical-pos="middle" style:vertical-rel="text"><draw:object xlink:href="Formula-246/" xlink:type="simple" xlink:show="embed" xlink:actuate="onLoad"/></draw:frame>.</text:p>
      <text:h text:style-name="Heading_20_4" text:outline-level="4">Acceleration limited 3D point robot: </text:h>
      <text:p text:style-name="First_20_paragraph">To emulates the mobility of an agile aerial vehicle (e.g. a quadrotor with high bandwidth attitude control), the system dynamics are <draw:frame text:anchor-type="as-char" style:vertical-pos="middle" style:vertical-rel="text"><draw:object xlink:href="Formula-247/" xlink:type="simple" xlink:show="embed" xlink:actuate="onLoad"/></draw:frame> where <draw:frame text:anchor-type="as-char" style:vertical-pos="middle" style:vertical-rel="text"><draw:object xlink:href="Formula-248/" xlink:type="simple" xlink:show="embed" xlink:actuate="onLoad"/></draw:frame>, <draw:frame text:anchor-type="as-char" style:vertical-pos="middle" style:vertical-rel="text"><draw:object xlink:href="Formula-249/" xlink:type="simple" xlink:show="embed" xlink:actuate="onLoad"/></draw:frame>, and <draw:frame text:anchor-type="as-char" style:vertical-pos="middle" style:vertical-rel="text"><draw:object xlink:href="Formula-250/" xlink:type="simple" xlink:show="embed" xlink:actuate="onLoad"/></draw:frame> are each elements of <draw:frame text:anchor-type="as-char" style:vertical-pos="middle" style:vertical-rel="text"><draw:object xlink:href="Formula-251/" xlink:type="simple" xlink:show="embed" xlink:actuate="onLoad"/></draw:frame>; there are a total of six states. The quadratic dissipative force antiparallel to the velocity <draw:frame text:anchor-type="as-char" style:vertical-pos="middle" style:vertical-rel="text"><draw:object xlink:href="Formula-252/" xlink:type="simple" xlink:show="embed" xlink:actuate="onLoad"/></draw:frame> models aerodynamic drag during high speed flight. The running-cost is <draw:frame text:anchor-type="as-char" style:vertical-pos="middle" style:vertical-rel="text"><draw:object xlink:href="Formula-253/" xlink:type="simple" xlink:show="embed" xlink:actuate="onLoad"/></draw:frame> and the input space is <draw:frame text:anchor-type="as-char" style:vertical-pos="middle" style:vertical-rel="text"><draw:object xlink:href="Formula-254/" xlink:type="simple" xlink:show="embed" xlink:actuate="onLoad"/></draw:frame>. The free space and goal are illustrated in Figure [fig:bench]. The sphere in the rightmost room illustrates the goal configuration. The terminal velocity is left free. The velocity is initially zero, and the cylinder indicates the starting configuration. The parameters for the <draw:frame text:anchor-type="as-char" style:vertical-pos="middle" style:vertical-rel="text"><draw:object xlink:href="Formula-255/" xlink:type="simple" xlink:show="embed" xlink:actuate="onLoad"/></draw:frame>method are <draw:frame text:anchor-type="as-char" style:vertical-pos="middle" style:vertical-rel="text"><draw:object xlink:href="Formula-256/" xlink:type="simple" xlink:show="embed" xlink:actuate="onLoad"/></draw:frame>, <draw:frame text:anchor-type="as-char" style:vertical-pos="middle" style:vertical-rel="text"><draw:object xlink:href="Formula-257/" xlink:type="simple" xlink:show="embed" xlink:actuate="onLoad"/></draw:frame>, and <draw:frame text:anchor-type="as-char" style:vertical-pos="middle" style:vertical-rel="text"><draw:object xlink:href="Formula-258/" xlink:type="simple" xlink:show="embed" xlink:actuate="onLoad"/></draw:frame> with resolutions <draw:frame text:anchor-type="as-char" style:vertical-pos="middle" style:vertical-rel="text"><draw:object xlink:href="Formula-259/" xlink:type="simple" xlink:show="embed" xlink:actuate="onLoad"/></draw:frame>. A guided search is also considered with heuristic given by the distance to the goal divided by the maximum speed <draw:frame text:anchor-type="as-char" style:vertical-pos="middle" style:vertical-rel="text"><draw:object xlink:href="Formula-260/" xlink:type="simple" xlink:show="embed" xlink:actuate="onLoad"/></draw:frame> of the robot (A maximum speed of <draw:frame text:anchor-type="as-char" style:vertical-pos="middle" style:vertical-rel="text"><draw:object xlink:href="Formula-261/" xlink:type="simple" xlink:show="embed" xlink:actuate="onLoad"/></draw:frame> can be determined from the dynamics and input constraints).</text:p>
      <text:h text:style-name="Heading_20_4" text:outline-level="4">Nonholonomic wheeled robot:</text:h>
      <text:p text:style-name="First_20_paragraph">The system dynamics emulating the mobility of a wheeled robot are <draw:frame text:anchor-type="as-char" style:vertical-pos="middle" style:vertical-rel="text"><draw:object xlink:href="Formula-262/" xlink:type="simple" xlink:show="embed" xlink:actuate="onLoad"/></draw:frame> <draw:frame text:anchor-type="as-char" style:vertical-pos="middle" style:vertical-rel="text"><draw:object xlink:href="Formula-263/" xlink:type="simple" xlink:show="embed" xlink:actuate="onLoad"/></draw:frame>. The running cost is <draw:frame text:anchor-type="as-char" style:vertical-pos="middle" style:vertical-rel="text"><draw:object xlink:href="Formula-264/" xlink:type="simple" xlink:show="embed" xlink:actuate="onLoad"/></draw:frame>, with input space <draw:frame text:anchor-type="as-char" style:vertical-pos="middle" style:vertical-rel="text"><draw:object xlink:href="Formula-265/" xlink:type="simple" xlink:show="embed" xlink:actuate="onLoad"/></draw:frame>. The parameters for the <draw:frame text:anchor-type="as-char" style:vertical-pos="middle" style:vertical-rel="text"><draw:object xlink:href="Formula-266/" xlink:type="simple" xlink:show="embed" xlink:actuate="onLoad"/></draw:frame>method are <draw:frame text:anchor-type="as-char" style:vertical-pos="middle" style:vertical-rel="text"><draw:object xlink:href="Formula-267/" xlink:type="simple" xlink:show="embed" xlink:actuate="onLoad"/></draw:frame>, <draw:frame text:anchor-type="as-char" style:vertical-pos="middle" style:vertical-rel="text"><draw:object xlink:href="Formula-268/" xlink:type="simple" xlink:show="embed" xlink:actuate="onLoad"/></draw:frame>, and <draw:frame text:anchor-type="as-char" style:vertical-pos="middle" style:vertical-rel="text"><draw:object xlink:href="Formula-269/" xlink:type="simple" xlink:show="embed" xlink:actuate="onLoad"/></draw:frame> with resolutions <draw:frame text:anchor-type="as-char" style:vertical-pos="middle" style:vertical-rel="text"><draw:object xlink:href="Formula-270/" xlink:type="simple" xlink:show="embed" xlink:actuate="onLoad"/></draw:frame>. Note the quadratic penalty on angular rate which is relevant to rider comfort specifications in driverless vehicle applications.</text:p>
      <text:p text:style-name="Text_20_body"><text:span text:style-name="T112">[fig:bench]</text:span><text:span text:style-name="T113"> </text:span><text:span text:style-name="T114">Running</text:span><text:span text:style-name="T115"> </text:span><text:span text:style-name="T116">times</text:span><text:span text:style-name="T117"> </text:span><text:span text:style-name="T118">are</text:span><text:span text:style-name="T119"> </text:span><text:span text:style-name="T120">based</text:span><text:span text:style-name="T121"> </text:span><text:span text:style-name="T122">on</text:span><text:span text:style-name="T123"> </text:span><text:span text:style-name="T124">10</text:span><text:span text:style-name="T125"> </text:span><text:span text:style-name="T126">trial</text:span><text:span text:style-name="T127"> </text:span><text:span text:style-name="T128">average</text:span><text:span text:style-name="T129"> </text:span><text:span text:style-name="T130">for</text:span><text:span text:style-name="T131"> </text:span><text:span text:style-name="T132">randomized</text:span><text:span text:style-name="T133"> </text:span><text:span text:style-name="T134">planners</text:span><text:span text:style-name="T135"> </text:span><text:span text:style-name="T136">and</text:span><text:span text:style-name="T137"> </text:span><text:span text:style-name="T138">only</text:span><text:span text:style-name="T139"> </text:span><text:span text:style-name="T140">reported</text:span><text:span text:style-name="T141"> </text:span><text:span text:style-name="T142">if</text:span><text:span text:style-name="T143"> </text:span><text:span text:style-name="T144">a</text:span><text:span text:style-name="T145"> </text:span><text:span text:style-name="T146">solution</text:span><text:span text:style-name="T147"> </text:span><text:span text:style-name="T148">was</text:span><text:span text:style-name="T149"> </text:span><text:span text:style-name="T150">found</text:span><text:span text:style-name="T151"> </text:span><text:span text:style-name="T152">at</text:span><text:span text:style-name="T153"> </text:span><text:span text:style-name="T154">a</text:span><text:span text:style-name="T155"> </text:span><text:span text:style-name="T156">particular</text:span><text:span text:style-name="T157"> </text:span><text:span text:style-name="T158">time</text:span><text:span text:style-name="T159"> </text:span><text:span text:style-name="T160">in</text:span><text:span text:style-name="T161"> </text:span><text:span text:style-name="T162">all</text:span><text:span text:style-name="T163"> </text:span><text:span text:style-name="T164">10</text:span><text:span text:style-name="T165"> </text:span><text:span text:style-name="T166">trials.</text:span><text:span text:style-name="T167"> </text:span><text:span text:style-name="T168">Shortest</text:span><text:span text:style-name="T169"> </text:span><text:span text:style-name="T170">path</text:span><text:span text:style-name="T171"> </text:span><text:span text:style-name="T172">example</text:span><text:span text:style-name="T173"> </text:span><text:span text:style-name="T174">(top-left)</text:span><text:span text:style-name="T175">;</text:span><text:span text:style-name="T176"> </text:span><text:span text:style-name="T177">the</text:span><text:span text:style-name="T178"> </text:span><text:span text:style-name="T179">opaque</text:span><text:span text:style-name="T180"> </text:span><text:span text:style-name="T181">and</text:span><text:span text:style-name="T182"> </text:span><text:span text:style-name="T183">solid</text:span><text:span text:style-name="T184"> </text:span><text:span text:style-name="T185">paths</text:span><text:span text:style-name="T186"> </text:span><text:span text:style-name="T187">illustrate</text:span><text:span text:style-name="T188"> </text:span><text:span text:style-name="T189">first</text:span><text:span text:style-name="T190"> </text:span><text:span text:style-name="T191">and</text:span><text:span text:style-name="T192"> </text:span><text:span text:style-name="T193">last</text:span><text:span text:style-name="T194"> </text:span><text:span text:style-name="T195">solutions</text:span><text:span text:style-name="T196"> </text:span><text:span text:style-name="T197">obtained</text:span><text:span text:style-name="T198"> </text:span><text:span text:style-name="T199">respectively.</text:span><text:span text:style-name="T200"> </text:span><text:span text:style-name="T201">Pendulum</text:span><text:span text:style-name="T202"> </text:span><text:span text:style-name="T203">example</text:span><text:span text:style-name="T204"> </text:span><text:span text:style-name="T205">(top-middle)</text:span><text:span text:style-name="T206">;</text:span><text:span text:style-name="T207"> </text:span><text:span text:style-name="T208">the</text:span><text:span text:style-name="T209"> </text:span><text:span text:style-name="T210">graphic</text:span><text:span text:style-name="T211"> </text:span><text:span text:style-name="T212">illustrates</text:span><text:span text:style-name="T213"> </text:span><text:span text:style-name="T214">the</text:span><text:span text:style-name="T215"> </text:span><draw:frame text:anchor-type="as-char" style:vertical-pos="middle" style:vertical-rel="text"><draw:object xlink:href="Formula-271/" xlink:type="simple" xlink:show="embed" xlink:actuate="onLoad"/></draw:frame><text:span text:style-name="T216">solution</text:span><text:span text:style-name="T217"> </text:span><text:span text:style-name="T218">for</text:span><text:span text:style-name="T219"> </text:span><draw:frame text:anchor-type="as-char" style:vertical-pos="middle" style:vertical-rel="text"><draw:object xlink:href="Formula-272/" xlink:type="simple" xlink:show="embed" xlink:actuate="onLoad"/></draw:frame><text:span text:style-name="T220"> </text:span><text:span text:style-name="T221">with</text:span><text:span text:style-name="T222"> </text:span><text:span text:style-name="T223">the</text:span><text:span text:style-name="T224"> </text:span><text:span text:style-name="T225">colored</text:span><text:span text:style-name="T226"> </text:span><text:span text:style-name="T227">markers</text:span><text:span text:style-name="T228"> </text:span><text:span text:style-name="T229">indicating</text:span><text:span text:style-name="T230"> </text:span><text:span text:style-name="T231">the</text:span><text:span text:style-name="T232"> </text:span><text:span text:style-name="T233">cost</text:span><text:span text:style-name="T234"> </text:span><text:span text:style-name="T235">of</text:span><text:span text:style-name="T236"> </text:span><text:span text:style-name="T237">grid</text:span><text:span text:style-name="T238"> </text:span><text:span text:style-name="T239">labels.</text:span><text:span text:style-name="T240"> </text:span><text:span text:style-name="T241">Acrobot</text:span><text:span text:style-name="T242"> </text:span><text:span text:style-name="T243">example</text:span><text:span text:style-name="T244"> </text:span><text:span text:style-name="T245">(top-right)</text:span><text:span text:style-name="T246">;</text:span><text:span text:style-name="T247"> </text:span><text:span text:style-name="T248">The</text:span><text:span text:style-name="T249"> </text:span><text:span text:style-name="T250">state</text:span><text:span text:style-name="T251"> </text:span><text:span text:style-name="T252">space</text:span><text:span text:style-name="T253"> </text:span><text:span text:style-name="T254">has</text:span><text:span text:style-name="T255"> </text:span><text:span text:style-name="T256">four</text:span><text:span text:style-name="T257"> </text:span><text:span text:style-name="T258">dimensions.</text:span><text:span text:style-name="T259"> </text:span><text:span text:style-name="T260">Only</text:span><text:span text:style-name="T261"> </text:span><text:span text:style-name="T262">the</text:span><text:span text:style-name="T263"> </text:span><text:span text:style-name="T264">configuration</text:span><text:span text:style-name="T265"> </text:span><text:span text:style-name="T266">is</text:span><text:span text:style-name="T267"> </text:span><text:span text:style-name="T268">illustrated.</text:span><text:span text:style-name="T269"> </text:span><text:span text:style-name="T270">Acceleration</text:span><text:span text:style-name="T271"> </text:span><text:span text:style-name="T272">limited</text:span><text:span text:style-name="T273"> </text:span><text:span text:style-name="T274">point</text:span><text:span text:style-name="T275"> </text:span><text:span text:style-name="T276">robot</text:span><text:span text:style-name="T277"> </text:span><text:span text:style-name="T278">(bottom-left)</text:span><text:span text:style-name="T279">;</text:span><text:span text:style-name="T280"> </text:span><text:span text:style-name="T281">The</text:span><text:span text:style-name="T282"> </text:span><text:span text:style-name="T283">graphic</text:span><text:span text:style-name="T284"> </text:span><text:span text:style-name="T285">shows</text:span><text:span text:style-name="T286"> </text:span><text:span text:style-name="T287">the</text:span><text:span text:style-name="T288"> </text:span><text:span text:style-name="T289">best</text:span><text:span text:style-name="T290"> </text:span><draw:frame text:anchor-type="as-char" style:vertical-pos="middle" style:vertical-rel="text"><draw:object xlink:href="Formula-273/" xlink:type="simple" xlink:show="embed" xlink:actuate="onLoad"/></draw:frame><text:span text:style-name="T291">solution</text:span><text:span text:style-name="T292"> </text:span><text:span text:style-name="T293">with</text:span><text:span text:style-name="T294"> </text:span><text:span text:style-name="T295">a</text:span><text:span text:style-name="T296"> </text:span><text:span text:style-name="T297">running</text:span><text:span text:style-name="T298"> </text:span><text:span text:style-name="T299">time</text:span><text:span text:style-name="T300"> </text:span><text:span text:style-name="T301">less</text:span><text:span text:style-name="T302"> </text:span><text:span text:style-name="T303">than</text:span><text:span text:style-name="T304"> </text:span><text:span text:style-name="T305">the</text:span><text:span text:style-name="T306"> </text:span><text:span text:style-name="T307">execution</text:span><text:span text:style-name="T308"> </text:span><text:span text:style-name="T309">time.</text:span><text:span text:style-name="T310"> </text:span><text:span text:style-name="T311">The</text:span><text:span text:style-name="T312"> </text:span><draw:frame text:anchor-type="as-char" style:vertical-pos="middle" style:vertical-rel="text"><draw:object xlink:href="Formula-274/" xlink:type="simple" xlink:show="embed" xlink:actuate="onLoad"/></draw:frame><text:span text:style-name="T313"> </text:span><text:span text:style-name="T314">indicates</text:span><text:span text:style-name="T315"> </text:span><text:span text:style-name="T316">the</text:span><text:span text:style-name="T317"> </text:span><text:span text:style-name="T318">running</text:span><text:span text:style-name="T319"> </text:span><text:span text:style-name="T320">time</text:span><text:span text:style-name="T321"> </text:span><text:span text:style-name="T322">of</text:span><text:span text:style-name="T323"> </text:span><text:span text:style-name="T324">the</text:span><text:span text:style-name="T325"> </text:span><text:span text:style-name="T326">solution</text:span><text:span text:style-name="T327"> </text:span><text:span text:style-name="T328">in</text:span><text:span text:style-name="T329"> </text:span><text:span text:style-name="T330">the</text:span><text:span text:style-name="T331"> </text:span><text:span text:style-name="T332">graphic.</text:span><text:span text:style-name="T333"> </text:span><text:span text:style-name="T334">The</text:span><text:span text:style-name="T335"> </text:span><text:span text:style-name="T336">state</text:span><text:span text:style-name="T337"> </text:span><text:span text:style-name="T338">space</text:span><text:span text:style-name="T339"> </text:span><text:span text:style-name="T340">has</text:span><text:span text:style-name="T341"> </text:span><text:span text:style-name="T342">six</text:span><text:span text:style-name="T343"> </text:span><text:span text:style-name="T344">dimensions.</text:span><text:span text:style-name="T345"> </text:span><text:span text:style-name="T346">Only</text:span><text:span text:style-name="T347"> </text:span><text:span text:style-name="T348">the</text:span><text:span text:style-name="T349"> </text:span><text:span text:style-name="T350">configuration</text:span><text:span text:style-name="T351"> </text:span><text:span text:style-name="T352">is</text:span><text:span text:style-name="T353"> </text:span><text:span text:style-name="T354">illustrated.</text:span><text:span text:style-name="T355"> </text:span><text:span text:style-name="T356">Wheeled</text:span><text:span text:style-name="T357"> </text:span><text:span text:style-name="T358">robot</text:span><text:span text:style-name="T359"> </text:span><text:span text:style-name="T360">(bottom-right)</text:span><text:span text:style-name="T361">;</text:span><text:span text:style-name="T362"> </text:span><text:span text:style-name="T363">The</text:span><text:span text:style-name="T364"> </text:span><text:span text:style-name="T365">blue</text:span><text:span text:style-name="T366"> </text:span><text:span text:style-name="T367">path</text:span><text:span text:style-name="T368"> </text:span><text:span text:style-name="T369">indicates</text:span><text:span text:style-name="T370"> </text:span><text:span text:style-name="T371">a</text:span><text:span text:style-name="T372"> </text:span><draw:frame text:anchor-type="as-char" style:vertical-pos="middle" style:vertical-rel="text"><draw:object xlink:href="Formula-275/" xlink:type="simple" xlink:show="embed" xlink:actuate="onLoad"/></draw:frame><text:span text:style-name="T373">solution</text:span><text:span text:style-name="T374"> </text:span><text:span text:style-name="T375">with</text:span><text:span text:style-name="T376"> </text:span><text:span text:style-name="T377">a</text:span><text:span text:style-name="T378"> </text:span><text:span text:style-name="T379">quadratic</text:span><text:span text:style-name="T380"> </text:span><text:span text:style-name="T381">angular</text:span><text:span text:style-name="T382"> </text:span><text:span text:style-name="T383">rate</text:span><text:span text:style-name="T384"> </text:span><text:span text:style-name="T385">penalty</text:span><text:span text:style-name="T386"> </text:span><text:span text:style-name="T387">while</text:span><text:span text:style-name="T388"> </text:span><text:span text:style-name="T389">the</text:span><text:span text:style-name="T390"> </text:span><text:span text:style-name="T391">red</text:span><text:span text:style-name="T392"> </text:span><text:span text:style-name="T393">path</text:span><text:span text:style-name="T394"> </text:span><text:span text:style-name="T395">is</text:span><text:span text:style-name="T396"> </text:span><text:span text:style-name="T397">a</text:span><text:span text:style-name="T398"> </text:span><draw:frame text:anchor-type="as-char" style:vertical-pos="middle" style:vertical-rel="text"><draw:object xlink:href="Formula-276/" xlink:type="simple" xlink:show="embed" xlink:actuate="onLoad"/></draw:frame><text:span text:style-name="T399">solution</text:span><text:span text:style-name="T400"> </text:span><text:span text:style-name="T401">with</text:span><text:span text:style-name="T402"> </text:span><text:span text:style-name="T403">a</text:span><text:span text:style-name="T404"> </text:span><text:span text:style-name="T405">shortest</text:span><text:span text:style-name="T406"> </text:span><text:span text:style-name="T407">path</text:span><text:span text:style-name="T408"> </text:span><text:span text:style-name="T409">objective.</text:span></text:p>
      <text:h text:style-name="Heading_20_2" text:outline-level="2">Observations and Discussion</text:h>
      <text:p text:style-name="First_20_paragraph">The <draw:frame text:anchor-type="as-char" style:vertical-pos="middle" style:vertical-rel="text"><draw:object xlink:href="Formula-277/" xlink:type="simple" xlink:show="embed" xlink:actuate="onLoad"/></draw:frame>algorithm was only tested on the first example since a steering function is unavailable for the remaining four. The <draw:frame text:anchor-type="as-char" style:vertical-pos="middle" style:vertical-rel="text"><draw:object xlink:href="Formula-278/" xlink:type="simple" xlink:show="embed" xlink:actuate="onLoad"/></draw:frame>algorithm was tested in all examples but the last since neither the analysis in nor the implementation in supports objectives other than minimum-time. We observe the run-time vs. objective-cost curves for the <draw:frame text:anchor-type="as-char" style:vertical-pos="middle" style:vertical-rel="text"><draw:object xlink:href="Formula-279/" xlink:type="simple" xlink:show="embed" xlink:actuate="onLoad"/></draw:frame>method is several orders of magnitude faster than the <draw:frame text:anchor-type="as-char" style:vertical-pos="middle" style:vertical-rel="text"><draw:object xlink:href="Formula-280/" xlink:type="simple" xlink:show="embed" xlink:actuate="onLoad"/></draw:frame>algorithm. In the shortest path problem, the steering function for <draw:frame text:anchor-type="as-char" style:vertical-pos="middle" style:vertical-rel="text"><draw:object xlink:href="Formula-281/" xlink:type="simple" xlink:show="embed" xlink:actuate="onLoad"/></draw:frame>is a line segment between two points. In this case <draw:frame text:anchor-type="as-char" style:vertical-pos="middle" style:vertical-rel="text"><draw:object xlink:href="Formula-282/" xlink:type="simple" xlink:show="embed" xlink:actuate="onLoad"/></draw:frame>outperforms both the <draw:frame text:anchor-type="as-char" style:vertical-pos="middle" style:vertical-rel="text"><draw:object xlink:href="Formula-283/" xlink:type="simple" xlink:show="embed" xlink:actuate="onLoad"/></draw:frame>and <draw:frame text:anchor-type="as-char" style:vertical-pos="middle" style:vertical-rel="text"><draw:object xlink:href="Formula-284/" xlink:type="simple" xlink:show="embed" xlink:actuate="onLoad"/></draw:frame>methods and is the more appropriate algorithm. A more complex steering function can increase the running time of <draw:frame text:anchor-type="as-char" style:vertical-pos="middle" style:vertical-rel="text"><draw:object xlink:href="Formula-285/" xlink:type="simple" xlink:show="embed" xlink:actuate="onLoad"/></draw:frame>by a considerable constant factor making it a less competitive option.</text:p>
      <text:p text:style-name="Text_20_body">In the 3D point robot example, we see the running time for the <draw:frame text:anchor-type="as-char" style:vertical-pos="middle" style:vertical-rel="text"><draw:object xlink:href="Formula-286/" xlink:type="simple" xlink:show="embed" xlink:actuate="onLoad"/></draw:frame>method to produce a (visually) good quality trajectory is roughly equal to the execution time. This suggests six states is roughly the limit for real-time application without better heuristics. In the wheeled robot example a minimum time cost function was compared to a cost function which also penalized lateral acceleration. The minimum time solution results in a path with abrupt changes in angular rate making it unsuitable for autonomous driving applications where passenger comfort is a consideration. Penalizing angular velocity resulted in a solution with more gradual changes in angular velocity.</text:p>
      <text:p text:style-name="Text_20_body">Each data point in Figure [fig:bench] represents the running time and solution cost of a complete evaluation of the <draw:frame text:anchor-type="as-char" style:vertical-pos="middle" style:vertical-rel="text"><draw:object xlink:href="Formula-287/" xlink:type="simple" xlink:show="embed" xlink:actuate="onLoad"/></draw:frame>method while <draw:frame text:anchor-type="as-char" style:vertical-pos="middle" style:vertical-rel="text"><draw:object xlink:href="Formula-288/" xlink:type="simple" xlink:show="embed" xlink:actuate="onLoad"/></draw:frame>and <draw:frame text:anchor-type="as-char" style:vertical-pos="middle" style:vertical-rel="text"><draw:object xlink:href="Formula-289/" xlink:type="simple" xlink:show="embed" xlink:actuate="onLoad"/></draw:frame>are incremental methods running until interrupted. Each run of Algorithm [Alg] operates on <draw:frame text:anchor-type="as-char" style:vertical-pos="middle" style:vertical-rel="text"><draw:object xlink:href="Formula-290/" xlink:type="simple" xlink:show="embed" xlink:actuate="onLoad"/></draw:frame> for a fixed <draw:frame text:anchor-type="as-char" style:vertical-pos="middle" style:vertical-rel="text"><draw:object xlink:href="Formula-291/" xlink:type="simple" xlink:show="embed" xlink:actuate="onLoad"/></draw:frame>. Since <draw:frame text:anchor-type="as-char" style:vertical-pos="middle" style:vertical-rel="text"><draw:object xlink:href="Formula-292/" xlink:type="simple" xlink:show="embed" xlink:actuate="onLoad"/></draw:frame> it is possible that an optimal signal in <draw:frame text:anchor-type="as-char" style:vertical-pos="middle" style:vertical-rel="text"><draw:object xlink:href="Formula-293/" xlink:type="simple" xlink:show="embed" xlink:actuate="onLoad"/></draw:frame> may be better than any signal in <draw:frame text:anchor-type="as-char" style:vertical-pos="middle" style:vertical-rel="text"><draw:object xlink:href="Formula-294/" xlink:type="simple" xlink:show="embed" xlink:actuate="onLoad"/></draw:frame> for some <draw:frame text:anchor-type="as-char" style:vertical-pos="middle" style:vertical-rel="text"><draw:object xlink:href="Formula-295/" xlink:type="simple" xlink:show="embed" xlink:actuate="onLoad"/></draw:frame> which explains the non-monotonic convergence observed.</text:p>
      <text:h text:style-name="Heading_20_1" text:outline-level="1">[sec:Justification]Analysis of the GLC Condition</text:h>
      <text:p text:style-name="First_20_paragraph">We begin in Section [sec:topology] by equipping <draw:frame text:anchor-type="as-char" style:vertical-pos="middle" style:vertical-rel="text"><draw:object xlink:href="Formula-296/" xlink:type="simple" xlink:show="embed" xlink:actuate="onLoad"/></draw:frame> and <draw:frame text:anchor-type="as-char" style:vertical-pos="middle" style:vertical-rel="text"><draw:object xlink:href="Formula-297/" xlink:type="simple" xlink:show="embed" xlink:actuate="onLoad"/></draw:frame> with metrics in order to discuss continuity of <draw:frame text:anchor-type="as-char" style:vertical-pos="middle" style:vertical-rel="text"><draw:object xlink:href="Formula-298/" xlink:type="simple" xlink:show="embed" xlink:actuate="onLoad"/></draw:frame> and <draw:frame text:anchor-type="as-char" style:vertical-pos="middle" style:vertical-rel="text"><draw:object xlink:href="Formula-299/" xlink:type="simple" xlink:show="embed" xlink:actuate="onLoad"/></draw:frame>. Using these metrics we can also discuss in what sense <draw:frame text:anchor-type="as-char" style:vertical-pos="middle" style:vertical-rel="text"><draw:object xlink:href="Formula-300/" xlink:type="simple" xlink:show="embed" xlink:actuate="onLoad"/></draw:frame> approximates <draw:frame text:anchor-type="as-char" style:vertical-pos="middle" style:vertical-rel="text"><draw:object xlink:href="Formula-301/" xlink:type="simple" xlink:show="embed" xlink:actuate="onLoad"/></draw:frame> in Section [sec:discretization]. Finally, in Lemma [lem:pruning] and Theorem [thm:main], we derive a bound on the gap between the cost of the solution output by Algorithm [Alg] and the optimal cost for the problem and show that the gap converges to zero as the resolution is increased.</text:p>
      <text:h text:style-name="Heading_20_2" text:outline-level="2">Metrics on <draw:frame text:anchor-type="as-char" style:vertical-pos="middle" style:vertical-rel="text"><draw:object xlink:href="Formula-302/" xlink:type="simple" xlink:show="embed" xlink:actuate="onLoad"/></draw:frame> and <draw:frame text:anchor-type="as-char" style:vertical-pos="middle" style:vertical-rel="text"><draw:object xlink:href="Formula-303/" xlink:type="simple" xlink:show="embed" xlink:actuate="onLoad"/></draw:frame>, and Continuity of Relevant Maps [sec:topology]</text:h>
      <text:p text:style-name="First_20_paragraph">The metrics introduced by Yershov and Lavalle  will be used. Recall, the signal space <draw:frame text:anchor-type="as-char" style:vertical-pos="middle" style:vertical-rel="text"><draw:object xlink:href="Formula-304/" xlink:type="simple" xlink:show="embed" xlink:actuate="onLoad"/></draw:frame> was defined in ([eq:signal_space]). A metric on this space is given by </text:p>
      <text:p text:style-name="Text_20_body">$$d_{\mathcal{U}}(u_{1},u_{2})\coloneqq\int_{[0,\min(\tau(u_{1}),\tau(u_{2})]}\Vert u_{1}(t)-u_{2}(t)\Vert_{2} \, d\mu(t)+u_{max}|\tau(u_{1})-\tau(u_{2})|.\label{eq:du}$$</text:p>
      <text:p text:style-name="Text_20_body"> The family of trajectory spaces are now more precisely defined as </text:p>
      <text:p text:style-name="Text_20_body">$$\mathcal{X}_{x_0} \coloneqq \bigcup_{\tau&gt;0}\left\{ x:[0,\tau]\rightarrow \mathbb{R}^n: \: x(0)=x_{0}, \, \left\Vert \frac{x(t_{1})-x(t_{2})}{|t_{1}-t_{2}|}\right\Vert _{2}\leq M\:\, \forall t_{1,2}\in[0,\tau]\right\} ,\label{eq:traj_space}$$</text:p>
      <text:p text:style-name="Text_20_body"> where <draw:frame text:anchor-type="as-char" style:vertical-pos="middle" style:vertical-rel="text"><draw:object xlink:href="Formula-305/" xlink:type="simple" xlink:show="embed" xlink:actuate="onLoad"/></draw:frame> is that of assumption A-2. This set is equipped with the metric </text:p>
      <text:p text:style-name="Text_20_body"><draw:frame text:anchor-type="paragraph" style:vertical-pos="middle" style:vertical-rel="text"><draw:object xlink:href="Formula-306/" xlink:type="simple" xlink:show="embed" xlink:actuate="onLoad"/></draw:frame></text:p>
      <text:p text:style-name="Text_20_body">Several known continuity properties of <draw:frame text:anchor-type="as-char" style:vertical-pos="middle" style:vertical-rel="text"><draw:object xlink:href="Formula-307/" xlink:type="simple" xlink:show="embed" xlink:actuate="onLoad"/></draw:frame> are reviewed here. Recall (e.g. ), that the distance between solutions to ([eq:dynamics]) with initial conditions <draw:frame text:anchor-type="as-char" style:vertical-pos="middle" style:vertical-rel="text"><draw:object xlink:href="Formula-308/" xlink:type="simple" xlink:show="embed" xlink:actuate="onLoad"/></draw:frame> and <draw:frame text:anchor-type="as-char" style:vertical-pos="middle" style:vertical-rel="text"><draw:object xlink:href="Formula-309/" xlink:type="simple" xlink:show="embed" xlink:actuate="onLoad"/></draw:frame> is bounded by </text:p>
      <text:p text:style-name="Text_20_body"><draw:frame text:anchor-type="paragraph" style:vertical-pos="middle" style:vertical-rel="text"><draw:object xlink:href="Formula-310/" xlink:type="simple" xlink:show="embed" xlink:actuate="onLoad"/></draw:frame></text:p>
      <text:p text:style-name="Text_20_body"> In addition to continuous dependence on the initial condition parameter, the map <draw:frame text:anchor-type="as-char" style:vertical-pos="middle" style:vertical-rel="text"><draw:object xlink:href="Formula-311/" xlink:type="simple" xlink:show="embed" xlink:actuate="onLoad"/></draw:frame> is also continuous from <draw:frame text:anchor-type="as-char" style:vertical-pos="middle" style:vertical-rel="text"><draw:object xlink:href="Formula-312/" xlink:type="simple" xlink:show="embed" xlink:actuate="onLoad"/></draw:frame> into <draw:frame text:anchor-type="as-char" style:vertical-pos="middle" style:vertical-rel="text"><draw:object xlink:href="Formula-313/" xlink:type="simple" xlink:show="embed" xlink:actuate="onLoad"/></draw:frame> (cf. ). It is a useful observation then that <draw:frame text:anchor-type="as-char" style:vertical-pos="middle" style:vertical-rel="text"><draw:object xlink:href="Formula-314/" xlink:type="simple" xlink:show="embed" xlink:actuate="onLoad"/></draw:frame> is open when assumption A-1 is satisfied (cf. ) since it follows directly from the definition of continuity that <draw:frame text:anchor-type="as-char" style:vertical-pos="middle" style:vertical-rel="text"><draw:object xlink:href="Formula-315/" xlink:type="simple" xlink:show="embed" xlink:actuate="onLoad"/></draw:frame> and <draw:frame text:anchor-type="as-char" style:vertical-pos="middle" style:vertical-rel="text"><draw:object xlink:href="Formula-316/" xlink:type="simple" xlink:show="embed" xlink:actuate="onLoad"/></draw:frame> are open subsets of <draw:frame text:anchor-type="as-char" style:vertical-pos="middle" style:vertical-rel="text"><draw:object xlink:href="Formula-317/" xlink:type="simple" xlink:show="embed" xlink:actuate="onLoad"/></draw:frame>; recall that they are defined as the preimage of <draw:frame text:anchor-type="as-char" style:vertical-pos="middle" style:vertical-rel="text"><draw:object xlink:href="Formula-318/" xlink:type="simple" xlink:show="embed" xlink:actuate="onLoad"/></draw:frame> and <draw:frame text:anchor-type="as-char" style:vertical-pos="middle" style:vertical-rel="text"><draw:object xlink:href="Formula-319/" xlink:type="simple" xlink:show="embed" xlink:actuate="onLoad"/></draw:frame> under <draw:frame text:anchor-type="as-char" style:vertical-pos="middle" style:vertical-rel="text"><draw:object xlink:href="Formula-320/" xlink:type="simple" xlink:show="embed" xlink:actuate="onLoad"/></draw:frame>.</text:p>
      <text:p text:style-name="Text_20_body">Similar observations for the cost functional are developed below.</text:p>
      <text:p text:style-name="Text_20_body">[lem:cost_cont] <draw:frame text:anchor-type="as-char" style:vertical-pos="middle" style:vertical-rel="text"><draw:object xlink:href="Formula-321/" xlink:type="simple" xlink:show="embed" xlink:actuate="onLoad"/></draw:frame> is continuous for any <draw:frame text:anchor-type="as-char" style:vertical-pos="middle" style:vertical-rel="text"><draw:object xlink:href="Formula-322/" xlink:type="simple" xlink:show="embed" xlink:actuate="onLoad"/></draw:frame>.</text:p>
      <text:p text:style-name="Text_20_body">Let <draw:frame text:anchor-type="as-char" style:vertical-pos="middle" style:vertical-rel="text"><draw:object xlink:href="Formula-323/" xlink:type="simple" xlink:show="embed" xlink:actuate="onLoad"/></draw:frame> and without loss of generality, assume <draw:frame text:anchor-type="as-char" style:vertical-pos="middle" style:vertical-rel="text"><draw:object xlink:href="Formula-324/" xlink:type="simple" xlink:show="embed" xlink:actuate="onLoad"/></draw:frame>. Denote trajectories <draw:frame text:anchor-type="as-char" style:vertical-pos="middle" style:vertical-rel="text"><draw:object xlink:href="Formula-325/" xlink:type="simple" xlink:show="embed" xlink:actuate="onLoad"/></draw:frame> and <draw:frame text:anchor-type="as-char" style:vertical-pos="middle" style:vertical-rel="text"><draw:object xlink:href="Formula-326/" xlink:type="simple" xlink:show="embed" xlink:actuate="onLoad"/></draw:frame> by <draw:frame text:anchor-type="as-char" style:vertical-pos="middle" style:vertical-rel="text"><draw:object xlink:href="Formula-327/" xlink:type="simple" xlink:show="embed" xlink:actuate="onLoad"/></draw:frame> and <draw:frame text:anchor-type="as-char" style:vertical-pos="middle" style:vertical-rel="text"><draw:object xlink:href="Formula-328/" xlink:type="simple" xlink:show="embed" xlink:actuate="onLoad"/></draw:frame> respectively. The associated difference in cost is </text:p>
      <text:p text:style-name="Text_20_body"><draw:frame text:anchor-type="paragraph" style:vertical-pos="middle" style:vertical-rel="text"><draw:object xlink:href="Formula-329/" xlink:type="simple" xlink:show="embed" xlink:actuate="onLoad"/></draw:frame></text:p>
      <text:p text:style-name="Text_20_body"> Using the Lipschitz constant of <draw:frame text:anchor-type="as-char" style:vertical-pos="middle" style:vertical-rel="text"><draw:object xlink:href="Formula-330/" xlink:type="simple" xlink:show="embed" xlink:actuate="onLoad"/></draw:frame> (cf. A-3), the definition of <draw:frame text:anchor-type="as-char" style:vertical-pos="middle" style:vertical-rel="text"><draw:object xlink:href="Formula-331/" xlink:type="simple" xlink:show="embed" xlink:actuate="onLoad"/></draw:frame> in ([eq:du]), and the definition of <draw:frame text:anchor-type="as-char" style:vertical-pos="middle" style:vertical-rel="text"><draw:object xlink:href="Formula-332/" xlink:type="simple" xlink:show="embed" xlink:actuate="onLoad"/></draw:frame> in ([eq:traj_metric]) the difference is bounded as follows: </text:p>
      <text:p text:style-name="Text_20_body"><draw:frame text:anchor-type="paragraph" style:vertical-pos="middle" style:vertical-rel="text"><draw:object xlink:href="Formula-333/" xlink:type="simple" xlink:show="embed" xlink:actuate="onLoad"/></draw:frame></text:p>
      <text:p text:style-name="Text_20_body"> Since <draw:frame text:anchor-type="as-char" style:vertical-pos="middle" style:vertical-rel="text"><draw:object xlink:href="Formula-334/" xlink:type="simple" xlink:show="embed" xlink:actuate="onLoad"/></draw:frame> is continuous, <draw:frame text:anchor-type="as-char" style:vertical-pos="middle" style:vertical-rel="text"><draw:object xlink:href="Formula-335/" xlink:type="simple" xlink:show="embed" xlink:actuate="onLoad"/></draw:frame> is bounded, and <draw:frame text:anchor-type="as-char" style:vertical-pos="middle" style:vertical-rel="text"><draw:object xlink:href="Formula-336/" xlink:type="simple" xlink:show="embed" xlink:actuate="onLoad"/></draw:frame> is continuous, there exists a bound <draw:frame text:anchor-type="as-char" style:vertical-pos="middle" style:vertical-rel="text"><draw:object xlink:href="Formula-337/" xlink:type="simple" xlink:show="embed" xlink:actuate="onLoad"/></draw:frame> on <draw:frame text:anchor-type="as-char" style:vertical-pos="middle" style:vertical-rel="text"><draw:object xlink:href="Formula-338/" xlink:type="simple" xlink:show="embed" xlink:actuate="onLoad"/></draw:frame> for <draw:frame text:anchor-type="as-char" style:vertical-pos="middle" style:vertical-rel="text"><draw:object xlink:href="Formula-339/" xlink:type="simple" xlink:show="embed" xlink:actuate="onLoad"/></draw:frame>. Thus, the difference in cost is further bounded by</text:p>
      <text:p text:style-name="Text_20_body"><draw:frame text:anchor-type="paragraph" style:vertical-pos="middle" style:vertical-rel="text"><draw:object xlink:href="Formula-340/" xlink:type="simple" xlink:show="embed" xlink:actuate="onLoad"/></draw:frame></text:p>
      <text:p text:style-name="Text_20_body">From the continuity of <draw:frame text:anchor-type="as-char" style:vertical-pos="middle" style:vertical-rel="text"><draw:object xlink:href="Formula-341/" xlink:type="simple" xlink:show="embed" xlink:actuate="onLoad"/></draw:frame>, for <draw:frame text:anchor-type="as-char" style:vertical-pos="middle" style:vertical-rel="text"><draw:object xlink:href="Formula-342/" xlink:type="simple" xlink:show="embed" xlink:actuate="onLoad"/></draw:frame> sufficiently small the resulting trajectories will satisfy <draw:frame text:anchor-type="as-char" style:vertical-pos="middle" style:vertical-rel="text"><draw:object xlink:href="Formula-343/" xlink:type="simple" xlink:show="embed" xlink:actuate="onLoad"/></draw:frame>. For <draw:frame text:anchor-type="as-char" style:vertical-pos="middle" style:vertical-rel="text"><draw:object xlink:href="Formula-344/" xlink:type="simple" xlink:show="embed" xlink:actuate="onLoad"/></draw:frame> additionally satisfying <draw:frame text:anchor-type="as-char" style:vertical-pos="middle" style:vertical-rel="text"><draw:object xlink:href="Formula-345/" xlink:type="simple" xlink:show="embed" xlink:actuate="onLoad"/></draw:frame> and <draw:frame text:anchor-type="as-char" style:vertical-pos="middle" style:vertical-rel="text"><draw:object xlink:href="Formula-346/" xlink:type="simple" xlink:show="embed" xlink:actuate="onLoad"/></draw:frame> we have <draw:frame text:anchor-type="as-char" style:vertical-pos="middle" style:vertical-rel="text"><draw:object xlink:href="Formula-347/" xlink:type="simple" xlink:show="embed" xlink:actuate="onLoad"/></draw:frame> and <draw:frame text:anchor-type="as-char" style:vertical-pos="middle" style:vertical-rel="text"><draw:object xlink:href="Formula-348/" xlink:type="simple" xlink:show="embed" xlink:actuate="onLoad"/></draw:frame>. For such a selection of <draw:frame text:anchor-type="as-char" style:vertical-pos="middle" style:vertical-rel="text"><draw:object xlink:href="Formula-349/" xlink:type="simple" xlink:show="embed" xlink:actuate="onLoad"/></draw:frame>, we have <draw:frame text:anchor-type="as-char" style:vertical-pos="middle" style:vertical-rel="text"><draw:object xlink:href="Formula-350/" xlink:type="simple" xlink:show="embed" xlink:actuate="onLoad"/></draw:frame>. Thus, <draw:frame text:anchor-type="as-char" style:vertical-pos="middle" style:vertical-rel="text"><draw:object xlink:href="Formula-351/" xlink:type="simple" xlink:show="embed" xlink:actuate="onLoad"/></draw:frame> is continuous.</text:p>
      <text:p text:style-name="Text_20_body">[lem:cost_sensitivity]For any <draw:frame text:anchor-type="as-char" style:vertical-pos="middle" style:vertical-rel="text"><draw:object xlink:href="Formula-352/" xlink:type="simple" xlink:show="embed" xlink:actuate="onLoad"/></draw:frame> and <draw:frame text:anchor-type="as-char" style:vertical-pos="middle" style:vertical-rel="text"><draw:object xlink:href="Formula-353/" xlink:type="simple" xlink:show="embed" xlink:actuate="onLoad"/></draw:frame>, </text:p>
      <text:p text:style-name="Text_20_body"><draw:frame text:anchor-type="paragraph" style:vertical-pos="middle" style:vertical-rel="text"><draw:object xlink:href="Formula-354/" xlink:type="simple" xlink:show="embed" xlink:actuate="onLoad"/></draw:frame></text:p>
      <text:p text:style-name="Text_20_body">The difference is bounded using the Lipschitz continuity of <draw:frame text:anchor-type="as-char" style:vertical-pos="middle" style:vertical-rel="text"><draw:object xlink:href="Formula-355/" xlink:type="simple" xlink:show="embed" xlink:actuate="onLoad"/></draw:frame>. This is further bounded using ([lem:cont_ic]). Denoting <draw:frame text:anchor-type="as-char" style:vertical-pos="middle" style:vertical-rel="text"><draw:object xlink:href="Formula-356/" xlink:type="simple" xlink:show="embed" xlink:actuate="onLoad"/></draw:frame> and <draw:frame text:anchor-type="as-char" style:vertical-pos="middle" style:vertical-rel="text"><draw:object xlink:href="Formula-357/" xlink:type="simple" xlink:show="embed" xlink:actuate="onLoad"/></draw:frame>, </text:p>
      <text:p text:style-name="Text_20_body"><draw:frame text:anchor-type="paragraph" style:vertical-pos="middle" style:vertical-rel="text"><draw:object xlink:href="Formula-358/" xlink:type="simple" xlink:show="embed" xlink:actuate="onLoad"/></draw:frame></text:p>
      <text:h text:style-name="Heading_20_2" text:outline-level="2">Properties of the Approximation of <draw:frame text:anchor-type="as-char" style:vertical-pos="middle" style:vertical-rel="text"><draw:object xlink:href="Formula-359/" xlink:type="simple" xlink:show="embed" xlink:actuate="onLoad"/></draw:frame> by <draw:frame text:anchor-type="as-char" style:vertical-pos="middle" style:vertical-rel="text"><draw:object xlink:href="Formula-360/" xlink:type="simple" xlink:show="embed" xlink:actuate="onLoad"/></draw:frame> [sec:discretization]</text:h>
      <text:p text:style-name="First_20_paragraph">Note that Lemma [lem:density] is not a statement about the dispersion of <draw:frame text:anchor-type="as-char" style:vertical-pos="middle" style:vertical-rel="text"><draw:object xlink:href="Formula-361/" xlink:type="simple" xlink:show="embed" xlink:actuate="onLoad"/></draw:frame> in <draw:frame text:anchor-type="as-char" style:vertical-pos="middle" style:vertical-rel="text"><draw:object xlink:href="Formula-362/" xlink:type="simple" xlink:show="embed" xlink:actuate="onLoad"/></draw:frame> which does not actually converge. For numerical approximations of function spaces the weaker statement that <draw:frame text:anchor-type="as-char" style:vertical-pos="middle" style:vertical-rel="text"><draw:object xlink:href="Formula-363/" xlink:type="simple" xlink:show="embed" xlink:actuate="onLoad"/></draw:frame> is dense in <draw:frame text:anchor-type="as-char" style:vertical-pos="middle" style:vertical-rel="text"><draw:object xlink:href="Formula-364/" xlink:type="simple" xlink:show="embed" xlink:actuate="onLoad"/></draw:frame> will be sufficient. Equivalently,</text:p>
      <text:p text:style-name="Text_20_body">[lem:density]For each <draw:frame text:anchor-type="as-char" style:vertical-pos="middle" style:vertical-rel="text"><draw:object xlink:href="Formula-365/" xlink:type="simple" xlink:show="embed" xlink:actuate="onLoad"/></draw:frame> and <draw:frame text:anchor-type="as-char" style:vertical-pos="middle" style:vertical-rel="text"><draw:object xlink:href="Formula-366/" xlink:type="simple" xlink:show="embed" xlink:actuate="onLoad"/></draw:frame>, there exists <draw:frame text:anchor-type="as-char" style:vertical-pos="middle" style:vertical-rel="text"><draw:object xlink:href="Formula-367/" xlink:type="simple" xlink:show="embed" xlink:actuate="onLoad"/></draw:frame> such that for any <draw:frame text:anchor-type="as-char" style:vertical-pos="middle" style:vertical-rel="text"><draw:object xlink:href="Formula-368/" xlink:type="simple" xlink:show="embed" xlink:actuate="onLoad"/></draw:frame> there exists <draw:frame text:anchor-type="as-char" style:vertical-pos="middle" style:vertical-rel="text"><draw:object xlink:href="Formula-369/" xlink:type="simple" xlink:show="embed" xlink:actuate="onLoad"/></draw:frame> such that <draw:frame text:anchor-type="as-char" style:vertical-pos="middle" style:vertical-rel="text"><draw:object xlink:href="Formula-370/" xlink:type="simple" xlink:show="embed" xlink:actuate="onLoad"/></draw:frame>.</text:p>
      <text:p text:style-name="Text_20_body">By Lusin’s Theorem , there exists a continuous <draw:frame text:anchor-type="as-char" style:vertical-pos="middle" style:vertical-rel="text"><draw:object xlink:href="Formula-371/" xlink:type="simple" xlink:show="embed" xlink:actuate="onLoad"/></draw:frame> such that </text:p>
      <text:p text:style-name="Text_20_body"><draw:frame text:anchor-type="paragraph" style:vertical-pos="middle" style:vertical-rel="text"><draw:object xlink:href="Formula-372/" xlink:type="simple" xlink:show="embed" xlink:actuate="onLoad"/></draw:frame></text:p>
      <text:p text:style-name="Text_20_body"> The domain of <draw:frame text:anchor-type="as-char" style:vertical-pos="middle" style:vertical-rel="text"><draw:object xlink:href="Formula-373/" xlink:type="simple" xlink:show="embed" xlink:actuate="onLoad"/></draw:frame> is compact so <draw:frame text:anchor-type="as-char" style:vertical-pos="middle" style:vertical-rel="text"><draw:object xlink:href="Formula-374/" xlink:type="simple" xlink:show="embed" xlink:actuate="onLoad"/></draw:frame> is also uniformly continuous. Denote its modulus of continuity by <draw:frame text:anchor-type="as-char" style:vertical-pos="middle" style:vertical-rel="text"><draw:object xlink:href="Formula-375/" xlink:type="simple" xlink:show="embed" xlink:actuate="onLoad"/></draw:frame>, </text:p>
      <text:p text:style-name="Text_20_body"><draw:frame text:anchor-type="paragraph" style:vertical-pos="middle" style:vertical-rel="text"><draw:object xlink:href="Formula-376/" xlink:type="simple" xlink:show="embed" xlink:actuate="onLoad"/></draw:frame></text:p>
      <text:p text:style-name="Text_20_body">To construct an approximation of <draw:frame text:anchor-type="as-char" style:vertical-pos="middle" style:vertical-rel="text"><draw:object xlink:href="Formula-377/" xlink:type="simple" xlink:show="embed" xlink:actuate="onLoad"/></draw:frame> by <draw:frame text:anchor-type="as-char" style:vertical-pos="middle" style:vertical-rel="text"><draw:object xlink:href="Formula-378/" xlink:type="simple" xlink:show="embed" xlink:actuate="onLoad"/></draw:frame> choose <draw:frame text:anchor-type="as-char" style:vertical-pos="middle" style:vertical-rel="text"><draw:object xlink:href="Formula-379/" xlink:type="simple" xlink:show="embed" xlink:actuate="onLoad"/></draw:frame> sufficiently large so that (i) <draw:frame text:anchor-type="as-char" style:vertical-pos="middle" style:vertical-rel="text"><draw:object xlink:href="Formula-380/" xlink:type="simple" xlink:show="embed" xlink:actuate="onLoad"/></draw:frame>, (ii) there exists an integer <draw:frame text:anchor-type="as-char" style:vertical-pos="middle" style:vertical-rel="text"><draw:object xlink:href="Formula-381/" xlink:type="simple" xlink:show="embed" xlink:actuate="onLoad"/></draw:frame> such that <draw:frame text:anchor-type="as-char" style:vertical-pos="middle" style:vertical-rel="text"><draw:object xlink:href="Formula-382/" xlink:type="simple" xlink:show="embed" xlink:actuate="onLoad"/></draw:frame>, and (iii) the dispersion of <draw:frame text:anchor-type="as-char" style:vertical-pos="middle" style:vertical-rel="text"><draw:object xlink:href="Formula-383/" xlink:type="simple" xlink:show="embed" xlink:actuate="onLoad"/></draw:frame> in <draw:frame text:anchor-type="as-char" style:vertical-pos="middle" style:vertical-rel="text"><draw:object xlink:href="Formula-384/" xlink:type="simple" xlink:show="embed" xlink:actuate="onLoad"/></draw:frame> is less than <draw:frame text:anchor-type="as-char" style:vertical-pos="middle" style:vertical-rel="text"><draw:object xlink:href="Formula-385/" xlink:type="simple" xlink:show="embed" xlink:actuate="onLoad"/></draw:frame>.</text:p>
      <text:p text:style-name="Text_20_body">Then for <draw:frame text:anchor-type="as-char" style:vertical-pos="middle" style:vertical-rel="text"><draw:object xlink:href="Formula-386/" xlink:type="simple" xlink:show="embed" xlink:actuate="onLoad"/></draw:frame> <draw:frame text:anchor-type="as-char" style:vertical-pos="middle" style:vertical-rel="text"><draw:object xlink:href="Formula-387/" xlink:type="simple" xlink:show="embed" xlink:actuate="onLoad"/></draw:frame> there exists ${\rm v}_{i}\in\Omega_{R}$ such that $\Vert {\rm v}_{i}-\upsilon(t)\Vert_{2}&lt;\frac{\varepsilon}{3\tau(u)}.$ Select <draw:frame text:anchor-type="as-char" style:vertical-pos="middle" style:vertical-rel="text"><draw:object xlink:href="Formula-388/" xlink:type="simple" xlink:show="embed" xlink:actuate="onLoad"/></draw:frame> which is equal to ${\rm v}_{i}$ on each interval. Combining (i)-(iii), </text:p>
      <text:p text:style-name="Text_20_body"><draw:frame text:anchor-type="paragraph" style:vertical-pos="middle" style:vertical-rel="text"><draw:object xlink:href="Formula-389/" xlink:type="simple" xlink:show="embed" xlink:actuate="onLoad"/></draw:frame></text:p>
      <text:p text:style-name="Text_20_body"> Thus, by the triangle inequality </text:p>
      <text:p text:style-name="Text_20_body"><draw:frame text:anchor-type="paragraph" style:vertical-pos="middle" style:vertical-rel="text"><draw:object xlink:href="Formula-390/" xlink:type="simple" xlink:show="embed" xlink:actuate="onLoad"/></draw:frame></text:p>
      <text:p text:style-name="Text_20_body">We use <draw:frame text:anchor-type="as-char" style:vertical-pos="middle" style:vertical-rel="text"><draw:object xlink:href="Formula-391/" xlink:type="simple" xlink:show="embed" xlink:actuate="onLoad"/></draw:frame> and <draw:frame text:anchor-type="as-char" style:vertical-pos="middle" style:vertical-rel="text"><draw:object xlink:href="Formula-392/" xlink:type="simple" xlink:show="embed" xlink:actuate="onLoad"/></draw:frame> to denote the closure and interior of subsets of <draw:frame text:anchor-type="as-char" style:vertical-pos="middle" style:vertical-rel="text"><draw:object xlink:href="Formula-393/" xlink:type="simple" xlink:show="embed" xlink:actuate="onLoad"/></draw:frame>.</text:p>
      <text:p text:style-name="Text_20_body">[lem:no_limit_points]For any <draw:frame text:anchor-type="as-char" style:vertical-pos="middle" style:vertical-rel="text"><draw:object xlink:href="Formula-394/" xlink:type="simple" xlink:show="embed" xlink:actuate="onLoad"/></draw:frame> and <draw:frame text:anchor-type="as-char" style:vertical-pos="middle" style:vertical-rel="text"><draw:object xlink:href="Formula-395/" xlink:type="simple" xlink:show="embed" xlink:actuate="onLoad"/></draw:frame> there exists <draw:frame text:anchor-type="as-char" style:vertical-pos="middle" style:vertical-rel="text"><draw:object xlink:href="Formula-396/" xlink:type="simple" xlink:show="embed" xlink:actuate="onLoad"/></draw:frame> such that for any <draw:frame text:anchor-type="as-char" style:vertical-pos="middle" style:vertical-rel="text"><draw:object xlink:href="Formula-397/" xlink:type="simple" xlink:show="embed" xlink:actuate="onLoad"/></draw:frame> </text:p>
      <text:p text:style-name="Text_20_body"><draw:frame text:anchor-type="paragraph" style:vertical-pos="middle" style:vertical-rel="text"><draw:object xlink:href="Formula-398/" xlink:type="simple" xlink:show="embed" xlink:actuate="onLoad"/></draw:frame></text:p>
      <text:p text:style-name="Text_20_body"><draw:frame text:anchor-type="as-char" style:vertical-pos="middle" style:vertical-rel="text"><draw:object xlink:href="Formula-399/" xlink:type="simple" xlink:show="embed" xlink:actuate="onLoad"/></draw:frame> implies that for all <draw:frame text:anchor-type="as-char" style:vertical-pos="middle" style:vertical-rel="text"><draw:object xlink:href="Formula-400/" xlink:type="simple" xlink:show="embed" xlink:actuate="onLoad"/></draw:frame>, <draw:frame text:anchor-type="as-char" style:vertical-pos="middle" style:vertical-rel="text"><draw:object xlink:href="Formula-401/" xlink:type="simple" xlink:show="embed" xlink:actuate="onLoad"/></draw:frame>. Then each <draw:frame text:anchor-type="as-char" style:vertical-pos="middle" style:vertical-rel="text"><draw:object xlink:href="Formula-402/" xlink:type="simple" xlink:show="embed" xlink:actuate="onLoad"/></draw:frame> has a neighbourhood <draw:frame text:anchor-type="as-char" style:vertical-pos="middle" style:vertical-rel="text"><draw:object xlink:href="Formula-403/" xlink:type="simple" xlink:show="embed" xlink:actuate="onLoad"/></draw:frame> with <draw:frame text:anchor-type="as-char" style:vertical-pos="middle" style:vertical-rel="text"><draw:object xlink:href="Formula-404/" xlink:type="simple" xlink:show="embed" xlink:actuate="onLoad"/></draw:frame>. Take <draw:frame text:anchor-type="as-char" style:vertical-pos="middle" style:vertical-rel="text"><draw:object xlink:href="Formula-405/" xlink:type="simple" xlink:show="embed" xlink:actuate="onLoad"/></draw:frame>. By Lemma [lem:density], for sufficiently large <draw:frame text:anchor-type="as-char" style:vertical-pos="middle" style:vertical-rel="text"><draw:object xlink:href="Formula-406/" xlink:type="simple" xlink:show="embed" xlink:actuate="onLoad"/></draw:frame>, there exists <draw:frame text:anchor-type="as-char" style:vertical-pos="middle" style:vertical-rel="text"><draw:object xlink:href="Formula-407/" xlink:type="simple" xlink:show="embed" xlink:actuate="onLoad"/></draw:frame> such that <draw:frame text:anchor-type="as-char" style:vertical-pos="middle" style:vertical-rel="text"><draw:object xlink:href="Formula-408/" xlink:type="simple" xlink:show="embed" xlink:actuate="onLoad"/></draw:frame> which implies <draw:frame text:anchor-type="as-char" style:vertical-pos="middle" style:vertical-rel="text"><draw:object xlink:href="Formula-409/" xlink:type="simple" xlink:show="embed" xlink:actuate="onLoad"/></draw:frame>. Then <draw:frame text:anchor-type="as-char" style:vertical-pos="middle" style:vertical-rel="text"><draw:object xlink:href="Formula-410/" xlink:type="simple" xlink:show="embed" xlink:actuate="onLoad"/></draw:frame> and <draw:frame text:anchor-type="as-char" style:vertical-pos="middle" style:vertical-rel="text"><draw:object xlink:href="Formula-411/" xlink:type="simple" xlink:show="embed" xlink:actuate="onLoad"/></draw:frame>. Now by the continuity of <draw:frame text:anchor-type="as-char" style:vertical-pos="middle" style:vertical-rel="text"><draw:object xlink:href="Formula-412/" xlink:type="simple" xlink:show="embed" xlink:actuate="onLoad"/></draw:frame> for <draw:frame text:anchor-type="as-char" style:vertical-pos="middle" style:vertical-rel="text"><draw:object xlink:href="Formula-413/" xlink:type="simple" xlink:show="embed" xlink:actuate="onLoad"/></draw:frame> sufficiently small, <draw:frame text:anchor-type="as-char" style:vertical-pos="middle" style:vertical-rel="text"><draw:object xlink:href="Formula-414/" xlink:type="simple" xlink:show="embed" xlink:actuate="onLoad"/></draw:frame> implies <draw:frame text:anchor-type="as-char" style:vertical-pos="middle" style:vertical-rel="text"><draw:object xlink:href="Formula-415/" xlink:type="simple" xlink:show="embed" xlink:actuate="onLoad"/></draw:frame> from which the result follows.</text:p>
      <text:p text:style-name="Text_20_body">A sufficient condition for every <draw:frame text:anchor-type="as-char" style:vertical-pos="middle" style:vertical-rel="text"><draw:object xlink:href="Formula-416/" xlink:type="simple" xlink:show="embed" xlink:actuate="onLoad"/></draw:frame> to be contained in the closure of the interior of <draw:frame text:anchor-type="as-char" style:vertical-pos="middle" style:vertical-rel="text"><draw:object xlink:href="Formula-417/" xlink:type="simple" xlink:show="embed" xlink:actuate="onLoad"/></draw:frame> is that <draw:frame text:anchor-type="as-char" style:vertical-pos="middle" style:vertical-rel="text"><draw:object xlink:href="Formula-418/" xlink:type="simple" xlink:show="embed" xlink:actuate="onLoad"/></draw:frame> be open which is the case when Assumption A-1 is satisfied.</text:p>
      <text:h text:style-name="Heading_20_2" text:outline-level="2">Pruning <draw:frame text:anchor-type="as-char" style:vertical-pos="middle" style:vertical-rel="text"><draw:object xlink:href="Formula-419/" xlink:type="simple" xlink:show="embed" xlink:actuate="onLoad"/></draw:frame> with the GLC Condition [sec:pruning]</text:h>
      <text:p text:style-name="First_20_paragraph">To describe trajectories remaining on the <draw:frame text:anchor-type="as-char" style:vertical-pos="middle" style:vertical-rel="text"><draw:object xlink:href="Formula-420/" xlink:type="simple" xlink:show="embed" xlink:actuate="onLoad"/></draw:frame>-interior of <draw:frame text:anchor-type="as-char" style:vertical-pos="middle" style:vertical-rel="text"><draw:object xlink:href="Formula-421/" xlink:type="simple" xlink:show="embed" xlink:actuate="onLoad"/></draw:frame> at each instant and which terminate on the <draw:frame text:anchor-type="as-char" style:vertical-pos="middle" style:vertical-rel="text"><draw:object xlink:href="Formula-422/" xlink:type="simple" xlink:show="embed" xlink:actuate="onLoad"/></draw:frame>-interior of <draw:frame text:anchor-type="as-char" style:vertical-pos="middle" style:vertical-rel="text"><draw:object xlink:href="Formula-423/" xlink:type="simple" xlink:show="embed" xlink:actuate="onLoad"/></draw:frame> the following sets are defined, </text:p>
      <text:p text:style-name="Text_20_body">$$\begin{array}{l}
\mathcal{X}_\mathrm{goal}^{\varepsilon}\coloneqq\left\{ x\in\mathcal{X}_\mathrm{goal}:\,\; B_{\varepsilon}(x(t))\subset X_\mathrm{free}\, \forall t\in[0,\tau(x)], \, B_{\varepsilon}(x(\tau(x))\subset X_\mathrm{goal}\right\} ,\\
\mathcal{U}_\mathrm{goal}^{\varepsilon}\coloneqq\left\{ u\in\mathcal{U}_\mathrm{goal}:\,\varphi_{x_\mathrm{ic}}(u)\in\mathcal{X}_\mathrm{goal}^{\varepsilon}\right\} ,
\end{array}\label{eq:interiors}$$</text:p>
      <text:p text:style-name="Text_20_body"> and similarly for <draw:frame text:anchor-type="as-char" style:vertical-pos="middle" style:vertical-rel="text"><draw:object xlink:href="Formula-424/" xlink:type="simple" xlink:show="embed" xlink:actuate="onLoad"/></draw:frame>, </text:p>
      <text:p text:style-name="Text_20_body">$$c_{R}^{\varepsilon}\coloneqq\min_{u\in\mathcal{U}_{R}\cap\mathcal{U}_\mathrm{goal}^{\varepsilon}}\left\{ J_{x_\mathrm{ic}}(u)\right\} .\label{eq:cr_ep}$$</text:p>
      <text:p text:style-name="Text_20_body"> Since <draw:frame text:anchor-type="as-char" style:vertical-pos="middle" style:vertical-rel="text"><draw:object xlink:href="Formula-425/" xlink:type="simple" xlink:show="embed" xlink:actuate="onLoad"/></draw:frame> we have that <draw:frame text:anchor-type="as-char" style:vertical-pos="middle" style:vertical-rel="text"><draw:object xlink:href="Formula-426/" xlink:type="simple" xlink:show="embed" xlink:actuate="onLoad"/></draw:frame>.</text:p>
      <text:p text:style-name="Text_20_body">[lem:approx_equal_optimal]If <draw:frame text:anchor-type="as-char" style:vertical-pos="middle" style:vertical-rel="text"><draw:object xlink:href="Formula-427/" xlink:type="simple" xlink:show="embed" xlink:actuate="onLoad"/></draw:frame> then <draw:frame text:anchor-type="as-char" style:vertical-pos="middle" style:vertical-rel="text"><draw:object xlink:href="Formula-428/" xlink:type="simple" xlink:show="embed" xlink:actuate="onLoad"/></draw:frame>.</text:p>
      <text:p text:style-name="Text_20_body">By the definition of <draw:frame text:anchor-type="as-char" style:vertical-pos="middle" style:vertical-rel="text"><draw:object xlink:href="Formula-429/" xlink:type="simple" xlink:show="embed" xlink:actuate="onLoad"/></draw:frame> in ([eq:meaningful_problem]), for any <draw:frame text:anchor-type="as-char" style:vertical-pos="middle" style:vertical-rel="text"><draw:object xlink:href="Formula-430/" xlink:type="simple" xlink:show="embed" xlink:actuate="onLoad"/></draw:frame> there exists <draw:frame text:anchor-type="as-char" style:vertical-pos="middle" style:vertical-rel="text"><draw:object xlink:href="Formula-431/" xlink:type="simple" xlink:show="embed" xlink:actuate="onLoad"/></draw:frame> such that <draw:frame text:anchor-type="as-char" style:vertical-pos="middle" style:vertical-rel="text"><draw:object xlink:href="Formula-432/" xlink:type="simple" xlink:show="embed" xlink:actuate="onLoad"/></draw:frame>. Since <draw:frame text:anchor-type="as-char" style:vertical-pos="middle" style:vertical-rel="text"><draw:object xlink:href="Formula-433/" xlink:type="simple" xlink:show="embed" xlink:actuate="onLoad"/></draw:frame> is open and <draw:frame text:anchor-type="as-char" style:vertical-pos="middle" style:vertical-rel="text"><draw:object xlink:href="Formula-434/" xlink:type="simple" xlink:show="embed" xlink:actuate="onLoad"/></draw:frame> is continuous there exists <draw:frame text:anchor-type="as-char" style:vertical-pos="middle" style:vertical-rel="text"><draw:object xlink:href="Formula-435/" xlink:type="simple" xlink:show="embed" xlink:actuate="onLoad"/></draw:frame> and <draw:frame text:anchor-type="as-char" style:vertical-pos="middle" style:vertical-rel="text"><draw:object xlink:href="Formula-436/" xlink:type="simple" xlink:show="embed" xlink:actuate="onLoad"/></draw:frame> such that <draw:frame text:anchor-type="as-char" style:vertical-pos="middle" style:vertical-rel="text"><draw:object xlink:href="Formula-437/" xlink:type="simple" xlink:show="embed" xlink:actuate="onLoad"/></draw:frame> and <draw:frame text:anchor-type="as-char" style:vertical-pos="middle" style:vertical-rel="text"><draw:object xlink:href="Formula-438/" xlink:type="simple" xlink:show="embed" xlink:actuate="onLoad"/></draw:frame>. Thus, <draw:frame text:anchor-type="as-char" style:vertical-pos="middle" style:vertical-rel="text"><draw:object xlink:href="Formula-439/" xlink:type="simple" xlink:show="embed" xlink:actuate="onLoad"/></draw:frame>. Similarly, there exists a positive <draw:frame text:anchor-type="as-char" style:vertical-pos="middle" style:vertical-rel="text"><draw:object xlink:href="Formula-440/" xlink:type="simple" xlink:show="embed" xlink:actuate="onLoad"/></draw:frame> such that <draw:frame text:anchor-type="as-char" style:vertical-pos="middle" style:vertical-rel="text"><draw:object xlink:href="Formula-441/" xlink:type="simple" xlink:show="embed" xlink:actuate="onLoad"/></draw:frame> and <draw:frame text:anchor-type="as-char" style:vertical-pos="middle" style:vertical-rel="text"><draw:object xlink:href="Formula-442/" xlink:type="simple" xlink:show="embed" xlink:actuate="onLoad"/></draw:frame>. From the continuity of <draw:frame text:anchor-type="as-char" style:vertical-pos="middle" style:vertical-rel="text"><draw:object xlink:href="Formula-443/" xlink:type="simple" xlink:show="embed" xlink:actuate="onLoad"/></draw:frame> in Lemma [lem:cost_cont] there also exists a positive <draw:frame text:anchor-type="as-char" style:vertical-pos="middle" style:vertical-rel="text"><draw:object xlink:href="Formula-444/" xlink:type="simple" xlink:show="embed" xlink:actuate="onLoad"/></draw:frame> such that for any signal <draw:frame text:anchor-type="as-char" style:vertical-pos="middle" style:vertical-rel="text"><draw:object xlink:href="Formula-445/" xlink:type="simple" xlink:show="embed" xlink:actuate="onLoad"/></draw:frame> with <draw:frame text:anchor-type="as-char" style:vertical-pos="middle" style:vertical-rel="text"><draw:object xlink:href="Formula-446/" xlink:type="simple" xlink:show="embed" xlink:actuate="onLoad"/></draw:frame> we have <draw:frame text:anchor-type="as-char" style:vertical-pos="middle" style:vertical-rel="text"><draw:object xlink:href="Formula-447/" xlink:type="simple" xlink:show="embed" xlink:actuate="onLoad"/></draw:frame>.</text:p>
      <text:p text:style-name="Text_20_body">Next, choose <draw:frame text:anchor-type="as-char" style:vertical-pos="middle" style:vertical-rel="text"><draw:object xlink:href="Formula-448/" xlink:type="simple" xlink:show="embed" xlink:actuate="onLoad"/></draw:frame> to be sufficiently large such that <draw:frame text:anchor-type="as-char" style:vertical-pos="middle" style:vertical-rel="text"><draw:object xlink:href="Formula-449/" xlink:type="simple" xlink:show="embed" xlink:actuate="onLoad"/></draw:frame> implies <draw:frame text:anchor-type="as-char" style:vertical-pos="middle" style:vertical-rel="text"><draw:object xlink:href="Formula-450/" xlink:type="simple" xlink:show="embed" xlink:actuate="onLoad"/></draw:frame> and <draw:frame text:anchor-type="as-char" style:vertical-pos="middle" style:vertical-rel="text"><draw:object xlink:href="Formula-451/" xlink:type="simple" xlink:show="embed" xlink:actuate="onLoad"/></draw:frame>. Such a resolution <draw:frame text:anchor-type="as-char" style:vertical-pos="middle" style:vertical-rel="text"><draw:object xlink:href="Formula-452/" xlink:type="simple" xlink:show="embed" xlink:actuate="onLoad"/></draw:frame> exists by Lemma [lem:no_limit_points] and the assumption <draw:frame text:anchor-type="as-char" style:vertical-pos="middle" style:vertical-rel="text"><draw:object xlink:href="Formula-453/" xlink:type="simple" xlink:show="embed" xlink:actuate="onLoad"/></draw:frame>. Now choose <draw:frame text:anchor-type="as-char" style:vertical-pos="middle" style:vertical-rel="text"><draw:object xlink:href="Formula-454/" xlink:type="simple" xlink:show="embed" xlink:actuate="onLoad"/></draw:frame>. Then <draw:frame text:anchor-type="as-char" style:vertical-pos="middle" style:vertical-rel="text"><draw:object xlink:href="Formula-455/" xlink:type="simple" xlink:show="embed" xlink:actuate="onLoad"/></draw:frame> and <draw:frame text:anchor-type="as-char" style:vertical-pos="middle" style:vertical-rel="text"><draw:object xlink:href="Formula-456/" xlink:type="simple" xlink:show="embed" xlink:actuate="onLoad"/></draw:frame>. Then by definition of <draw:frame text:anchor-type="as-char" style:vertical-pos="middle" style:vertical-rel="text"><draw:object xlink:href="Formula-457/" xlink:type="simple" xlink:show="embed" xlink:actuate="onLoad"/></draw:frame>, <draw:frame text:anchor-type="as-char" style:vertical-pos="middle" style:vertical-rel="text"><draw:object xlink:href="Formula-458/" xlink:type="simple" xlink:show="embed" xlink:actuate="onLoad"/></draw:frame> implies <draw:frame text:anchor-type="as-char" style:vertical-pos="middle" style:vertical-rel="text"><draw:object xlink:href="Formula-459/" xlink:type="simple" xlink:show="embed" xlink:actuate="onLoad"/></draw:frame>. Finally, by triangle inequality, </text:p>
      <text:p text:style-name="Text_20_body"><draw:frame text:anchor-type="paragraph" style:vertical-pos="middle" style:vertical-rel="text"><draw:object xlink:href="Formula-460/" xlink:type="simple" xlink:show="embed" xlink:actuate="onLoad"/></draw:frame></text:p>
      <text:p text:style-name="Text_20_body"> Rearranging the expression yields <draw:frame text:anchor-type="as-char" style:vertical-pos="middle" style:vertical-rel="text"><draw:object xlink:href="Formula-461/" xlink:type="simple" xlink:show="embed" xlink:actuate="onLoad"/></draw:frame> and thus, <draw:frame text:anchor-type="as-char" style:vertical-pos="middle" style:vertical-rel="text"><draw:object xlink:href="Formula-462/" xlink:type="simple" xlink:show="embed" xlink:actuate="onLoad"/></draw:frame>. The result follows since the choice of <draw:frame text:anchor-type="as-char" style:vertical-pos="middle" style:vertical-rel="text"><draw:object xlink:href="Formula-463/" xlink:type="simple" xlink:show="embed" xlink:actuate="onLoad"/></draw:frame> is arbitrary.</text:p>
      <text:p text:style-name="Text_20_body">To simplify the notation in what follows, a concatenation operation on elements of <draw:frame text:anchor-type="as-char" style:vertical-pos="middle" style:vertical-rel="text"><draw:object xlink:href="Formula-464/" xlink:type="simple" xlink:show="embed" xlink:actuate="onLoad"/></draw:frame> is defined. For <draw:frame text:anchor-type="as-char" style:vertical-pos="middle" style:vertical-rel="text"><draw:object xlink:href="Formula-465/" xlink:type="simple" xlink:show="embed" xlink:actuate="onLoad"/></draw:frame>, their concatenation <draw:frame text:anchor-type="as-char" style:vertical-pos="middle" style:vertical-rel="text"><draw:object xlink:href="Formula-466/" xlink:type="simple" xlink:show="embed" xlink:actuate="onLoad"/></draw:frame> is defined by </text:p>
      <text:p text:style-name="Text_20_body">$$[u_{1}u_{2}](t)\coloneqq\left\{ \begin{array}{c}
u_{1}(t),\, t\in[0,\tau(u_{1}))\\
u_{2}(t-\tau(u_{1})),\, t\in[\tau(u_{1}),\tau(u_{1})+\tau(u_{2})]
\end{array}\right..\label{eq:concatenation}$$</text:p>
      <text:p text:style-name="Text_20_body"> The concatenation operation will be useful together with the following equalities which are readily verified, </text:p>
      <text:p text:style-name="Text_20_body"><draw:frame text:anchor-type="paragraph" style:vertical-pos="middle" style:vertical-rel="text"><draw:object xlink:href="Formula-467/" xlink:type="simple" xlink:show="embed" xlink:actuate="onLoad"/></draw:frame></text:p>
      <text:p text:style-name="Text_20_body"> </text:p>
      <text:p text:style-name="Text_20_body"><draw:frame text:anchor-type="paragraph" style:vertical-pos="middle" style:vertical-rel="text"><draw:object xlink:href="Formula-468/" xlink:type="simple" xlink:show="embed" xlink:actuate="onLoad"/></draw:frame></text:p>
      <text:p text:style-name="Text_20_body"> The concatenation operation on <draw:frame text:anchor-type="as-char" style:vertical-pos="middle" style:vertical-rel="text"><draw:object xlink:href="Formula-469/" xlink:type="simple" xlink:show="embed" xlink:actuate="onLoad"/></draw:frame> in ([eq:x_concat]) is defined in the same way as in ([eq:concatenation]).</text:p>
      <text:p text:style-name="Text_20_body">[lem:pruning]Let <draw:frame text:anchor-type="as-char" style:vertical-pos="middle" style:vertical-rel="text"><draw:object xlink:href="Formula-470/" xlink:type="simple" xlink:show="embed" xlink:actuate="onLoad"/></draw:frame>. For <draw:frame text:anchor-type="as-char" style:vertical-pos="middle" style:vertical-rel="text"><draw:object xlink:href="Formula-471/" xlink:type="simple" xlink:show="embed" xlink:actuate="onLoad"/></draw:frame> and <draw:frame text:anchor-type="as-char" style:vertical-pos="middle" style:vertical-rel="text"><draw:object xlink:href="Formula-472/" xlink:type="simple" xlink:show="embed" xlink:actuate="onLoad"/></draw:frame>, if <draw:frame text:anchor-type="as-char" style:vertical-pos="middle" style:vertical-rel="text"><draw:object xlink:href="Formula-473/" xlink:type="simple" xlink:show="embed" xlink:actuate="onLoad"/></draw:frame>, then for each descendant of <draw:frame text:anchor-type="as-char" style:vertical-pos="middle" style:vertical-rel="text"><draw:object xlink:href="Formula-474/" xlink:type="simple" xlink:show="embed" xlink:actuate="onLoad"/></draw:frame> in <draw:frame text:anchor-type="as-char" style:vertical-pos="middle" style:vertical-rel="text"><draw:object xlink:href="Formula-475/" xlink:type="simple" xlink:show="embed" xlink:actuate="onLoad"/></draw:frame> with cost <draw:frame text:anchor-type="as-char" style:vertical-pos="middle" style:vertical-rel="text"><draw:object xlink:href="Formula-476/" xlink:type="simple" xlink:show="embed" xlink:actuate="onLoad"/></draw:frame>, there exists a descendant of <draw:frame text:anchor-type="as-char" style:vertical-pos="middle" style:vertical-rel="text"><draw:object xlink:href="Formula-477/" xlink:type="simple" xlink:show="embed" xlink:actuate="onLoad"/></draw:frame> in <draw:frame text:anchor-type="as-char" style:vertical-pos="middle" style:vertical-rel="text"><draw:object xlink:href="Formula-478/" xlink:type="simple" xlink:show="embed" xlink:actuate="onLoad"/></draw:frame> with cost <draw:frame text:anchor-type="as-char" style:vertical-pos="middle" style:vertical-rel="text"><draw:object xlink:href="Formula-479/" xlink:type="simple" xlink:show="embed" xlink:actuate="onLoad"/></draw:frame>.</text:p>
      <text:p text:style-name="Text_20_body">Suppose there is a <draw:frame text:anchor-type="as-char" style:vertical-pos="middle" style:vertical-rel="text"><draw:object xlink:href="Formula-480/" xlink:type="simple" xlink:show="embed" xlink:actuate="onLoad"/></draw:frame> such that <draw:frame text:anchor-type="as-char" style:vertical-pos="middle" style:vertical-rel="text"><draw:object xlink:href="Formula-481/" xlink:type="simple" xlink:show="embed" xlink:actuate="onLoad"/></draw:frame> is a descendant of <draw:frame text:anchor-type="as-char" style:vertical-pos="middle" style:vertical-rel="text"><draw:object xlink:href="Formula-482/" xlink:type="simple" xlink:show="embed" xlink:actuate="onLoad"/></draw:frame> and <draw:frame text:anchor-type="as-char" style:vertical-pos="middle" style:vertical-rel="text"><draw:object xlink:href="Formula-483/" xlink:type="simple" xlink:show="embed" xlink:actuate="onLoad"/></draw:frame> Since <draw:frame text:anchor-type="as-char" style:vertical-pos="middle" style:vertical-rel="text"><draw:object xlink:href="Formula-484/" xlink:type="simple" xlink:show="embed" xlink:actuate="onLoad"/></draw:frame>, </text:p>
      <text:p text:style-name="Text_20_body"><draw:frame text:anchor-type="paragraph" style:vertical-pos="middle" style:vertical-rel="text"><draw:object xlink:href="Formula-485/" xlink:type="simple" xlink:show="embed" xlink:actuate="onLoad"/></draw:frame></text:p>
      <text:p text:style-name="Text_20_body"> Then, by equation ([lem:cont_ic]), for all <draw:frame text:anchor-type="as-char" style:vertical-pos="middle" style:vertical-rel="text"><draw:object xlink:href="Formula-486/" xlink:type="simple" xlink:show="embed" xlink:actuate="onLoad"/></draw:frame>, </text:p>
      <text:p text:style-name="Text_20_body"><draw:frame text:anchor-type="paragraph" style:vertical-pos="middle" style:vertical-rel="text"><draw:object xlink:href="Formula-487/" xlink:type="simple" xlink:show="embed" xlink:actuate="onLoad"/></draw:frame></text:p>
      <text:p text:style-name="Text_20_body"> Then for <draw:frame text:anchor-type="as-char" style:vertical-pos="middle" style:vertical-rel="text"><draw:object xlink:href="Formula-488/" xlink:type="simple" xlink:show="embed" xlink:actuate="onLoad"/></draw:frame> we have <draw:frame text:anchor-type="as-char" style:vertical-pos="middle" style:vertical-rel="text"><draw:object xlink:href="Formula-489/" xlink:type="simple" xlink:show="embed" xlink:actuate="onLoad"/></draw:frame> As for the cost, from equation ([eq:cost_homo]) </text:p>
      <text:p text:style-name="Text_20_body"><draw:frame text:anchor-type="paragraph" style:vertical-pos="middle" style:vertical-rel="text"><draw:object xlink:href="Formula-490/" xlink:type="simple" xlink:show="embed" xlink:actuate="onLoad"/></draw:frame></text:p>
      <text:p text:style-name="Text_20_body"> The first step applies the conditions for <draw:frame text:anchor-type="as-char" style:vertical-pos="middle" style:vertical-rel="text"><draw:object xlink:href="Formula-491/" xlink:type="simple" xlink:show="embed" xlink:actuate="onLoad"/></draw:frame>. The second step combines Lemma [lem:cost_sensitivity] and <draw:frame text:anchor-type="as-char" style:vertical-pos="middle" style:vertical-rel="text"><draw:object xlink:href="Formula-492/" xlink:type="simple" xlink:show="embed" xlink:actuate="onLoad"/></draw:frame>.</text:p>
      <text:p text:style-name="Text_20_body">In the above Lemma, the quantity <draw:frame text:anchor-type="as-char" style:vertical-pos="middle" style:vertical-rel="text"><draw:object xlink:href="Formula-493/" xlink:type="simple" xlink:show="embed" xlink:actuate="onLoad"/></draw:frame> was constructed based on the radius of the partition of <draw:frame text:anchor-type="as-char" style:vertical-pos="middle" style:vertical-rel="text"><draw:object xlink:href="Formula-494/" xlink:type="simple" xlink:show="embed" xlink:actuate="onLoad"/></draw:frame> and the sensitivity of solutions to initial conditions. Let <draw:frame text:anchor-type="as-char" style:vertical-pos="middle" style:vertical-rel="text"><draw:object xlink:href="Formula-495/" xlink:type="simple" xlink:show="embed" xlink:actuate="onLoad"/></draw:frame> be defined as a finite sum of related quantities, $\delta_k\coloneqq\sum_{i=1}^{k}\frac{\sqrt{n}}{\eta(R)}e^{\frac{L_{f}(h(R)-i)}{R}}$. The following bound will be useful to state our main result in the next Theorem, </text:p>
      <text:p text:style-name="Text_20_body"><draw:frame text:anchor-type="paragraph" style:vertical-pos="middle" style:vertical-rel="text"><draw:object xlink:href="Formula-496/" xlink:type="simple" xlink:show="embed" xlink:actuate="onLoad"/></draw:frame></text:p>
      <text:p text:style-name="Text_20_body"> This is derived as follows </text:p>
      <text:p text:style-name="Text_20_body"><draw:frame text:anchor-type="paragraph" style:vertical-pos="middle" style:vertical-rel="text"><draw:object xlink:href="Formula-497/" xlink:type="simple" xlink:show="embed" xlink:actuate="onLoad"/></draw:frame></text:p>
      <text:p text:style-name="Text_20_body">[thm:main] Let <draw:frame text:anchor-type="as-char" style:vertical-pos="middle" style:vertical-rel="text"><draw:object xlink:href="Formula-498/" xlink:type="simple" xlink:show="embed" xlink:actuate="onLoad"/></draw:frame>. Algorithm [Alg] terminates in finite time and returns a solution with cost less than or equal to <draw:frame text:anchor-type="as-char" style:vertical-pos="middle" style:vertical-rel="text"><draw:object xlink:href="Formula-499/" xlink:type="simple" xlink:show="embed" xlink:actuate="onLoad"/></draw:frame>.</text:p>
      <text:p text:style-name="Text_20_body">The queue is a subset of <draw:frame text:anchor-type="as-char" style:vertical-pos="middle" style:vertical-rel="text"><draw:object xlink:href="Formula-500/" xlink:type="simple" xlink:show="embed" xlink:actuate="onLoad"/></draw:frame> and at line 3 in each iteration a lowest cost signal <draw:frame text:anchor-type="as-char" style:vertical-pos="middle" style:vertical-rel="text"><draw:object xlink:href="Formula-501/" xlink:type="simple" xlink:show="embed" xlink:actuate="onLoad"/></draw:frame> is removed from the queue. In line 13, only children of the current signal <draw:frame text:anchor-type="as-char" style:vertical-pos="middle" style:vertical-rel="text"><draw:object xlink:href="Formula-502/" xlink:type="simple" xlink:show="embed" xlink:actuate="onLoad"/></draw:frame> are added to the queue. Since <draw:frame text:anchor-type="as-char" style:vertical-pos="middle" style:vertical-rel="text"><draw:object xlink:href="Formula-503/" xlink:type="simple" xlink:show="embed" xlink:actuate="onLoad"/></draw:frame> is organized as a tree and has no cycles, any signal <draw:frame text:anchor-type="as-char" style:vertical-pos="middle" style:vertical-rel="text"><draw:object xlink:href="Formula-504/" xlink:type="simple" xlink:show="embed" xlink:actuate="onLoad"/></draw:frame> will enter the queue at most once. Therefore the queue must be empty after a finite number of iterations so the algorithm terminates.</text:p>
      <text:p text:style-name="Text_20_body">Next, as a point of contradiction consider the hypothesis that the output has cost greater than <draw:frame text:anchor-type="as-char" style:vertical-pos="middle" style:vertical-rel="text"><draw:object xlink:href="Formula-505/" xlink:type="simple" xlink:show="embed" xlink:actuate="onLoad"/></draw:frame>. Then <draw:frame text:anchor-type="as-char" style:vertical-pos="middle" style:vertical-rel="text"><draw:object xlink:href="Formula-506/" xlink:type="simple" xlink:show="embed" xlink:actuate="onLoad"/></draw:frame> and by the definition of <draw:frame text:anchor-type="as-char" style:vertical-pos="middle" style:vertical-rel="text"><draw:object xlink:href="Formula-507/" xlink:type="simple" xlink:show="embed" xlink:actuate="onLoad"/></draw:frame> in ([eq:cr_ep]), it is necessary that <draw:frame text:anchor-type="as-char" style:vertical-pos="middle" style:vertical-rel="text"><draw:object xlink:href="Formula-508/" xlink:type="simple" xlink:show="embed" xlink:actuate="onLoad"/></draw:frame> is non-empty.</text:p>
      <text:p text:style-name="Text_20_body">Signals <draw:frame text:anchor-type="as-char" style:vertical-pos="middle" style:vertical-rel="text"><draw:object xlink:href="Formula-509/" xlink:type="simple" xlink:show="embed" xlink:actuate="onLoad"/></draw:frame> with cost <draw:frame text:anchor-type="as-char" style:vertical-pos="middle" style:vertical-rel="text"><draw:object xlink:href="Formula-510/" xlink:type="simple" xlink:show="embed" xlink:actuate="onLoad"/></draw:frame> are descendants of <draw:frame text:anchor-type="as-char" style:vertical-pos="middle" style:vertical-rel="text"><draw:object xlink:href="Formula-511/" xlink:type="simple" xlink:show="embed" xlink:actuate="onLoad"/></draw:frame> which is initially present in the queue. The hypothesis prohibits these signals from entering the queue. Otherwise, by ([eq:queue]) they would be evaluated before any signal of cost greater than <draw:frame text:anchor-type="as-char" style:vertical-pos="middle" style:vertical-rel="text"><draw:object xlink:href="Formula-512/" xlink:type="simple" xlink:show="embed" xlink:actuate="onLoad"/></draw:frame>.To prevent these signals from entering the queue a signal <draw:frame text:anchor-type="as-char" style:vertical-pos="middle" style:vertical-rel="text"><draw:object xlink:href="Formula-513/" xlink:type="simple" xlink:show="embed" xlink:actuate="onLoad"/></draw:frame> with <draw:frame text:anchor-type="as-char" style:vertical-pos="middle" style:vertical-rel="text"><draw:object xlink:href="Formula-514/" xlink:type="simple" xlink:show="embed" xlink:actuate="onLoad"/></draw:frame> must at some iteration be present in <draw:frame text:anchor-type="as-char" style:vertical-pos="middle" style:vertical-rel="text"><draw:object xlink:href="Formula-515/" xlink:type="simple" xlink:show="embed" xlink:actuate="onLoad"/></draw:frame> with <draw:frame text:anchor-type="as-char" style:vertical-pos="middle" style:vertical-rel="text"><draw:object xlink:href="Formula-516/" xlink:type="simple" xlink:show="embed" xlink:actuate="onLoad"/></draw:frame> for an ancestor <draw:frame text:anchor-type="as-char" style:vertical-pos="middle" style:vertical-rel="text"><draw:object xlink:href="Formula-517/" xlink:type="simple" xlink:show="embed" xlink:actuate="onLoad"/></draw:frame> of each <draw:frame text:anchor-type="as-char" style:vertical-pos="middle" style:vertical-rel="text"><draw:object xlink:href="Formula-518/" xlink:type="simple" xlink:show="embed" xlink:actuate="onLoad"/></draw:frame>. By line 10, having <draw:frame text:anchor-type="as-char" style:vertical-pos="middle" style:vertical-rel="text"><draw:object xlink:href="Formula-519/" xlink:type="simple" xlink:show="embed" xlink:actuate="onLoad"/></draw:frame> present in <draw:frame text:anchor-type="as-char" style:vertical-pos="middle" style:vertical-rel="text"><draw:object xlink:href="Formula-520/" xlink:type="simple" xlink:show="embed" xlink:actuate="onLoad"/></draw:frame> allows signals in the sub-tree rooted at <draw:frame text:anchor-type="as-char" style:vertical-pos="middle" style:vertical-rel="text"><draw:object xlink:href="Formula-521/" xlink:type="simple" xlink:show="embed" xlink:actuate="onLoad"/></draw:frame> containing each <draw:frame text:anchor-type="as-char" style:vertical-pos="middle" style:vertical-rel="text"><draw:object xlink:href="Formula-522/" xlink:type="simple" xlink:show="embed" xlink:actuate="onLoad"/></draw:frame> to be prevented from entering the queue. From Lemma [lem:pruning], each <draw:frame text:anchor-type="as-char" style:vertical-pos="middle" style:vertical-rel="text"><draw:object xlink:href="Formula-523/" xlink:type="simple" xlink:show="embed" xlink:actuate="onLoad"/></draw:frame> has a descendant in <draw:frame text:anchor-type="as-char" style:vertical-pos="middle" style:vertical-rel="text"><draw:object xlink:href="Formula-524/" xlink:type="simple" xlink:show="embed" xlink:actuate="onLoad"/></draw:frame> of the form <draw:frame text:anchor-type="as-char" style:vertical-pos="middle" style:vertical-rel="text"><draw:object xlink:href="Formula-525/" xlink:type="simple" xlink:show="embed" xlink:actuate="onLoad"/></draw:frame> such that <draw:frame text:anchor-type="as-char" style:vertical-pos="middle" style:vertical-rel="text"><draw:object xlink:href="Formula-526/" xlink:type="simple" xlink:show="embed" xlink:actuate="onLoad"/></draw:frame> and <draw:frame text:anchor-type="as-char" style:vertical-pos="middle" style:vertical-rel="text"><draw:object xlink:href="Formula-527/" xlink:type="simple" xlink:show="embed" xlink:actuate="onLoad"/></draw:frame>. To be present in <draw:frame text:anchor-type="as-char" style:vertical-pos="middle" style:vertical-rel="text"><draw:object xlink:href="Formula-528/" xlink:type="simple" xlink:show="embed" xlink:actuate="onLoad"/></draw:frame>, a signal <draw:frame text:anchor-type="as-char" style:vertical-pos="middle" style:vertical-rel="text"><draw:object xlink:href="Formula-529/" xlink:type="simple" xlink:show="embed" xlink:actuate="onLoad"/></draw:frame> must at some point be present in the queue as well by line 10. The hypothesis implies that <draw:frame text:anchor-type="as-char" style:vertical-pos="middle" style:vertical-rel="text"><draw:object xlink:href="Formula-530/" xlink:type="simple" xlink:show="embed" xlink:actuate="onLoad"/></draw:frame> does not enter the queue which is only possible by the same mechanism as for <draw:frame text:anchor-type="as-char" style:vertical-pos="middle" style:vertical-rel="text"><draw:object xlink:href="Formula-531/" xlink:type="simple" xlink:show="embed" xlink:actuate="onLoad"/></draw:frame>. Suppose that repeating the process <draw:frame text:anchor-type="as-char" style:vertical-pos="middle" style:vertical-rel="text"><draw:object xlink:href="Formula-532/" xlink:type="simple" xlink:show="embed" xlink:actuate="onLoad"/></draw:frame> times reveals that a signal <draw:frame text:anchor-type="as-char" style:vertical-pos="middle" style:vertical-rel="text"><draw:object xlink:href="Formula-533/" xlink:type="simple" xlink:show="embed" xlink:actuate="onLoad"/></draw:frame> with <draw:frame text:anchor-type="as-char" style:vertical-pos="middle" style:vertical-rel="text"><draw:object xlink:href="Formula-534/" xlink:type="simple" xlink:show="embed" xlink:actuate="onLoad"/></draw:frame> must at some iteration be present in the queue and that there is a descendant <draw:frame text:anchor-type="as-char" style:vertical-pos="middle" style:vertical-rel="text"><draw:object xlink:href="Formula-535/" xlink:type="simple" xlink:show="embed" xlink:actuate="onLoad"/></draw:frame> with cost <draw:frame text:anchor-type="as-char" style:vertical-pos="middle" style:vertical-rel="text"><draw:object xlink:href="Formula-536/" xlink:type="simple" xlink:show="embed" xlink:actuate="onLoad"/></draw:frame>. Note, <draw:frame text:anchor-type="as-char" style:vertical-pos="middle" style:vertical-rel="text"><draw:object xlink:href="Formula-537/" xlink:type="simple" xlink:show="embed" xlink:actuate="onLoad"/></draw:frame> for any <draw:frame text:anchor-type="as-char" style:vertical-pos="middle" style:vertical-rel="text"><draw:object xlink:href="Formula-538/" xlink:type="simple" xlink:show="embed" xlink:actuate="onLoad"/></draw:frame> by ([eq:inequality]). The hypothesis implies that an ancestor <draw:frame text:anchor-type="as-char" style:vertical-pos="middle" style:vertical-rel="text"><draw:object xlink:href="Formula-539/" xlink:type="simple" xlink:show="embed" xlink:actuate="onLoad"/></draw:frame> of <draw:frame text:anchor-type="as-char" style:vertical-pos="middle" style:vertical-rel="text"><draw:object xlink:href="Formula-540/" xlink:type="simple" xlink:show="embed" xlink:actuate="onLoad"/></draw:frame> must be prevented from entering the queue in lines 9-10 by evaluating <draw:frame text:anchor-type="as-char" style:vertical-pos="middle" style:vertical-rel="text"><draw:object xlink:href="Formula-541/" xlink:type="simple" xlink:show="embed" xlink:actuate="onLoad"/></draw:frame> for some <draw:frame text:anchor-type="as-char" style:vertical-pos="middle" style:vertical-rel="text"><draw:object xlink:href="Formula-542/" xlink:type="simple" xlink:show="embed" xlink:actuate="onLoad"/></draw:frame> with <draw:frame text:anchor-type="as-char" style:vertical-pos="middle" style:vertical-rel="text"><draw:object xlink:href="Formula-543/" xlink:type="simple" xlink:show="embed" xlink:actuate="onLoad"/></draw:frame>. Again, by Lemma [lem:pruning], a descendant of <draw:frame text:anchor-type="as-char" style:vertical-pos="middle" style:vertical-rel="text"><draw:object xlink:href="Formula-544/" xlink:type="simple" xlink:show="embed" xlink:actuate="onLoad"/></draw:frame> of the form <draw:frame text:anchor-type="as-char" style:vertical-pos="middle" style:vertical-rel="text"><draw:object xlink:href="Formula-545/" xlink:type="simple" xlink:show="embed" xlink:actuate="onLoad"/></draw:frame> will be in <draw:frame text:anchor-type="as-char" style:vertical-pos="middle" style:vertical-rel="text"><draw:object xlink:href="Formula-546/" xlink:type="simple" xlink:show="embed" xlink:actuate="onLoad"/></draw:frame> with cost <draw:frame text:anchor-type="as-char" style:vertical-pos="middle" style:vertical-rel="text"><draw:object xlink:href="Formula-547/" xlink:type="simple" xlink:show="embed" xlink:actuate="onLoad"/></draw:frame> so that some anscestor of <draw:frame text:anchor-type="as-char" style:vertical-pos="middle" style:vertical-rel="text"><draw:object xlink:href="Formula-548/" xlink:type="simple" xlink:show="embed" xlink:actuate="onLoad"/></draw:frame> must be prevented from entering the queue.</text:p>
      <text:p text:style-name="Text_20_body">By induction on <draw:frame text:anchor-type="as-char" style:vertical-pos="middle" style:vertical-rel="text"><draw:object xlink:href="Formula-549/" xlink:type="simple" xlink:show="embed" xlink:actuate="onLoad"/></draw:frame> we conclude that this procedure can continue up to <draw:frame text:anchor-type="as-char" style:vertical-pos="middle" style:vertical-rel="text"><draw:object xlink:href="Formula-550/" xlink:type="simple" xlink:show="embed" xlink:actuate="onLoad"/></draw:frame> at which point we find it necessary that there exist signals <draw:frame text:anchor-type="as-char" style:vertical-pos="middle" style:vertical-rel="text"><draw:object xlink:href="Formula-551/" xlink:type="simple" xlink:show="embed" xlink:actuate="onLoad"/></draw:frame> with <draw:frame text:anchor-type="as-char" style:vertical-pos="middle" style:vertical-rel="text"><draw:object xlink:href="Formula-552/" xlink:type="simple" xlink:show="embed" xlink:actuate="onLoad"/></draw:frame> such that <draw:frame text:anchor-type="as-char" style:vertical-pos="middle" style:vertical-rel="text"><draw:object xlink:href="Formula-553/" xlink:type="simple" xlink:show="embed" xlink:actuate="onLoad"/></draw:frame> for the descendant of <draw:frame text:anchor-type="as-char" style:vertical-pos="middle" style:vertical-rel="text"><draw:object xlink:href="Formula-554/" xlink:type="simple" xlink:show="embed" xlink:actuate="onLoad"/></draw:frame> in <draw:frame text:anchor-type="as-char" style:vertical-pos="middle" style:vertical-rel="text"><draw:object xlink:href="Formula-555/" xlink:type="simple" xlink:show="embed" xlink:actuate="onLoad"/></draw:frame>. By Lemma [lem:pruning] <draw:frame text:anchor-type="as-char" style:vertical-pos="middle" style:vertical-rel="text"><draw:object xlink:href="Formula-556/" xlink:type="simple" xlink:show="embed" xlink:actuate="onLoad"/></draw:frame> implies <draw:frame text:anchor-type="as-char" style:vertical-pos="middle" style:vertical-rel="text"><draw:object xlink:href="Formula-557/" xlink:type="simple" xlink:show="embed" xlink:actuate="onLoad"/></draw:frame> has a descendant in <draw:frame text:anchor-type="as-char" style:vertical-pos="middle" style:vertical-rel="text"><draw:object xlink:href="Formula-558/" xlink:type="simple" xlink:show="embed" xlink:actuate="onLoad"/></draw:frame>. However, <draw:frame text:anchor-type="as-char" style:vertical-pos="middle" style:vertical-rel="text"><draw:object xlink:href="Formula-559/" xlink:type="simple" xlink:show="embed" xlink:actuate="onLoad"/></draw:frame> has no descendants; a contradiction.</text:p>
      <text:p text:style-name="Text_20_body">The choice of <draw:frame text:anchor-type="as-char" style:vertical-pos="middle" style:vertical-rel="text"><draw:object xlink:href="Formula-560/" xlink:type="simple" xlink:show="embed" xlink:actuate="onLoad"/></draw:frame> in Theorem [thm:main] converges to zero by ([eq:partition_scaling]). Then by Lemma [lem:approx_equal_optimal] we have <draw:frame text:anchor-type="as-char" style:vertical-pos="middle" style:vertical-rel="text"><draw:object xlink:href="Formula-561/" xlink:type="simple" xlink:show="embed" xlink:actuate="onLoad"/></draw:frame>. An immediate corollary is that the <draw:frame text:anchor-type="as-char" style:vertical-pos="middle" style:vertical-rel="text"><draw:object xlink:href="Formula-562/" xlink:type="simple" xlink:show="embed" xlink:actuate="onLoad"/></draw:frame>method is resolution complete which is the main contribution of this work stated in Theorem [thm:informal].</text:p>
      <text:h text:style-name="Heading_20_1" text:outline-level="1">Conclusion[sec:Conclusions]</text:h>
      <text:p text:style-name="First_20_paragraph">In this paper we described a simple grid-based approximation of the optimal kinodynamic motion planning problem and developed the appropriate generalization of label correcting methods to efficiently search the approximation. The advantage of the <draw:frame text:anchor-type="as-char" style:vertical-pos="middle" style:vertical-rel="text"><draw:object xlink:href="Formula-563/" xlink:type="simple" xlink:show="embed" xlink:actuate="onLoad"/></draw:frame>method is that it does not require a point-to-point local planning subroutine. Moreover, numerical experiments demonstrate that the <draw:frame text:anchor-type="as-char" style:vertical-pos="middle" style:vertical-rel="text"><draw:object xlink:href="Formula-564/" xlink:type="simple" xlink:show="embed" xlink:actuate="onLoad"/></draw:frame>method is considerably faster the related <draw:frame text:anchor-type="as-char" style:vertical-pos="middle" style:vertical-rel="text"><draw:object xlink:href="Formula-565/" xlink:type="simple" xlink:show="embed" xlink:actuate="onLoad"/></draw:frame>algorithm, and is more broadly applicable than the <draw:frame text:anchor-type="as-char" style:vertical-pos="middle" style:vertical-rel="text"><draw:object xlink:href="Formula-566/" xlink:type="simple" xlink:show="embed" xlink:actuate="onLoad"/></draw:frame>algorithm.</text:p>
      <text:p text:style-name="Text_20_body">The focus of the paper, and its main contribution was the theoretical investigation showing that the cost of the feasible solutions returned by the <draw:frame text:anchor-type="as-char" style:vertical-pos="middle" style:vertical-rel="text"><draw:object xlink:href="Formula-567/" xlink:type="simple" xlink:show="embed" xlink:actuate="onLoad"/></draw:frame>method converge to the optimal cost for the problem. From a practical point of view the proposed algorithm is easy to implement and may be used directly for motion planning and trajectory optimization. Future investigations will include convergence rate analysis, improved partitioning schemes over the hypercube grid we presented, and the construction of admissible heuristics for kinodynamic motion planning to guide the search.</text:p>
      <text:h text:style-name="Heading_20_1" text:outline-level="1">Acknowledgements</text:h>
      <text:p text:style-name="First_20_paragraph">This research was funded in part by the Israeli Ministry of Defense. We are also grateful to our colleagues Michal Čáp and Dmitry Yershov for their insightful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Generalized Label Correcting Method for Optimal Kinodynamic Motion Planning </dc:title>
  </office:meta>
</office:document-meta>
</file>

<file path=Formula-0/content.xml><?xml version="1.0" encoding="utf-8"?>
<math xmlns="http://www.w3.org/1998/Math/MathML" display="inline">
  <mstyle mathvariant="normal">
    <mi>G</mi>
    <mi>L</mi>
    <mi>C</mi>
  </mstyle>
</math>
</file>

<file path=Formula-1/content.xml><?xml version="1.0" encoding="utf-8"?>
<math xmlns="http://www.w3.org/1998/Math/MathML" display="inline">
  <mstyle mathvariant="normal">
    <mi>G</mi>
    <mi>L</mi>
    <mi>C</mi>
  </mstyle>
</math>
</file>

<file path=Formula-10/content.xml><?xml version="1.0" encoding="utf-8"?>
<math xmlns="http://www.w3.org/1998/Math/MathML" display="inline">
  <mstyle mathvariant="normal">
    <mi>S</mi>
    <mi>S</mi>
    <mi>T</mi>
  </mstyle>
</math>
</file>

<file path=Formula-100/content.xml><?xml version="1.0" encoding="utf-8"?>
<math xmlns="http://www.w3.org/1998/Math/MathML" display="inline">
  <mi>w</mi>
</math>
</file>

<file path=Formula-101/content.xml><?xml version="1.0" encoding="utf-8"?>
<math xmlns="http://www.w3.org/1998/Math/MathML" display="inline">
  <msub>
    <mstyle mathvariant="script">
      <mi>𝒰</mi>
    </mstyle>
    <mi>R</mi>
  </msub>
</math>
</file>

<file path=Formula-102/content.xml><?xml version="1.0" encoding="utf-8"?>
<math xmlns="http://www.w3.org/1998/Math/MathML" display="inline">
  <mrow>
    <mi>I</mi>
    <msub>
      <mi>d</mi>
      <mstyle mathvariant="script">
        <mi>𝒰</mi>
      </mstyle>
    </msub>
  </mrow>
</math>
</file>

<file path=Formula-103/content.xml><?xml version="1.0" encoding="utf-8"?>
<math xmlns="http://www.w3.org/1998/Math/MathML" display="inline">
  <mrow>
    <msub>
      <mi>J</mi>
      <msub>
        <mi>x</mi>
        <mn>0</mn>
      </msub>
    </msub>
    <mo stretchy="false" form="prefix">(</mo>
    <mi>I</mi>
    <msub>
      <mi>d</mi>
      <mstyle mathvariant="script">
        <mi>𝒰</mi>
      </mstyle>
    </msub>
    <mo stretchy="false" form="postfix">)</mo>
    <mo>=</mo>
    <mn>0</mn>
  </mrow>
</math>
</file>

<file path=Formula-104/content.xml><?xml version="1.0" encoding="utf-8"?>
<math xmlns="http://www.w3.org/1998/Math/MathML" display="inline">
  <mrow>
    <mo stretchy="false" form="prefix">[</mo>
    <msub>
      <mi>φ</mi>
      <msub>
        <mi>x</mi>
        <mn>0</mn>
      </msub>
    </msub>
    <mo stretchy="false" form="prefix">(</mo>
    <mi>I</mi>
    <msub>
      <mi>d</mi>
      <mstyle mathvariant="script">
        <mi>𝒰</mi>
      </mstyle>
    </msub>
    <mo stretchy="false" form="postfix">)</mo>
    <mo stretchy="false" form="postfix">]</mo>
    <mo stretchy="false" form="prefix">(</mo>
    <mn>0</mn>
    <mo stretchy="false" form="postfix">)</mo>
    <mo>=</mo>
    <msub>
      <mi>x</mi>
      <mn>0</mn>
    </msub>
  </mrow>
</math>
</file>

<file path=Formula-105/content.xml><?xml version="1.0" encoding="utf-8"?>
<math xmlns="http://www.w3.org/1998/Math/MathML" display="inline">
  <mrow>
    <mi>I</mi>
    <msub>
      <mi>d</mi>
      <mstyle mathvariant="script">
        <mi>𝒰</mi>
      </mstyle>
    </msub>
  </mrow>
</math>
</file>

<file path=Formula-106/content.xml><?xml version="1.0" encoding="utf-8"?>
<math xmlns="http://www.w3.org/1998/Math/MathML" display="inline">
  <mrow>
    <mo stretchy="false" form="prefix">[</mo>
    <mn>0</mn>
    <mo>,</mo>
    <mi>c</mi>
    <mo>/</mo>
    <mi>R</mi>
    <mo stretchy="false" form="postfix">]</mo>
  </mrow>
</math>
</file>

<file path=Formula-107/content.xml><?xml version="1.0" encoding="utf-8"?>
<math xmlns="http://www.w3.org/1998/Math/MathML" display="inline">
  <mi>w</mi>
</math>
</file>

<file path=Formula-108/content.xml><?xml version="1.0" encoding="utf-8"?>
<math xmlns="http://www.w3.org/1998/Math/MathML" display="inline">
  <mi>u</mi>
</math>
</file>

<file path=Formula-109/content.xml><?xml version="1.0" encoding="utf-8"?>
<math xmlns="http://www.w3.org/1998/Math/MathML" display="inline">
  <mrow>
    <mi>τ</mi>
    <mo stretchy="false" form="prefix">(</mo>
    <mi>w</mi>
    <mo stretchy="false" form="postfix">)</mo>
    <mo>&lt;</mo>
    <mi>τ</mi>
    <mo stretchy="false" form="prefix">(</mo>
    <mi>u</mi>
    <mo stretchy="false" form="postfix">)</mo>
  </mrow>
</math>
</file>

<file path=Formula-11/content.xml><?xml version="1.0" encoding="utf-8"?>
<math xmlns="http://www.w3.org/1998/Math/MathML" display="inline">
  <mstyle mathvariant="normal">
    <mi>G</mi>
    <mi>L</mi>
    <mi>C</mi>
  </mstyle>
</math>
</file>

<file path=Formula-110/content.xml><?xml version="1.0" encoding="utf-8"?>
<math xmlns="http://www.w3.org/1998/Math/MathML" display="inline">
  <mrow>
    <mi>w</mi>
    <mo stretchy="false" form="prefix">(</mo>
    <mi>t</mi>
    <mo stretchy="false" form="postfix">)</mo>
    <mo>=</mo>
    <mi>u</mi>
    <mo stretchy="false" form="prefix">(</mo>
    <mi>t</mi>
    <mo stretchy="false" form="postfix">)</mo>
  </mrow>
</math>
</file>

<file path=Formula-111/content.xml><?xml version="1.0" encoding="utf-8"?>
<math xmlns="http://www.w3.org/1998/Math/MathML" display="inline">
  <mrow>
    <mi>t</mi>
    <mo>∈</mo>
    <mo stretchy="false" form="prefix">[</mo>
    <mn>0</mn>
    <mo>,</mo>
    <mi>τ</mi>
    <mo stretchy="false" form="prefix">(</mo>
    <mi>w</mi>
    <mo stretchy="false" form="postfix">)</mo>
    <mo stretchy="false" form="postfix">)</mo>
  </mrow>
</math>
</file>

<file path=Formula-112/content.xml><?xml version="1.0" encoding="utf-8"?>
<math xmlns="http://www.w3.org/1998/Math/MathML" display="inline">
  <mi>u</mi>
</math>
</file>

<file path=Formula-113/content.xml><?xml version="1.0" encoding="utf-8"?>
<math xmlns="http://www.w3.org/1998/Math/MathML" display="inline">
  <mi>w</mi>
</math>
</file>

<file path=Formula-114/content.xml><?xml version="1.0" encoding="utf-8"?>
<math xmlns="http://www.w3.org/1998/Math/MathML" display="inline">
  <msub>
    <mstyle mathvariant="script">
      <mi>𝒰</mi>
    </mstyle>
    <mi>R</mi>
  </msub>
</math>
</file>

<file path=Formula-115/content.xml><?xml version="1.0" encoding="utf-8"?>
<math xmlns="http://www.w3.org/1998/Math/MathML" display="inline">
  <msub>
    <mi>X</mi>
    <mstyle mathvariant="normal">
      <mi>f</mi>
      <mi>r</mi>
      <mi>e</mi>
      <mi>e</mi>
    </mstyle>
  </msub>
</math>
</file>

<file path=Formula-116/content.xml><?xml version="1.0" encoding="utf-8"?>
<math xmlns="http://www.w3.org/1998/Math/MathML" display="inline">
  <msub>
    <mi>X</mi>
    <mstyle mathvariant="normal">
      <mi>f</mi>
      <mi>r</mi>
      <mi>e</mi>
      <mi>e</mi>
    </mstyle>
  </msub>
</math>
</file>

<file path=Formula-117/content.xml><?xml version="1.0" encoding="utf-8"?>
<math xmlns="http://www.w3.org/1998/Math/MathML" display="inline">
  <mi>r</mi>
</math>
</file>

<file path=Formula-118/content.xml><?xml version="1.0" encoding="utf-8"?>
<math xmlns="http://www.w3.org/1998/Math/MathML" display="inline">
  <mi>r</mi>
</math>
</file>

<file path=Formula-119/content.xml><?xml version="1.0" encoding="utf-8"?>
<math xmlns="http://www.w3.org/1998/Math/MathML" display="inline">
  <mstyle mathvariant="script">
    <mi>𝒰</mi>
  </mstyle>
</math>
</file>

<file path=Formula-12/content.xml><?xml version="1.0" encoding="utf-8"?>
<math xmlns="http://www.w3.org/1998/Math/MathML" display="inline">
  <msup>
    <mstyle mathvariant="double-struck">
      <mi>ℝ</mi>
    </mstyle>
    <mi>n</mi>
  </msup>
</math>
</file>

<file path=Formula-120/content.xml><?xml version="1.0" encoding="utf-8"?>
<math xmlns="http://www.w3.org/1998/Math/MathML" display="inline">
  <mi>R</mi>
</math>
</file>

<file path=Formula-121/content.xml><?xml version="1.0" encoding="utf-8"?>
<math xmlns="http://www.w3.org/1998/Math/MathML" display="inline">
  <mrow>
    <mi>η</mi>
    <mo>:</mo>
    <mstyle mathvariant="double-struck">
      <mi>ℕ</mi>
    </mstyle>
    <mo accent="false">→</mo>
    <msub>
      <mstyle mathvariant="double-struck">
        <mi>ℝ</mi>
      </mstyle>
      <mrow>
        <mo>&gt;</mo>
        <mn>0</mn>
      </mrow>
    </msub>
  </mrow>
</math>
</file>

<file path=Formula-122/content.xml><?xml version="1.0" encoding="utf-8"?>
<math xmlns="http://www.w3.org/1998/Math/MathML" display="inline">
  <mrow>
    <msub>
      <mi>p</mi>
      <mn>1</mn>
    </msub>
    <mo>,</mo>
    <msub>
      <mi>p</mi>
      <mn>2</mn>
    </msub>
    <mo>∈</mo>
    <msup>
      <mstyle mathvariant="double-struck">
        <mi>ℝ</mi>
      </mstyle>
      <mi>n</mi>
    </msup>
  </mrow>
</math>
</file>

<file path=Formula-123/content.xml><?xml version="1.0" encoding="utf-8"?>
<math xmlns="http://www.w3.org/1998/Math/MathML" display="inline">
  <mrow>
    <msub>
      <mi>p</mi>
      <mn>1</mn>
    </msub>
    <mover>
      <mo>∼</mo>
      <mi>R</mi>
    </mover>
    <msub>
      <mi>p</mi>
      <mn>2</mn>
    </msub>
  </mrow>
</math>
</file>

<file path=Formula-124/content.xml><?xml version="1.0" encoding="utf-8"?>
<math xmlns="http://www.w3.org/1998/Math/MathML" display="inline">
  <mrow>
    <mrow>
      <mo stretchy="true" form="prefix">⌊</mo>
      <mi>η</mi>
      <mo stretchy="false" form="prefix">(</mo>
      <mi>R</mi>
      <mo stretchy="false" form="postfix">)</mo>
      <msub>
        <mi>p</mi>
        <mn>1</mn>
      </msub>
      <mo stretchy="true" form="postfix">⌋</mo>
    </mrow>
    <mo>=</mo>
    <mrow>
      <mo stretchy="true" form="prefix">⌊</mo>
      <mi>η</mi>
      <mo stretchy="false" form="prefix">(</mo>
      <mi>R</mi>
      <mo stretchy="false" form="postfix">)</mo>
      <msub>
        <mi>p</mi>
        <mn>2</mn>
      </msub>
      <mo stretchy="true" form="postfix">⌋</mo>
    </mrow>
  </mrow>
</math>
</file>

<file path=Formula-125/content.xml><?xml version="1.0" encoding="utf-8"?>
<math xmlns="http://www.w3.org/1998/Math/MathML" display="inline">
  <mrow>
    <mo stretchy="true" form="prefix">⌊</mo>
    <mo>⋅</mo>
    <mo stretchy="true" form="postfix">⌋</mo>
  </mrow>
</math>
</file>

<file path=Formula-126/content.xml><?xml version="1.0" encoding="utf-8"?>
<math xmlns="http://www.w3.org/1998/Math/MathML" display="inline">
  <mrow>
    <mrow>
      <mo stretchy="true" form="prefix">⌊</mo>
      <mo stretchy="false" form="prefix">(</mo>
      <mn>2.9</mn>
      <mo>,</mo>
      <mn>3.2</mn>
      <mo stretchy="false" form="postfix">)</mo>
      <mo stretchy="true" form="postfix">⌋</mo>
    </mrow>
    <mo>=</mo>
    <mo stretchy="false" form="prefix">(</mo>
    <mn>2</mn>
    <mo>,</mo>
    <mn>3</mn>
    <mo stretchy="false" form="postfix">)</mo>
  </mrow>
</math>
</file>

<file path=Formula-127/content.xml><?xml version="1.0" encoding="utf-8"?>
<math xmlns="http://www.w3.org/1998/Math/MathML" display="inline">
  <mover>
    <mo>∼</mo>
    <mi>R</mi>
  </mover>
</math>
</file>

<file path=Formula-128/content.xml><?xml version="1.0" encoding="utf-8"?>
<math xmlns="http://www.w3.org/1998/Math/MathML" display="inline">
  <mrow>
    <msqrt>
      <mi>n</mi>
    </msqrt>
    <mo>/</mo>
    <mi>η</mi>
    <mo stretchy="false" form="prefix">(</mo>
    <mi>R</mi>
    <mo stretchy="false" form="postfix">)</mo>
  </mrow>
</math>
</file>

<file path=Formula-129/content.xml><?xml version="1.0" encoding="utf-8"?>
<math xmlns="http://www.w3.org/1998/Math/MathML" display="inline">
  <mrow>
    <msub>
      <mi>u</mi>
      <mn>1</mn>
    </msub>
    <mo>,</mo>
    <msub>
      <mi>u</mi>
      <mn>2</mn>
    </msub>
    <mo>∈</mo>
    <msub>
      <mstyle mathvariant="script">
        <mi>𝒰</mi>
      </mstyle>
      <mi>R</mi>
    </msub>
  </mrow>
</math>
</file>

<file path=Formula-13/content.xml><?xml version="1.0" encoding="utf-8"?>
<math xmlns="http://www.w3.org/1998/Math/MathML" display="inline">
  <mi>u</mi>
</math>
</file>

<file path=Formula-130/content.xml><?xml version="1.0" encoding="utf-8"?>
<math xmlns="http://www.w3.org/1998/Math/MathML" display="inline">
  <mrow>
    <msub>
      <mi>u</mi>
      <mn>1</mn>
    </msub>
    <mover>
      <mo>∼</mo>
      <msub>
        <mstyle mathvariant="script">
          <mi>𝒰</mi>
        </mstyle>
        <mi>R</mi>
      </msub>
    </mover>
    <msub>
      <mi>u</mi>
      <mn>2</mn>
    </msub>
  </mrow>
</math>
</file>

<file path=Formula-131/content.xml><?xml version="1.0" encoding="utf-8"?>
<math xmlns="http://www.w3.org/1998/Math/MathML" display="block">
  <mrow>
    <msub>
      <mi>u</mi>
      <mn>1</mn>
    </msub>
    <mover>
      <mo>∼</mo>
      <msub>
        <mstyle mathvariant="script">
          <mi>𝒰</mi>
        </mstyle>
        <mi>R</mi>
      </msub>
    </mover>
    <msub>
      <mi>u</mi>
      <mn>2</mn>
    </msub>
    <mo accent="false">⇔</mo>
    <mo stretchy="false" form="prefix">[</mo>
    <msub>
      <mi>φ</mi>
      <msub>
        <mi>x</mi>
        <mstyle mathvariant="normal">
          <mi>i</mi>
          <mi>c</mi>
        </mstyle>
      </msub>
    </msub>
    <mo stretchy="false" form="prefix">(</mo>
    <msub>
      <mi>u</mi>
      <mn>1</mn>
    </msub>
    <mo stretchy="false" form="postfix">)</mo>
    <mo stretchy="false" form="postfix">]</mo>
    <mo stretchy="false" form="prefix">(</mo>
    <mi>τ</mi>
    <mo stretchy="false" form="prefix">(</mo>
    <msub>
      <mi>u</mi>
      <mn>1</mn>
    </msub>
    <mo stretchy="false" form="postfix">)</mo>
    <mo stretchy="false" form="postfix">)</mo>
    <mover>
      <mo>∼</mo>
      <mi>R</mi>
    </mover>
    <mo stretchy="false" form="prefix">[</mo>
    <msub>
      <mi>φ</mi>
      <msub>
        <mi>x</mi>
        <mstyle mathvariant="normal">
          <mi>i</mi>
          <mi>c</mi>
        </mstyle>
      </msub>
    </msub>
    <mo stretchy="false" form="prefix">(</mo>
    <msub>
      <mi>u</mi>
      <mn>2</mn>
    </msub>
    <mo stretchy="false" form="postfix">)</mo>
    <mo stretchy="false" form="postfix">]</mo>
    <mo stretchy="false" form="prefix">(</mo>
    <mi>τ</mi>
    <mo stretchy="false" form="prefix">(</mo>
    <msub>
      <mi>u</mi>
      <mn>2</mn>
    </msub>
    <mo stretchy="false" form="postfix">)</mo>
    <mo stretchy="false" form="postfix">)</mo>
    <mo>.</mo>
  </mrow>
</math>
</file>

<file path=Formula-132/content.xml><?xml version="1.0" encoding="utf-8"?>
<math xmlns="http://www.w3.org/1998/Math/MathML" display="inline">
  <mrow>
    <msub>
      <mi>u</mi>
      <mn>1</mn>
    </msub>
    <msub>
      <mo>≺</mo>
      <mi>R</mi>
    </msub>
    <msub>
      <mi>u</mi>
      <mn>2</mn>
    </msub>
  </mrow>
</math>
</file>

<file path=Formula-133/content.xml><?xml version="1.0" encoding="utf-8"?>
<math xmlns="http://www.w3.org/1998/Math/MathML" display="inline">
  <mstyle mathvariant="normal">
    <mi>G</mi>
    <mi>L</mi>
    <mi>C</mi>
  </mstyle>
</math>
</file>

<file path=Formula-134/content.xml><?xml version="1.0" encoding="utf-8"?>
<math xmlns="http://www.w3.org/1998/Math/MathML" display="inline">
  <mrow>
    <msub>
      <mi>u</mi>
      <mn>1</mn>
    </msub>
    <mover>
      <mo>∼</mo>
      <msub>
        <mstyle mathvariant="script">
          <mi>𝒰</mi>
        </mstyle>
        <mi>R</mi>
      </msub>
    </mover>
    <msub>
      <mi>u</mi>
      <mn>2</mn>
    </msub>
  </mrow>
</math>
</file>

<file path=Formula-135/content.xml><?xml version="1.0" encoding="utf-8"?>
<math xmlns="http://www.w3.org/1998/Math/MathML" display="inline">
  <mrow>
    <mi>τ</mi>
    <mo stretchy="false" form="prefix">(</mo>
    <msub>
      <mi>u</mi>
      <mn>1</mn>
    </msub>
    <mo stretchy="false" form="postfix">)</mo>
    <mo>≤</mo>
    <mi>τ</mi>
    <mo stretchy="false" form="prefix">(</mo>
    <msub>
      <mi>u</mi>
      <mn>2</mn>
    </msub>
    <mo stretchy="false" form="postfix">)</mo>
    <mo>,</mo>
  </mrow>
</math>
</file>

<file path=Formula-136/content.xml><?xml version="1.0" encoding="utf-8"?>
<math xmlns="http://www.w3.org/1998/Math/MathML" display="inline">
  <mrow>
    <msub>
      <mi>J</mi>
      <msub>
        <mi>x</mi>
        <mstyle mathvariant="normal">
          <mi>i</mi>
          <mi>c</mi>
        </mstyle>
      </msub>
    </msub>
    <mo stretchy="false" form="prefix">(</mo>
    <msub>
      <mi>u</mi>
      <mn>1</mn>
    </msub>
    <mo stretchy="false" form="postfix">)</mo>
    <mo>+</mo>
    <mfrac>
      <msqrt>
        <mi>n</mi>
      </msqrt>
      <mrow>
        <mi>η</mi>
        <mo stretchy="false" form="prefix">(</mo>
        <mi>R</mi>
        <mo stretchy="false" form="postfix">)</mo>
      </mrow>
    </mfrac>
    <mfrac>
      <msub>
        <mi>L</mi>
        <mi>g</mi>
      </msub>
      <msub>
        <mi>L</mi>
        <mi>f</mi>
      </msub>
    </mfrac>
    <mrow>
      <mo stretchy="true" form="prefix">(</mo>
      <msup>
        <mi>e</mi>
        <mfrac>
          <mrow>
            <msub>
              <mi>L</mi>
              <mi>f</mi>
            </msub>
            <mi>h</mi>
            <mo stretchy="false" form="prefix">(</mo>
            <mi>R</mi>
            <mo stretchy="false" form="postfix">)</mo>
          </mrow>
          <mi>R</mi>
        </mfrac>
      </msup>
      <mo>−</mo>
      <mn>1</mn>
      <mo stretchy="true" form="postfix">)</mo>
    </mrow>
    <mo>≤</mo>
    <msub>
      <mi>J</mi>
      <msub>
        <mi>x</mi>
        <mstyle mathvariant="normal">
          <mi>i</mi>
          <mi>c</mi>
        </mstyle>
      </msub>
    </msub>
    <mo stretchy="false" form="prefix">(</mo>
    <msub>
      <mi>u</mi>
      <mn>2</mn>
    </msub>
    <mo stretchy="false" form="postfix">)</mo>
    <mo>.</mo>
  </mrow>
</math>
</file>

<file path=Formula-137/content.xml><?xml version="1.0" encoding="utf-8"?>
<math xmlns="http://www.w3.org/1998/Math/MathML" display="inline">
  <msub>
    <mi>u</mi>
    <mn>1</mn>
  </msub>
</math>
</file>

<file path=Formula-138/content.xml><?xml version="1.0" encoding="utf-8"?>
<math xmlns="http://www.w3.org/1998/Math/MathML" display="inline">
  <mrow>
    <msub>
      <mi>u</mi>
      <mn>2</mn>
    </msub>
    <mo>∈</mo>
    <msub>
      <mstyle mathvariant="script">
        <mi>𝒰</mi>
      </mstyle>
      <mi>R</mi>
    </msub>
  </mrow>
</math>
</file>

<file path=Formula-139/content.xml><?xml version="1.0" encoding="utf-8"?>
<math xmlns="http://www.w3.org/1998/Math/MathML" display="inline">
  <mrow>
    <msub>
      <mi>u</mi>
      <mn>2</mn>
    </msub>
    <msub>
      <mo>≺</mo>
      <mi>R</mi>
    </msub>
    <msub>
      <mi>u</mi>
      <mn>1</mn>
    </msub>
  </mrow>
</math>
</file>

<file path=Formula-14/content.xml><?xml version="1.0" encoding="utf-8"?>
<math xmlns="http://www.w3.org/1998/Math/MathML" display="inline">
  <mstyle mathvariant="script">
    <mi>𝒰</mi>
  </mstyle>
</math>
</file>

<file path=Formula-140/content.xml><?xml version="1.0" encoding="utf-8"?>
<math xmlns="http://www.w3.org/1998/Math/MathML" display="inline">
  <mstyle mathvariant="normal">
    <mi>G</mi>
    <mi>L</mi>
    <mi>C</mi>
  </mstyle>
</math>
</file>

<file path=Formula-141/content.xml><?xml version="1.0" encoding="utf-8"?>
<math xmlns="http://www.w3.org/1998/Math/MathML" display="inline">
  <mi>η</mi>
</math>
</file>

<file path=Formula-142/content.xml><?xml version="1.0" encoding="utf-8"?>
<math xmlns="http://www.w3.org/1998/Math/MathML" display="block">
  <mrow>
    <munder>
      <mi>lim</mi>
      <mrow>
        <mi>R</mi>
        <mo accent="false">→</mo>
        <mo>∞</mo>
      </mrow>
    </munder>
    <mfrac>
      <mi>R</mi>
      <mrow>
        <msub>
          <mi>L</mi>
          <mi>f</mi>
        </msub>
        <mi>η</mi>
        <mo stretchy="false" form="prefix">(</mo>
        <mi>R</mi>
        <mo stretchy="false" form="postfix">)</mo>
      </mrow>
    </mfrac>
    <mrow>
      <mo stretchy="true" form="prefix">(</mo>
      <msup>
        <mi>e</mi>
        <mfrac>
          <mrow>
            <msub>
              <mi>L</mi>
              <mi>f</mi>
            </msub>
            <mi>h</mi>
            <mo stretchy="false" form="prefix">(</mo>
            <mi>R</mi>
            <mo stretchy="false" form="postfix">)</mo>
          </mrow>
          <mi>R</mi>
        </mfrac>
      </msup>
      <mo>−</mo>
      <mn>1</mn>
      <mo stretchy="true" form="postfix">)</mo>
    </mrow>
    <mo>=</mo>
    <mn>0</mn>
    <mo>.</mo>
  </mrow>
</math>
</file>

<file path=Formula-143/content.xml><?xml version="1.0" encoding="utf-8"?>
<math xmlns="http://www.w3.org/1998/Math/MathML" display="inline">
  <mrow>
    <mi>O</mi>
    <mo stretchy="false" form="prefix">(</mo>
    <mn>1</mn>
    <mo>/</mo>
    <mi>R</mi>
    <mo stretchy="false" form="postfix">)</mo>
  </mrow>
</math>
</file>

<file path=Formula-144/content.xml><?xml version="1.0" encoding="utf-8"?>
<math xmlns="http://www.w3.org/1998/Math/MathML" display="inline">
  <mrow>
    <msub>
      <mi>L</mi>
      <mi>f</mi>
    </msub>
    <mo>=</mo>
    <mn>0</mn>
  </mrow>
</math>
</file>

<file path=Formula-145/content.xml><?xml version="1.0" encoding="utf-8"?>
<math xmlns="http://www.w3.org/1998/Math/MathML" display="inline">
  <mrow>
    <msub>
      <mi>L</mi>
      <mi>f</mi>
    </msub>
    <mo accent="false">→</mo>
    <mn>0</mn>
  </mrow>
</math>
</file>

<file path=Formula-146/content.xml><?xml version="1.0" encoding="utf-8"?>
<math xmlns="http://www.w3.org/1998/Math/MathML" display="inline">
  <mrow>
    <mi>h</mi>
    <mo stretchy="false" form="prefix">(</mo>
    <mi>R</mi>
    <mo stretchy="false" form="postfix">)</mo>
    <mo>/</mo>
    <mi>η</mi>
    <mo stretchy="false" form="prefix">(</mo>
    <mi>R</mi>
    <mo stretchy="false" form="postfix">)</mo>
    <mo accent="false">→</mo>
    <mn>0</mn>
  </mrow>
</math>
</file>

<file path=Formula-147/content.xml><?xml version="1.0" encoding="utf-8"?>
<math xmlns="http://www.w3.org/1998/Math/MathML" display="inline">
  <mrow>
    <mi>g</mi>
    <mo stretchy="false" form="prefix">(</mo>
    <mi>x</mi>
    <mo>,</mo>
    <mi>u</mi>
    <mo stretchy="false" form="postfix">)</mo>
    <mo>=</mo>
    <mn>1</mn>
  </mrow>
</math>
</file>

<file path=Formula-148/content.xml><?xml version="1.0" encoding="utf-8"?>
<math xmlns="http://www.w3.org/1998/Math/MathML" display="inline">
  <mrow>
    <msub>
      <mi>L</mi>
      <mi>g</mi>
    </msub>
    <mo>=</mo>
    <mn>0</mn>
  </mrow>
</math>
</file>

<file path=Formula-149/content.xml><?xml version="1.0" encoding="utf-8"?>
<math xmlns="http://www.w3.org/1998/Math/MathML" display="inline">
  <mrow>
    <msub>
      <mi>J</mi>
      <msub>
        <mi>x</mi>
        <mstyle mathvariant="normal">
          <mi>i</mi>
          <mi>c</mi>
        </mstyle>
      </msub>
    </msub>
    <mo stretchy="false" form="prefix">(</mo>
    <msub>
      <mi>u</mi>
      <mn>1</mn>
    </msub>
    <mo stretchy="false" form="postfix">)</mo>
    <mo>≤</mo>
    <msub>
      <mi>J</mi>
      <msub>
        <mi>x</mi>
        <mstyle mathvariant="normal">
          <mi>i</mi>
          <mi>c</mi>
        </mstyle>
      </msub>
    </msub>
    <mo stretchy="false" form="prefix">(</mo>
    <msub>
      <mi>u</mi>
      <mn>2</mn>
    </msub>
    <mo stretchy="false" form="postfix">)</mo>
  </mrow>
</math>
</file>

<file path=Formula-15/content.xml><?xml version="1.0" encoding="utf-8"?>
<math xmlns="http://www.w3.org/1998/Math/MathML" display="inline">
  <mi>x</mi>
</math>
</file>

<file path=Formula-150/content.xml><?xml version="1.0" encoding="utf-8"?>
<math xmlns="http://www.w3.org/1998/Math/MathML" display="inline">
  <msub>
    <mstyle mathvariant="script">
      <mi>𝒰</mi>
    </mstyle>
    <mi>R</mi>
  </msub>
</math>
</file>

<file path=Formula-151/content.xml><?xml version="1.0" encoding="utf-8"?>
<math xmlns="http://www.w3.org/1998/Math/MathML" display="inline">
  <msub>
    <mstyle mathvariant="script">
      <mi>𝒳</mi>
    </mstyle>
    <msub>
      <mi>x</mi>
      <mstyle mathvariant="normal">
        <mi>i</mi>
        <mi>c</mi>
      </mstyle>
    </msub>
  </msub>
</math>
</file>

<file path=Formula-152/content.xml><?xml version="1.0" encoding="utf-8"?>
<math xmlns="http://www.w3.org/1998/Math/MathML" display="inline">
  <mrow>
    <msub>
      <mi>u</mi>
      <mn>1</mn>
    </msub>
    <mover>
      <mo>∼</mo>
      <msub>
        <mstyle mathvariant="script">
          <mi>𝒰</mi>
        </mstyle>
        <mi>R</mi>
      </msub>
    </mover>
    <msub>
      <mi>u</mi>
      <mn>2</mn>
    </msub>
  </mrow>
</math>
</file>

<file path=Formula-153/content.xml><?xml version="1.0" encoding="utf-8"?>
<math xmlns="http://www.w3.org/1998/Math/MathML" display="inline">
  <msup>
    <mstyle mathvariant="double-struck">
      <mi>ℝ</mi>
    </mstyle>
    <mi>n</mi>
  </msup>
</math>
</file>

<file path=Formula-154/content.xml><?xml version="1.0" encoding="utf-8"?>
<math xmlns="http://www.w3.org/1998/Math/MathML" display="inline">
  <msup>
    <mstyle mathvariant="double-struck">
      <mi>ℤ</mi>
    </mstyle>
    <mi>n</mi>
  </msup>
</math>
</file>

<file path=Formula-155/content.xml><?xml version="1.0" encoding="utf-8"?>
<math xmlns="http://www.w3.org/1998/Math/MathML" display="inline">
  <mstyle mathvariant="normal">
    <mi>G</mi>
    <mi>L</mi>
    <mi>C</mi>
  </mstyle>
</math>
</file>

<file path=Formula-156/content.xml><?xml version="1.0" encoding="utf-8"?>
<math xmlns="http://www.w3.org/1998/Math/MathML" display="inline">
  <mi>Q</mi>
</math>
</file>

<file path=Formula-157/content.xml><?xml version="1.0" encoding="utf-8"?>
<math xmlns="http://www.w3.org/1998/Math/MathML" display="inline">
  <mi>Σ</mi>
</math>
</file>

<file path=Formula-158/content.xml><?xml version="1.0" encoding="utf-8"?>
<math xmlns="http://www.w3.org/1998/Math/MathML" display="inline">
  <mover>
    <mo>∼</mo>
    <msub>
      <mstyle mathvariant="script">
        <mi>𝒰</mi>
      </mstyle>
      <mi>R</mi>
    </msub>
  </mover>
</math>
</file>

<file path=Formula-159/content.xml><?xml version="1.0" encoding="utf-8"?>
<math xmlns="http://www.w3.org/1998/Math/MathML" display="inline">
  <mrow>
    <mi>e</mi>
    <mi>x</mi>
    <mi>p</mi>
    <mi>a</mi>
    <mi>n</mi>
    <mi>d</mi>
    <mo stretchy="false" form="prefix">(</mo>
    <mi>u</mi>
    <mo stretchy="false" form="postfix">)</mo>
  </mrow>
</math>
</file>

<file path=Formula-16/content.xml><?xml version="1.0" encoding="utf-8"?>
<math xmlns="http://www.w3.org/1998/Math/MathML" display="inline">
  <msub>
    <mstyle mathvariant="script">
      <mi>𝒳</mi>
    </mstyle>
    <msub>
      <mi>x</mi>
      <mn>0</mn>
    </msub>
  </msub>
</math>
</file>

<file path=Formula-160/content.xml><?xml version="1.0" encoding="utf-8"?>
<math xmlns="http://www.w3.org/1998/Math/MathML" display="inline">
  <mi>u</mi>
</math>
</file>

<file path=Formula-161/content.xml><?xml version="1.0" encoding="utf-8"?>
<math xmlns="http://www.w3.org/1998/Math/MathML" display="inline">
  <mrow>
    <mi>p</mi>
    <mi>o</mi>
    <mi>p</mi>
    <mo stretchy="false" form="prefix">(</mo>
    <mi>Q</mi>
    <mo stretchy="false" form="postfix">)</mo>
  </mrow>
</math>
</file>

<file path=Formula-162/content.xml><?xml version="1.0" encoding="utf-8"?>
<math xmlns="http://www.w3.org/1998/Math/MathML" display="inline">
  <mover>
    <mi>u</mi>
    <mo accent="true">^</mo>
  </mover>
</math>
</file>

<file path=Formula-163/content.xml><?xml version="1.0" encoding="utf-8"?>
<math xmlns="http://www.w3.org/1998/Math/MathML" display="inline">
  <mrow>
    <mi>f</mi>
    <mi>i</mi>
    <mi>n</mi>
    <mi>d</mi>
    <mo stretchy="false" form="prefix">(</mo>
    <mi>u</mi>
    <mo>,</mo>
    <mi>Σ</mi>
    <mo stretchy="false" form="postfix">)</mo>
  </mrow>
</math>
</file>

<file path=Formula-164/content.xml><?xml version="1.0" encoding="utf-8"?>
<math xmlns="http://www.w3.org/1998/Math/MathML" display="inline">
  <mrow>
    <mi>w</mi>
    <mo>∈</mo>
    <mi>Σ</mi>
  </mrow>
</math>
</file>

<file path=Formula-165/content.xml><?xml version="1.0" encoding="utf-8"?>
<math xmlns="http://www.w3.org/1998/Math/MathML" display="inline">
  <mrow>
    <mi>u</mi>
    <mover>
      <mo>∼</mo>
      <mi>R</mi>
    </mover>
    <mi>w</mi>
  </mrow>
</math>
</file>

<file path=Formula-166/content.xml><?xml version="1.0" encoding="utf-8"?>
<math xmlns="http://www.w3.org/1998/Math/MathML" display="inline">
  <mstyle mathvariant="monospace">
    <mi>𝙽</mi>
    <mi>𝚄</mi>
    <mi>𝙻</mi>
    <mi>𝙻</mi>
  </mstyle>
</math>
</file>

<file path=Formula-167/content.xml><?xml version="1.0" encoding="utf-8"?>
<math xmlns="http://www.w3.org/1998/Math/MathML" display="inline">
  <mi>w</mi>
</math>
</file>

<file path=Formula-168/content.xml><?xml version="1.0" encoding="utf-8"?>
<math xmlns="http://www.w3.org/1998/Math/MathML" display="inline">
  <mi>Σ</mi>
</math>
</file>

<file path=Formula-169/content.xml><?xml version="1.0" encoding="utf-8"?>
<math xmlns="http://www.w3.org/1998/Math/MathML" display="inline">
  <mrow>
    <mi>u</mi>
    <mo>∈</mo>
    <msub>
      <mstyle mathvariant="script">
        <mi>𝒰</mi>
      </mstyle>
      <mstyle mathvariant="normal">
        <mi>f</mi>
        <mi>e</mi>
        <mi>a</mi>
        <mi>s</mi>
      </mstyle>
    </msub>
  </mrow>
</math>
</file>

<file path=Formula-17/content.xml><?xml version="1.0" encoding="utf-8"?>
<math xmlns="http://www.w3.org/1998/Math/MathML" display="inline">
  <mrow>
    <mi>Ω</mi>
    <mo>⊂</mo>
    <msup>
      <mstyle mathvariant="double-struck">
        <mi>ℝ</mi>
      </mstyle>
      <mi>m</mi>
    </msup>
  </mrow>
</math>
</file>

<file path=Formula-170/content.xml><?xml version="1.0" encoding="utf-8"?>
<math xmlns="http://www.w3.org/1998/Math/MathML" display="inline">
  <mrow>
    <mi>u</mi>
    <mo>∈</mo>
    <msub>
      <mstyle mathvariant="script">
        <mi>𝒰</mi>
      </mstyle>
      <mstyle mathvariant="normal">
        <mi>g</mi>
        <mi>o</mi>
        <mi>a</mi>
        <mi>l</mi>
      </mstyle>
    </msub>
  </mrow>
</math>
</file>

<file path=Formula-171/content.xml><?xml version="1.0" encoding="utf-8"?>
<math xmlns="http://www.w3.org/1998/Math/MathML" display="inline">
  <mrow>
    <mi>d</mi>
    <mi>e</mi>
    <mi>p</mi>
    <mi>t</mi>
    <mi>h</mi>
    <mo stretchy="false" form="prefix">(</mo>
    <mi>u</mi>
    <mo stretchy="false" form="postfix">)</mo>
  </mrow>
</math>
</file>

<file path=Formula-172/content.xml><?xml version="1.0" encoding="utf-8"?>
<math xmlns="http://www.w3.org/1998/Math/MathML" display="inline">
  <mi>u</mi>
</math>
</file>

<file path=Formula-173/content.xml><?xml version="1.0" encoding="utf-8"?>
<math xmlns="http://www.w3.org/1998/Math/MathML" display="inline">
  <mrow>
    <mi>Q</mi>
    <mo accent="false">←</mo>
    <mo stretchy="false" form="prefix">{</mo>
    <mi>I</mi>
    <msub>
      <mi>d</mi>
      <mstyle mathvariant="script">
        <mi>𝒰</mi>
      </mstyle>
    </msub>
    <mo stretchy="false" form="postfix">}</mo>
    <mo>,</mo>
    <mspace width="0.167em"/>
    <mi>Σ</mi>
    <mo accent="false">←</mo>
    <mo>∅</mo>
    <mo>,</mo>
    <mspace width="0.167em"/>
    <mi>S</mi>
    <mo accent="false">←</mo>
    <mo>∅</mo>
  </mrow>
</math>
</file>

<file path=Formula-174/content.xml><?xml version="1.0" encoding="utf-8"?>
<math xmlns="http://www.w3.org/1998/Math/MathML" display="inline">
  <mrow>
    <mi>u</mi>
    <mo accent="false">←</mo>
    <mi>p</mi>
    <mi>o</mi>
    <mi>p</mi>
    <mo stretchy="false" form="prefix">(</mo>
    <mi>Q</mi>
    <mo stretchy="false" form="postfix">)</mo>
  </mrow>
</math>
</file>

<file path=Formula-175/content.xml><?xml version="1.0" encoding="utf-8"?>
<math xmlns="http://www.w3.org/1998/Math/MathML" display="inline">
  <mrow>
    <mi>S</mi>
    <mo accent="false">←</mo>
    <mi>e</mi>
    <mi>x</mi>
    <mi>p</mi>
    <mi>a</mi>
    <mi>n</mi>
    <mi>d</mi>
    <mo stretchy="false" form="prefix">(</mo>
    <mi>u</mi>
    <mo stretchy="false" form="postfix">)</mo>
  </mrow>
</math>
</file>

<file path=Formula-176/content.xml><?xml version="1.0" encoding="utf-8"?>
<math xmlns="http://www.w3.org/1998/Math/MathML" display="inline">
  <mrow>
    <mo stretchy="false" form="prefix">(</mo>
    <msub>
      <mi>J</mi>
      <msub>
        <mi>x</mi>
        <mrow>
          <mi>i</mi>
          <mi>c</mi>
        </mrow>
      </msub>
    </msub>
    <mo stretchy="false" form="prefix">(</mo>
    <mi>w</mi>
    <mo stretchy="false" form="postfix">)</mo>
    <mo>,</mo>
    <mi>w</mi>
    <mo stretchy="false" form="postfix">)</mo>
  </mrow>
</math>
</file>

<file path=Formula-177/content.xml><?xml version="1.0" encoding="utf-8"?>
<math xmlns="http://www.w3.org/1998/Math/MathML" display="inline">
  <mrow>
    <mi>z</mi>
    <mo accent="false">←</mo>
    <mi>f</mi>
    <mi>i</mi>
    <mi>n</mi>
    <mi>d</mi>
    <mo stretchy="false" form="prefix">(</mo>
    <mi>w</mi>
    <mo>,</mo>
    <mi>Σ</mi>
    <mo stretchy="false" form="postfix">)</mo>
  </mrow>
</math>
</file>

<file path=Formula-178/content.xml><?xml version="1.0" encoding="utf-8"?>
<math xmlns="http://www.w3.org/1998/Math/MathML" display="inline">
  <mrow>
    <mi>S</mi>
    <mo accent="false">←</mo>
    <mi>S</mi>
    <mo>\</mo>
    <mo stretchy="false" form="prefix">{</mo>
    <mi>w</mi>
    <mo stretchy="false" form="postfix">}</mo>
  </mrow>
</math>
</file>

<file path=Formula-179/content.xml><?xml version="1.0" encoding="utf-8"?>
<math xmlns="http://www.w3.org/1998/Math/MathML" display="inline">
  <mrow>
    <mi>Σ</mi>
    <mo accent="false">←</mo>
    <mo stretchy="false" form="prefix">(</mo>
    <mi>Σ</mi>
    <mo>\</mo>
    <mo stretchy="false" form="prefix">{</mo>
    <mi>z</mi>
    <mo stretchy="false" form="postfix">}</mo>
    <mo stretchy="false" form="postfix">)</mo>
    <mo>∪</mo>
    <mo stretchy="false" form="prefix">{</mo>
    <mi>w</mi>
    <mo stretchy="false" form="postfix">}</mo>
  </mrow>
</math>
</file>

<file path=Formula-18/content.xml><?xml version="1.0" encoding="utf-8"?>
<math xmlns="http://www.w3.org/1998/Math/MathML" display="inline">
  <msub>
    <mi>u</mi>
    <mrow>
      <mi>m</mi>
      <mi>a</mi>
      <mi>x</mi>
    </mrow>
  </msub>
</math>
</file>

<file path=Formula-180/content.xml><?xml version="1.0" encoding="utf-8"?>
<math xmlns="http://www.w3.org/1998/Math/MathML" display="inline">
  <mrow>
    <mi>Q</mi>
    <mo accent="false">←</mo>
    <mi>Q</mi>
    <mo>∪</mo>
    <mi>S</mi>
  </mrow>
</math>
</file>

<file path=Formula-181/content.xml><?xml version="1.0" encoding="utf-8"?>
<math xmlns="http://www.w3.org/1998/Math/MathML" display="inline">
  <mrow>
    <mi>I</mi>
    <msub>
      <mi>d</mi>
      <mstyle mathvariant="script">
        <mi>𝒰</mi>
      </mstyle>
    </msub>
  </mrow>
</math>
</file>

<file path=Formula-182/content.xml><?xml version="1.0" encoding="utf-8"?>
<math xmlns="http://www.w3.org/1998/Math/MathML" display="inline">
  <mi>S</mi>
</math>
</file>

<file path=Formula-183/content.xml><?xml version="1.0" encoding="utf-8"?>
<math xmlns="http://www.w3.org/1998/Math/MathML" display="inline">
  <mstyle mathvariant="monospace">
    <mi>𝙽</mi>
    <mi>𝚄</mi>
    <mi>𝙻</mi>
    <mi>𝙻</mi>
  </mstyle>
</math>
</file>

<file path=Formula-184/content.xml><?xml version="1.0" encoding="utf-8"?>
<math xmlns="http://www.w3.org/1998/Math/MathML" display="inline">
  <mi>S</mi>
</math>
</file>

<file path=Formula-185/content.xml><?xml version="1.0" encoding="utf-8"?>
<math xmlns="http://www.w3.org/1998/Math/MathML" display="inline">
  <msub>
    <mstyle mathvariant="script">
      <mi>𝒰</mi>
    </mstyle>
    <mstyle mathvariant="normal">
      <mi>g</mi>
      <mi>o</mi>
      <mi>a</mi>
      <mi>l</mi>
    </mstyle>
  </msub>
</math>
</file>

<file path=Formula-186/content.xml><?xml version="1.0" encoding="utf-8"?>
<math xmlns="http://www.w3.org/1998/Math/MathML" display="inline">
  <mstyle mathvariant="normal">
    <mi>G</mi>
    <mi>L</mi>
    <mi>C</mi>
  </mstyle>
</math>
</file>

<file path=Formula-187/content.xml><?xml version="1.0" encoding="utf-8"?>
<math xmlns="http://www.w3.org/1998/Math/MathML" display="inline">
  <mi>S</mi>
</math>
</file>

<file path=Formula-188/content.xml><?xml version="1.0" encoding="utf-8"?>
<math xmlns="http://www.w3.org/1998/Math/MathML" display="inline">
  <msub>
    <mi>w</mi>
    <mi>R</mi>
  </msub>
</math>
</file>

<file path=Formula-189/content.xml><?xml version="1.0" encoding="utf-8"?>
<math xmlns="http://www.w3.org/1998/Math/MathML" display="inline">
  <mstyle mathvariant="normal">
    <mi>G</mi>
    <mi>L</mi>
    <mi>C</mi>
  </mstyle>
</math>
</file>

<file path=Formula-19/content.xml><?xml version="1.0" encoding="utf-8"?>
<math xmlns="http://www.w3.org/1998/Math/MathML" display="block">
  <mrow>
    <mfrac>
      <mi>d</mi>
      <mrow>
        <mi>d</mi>
        <mi>t</mi>
      </mrow>
    </mfrac>
    <mi>x</mi>
    <mo stretchy="false" form="prefix">(</mo>
    <mi>t</mi>
    <mo stretchy="false" form="postfix">)</mo>
    <mo>=</mo>
    <mi>f</mi>
    <mo stretchy="false" form="prefix">(</mo>
    <mi>x</mi>
    <mo stretchy="false" form="prefix">(</mo>
    <mi>t</mi>
    <mo stretchy="false" form="postfix">)</mo>
    <mo>,</mo>
    <mi>u</mi>
    <mo stretchy="false" form="prefix">(</mo>
    <mi>t</mi>
    <mo stretchy="false" form="postfix">)</mo>
    <mo stretchy="false" form="postfix">)</mo>
    <mo>,</mo>
    <mspace width="1.0em"/>
    <mi>x</mi>
    <mo stretchy="false" form="prefix">(</mo>
    <mn>0</mn>
    <mo stretchy="false" form="postfix">)</mo>
    <mo>=</mo>
    <msub>
      <mi>x</mi>
      <mn>0</mn>
    </msub>
    <mo>.</mo>
  </mrow>
</math>
</file>

<file path=Formula-190/content.xml><?xml version="1.0" encoding="utf-8"?>
<math xmlns="http://www.w3.org/1998/Math/MathML" display="inline">
  <mi>R</mi>
</math>
</file>

<file path=Formula-191/content.xml><?xml version="1.0" encoding="utf-8"?>
<math xmlns="http://www.w3.org/1998/Math/MathML" display="inline">
  <mrow>
    <msub>
      <mi>lim</mi>
      <mrow>
        <mi>R</mi>
        <mo accent="false">→</mo>
        <mo>∞</mo>
      </mrow>
    </msub>
    <msub>
      <mi>J</mi>
      <msub>
        <mi>x</mi>
        <mrow>
          <mi>i</mi>
          <mi>c</mi>
        </mrow>
      </msub>
    </msub>
    <mo stretchy="false" form="prefix">(</mo>
    <msub>
      <mi>w</mi>
      <mi>R</mi>
    </msub>
    <mo stretchy="false" form="postfix">)</mo>
    <mo>=</mo>
    <msup>
      <mi>c</mi>
      <mo>*</mo>
    </msup>
  </mrow>
</math>
</file>

<file path=Formula-192/content.xml><?xml version="1.0" encoding="utf-8"?>
<math xmlns="http://www.w3.org/1998/Math/MathML" display="inline">
  <mstyle mathvariant="normal">
    <mi>G</mi>
    <mi>L</mi>
    <mi>C</mi>
  </mstyle>
</math>
</file>

<file path=Formula-193/content.xml><?xml version="1.0" encoding="utf-8"?>
<math xmlns="http://www.w3.org/1998/Math/MathML" display="inline">
  <mstyle mathvariant="normal">
    <mi>G</mi>
    <mi>L</mi>
    <mi>C</mi>
  </mstyle>
</math>
</file>

<file path=Formula-194/content.xml><?xml version="1.0" encoding="utf-8"?>
<math xmlns="http://www.w3.org/1998/Math/MathML" display="inline">
  <msup>
    <mstyle mathvariant="normal">
      <mi>R</mi>
      <mi>R</mi>
      <mi>T</mi>
    </mstyle>
    <mo>*</mo>
  </msup>
</math>
</file>

<file path=Formula-195/content.xml><?xml version="1.0" encoding="utf-8"?>
<math xmlns="http://www.w3.org/1998/Math/MathML" display="inline">
  <mstyle mathvariant="normal">
    <mi>S</mi>
    <mi>S</mi>
    <mi>T</mi>
  </mstyle>
</math>
</file>

<file path=Formula-196/content.xml><?xml version="1.0" encoding="utf-8"?>
<math xmlns="http://www.w3.org/1998/Math/MathML" display="inline">
  <mstyle mathvariant="normal">
    <mi>G</mi>
    <mi>L</mi>
    <mi>C</mi>
  </mstyle>
</math>
</file>

<file path=Formula-197/content.xml><?xml version="1.0" encoding="utf-8"?>
<math xmlns="http://www.w3.org/1998/Math/MathML" display="inline">
  <mstyle mathvariant="normal">
    <mi>G</mi>
    <mi>L</mi>
    <mi>C</mi>
  </mstyle>
</math>
</file>

<file path=Formula-198/content.xml><?xml version="1.0" encoding="utf-8"?>
<math xmlns="http://www.w3.org/1998/Math/MathML" display="inline">
  <mstyle mathvariant="normal">
    <mi>G</mi>
    <mi>L</mi>
    <mi>C</mi>
  </mstyle>
</math>
</file>

<file path=Formula-199/content.xml><?xml version="1.0" encoding="utf-8"?>
<math xmlns="http://www.w3.org/1998/Math/MathML" display="inline">
  <mstyle mathvariant="normal">
    <mi>G</mi>
    <mi>L</mi>
    <mi>C</mi>
  </mstyle>
</math>
</file>

<file path=Formula-2/content.xml><?xml version="1.0" encoding="utf-8"?>
<math xmlns="http://www.w3.org/1998/Math/MathML" display="inline">
  <mstyle mathvariant="normal">
    <mi>P</mi>
    <mi>R</mi>
    <mi>M</mi>
  </mstyle>
</math>
</file>

<file path=Formula-20/content.xml><?xml version="1.0" encoding="utf-8"?>
<math xmlns="http://www.w3.org/1998/Math/MathML" display="inline">
  <mrow>
    <msub>
      <mi>φ</mi>
      <msub>
        <mi>x</mi>
        <mn>0</mn>
      </msub>
    </msub>
    <mo>:</mo>
    <mstyle mathvariant="script">
      <mi>𝒰</mi>
    </mstyle>
    <mo accent="false">→</mo>
    <msub>
      <mstyle mathvariant="script">
        <mi>𝒳</mi>
      </mstyle>
      <msub>
        <mi>x</mi>
        <mn>0</mn>
      </msub>
    </msub>
  </mrow>
</math>
</file>

<file path=Formula-200/content.xml><?xml version="1.0" encoding="utf-8"?>
<math xmlns="http://www.w3.org/1998/Math/MathML" display="inline">
  <mi>Q</mi>
</math>
</file>

<file path=Formula-201/content.xml><?xml version="1.0" encoding="utf-8"?>
<math xmlns="http://www.w3.org/1998/Math/MathML" display="inline">
  <mrow>
    <mi>p</mi>
    <mi>o</mi>
    <mi>p</mi>
    <mo stretchy="false" form="prefix">(</mo>
    <mi>Q</mi>
    <mo stretchy="false" form="postfix">)</mo>
  </mrow>
</math>
</file>

<file path=Formula-202/content.xml><?xml version="1.0" encoding="utf-8"?>
<math xmlns="http://www.w3.org/1998/Math/MathML" display="inline">
  <mi>Σ</mi>
</math>
</file>

<file path=Formula-203/content.xml><?xml version="1.0" encoding="utf-8"?>
<math xmlns="http://www.w3.org/1998/Math/MathML" display="inline">
  <mrow>
    <mi>f</mi>
    <mi>i</mi>
    <mi>n</mi>
    <mi>d</mi>
    <mo stretchy="false" form="prefix">(</mo>
    <mi>w</mi>
    <mo>,</mo>
    <mi>Σ</mi>
    <mo stretchy="false" form="postfix">)</mo>
  </mrow>
</math>
</file>

<file path=Formula-204/content.xml><?xml version="1.0" encoding="utf-8"?>
<math xmlns="http://www.w3.org/1998/Math/MathML" display="inline">
  <msub>
    <mi>X</mi>
    <mstyle mathvariant="normal">
      <mi>f</mi>
      <mi>r</mi>
      <mi>e</mi>
      <mi>e</mi>
    </mstyle>
  </msub>
</math>
</file>

<file path=Formula-205/content.xml><?xml version="1.0" encoding="utf-8"?>
<math xmlns="http://www.w3.org/1998/Math/MathML" display="inline">
  <msub>
    <mi>X</mi>
    <mstyle mathvariant="normal">
      <mi>g</mi>
      <mi>o</mi>
      <mi>a</mi>
      <mi>l</mi>
    </mstyle>
  </msub>
</math>
</file>

<file path=Formula-206/content.xml><?xml version="1.0" encoding="utf-8"?>
<math xmlns="http://www.w3.org/1998/Math/MathML" display="inline">
  <msub>
    <mi>Ω</mi>
    <mi>R</mi>
  </msub>
</math>
</file>

<file path=Formula-207/content.xml><?xml version="1.0" encoding="utf-8"?>
<math xmlns="http://www.w3.org/1998/Math/MathML" display="inline">
  <msup>
    <mi>R</mi>
    <mi>m</mi>
  </msup>
</math>
</file>

<file path=Formula-208/content.xml><?xml version="1.0" encoding="utf-8"?>
<math xmlns="http://www.w3.org/1998/Math/MathML" display="inline">
  <mi>Ω</mi>
</math>
</file>

<file path=Formula-209/content.xml><?xml version="1.0" encoding="utf-8"?>
<math xmlns="http://www.w3.org/1998/Math/MathML" display="inline">
  <mi>m</mi>
</math>
</file>

<file path=Formula-21/content.xml><?xml version="1.0" encoding="utf-8"?>
<math xmlns="http://www.w3.org/1998/Math/MathML" display="inline">
  <msub>
    <mi>x</mi>
    <mn>0</mn>
  </msub>
</math>
</file>

<file path=Formula-210/content.xml><?xml version="1.0" encoding="utf-8"?>
<math xmlns="http://www.w3.org/1998/Math/MathML" display="inline">
  <mrow>
    <mi>u</mi>
    <mo>∈</mo>
    <msub>
      <mstyle mathvariant="script">
        <mi>𝒰</mi>
      </mstyle>
      <mstyle mathvariant="normal">
        <mi>f</mi>
        <mi>e</mi>
        <mi>a</mi>
        <mi>s</mi>
      </mstyle>
    </msub>
  </mrow>
</math>
</file>

<file path=Formula-211/content.xml><?xml version="1.0" encoding="utf-8"?>
<math xmlns="http://www.w3.org/1998/Math/MathML" display="inline">
  <mrow>
    <mi>u</mi>
    <mo>∈</mo>
    <msub>
      <mstyle mathvariant="script">
        <mi>𝒰</mi>
      </mstyle>
      <mstyle mathvariant="normal">
        <mi>g</mi>
        <mi>o</mi>
        <mi>a</mi>
        <mi>l</mi>
      </mstyle>
    </msub>
  </mrow>
</math>
</file>

<file path=Formula-212/content.xml><?xml version="1.0" encoding="utf-8"?>
<math xmlns="http://www.w3.org/1998/Math/MathML" display="inline">
  <mrow>
    <msub>
      <mi>φ</mi>
      <msub>
        <mi>x</mi>
        <mstyle mathvariant="normal">
          <mi>i</mi>
          <mi>c</mi>
        </mstyle>
      </msub>
    </msub>
    <mo stretchy="false" form="prefix">(</mo>
    <mi>u</mi>
    <mo stretchy="false" form="postfix">)</mo>
  </mrow>
</math>
</file>

<file path=Formula-213/content.xml><?xml version="1.0" encoding="utf-8"?>
<math xmlns="http://www.w3.org/1998/Math/MathML" display="inline">
  <msup>
    <mstyle mathvariant="normal">
      <mi>R</mi>
      <mi>R</mi>
      <mi>T</mi>
    </mstyle>
    <mo>*</mo>
  </msup>
</math>
</file>

<file path=Formula-214/content.xml><?xml version="1.0" encoding="utf-8"?>
<math xmlns="http://www.w3.org/1998/Math/MathML" display="inline">
  <mrow>
    <mi>N</mi>
    <mo>=</mo>
    <mrow>
      <mo stretchy="true" form="prefix">⌈</mo>
      <mi>τ</mi>
      <mo stretchy="false" form="prefix">(</mo>
      <mi>u</mi>
      <mo stretchy="false" form="postfix">)</mo>
      <mo>/</mo>
      <mi>Δ</mi>
      <mo stretchy="true" form="postfix">⌉</mo>
    </mrow>
  </mrow>
</math>
</file>

<file path=Formula-215/content.xml><?xml version="1.0" encoding="utf-8"?>
<math xmlns="http://www.w3.org/1998/Math/MathML" display="inline">
  <mrow>
    <mi>τ</mi>
    <mo stretchy="false" form="prefix">(</mo>
    <mi>u</mi>
    <mo stretchy="false" form="postfix">)</mo>
    <mo>/</mo>
    <mi>N</mi>
  </mrow>
</math>
</file>

<file path=Formula-216/content.xml><?xml version="1.0" encoding="utf-8"?>
<math xmlns="http://www.w3.org/1998/Math/MathML" display="inline">
  <mi>Δ</mi>
</math>
</file>

<file path=Formula-217/content.xml><?xml version="1.0" encoding="utf-8"?>
<math xmlns="http://www.w3.org/1998/Math/MathML" display="inline">
  <mrow>
    <mi>f</mi>
    <mo stretchy="false" form="prefix">(</mo>
    <mi>x</mi>
    <mo>,</mo>
    <mi>u</mi>
    <mo stretchy="false" form="postfix">)</mo>
    <mo>=</mo>
    <mi>u</mi>
  </mrow>
</math>
</file>

<file path=Formula-218/content.xml><?xml version="1.0" encoding="utf-8"?>
<math xmlns="http://www.w3.org/1998/Math/MathML" display="inline">
  <mrow>
    <mi>g</mi>
    <mo stretchy="false" form="prefix">(</mo>
    <mi>x</mi>
    <mo>,</mo>
    <mi>u</mi>
    <mo stretchy="false" form="postfix">)</mo>
    <mo>=</mo>
    <mn>1</mn>
  </mrow>
</math>
</file>

<file path=Formula-219/content.xml><?xml version="1.0" encoding="utf-8"?>
<math xmlns="http://www.w3.org/1998/Math/MathML" display="inline">
  <mrow>
    <mi>Ω</mi>
    <mo>=</mo>
    <mo stretchy="false" form="prefix">{</mo>
    <mi>u</mi>
    <mo>∈</mo>
    <msup>
      <mstyle mathvariant="double-struck">
        <mi>ℝ</mi>
      </mstyle>
      <mn>2</mn>
    </msup>
    <mo>:</mo>
    <mspace width="0.167em"/>
    <mo stretchy="false" form="postfix">‖</mo>
    <mi>u</mi>
    <msub>
      <mo stretchy="false" form="postfix">‖</mo>
      <mn>2</mn>
    </msub>
    <mo>=</mo>
    <mn>1</mn>
    <mo stretchy="false" form="postfix">}</mo>
    <mo>.</mo>
  </mrow>
</math>
</file>

<file path=Formula-22/content.xml><?xml version="1.0" encoding="utf-8"?>
<math xmlns="http://www.w3.org/1998/Math/MathML" display="inline">
  <mrow>
    <mi>τ</mi>
    <mo stretchy="false" form="prefix">(</mo>
    <mi>x</mi>
    <mo stretchy="false" form="postfix">)</mo>
  </mrow>
</math>
</file>

<file path=Formula-220/content.xml><?xml version="1.0" encoding="utf-8"?>
<math xmlns="http://www.w3.org/1998/Math/MathML" display="inline">
  <mstyle mathvariant="normal">
    <mi>G</mi>
    <mi>L</mi>
    <mi>C</mi>
  </mstyle>
</math>
</file>

<file path=Formula-221/content.xml><?xml version="1.0" encoding="utf-8"?>
<math xmlns="http://www.w3.org/1998/Math/MathML" display="inline">
  <mrow>
    <mi>c</mi>
    <mo>=</mo>
    <mn>10</mn>
  </mrow>
</math>
</file>

<file path=Formula-222/content.xml><?xml version="1.0" encoding="utf-8"?>
<math xmlns="http://www.w3.org/1998/Math/MathML" display="inline">
  <mrow>
    <mi>η</mi>
    <mo stretchy="false" form="prefix">(</mo>
    <mi>R</mi>
    <mo stretchy="false" form="postfix">)</mo>
    <mo>=</mo>
    <mn>300</mn>
    <msup>
      <mi>R</mi>
      <mn>2</mn>
    </msup>
  </mrow>
</math>
</file>

<file path=Formula-223/content.xml><?xml version="1.0" encoding="utf-8"?>
<math xmlns="http://www.w3.org/1998/Math/MathML" display="inline">
  <mrow>
    <mi>h</mi>
    <mo stretchy="false" form="prefix">(</mo>
    <mi>R</mi>
    <mo stretchy="false" form="postfix">)</mo>
    <mo>=</mo>
    <mn>100</mn>
    <mi>R</mi>
    <mi>log</mi>
    <mo stretchy="false" form="prefix">(</mo>
    <mi>R</mi>
    <mo stretchy="false" form="postfix">)</mo>
  </mrow>
</math>
</file>

<file path=Formula-224/content.xml><?xml version="1.0" encoding="utf-8"?>
<math xmlns="http://www.w3.org/1998/Math/MathML" display="inline">
  <mrow>
    <mi>R</mi>
    <mo>∈</mo>
    <mo stretchy="false" form="prefix">{</mo>
    <mn>20</mn>
    <mo>,</mo>
    <mn>25</mn>
    <mo>,</mo>
    <mo>.</mo>
    <mo>.</mo>
    <mo>.</mo>
    <mo>,</mo>
    <mn>200</mn>
    <mo stretchy="false" form="postfix">}</mo>
  </mrow>
</math>
</file>

<file path=Formula-225/content.xml><?xml version="1.0" encoding="utf-8"?>
<math xmlns="http://www.w3.org/1998/Math/MathML" display="inline">
  <mstyle mathvariant="normal">
    <mi>G</mi>
    <mi>L</mi>
    <mi>C</mi>
  </mstyle>
</math>
</file>

<file path=Formula-226/content.xml><?xml version="1.0" encoding="utf-8"?>
<math xmlns="http://www.w3.org/1998/Math/MathML" display="inline">
  <mstyle mathvariant="normal">
    <mi>S</mi>
    <mi>S</mi>
    <mi>T</mi>
  </mstyle>
</math>
</file>

<file path=Formula-227/content.xml><?xml version="1.0" encoding="utf-8"?>
<math xmlns="http://www.w3.org/1998/Math/MathML" display="inline">
  <msup>
    <mstyle mathvariant="normal">
      <mi>R</mi>
      <mi>R</mi>
      <mi>T</mi>
    </mstyle>
    <mo>*</mo>
  </msup>
</math>
</file>

<file path=Formula-228/content.xml><?xml version="1.0" encoding="utf-8"?>
<math xmlns="http://www.w3.org/1998/Math/MathML" display="inline">
  <mrow>
    <mi>f</mi>
    <mo stretchy="false" form="prefix">(</mo>
    <mi>θ</mi>
    <mo>,</mo>
    <mi>ω</mi>
    <mo>,</mo>
    <mi>u</mi>
    <mo stretchy="false" form="postfix">)</mo>
    <mo>=</mo>
    <mo stretchy="false" form="prefix">(</mo>
    <mi>ω</mi>
    <mo>,</mo>
    <mi>u</mi>
    <mo>−</mo>
    <mi>sin</mi>
    <mo stretchy="false" form="prefix">(</mo>
    <mi>θ</mi>
    <mo stretchy="false" form="postfix">)</mo>
    <msup>
      <mo stretchy="false" form="postfix">)</mo>
      <mi>T</mi>
    </msup>
  </mrow>
</math>
</file>

<file path=Formula-229/content.xml><?xml version="1.0" encoding="utf-8"?>
<math xmlns="http://www.w3.org/1998/Math/MathML" display="inline">
  <mrow>
    <mi>g</mi>
    <mo stretchy="false" form="prefix">(</mo>
    <mi>θ</mi>
    <mo>,</mo>
    <mi>ω</mi>
    <mo>,</mo>
    <mi>u</mi>
    <mo stretchy="false" form="postfix">)</mo>
    <mo>=</mo>
    <mn>1</mn>
  </mrow>
</math>
</file>

<file path=Formula-23/content.xml><?xml version="1.0" encoding="utf-8"?>
<math xmlns="http://www.w3.org/1998/Math/MathML" display="inline">
  <mi>x</mi>
</math>
</file>

<file path=Formula-230/content.xml><?xml version="1.0" encoding="utf-8"?>
<math xmlns="http://www.w3.org/1998/Math/MathML" display="inline">
  <mrow>
    <mi>Ω</mi>
    <mo>=</mo>
    <mo stretchy="false" form="prefix">[</mo>
    <mo>−</mo>
    <mn>0.2</mn>
    <mo>,</mo>
    <mn>0.2</mn>
    <mo stretchy="false" form="postfix">]</mo>
  </mrow>
</math>
</file>

<file path=Formula-231/content.xml><?xml version="1.0" encoding="utf-8"?>
<math xmlns="http://www.w3.org/1998/Math/MathML" display="inline">
  <mrow>
    <msub>
      <mi>X</mi>
      <mrow>
        <mi>f</mi>
        <mi>r</mi>
        <mi>e</mi>
        <mi>e</mi>
      </mrow>
    </msub>
    <mo>=</mo>
    <msup>
      <mstyle mathvariant="double-struck">
        <mi>ℝ</mi>
      </mstyle>
      <mn>2</mn>
    </msup>
  </mrow>
</math>
</file>

<file path=Formula-232/content.xml><?xml version="1.0" encoding="utf-8"?>
<math xmlns="http://www.w3.org/1998/Math/MathML" display="inline">
  <mrow>
    <msub>
      <mi>x</mi>
      <mrow>
        <mi>i</mi>
        <mi>c</mi>
      </mrow>
    </msub>
    <mo>=</mo>
    <mo stretchy="false" form="prefix">(</mo>
    <mn>0</mn>
    <mo>,</mo>
    <mn>0</mn>
    <mo stretchy="false" form="postfix">)</mo>
  </mrow>
</math>
</file>

<file path=Formula-233/content.xml><?xml version="1.0" encoding="utf-8"?>
<math xmlns="http://www.w3.org/1998/Math/MathML" display="inline">
  <mrow>
    <msub>
      <mi>X</mi>
      <mrow>
        <mi>g</mi>
        <mi>o</mi>
        <mi>a</mi>
        <mi>l</mi>
      </mrow>
    </msub>
    <mo>=</mo>
    <mo stretchy="false" form="prefix">{</mo>
    <mi>x</mi>
    <mo>∈</mo>
    <msup>
      <mstyle mathvariant="double-struck">
        <mi>ℝ</mi>
      </mstyle>
      <mn>2</mn>
    </msup>
    <mo>:</mo>
    <mspace width="0.167em"/>
    <mo stretchy="false" form="postfix">‖</mo>
    <mo stretchy="false" form="prefix">(</mo>
    <mi>θ</mi>
    <mo>±</mo>
    <mi>π</mi>
    <mo>,</mo>
    <mi>ω</mi>
    <msub>
      <mo stretchy="false" form="postfix">‖</mo>
      <mn>2</mn>
    </msub>
    <mo>≤</mo>
    <mn>0.1</mn>
    <mo stretchy="false" form="postfix">}</mo>
  </mrow>
</math>
</file>

<file path=Formula-234/content.xml><?xml version="1.0" encoding="utf-8"?>
<math xmlns="http://www.w3.org/1998/Math/MathML" display="inline">
  <mstyle mathvariant="normal">
    <mi>G</mi>
    <mi>L</mi>
    <mi>C</mi>
  </mstyle>
</math>
</file>

<file path=Formula-235/content.xml><?xml version="1.0" encoding="utf-8"?>
<math xmlns="http://www.w3.org/1998/Math/MathML" display="inline">
  <mrow>
    <mi>c</mi>
    <mo>=</mo>
    <mn>6</mn>
  </mrow>
</math>
</file>

<file path=Formula-236/content.xml><?xml version="1.0" encoding="utf-8"?>
<math xmlns="http://www.w3.org/1998/Math/MathML" display="inline">
  <mrow>
    <mi>η</mi>
    <mo stretchy="false" form="prefix">(</mo>
    <mi>R</mi>
    <mo stretchy="false" form="postfix">)</mo>
    <mo>=</mo>
    <mn>16</mn>
    <msup>
      <mi>R</mi>
      <mn>2.5</mn>
    </msup>
  </mrow>
</math>
</file>

<file path=Formula-237/content.xml><?xml version="1.0" encoding="utf-8"?>
<math xmlns="http://www.w3.org/1998/Math/MathML" display="inline">
  <mrow>
    <mi>h</mi>
    <mo stretchy="false" form="prefix">(</mo>
    <mi>R</mi>
    <mo stretchy="false" form="postfix">)</mo>
    <mo>=</mo>
    <mn>100</mn>
    <mi>R</mi>
    <mi>log</mi>
    <mo stretchy="false" form="prefix">(</mo>
    <mi>R</mi>
    <mo stretchy="false" form="postfix">)</mo>
  </mrow>
</math>
</file>

<file path=Formula-238/content.xml><?xml version="1.0" encoding="utf-8"?>
<math xmlns="http://www.w3.org/1998/Math/MathML" display="inline">
  <mrow>
    <mi>R</mi>
    <mo>∈</mo>
    <mo stretchy="false" form="prefix">{</mo>
    <mn>4</mn>
    <mo>,</mo>
    <mn>5</mn>
    <mo>,</mo>
    <mn>6</mn>
    <mo>,</mo>
    <mn>7</mn>
    <mo>,</mo>
    <mn>8</mn>
    <mo stretchy="false" form="postfix">}</mo>
  </mrow>
</math>
</file>

<file path=Formula-239/content.xml><?xml version="1.0" encoding="utf-8"?>
<math xmlns="http://www.w3.org/1998/Math/MathML" display="inline">
  <msup>
    <mstyle mathvariant="normal">
      <mi>R</mi>
      <mi>R</mi>
      <mi>T</mi>
    </mstyle>
    <mo>*</mo>
  </msup>
</math>
</file>

<file path=Formula-24/content.xml><?xml version="1.0" encoding="utf-8"?>
<math xmlns="http://www.w3.org/1998/Math/MathML" display="inline">
  <mrow>
    <mo stretchy="false" form="prefix">[</mo>
    <msub>
      <mi>t</mi>
      <mn>1</mn>
    </msub>
    <mo>,</mo>
    <msub>
      <mi>t</mi>
      <mn>2</mn>
    </msub>
    <mo stretchy="false" form="postfix">]</mo>
  </mrow>
</math>
</file>

<file path=Formula-240/content.xml><?xml version="1.0" encoding="utf-8"?>
<math xmlns="http://www.w3.org/1998/Math/MathML" display="inline">
  <mrow>
    <mi>g</mi>
    <mo stretchy="false" form="prefix">(</mo>
    <mi>x</mi>
    <mo>,</mo>
    <mi>u</mi>
    <mo stretchy="false" form="postfix">)</mo>
    <mo>=</mo>
    <mn>1</mn>
  </mrow>
</math>
</file>

<file path=Formula-241/content.xml><?xml version="1.0" encoding="utf-8"?>
<math xmlns="http://www.w3.org/1998/Math/MathML" display="inline">
  <mrow>
    <mi>Ω</mi>
    <mo>=</mo>
    <mo stretchy="false" form="prefix">[</mo>
    <mo>−</mo>
    <mn>4.0</mn>
    <mo>,</mo>
    <mn>4.0</mn>
    <mo stretchy="false" form="postfix">]</mo>
  </mrow>
</math>
</file>

<file path=Formula-242/content.xml><?xml version="1.0" encoding="utf-8"?>
<math xmlns="http://www.w3.org/1998/Math/MathML" display="inline">
  <mstyle mathvariant="normal">
    <mi>G</mi>
    <mi>L</mi>
    <mi>C</mi>
  </mstyle>
</math>
</file>

<file path=Formula-243/content.xml><?xml version="1.0" encoding="utf-8"?>
<math xmlns="http://www.w3.org/1998/Math/MathML" display="inline">
  <mrow>
    <mi>c</mi>
    <mo>=</mo>
    <mn>6</mn>
  </mrow>
</math>
</file>

<file path=Formula-244/content.xml><?xml version="1.0" encoding="utf-8"?>
<math xmlns="http://www.w3.org/1998/Math/MathML" display="inline">
  <mrow>
    <mi>η</mi>
    <mo stretchy="false" form="prefix">(</mo>
    <mi>R</mi>
    <mo stretchy="false" form="postfix">)</mo>
    <mo>=</mo>
    <mn>16</mn>
    <msup>
      <mi>R</mi>
      <mn>2</mn>
    </msup>
  </mrow>
</math>
</file>

<file path=Formula-245/content.xml><?xml version="1.0" encoding="utf-8"?>
<math xmlns="http://www.w3.org/1998/Math/MathML" display="inline">
  <mrow>
    <mi>h</mi>
    <mo stretchy="false" form="prefix">(</mo>
    <mi>R</mi>
    <mo stretchy="false" form="postfix">)</mo>
    <mo>=</mo>
    <mn>100</mn>
    <mi>R</mi>
    <mi>log</mi>
    <mo stretchy="false" form="prefix">(</mo>
    <mi>R</mi>
    <mo stretchy="false" form="postfix">)</mo>
  </mrow>
</math>
</file>

<file path=Formula-246/content.xml><?xml version="1.0" encoding="utf-8"?>
<math xmlns="http://www.w3.org/1998/Math/MathML" display="inline">
  <mrow>
    <mi>R</mi>
    <mo>∈</mo>
    <mo stretchy="false" form="prefix">{</mo>
    <mn>4</mn>
    <mo>,</mo>
    <mn>5</mn>
    <mo>,</mo>
    <mo>.</mo>
    <mo>.</mo>
    <mo>.</mo>
    <mo>,</mo>
    <mn>10</mn>
    <mo stretchy="false" form="postfix">}</mo>
  </mrow>
</math>
</file>

<file path=Formula-247/content.xml><?xml version="1.0" encoding="utf-8"?>
<math xmlns="http://www.w3.org/1998/Math/MathML" display="inline">
  <mrow>
    <mi>f</mi>
    <mo stretchy="false" form="prefix">(</mo>
    <mi>x</mi>
    <mo>,</mo>
    <mi>v</mi>
    <mo>,</mo>
    <mi>u</mi>
    <mo stretchy="false" form="postfix">)</mo>
    <mo>=</mo>
    <mo stretchy="false" form="prefix">(</mo>
    <mi>v</mi>
    <mo>,</mo>
    <mn>5.0</mn>
    <mi>u</mi>
    <mo>−</mo>
    <mn>0.1</mn>
    <mi>v</mi>
    <mo stretchy="false" form="postfix">‖</mo>
    <mi>v</mi>
    <msub>
      <mo stretchy="false" form="postfix">‖</mo>
      <mn>2</mn>
    </msub>
    <msup>
      <mo stretchy="false" form="postfix">)</mo>
      <mi>T</mi>
    </msup>
  </mrow>
</math>
</file>

<file path=Formula-248/content.xml><?xml version="1.0" encoding="utf-8"?>
<math xmlns="http://www.w3.org/1998/Math/MathML" display="inline">
  <mi>x</mi>
</math>
</file>

<file path=Formula-249/content.xml><?xml version="1.0" encoding="utf-8"?>
<math xmlns="http://www.w3.org/1998/Math/MathML" display="inline">
  <mi>v</mi>
</math>
</file>

<file path=Formula-25/content.xml><?xml version="1.0" encoding="utf-8"?>
<math xmlns="http://www.w3.org/1998/Math/MathML" display="inline">
  <msub>
    <mi>t</mi>
    <mn>2</mn>
  </msub>
</math>
</file>

<file path=Formula-250/content.xml><?xml version="1.0" encoding="utf-8"?>
<math xmlns="http://www.w3.org/1998/Math/MathML" display="inline">
  <mi>u</mi>
</math>
</file>

<file path=Formula-251/content.xml><?xml version="1.0" encoding="utf-8"?>
<math xmlns="http://www.w3.org/1998/Math/MathML" display="inline">
  <msup>
    <mstyle mathvariant="double-struck">
      <mi>ℝ</mi>
    </mstyle>
    <mn>3</mn>
  </msup>
</math>
</file>

<file path=Formula-252/content.xml><?xml version="1.0" encoding="utf-8"?>
<math xmlns="http://www.w3.org/1998/Math/MathML" display="inline">
  <mi>v</mi>
</math>
</file>

<file path=Formula-253/content.xml><?xml version="1.0" encoding="utf-8"?>
<math xmlns="http://www.w3.org/1998/Math/MathML" display="inline">
  <mrow>
    <mi>g</mi>
    <mo stretchy="false" form="prefix">(</mo>
    <mi>x</mi>
    <mo>,</mo>
    <mi>v</mi>
    <mo>,</mo>
    <mi>u</mi>
    <mo stretchy="false" form="postfix">)</mo>
    <mo>=</mo>
    <mn>1</mn>
  </mrow>
</math>
</file>

<file path=Formula-254/content.xml><?xml version="1.0" encoding="utf-8"?>
<math xmlns="http://www.w3.org/1998/Math/MathML" display="inline">
  <mrow>
    <mi>Ω</mi>
    <mo>=</mo>
    <mo stretchy="false" form="prefix">{</mo>
    <mi>u</mi>
    <mo>∈</mo>
    <msup>
      <mstyle mathvariant="double-struck">
        <mi>ℝ</mi>
      </mstyle>
      <mn>3</mn>
    </msup>
    <mo>:</mo>
    <mo stretchy="false" form="postfix">‖</mo>
    <mi>u</mi>
    <msub>
      <mo stretchy="false" form="postfix">‖</mo>
      <mn>2</mn>
    </msub>
    <mo>≤</mo>
    <mn>1</mn>
    <mo stretchy="false" form="postfix">}</mo>
  </mrow>
</math>
</file>

<file path=Formula-255/content.xml><?xml version="1.0" encoding="utf-8"?>
<math xmlns="http://www.w3.org/1998/Math/MathML" display="inline">
  <mstyle mathvariant="normal">
    <mi>G</mi>
    <mi>L</mi>
    <mi>C</mi>
  </mstyle>
</math>
</file>

<file path=Formula-256/content.xml><?xml version="1.0" encoding="utf-8"?>
<math xmlns="http://www.w3.org/1998/Math/MathML" display="inline">
  <mrow>
    <mi>c</mi>
    <mo>=</mo>
    <mn>6</mn>
  </mrow>
</math>
</file>

<file path=Formula-257/content.xml><?xml version="1.0" encoding="utf-8"?>
<math xmlns="http://www.w3.org/1998/Math/MathML" display="inline">
  <mrow>
    <mi>η</mi>
    <mo stretchy="false" form="prefix">(</mo>
    <mi>R</mi>
    <mo stretchy="false" form="postfix">)</mo>
    <mo>=</mo>
    <mn>16</mn>
    <msup>
      <mi>R</mi>
      <mn>2</mn>
    </msup>
  </mrow>
</math>
</file>

<file path=Formula-258/content.xml><?xml version="1.0" encoding="utf-8"?>
<math xmlns="http://www.w3.org/1998/Math/MathML" display="inline">
  <mrow>
    <mi>h</mi>
    <mo stretchy="false" form="prefix">(</mo>
    <mi>R</mi>
    <mo stretchy="false" form="postfix">)</mo>
    <mo>=</mo>
    <mn>100</mn>
    <mi>R</mi>
    <mi>log</mi>
    <mo stretchy="false" form="prefix">(</mo>
    <mi>R</mi>
    <mo stretchy="false" form="postfix">)</mo>
  </mrow>
</math>
</file>

<file path=Formula-259/content.xml><?xml version="1.0" encoding="utf-8"?>
<math xmlns="http://www.w3.org/1998/Math/MathML" display="inline">
  <mrow>
    <mi>R</mi>
    <mo>∈</mo>
    <mo stretchy="false" form="prefix">{</mo>
    <mn>4</mn>
    <mo>,</mo>
    <mn>5</mn>
    <mo>,</mo>
    <mo>.</mo>
    <mo>.</mo>
    <mo>.</mo>
    <mo>,</mo>
    <mn>10</mn>
    <mo stretchy="false" form="postfix">}</mo>
  </mrow>
</math>
</file>

<file path=Formula-26/content.xml><?xml version="1.0" encoding="utf-8"?>
<math xmlns="http://www.w3.org/1998/Math/MathML" display="inline">
  <msub>
    <mi>X</mi>
    <mstyle mathvariant="normal">
      <mi>f</mi>
      <mi>r</mi>
      <mi>e</mi>
      <mi>e</mi>
    </mstyle>
  </msub>
</math>
</file>

<file path=Formula-260/content.xml><?xml version="1.0" encoding="utf-8"?>
<math xmlns="http://www.w3.org/1998/Math/MathML" display="inline">
  <mi>v</mi>
</math>
</file>

<file path=Formula-261/content.xml><?xml version="1.0" encoding="utf-8"?>
<math xmlns="http://www.w3.org/1998/Math/MathML" display="inline">
  <msqrt>
    <mn>50</mn>
  </msqrt>
</math>
</file>

<file path=Formula-262/content.xml><?xml version="1.0" encoding="utf-8"?>
<math xmlns="http://www.w3.org/1998/Math/MathML" display="inline">
  <mrow>
    <mi>f</mi>
    <mo stretchy="false" form="prefix">(</mo>
    <mi>x</mi>
    <mo>,</mo>
    <mi>y</mi>
    <mo>,</mo>
    <mi>θ</mi>
    <mo>,</mo>
    <mi>u</mi>
    <mo stretchy="false" form="postfix">)</mo>
    <mo>=</mo>
  </mrow>
</math>
</file>

<file path=Formula-263/content.xml><?xml version="1.0" encoding="utf-8"?>
<math xmlns="http://www.w3.org/1998/Math/MathML" display="inline">
  <mrow>
    <mo stretchy="false" form="prefix">(</mo>
    <mi>cos</mi>
    <mo stretchy="false" form="prefix">(</mo>
    <mi>θ</mi>
    <mo stretchy="false" form="postfix">)</mo>
    <mo>,</mo>
    <mi>sin</mi>
    <mo stretchy="false" form="prefix">(</mo>
    <mi>θ</mi>
    <mo stretchy="false" form="postfix">)</mo>
    <mo>,</mo>
    <mi>u</mi>
    <msup>
      <mo stretchy="false" form="postfix">)</mo>
      <mi>T</mi>
    </msup>
  </mrow>
</math>
</file>

<file path=Formula-264/content.xml><?xml version="1.0" encoding="utf-8"?>
<math xmlns="http://www.w3.org/1998/Math/MathML" display="inline">
  <mrow>
    <mi>g</mi>
    <mo stretchy="false" form="prefix">(</mo>
    <mi>x</mi>
    <mo>,</mo>
    <mi>y</mi>
    <mo>,</mo>
    <mi>θ</mi>
    <mo>,</mo>
    <mi>u</mi>
    <mo stretchy="false" form="postfix">)</mo>
    <mo>=</mo>
    <mn>1</mn>
    <mo>+</mo>
    <mn>2</mn>
    <msup>
      <mi>u</mi>
      <mn>2</mn>
    </msup>
  </mrow>
</math>
</file>

<file path=Formula-265/content.xml><?xml version="1.0" encoding="utf-8"?>
<math xmlns="http://www.w3.org/1998/Math/MathML" display="inline">
  <mrow>
    <mi>Ω</mi>
    <mo>=</mo>
    <mo stretchy="false" form="prefix">[</mo>
    <mo>−</mo>
    <mn>1</mn>
    <mo>,</mo>
    <mn>1</mn>
    <mo stretchy="false" form="postfix">]</mo>
  </mrow>
</math>
</file>

<file path=Formula-266/content.xml><?xml version="1.0" encoding="utf-8"?>
<math xmlns="http://www.w3.org/1998/Math/MathML" display="inline">
  <mstyle mathvariant="normal">
    <mi>G</mi>
    <mi>L</mi>
    <mi>C</mi>
  </mstyle>
</math>
</file>

<file path=Formula-267/content.xml><?xml version="1.0" encoding="utf-8"?>
<math xmlns="http://www.w3.org/1998/Math/MathML" display="inline">
  <mrow>
    <mi>c</mi>
    <mo>=</mo>
    <mn>10</mn>
  </mrow>
</math>
</file>

<file path=Formula-268/content.xml><?xml version="1.0" encoding="utf-8"?>
<math xmlns="http://www.w3.org/1998/Math/MathML" display="inline">
  <mrow>
    <mi>η</mi>
    <mo stretchy="false" form="prefix">(</mo>
    <mi>R</mi>
    <mo stretchy="false" form="postfix">)</mo>
    <mo>=</mo>
    <mn>15</mn>
    <msup>
      <mi>R</mi>
      <mrow>
        <mn>5</mn>
        <mo>/</mo>
        <mi>π</mi>
      </mrow>
    </msup>
  </mrow>
</math>
</file>

<file path=Formula-269/content.xml><?xml version="1.0" encoding="utf-8"?>
<math xmlns="http://www.w3.org/1998/Math/MathML" display="inline">
  <mrow>
    <mi>h</mi>
    <mo stretchy="false" form="prefix">(</mo>
    <mi>R</mi>
    <mo stretchy="false" form="postfix">)</mo>
    <mo>=</mo>
    <mn>5</mn>
    <mi>R</mi>
    <mi>log</mi>
    <mo stretchy="false" form="prefix">(</mo>
    <mi>R</mi>
    <mo stretchy="false" form="postfix">)</mo>
  </mrow>
</math>
</file>

<file path=Formula-27/content.xml><?xml version="1.0" encoding="utf-8"?>
<math xmlns="http://www.w3.org/1998/Math/MathML" display="inline">
  <msup>
    <mstyle mathvariant="double-struck">
      <mi>ℝ</mi>
    </mstyle>
    <mi>n</mi>
  </msup>
</math>
</file>

<file path=Formula-270/content.xml><?xml version="1.0" encoding="utf-8"?>
<math xmlns="http://www.w3.org/1998/Math/MathML" display="inline">
  <mrow>
    <mi>R</mi>
    <mo>∈</mo>
    <mo stretchy="false" form="prefix">{</mo>
    <mn>4</mn>
    <mo>,</mo>
    <mn>5</mn>
    <mo>,</mo>
    <mo>.</mo>
    <mo>.</mo>
    <mo>.</mo>
    <mo>,</mo>
    <mn>9</mn>
    <mo stretchy="false" form="postfix">}</mo>
  </mrow>
</math>
</file>

<file path=Formula-271/content.xml><?xml version="1.0" encoding="utf-8"?>
<math xmlns="http://www.w3.org/1998/Math/MathML" display="inline">
  <mstyle mathvariant="normal">
    <mi>G</mi>
    <mi>L</mi>
    <mi>C</mi>
  </mstyle>
</math>
</file>

<file path=Formula-272/content.xml><?xml version="1.0" encoding="utf-8"?>
<math xmlns="http://www.w3.org/1998/Math/MathML" display="inline">
  <mrow>
    <mi>R</mi>
    <mo>=</mo>
    <mn>7</mn>
  </mrow>
</math>
</file>

<file path=Formula-273/content.xml><?xml version="1.0" encoding="utf-8"?>
<math xmlns="http://www.w3.org/1998/Math/MathML" display="inline">
  <mstyle mathvariant="normal">
    <mi>G</mi>
    <mi>L</mi>
    <mi>C</mi>
  </mstyle>
</math>
</file>

<file path=Formula-274/content.xml><?xml version="1.0" encoding="utf-8"?>
<math xmlns="http://www.w3.org/1998/Math/MathML" display="inline">
  <mo>×</mo>
</math>
</file>

<file path=Formula-275/content.xml><?xml version="1.0" encoding="utf-8"?>
<math xmlns="http://www.w3.org/1998/Math/MathML" display="inline">
  <mstyle mathvariant="normal">
    <mi>G</mi>
    <mi>L</mi>
    <mi>C</mi>
  </mstyle>
</math>
</file>

<file path=Formula-276/content.xml><?xml version="1.0" encoding="utf-8"?>
<math xmlns="http://www.w3.org/1998/Math/MathML" display="inline">
  <mstyle mathvariant="normal">
    <mi>G</mi>
    <mi>L</mi>
    <mi>C</mi>
  </mstyle>
</math>
</file>

<file path=Formula-277/content.xml><?xml version="1.0" encoding="utf-8"?>
<math xmlns="http://www.w3.org/1998/Math/MathML" display="inline">
  <msup>
    <mstyle mathvariant="normal">
      <mi>R</mi>
      <mi>R</mi>
      <mi>T</mi>
    </mstyle>
    <mo>*</mo>
  </msup>
</math>
</file>

<file path=Formula-278/content.xml><?xml version="1.0" encoding="utf-8"?>
<math xmlns="http://www.w3.org/1998/Math/MathML" display="inline">
  <mstyle mathvariant="normal">
    <mi>S</mi>
    <mi>S</mi>
    <mi>T</mi>
  </mstyle>
</math>
</file>

<file path=Formula-279/content.xml><?xml version="1.0" encoding="utf-8"?>
<math xmlns="http://www.w3.org/1998/Math/MathML" display="inline">
  <mstyle mathvariant="normal">
    <mi>G</mi>
    <mi>L</mi>
    <mi>C</mi>
  </mstyle>
</math>
</file>

<file path=Formula-28/content.xml><?xml version="1.0" encoding="utf-8"?>
<math xmlns="http://www.w3.org/1998/Math/MathML" display="inline">
  <msub>
    <mi>x</mi>
    <mstyle mathvariant="normal">
      <mi>i</mi>
      <mi>c</mi>
    </mstyle>
  </msub>
</math>
</file>

<file path=Formula-280/content.xml><?xml version="1.0" encoding="utf-8"?>
<math xmlns="http://www.w3.org/1998/Math/MathML" display="inline">
  <mstyle mathvariant="normal">
    <mi>S</mi>
    <mi>S</mi>
    <mi>T</mi>
  </mstyle>
</math>
</file>

<file path=Formula-281/content.xml><?xml version="1.0" encoding="utf-8"?>
<math xmlns="http://www.w3.org/1998/Math/MathML" display="inline">
  <msup>
    <mstyle mathvariant="normal">
      <mi>R</mi>
      <mi>R</mi>
      <mi>T</mi>
    </mstyle>
    <mo>*</mo>
  </msup>
</math>
</file>

<file path=Formula-282/content.xml><?xml version="1.0" encoding="utf-8"?>
<math xmlns="http://www.w3.org/1998/Math/MathML" display="inline">
  <msup>
    <mstyle mathvariant="normal">
      <mi>R</mi>
      <mi>R</mi>
      <mi>T</mi>
    </mstyle>
    <mo>*</mo>
  </msup>
</math>
</file>

<file path=Formula-283/content.xml><?xml version="1.0" encoding="utf-8"?>
<math xmlns="http://www.w3.org/1998/Math/MathML" display="inline">
  <mstyle mathvariant="normal">
    <mi>G</mi>
    <mi>L</mi>
    <mi>C</mi>
  </mstyle>
</math>
</file>

<file path=Formula-284/content.xml><?xml version="1.0" encoding="utf-8"?>
<math xmlns="http://www.w3.org/1998/Math/MathML" display="inline">
  <mstyle mathvariant="normal">
    <mi>S</mi>
    <mi>S</mi>
    <mi>T</mi>
  </mstyle>
</math>
</file>

<file path=Formula-285/content.xml><?xml version="1.0" encoding="utf-8"?>
<math xmlns="http://www.w3.org/1998/Math/MathML" display="inline">
  <msup>
    <mstyle mathvariant="normal">
      <mi>R</mi>
      <mi>R</mi>
      <mi>T</mi>
    </mstyle>
    <mo>*</mo>
  </msup>
</math>
</file>

<file path=Formula-286/content.xml><?xml version="1.0" encoding="utf-8"?>
<math xmlns="http://www.w3.org/1998/Math/MathML" display="inline">
  <mstyle mathvariant="normal">
    <mi>G</mi>
    <mi>L</mi>
    <mi>C</mi>
  </mstyle>
</math>
</file>

<file path=Formula-287/content.xml><?xml version="1.0" encoding="utf-8"?>
<math xmlns="http://www.w3.org/1998/Math/MathML" display="inline">
  <mstyle mathvariant="normal">
    <mi>G</mi>
    <mi>L</mi>
    <mi>C</mi>
  </mstyle>
</math>
</file>

<file path=Formula-288/content.xml><?xml version="1.0" encoding="utf-8"?>
<math xmlns="http://www.w3.org/1998/Math/MathML" display="inline">
  <msup>
    <mstyle mathvariant="normal">
      <mi>R</mi>
      <mi>R</mi>
      <mi>T</mi>
    </mstyle>
    <mo>*</mo>
  </msup>
</math>
</file>

<file path=Formula-289/content.xml><?xml version="1.0" encoding="utf-8"?>
<math xmlns="http://www.w3.org/1998/Math/MathML" display="inline">
  <mstyle mathvariant="normal">
    <mi>S</mi>
    <mi>S</mi>
    <mi>T</mi>
  </mstyle>
</math>
</file>

<file path=Formula-29/content.xml><?xml version="1.0" encoding="utf-8"?>
<math xmlns="http://www.w3.org/1998/Math/MathML" display="inline">
  <msub>
    <mstyle mathvariant="script">
      <mi>𝒳</mi>
    </mstyle>
    <mstyle mathvariant="normal">
      <mi>f</mi>
      <mi>e</mi>
      <mi>a</mi>
      <mi>s</mi>
    </mstyle>
  </msub>
</math>
</file>

<file path=Formula-290/content.xml><?xml version="1.0" encoding="utf-8"?>
<math xmlns="http://www.w3.org/1998/Math/MathML" display="inline">
  <msub>
    <mstyle mathvariant="script">
      <mi>𝒰</mi>
    </mstyle>
    <mi>R</mi>
  </msub>
</math>
</file>

<file path=Formula-291/content.xml><?xml version="1.0" encoding="utf-8"?>
<math xmlns="http://www.w3.org/1998/Math/MathML" display="inline">
  <mi>R</mi>
</math>
</file>

<file path=Formula-292/content.xml><?xml version="1.0" encoding="utf-8"?>
<math xmlns="http://www.w3.org/1998/Math/MathML" display="inline">
  <mrow>
    <msub>
      <mstyle mathvariant="script">
        <mi>𝒰</mi>
      </mstyle>
      <mi>R</mi>
    </msub>
    <mo>⊄</mo>
    <msub>
      <mstyle mathvariant="script">
        <mi>𝒰</mi>
      </mstyle>
      <mrow>
        <mi>R</mi>
        <mo>+</mo>
        <mn>1</mn>
      </mrow>
    </msub>
  </mrow>
</math>
</file>

<file path=Formula-293/content.xml><?xml version="1.0" encoding="utf-8"?>
<math xmlns="http://www.w3.org/1998/Math/MathML" display="inline">
  <msub>
    <mstyle mathvariant="script">
      <mi>𝒰</mi>
    </mstyle>
    <mi>R</mi>
  </msub>
</math>
</file>

<file path=Formula-294/content.xml><?xml version="1.0" encoding="utf-8"?>
<math xmlns="http://www.w3.org/1998/Math/MathML" display="inline">
  <msub>
    <mstyle mathvariant="script">
      <mi>𝒰</mi>
    </mstyle>
    <mrow>
      <mi>R</mi>
      <mo>+</mo>
      <mn>1</mn>
    </mrow>
  </msub>
</math>
</file>

<file path=Formula-295/content.xml><?xml version="1.0" encoding="utf-8"?>
<math xmlns="http://www.w3.org/1998/Math/MathML" display="inline">
  <mi>R</mi>
</math>
</file>

<file path=Formula-296/content.xml><?xml version="1.0" encoding="utf-8"?>
<math xmlns="http://www.w3.org/1998/Math/MathML" display="inline">
  <mstyle mathvariant="script">
    <mi>𝒰</mi>
  </mstyle>
</math>
</file>

<file path=Formula-297/content.xml><?xml version="1.0" encoding="utf-8"?>
<math xmlns="http://www.w3.org/1998/Math/MathML" display="inline">
  <msub>
    <mstyle mathvariant="script">
      <mi>𝒳</mi>
    </mstyle>
    <msub>
      <mi>x</mi>
      <mn>0</mn>
    </msub>
  </msub>
</math>
</file>

<file path=Formula-298/content.xml><?xml version="1.0" encoding="utf-8"?>
<math xmlns="http://www.w3.org/1998/Math/MathML" display="inline">
  <msub>
    <mi>φ</mi>
    <msub>
      <mi>x</mi>
      <mn>0</mn>
    </msub>
  </msub>
</math>
</file>

<file path=Formula-299/content.xml><?xml version="1.0" encoding="utf-8"?>
<math xmlns="http://www.w3.org/1998/Math/MathML" display="inline">
  <msub>
    <mi>J</mi>
    <msub>
      <mi>x</mi>
      <mn>0</mn>
    </msub>
  </msub>
</math>
</file>

<file path=Formula-3/content.xml><?xml version="1.0" encoding="utf-8"?>
<math xmlns="http://www.w3.org/1998/Math/MathML" display="inline">
  <msup>
    <mstyle mathvariant="normal">
      <mi>P</mi>
      <mi>R</mi>
      <mi>M</mi>
    </mstyle>
    <mo>*</mo>
  </msup>
</math>
</file>

<file path=Formula-30/content.xml><?xml version="1.0" encoding="utf-8"?>
<math xmlns="http://www.w3.org/1998/Math/MathML" display="inline">
  <msub>
    <mi>X</mi>
    <mstyle mathvariant="normal">
      <mi>g</mi>
      <mi>o</mi>
      <mi>a</mi>
      <mi>l</mi>
    </mstyle>
  </msub>
</math>
</file>

<file path=Formula-300/content.xml><?xml version="1.0" encoding="utf-8"?>
<math xmlns="http://www.w3.org/1998/Math/MathML" display="inline">
  <msub>
    <mstyle mathvariant="script">
      <mi>𝒰</mi>
    </mstyle>
    <mi>R</mi>
  </msub>
</math>
</file>

<file path=Formula-301/content.xml><?xml version="1.0" encoding="utf-8"?>
<math xmlns="http://www.w3.org/1998/Math/MathML" display="inline">
  <mstyle mathvariant="script">
    <mi>𝒰</mi>
  </mstyle>
</math>
</file>

<file path=Formula-302/content.xml><?xml version="1.0" encoding="utf-8"?>
<math xmlns="http://www.w3.org/1998/Math/MathML" display="inline">
  <mstyle mathvariant="script">
    <mi>𝒳</mi>
  </mstyle>
</math>
</file>

<file path=Formula-303/content.xml><?xml version="1.0" encoding="utf-8"?>
<math xmlns="http://www.w3.org/1998/Math/MathML" display="inline">
  <mstyle mathvariant="script">
    <mi>𝒰</mi>
  </mstyle>
</math>
</file>

<file path=Formula-304/content.xml><?xml version="1.0" encoding="utf-8"?>
<math xmlns="http://www.w3.org/1998/Math/MathML" display="inline">
  <mstyle mathvariant="script">
    <mi>𝒰</mi>
  </mstyle>
</math>
</file>

<file path=Formula-305/content.xml><?xml version="1.0" encoding="utf-8"?>
<math xmlns="http://www.w3.org/1998/Math/MathML" display="inline">
  <mi>M</mi>
</math>
</file>

<file path=Formula-306/content.xml><?xml version="1.0" encoding="utf-8"?>
<math xmlns="http://www.w3.org/1998/Math/MathML" display="block">
  <mrow>
    <msub>
      <mi>d</mi>
      <mstyle mathvariant="script">
        <mi>𝒳</mi>
      </mstyle>
    </msub>
    <mo stretchy="false" form="prefix">(</mo>
    <msub>
      <mi>x</mi>
      <mn>1</mn>
    </msub>
    <mo>,</mo>
    <msub>
      <mi>x</mi>
      <mn>2</mn>
    </msub>
    <mo stretchy="false" form="postfix">)</mo>
    <mo>≡</mo>
    <munder>
      <mi>max</mi>
      <mrow>
        <mi>t</mi>
        <mo>∈</mo>
        <mrow>
          <mo stretchy="true" form="prefix">[</mo>
          <mn>0</mn>
          <mo>,</mo>
          <mi>min</mi>
          <mo stretchy="false" form="prefix">{</mo>
          <mi>τ</mi>
          <mo stretchy="false" form="prefix">(</mo>
          <msub>
            <mi>x</mi>
            <mn>1</mn>
          </msub>
          <mo stretchy="false" form="postfix">)</mo>
          <mo>,</mo>
          <mi>τ</mi>
          <mo stretchy="false" form="prefix">(</mo>
          <msub>
            <mi>x</mi>
            <mn>2</mn>
          </msub>
          <mo stretchy="false" form="postfix">)</mo>
          <mo stretchy="false" form="postfix">}</mo>
          <mo stretchy="true" form="postfix">]</mo>
        </mrow>
      </mrow>
    </munder>
    <mrow>
      <mo stretchy="true" form="prefix">{</mo>
      <mrow>
        <mo stretchy="true" form="prefix">‖</mo>
        <msub>
          <mi>x</mi>
          <mn>1</mn>
        </msub>
        <mo stretchy="false" form="prefix">(</mo>
        <mi>t</mi>
        <mo stretchy="false" form="postfix">)</mo>
        <mo>−</mo>
        <msub>
          <mi>x</mi>
          <mn>2</mn>
        </msub>
        <mo stretchy="false" form="prefix">(</mo>
        <mi>t</mi>
        <mo stretchy="false" form="postfix">)</mo>
        <mo stretchy="true" form="postfix">‖</mo>
      </mrow>
      <mo stretchy="true" form="postfix">}</mo>
    </mrow>
    <mo>+</mo>
    <mi>M</mi>
    <mo stretchy="false" form="prefix">|</mo>
    <mi>τ</mi>
    <mo stretchy="false" form="prefix">(</mo>
    <msub>
      <mi>x</mi>
      <mn>1</mn>
    </msub>
    <mo stretchy="false" form="postfix">)</mo>
    <mo>−</mo>
    <mi>τ</mi>
    <mo stretchy="false" form="prefix">(</mo>
    <msub>
      <mi>x</mi>
      <mn>2</mn>
    </msub>
    <mo stretchy="false" form="postfix">)</mo>
    <mo stretchy="false" form="prefix">|</mo>
    <mo>.</mo>
  </mrow>
</math>
</file>

<file path=Formula-307/content.xml><?xml version="1.0" encoding="utf-8"?>
<math xmlns="http://www.w3.org/1998/Math/MathML" display="inline">
  <msub>
    <mi>φ</mi>
    <msub>
      <mi>x</mi>
      <mn>0</mn>
    </msub>
  </msub>
</math>
</file>

<file path=Formula-308/content.xml><?xml version="1.0" encoding="utf-8"?>
<math xmlns="http://www.w3.org/1998/Math/MathML" display="inline">
  <msub>
    <mi>x</mi>
    <mn>0</mn>
  </msub>
</math>
</file>

<file path=Formula-309/content.xml><?xml version="1.0" encoding="utf-8"?>
<math xmlns="http://www.w3.org/1998/Math/MathML" display="inline">
  <msub>
    <mi>z</mi>
    <mn>0</mn>
  </msub>
</math>
</file>

<file path=Formula-31/content.xml><?xml version="1.0" encoding="utf-8"?>
<math xmlns="http://www.w3.org/1998/Math/MathML" display="inline">
  <msup>
    <mstyle mathvariant="double-struck">
      <mi>ℝ</mi>
    </mstyle>
    <mi>n</mi>
  </msup>
</math>
</file>

<file path=Formula-310/content.xml><?xml version="1.0" encoding="utf-8"?>
<math xmlns="http://www.w3.org/1998/Math/MathML" display="block">
  <mrow>
    <msub>
      <mrow>
        <mo stretchy="true" form="prefix">‖</mo>
        <mo stretchy="false" form="prefix">[</mo>
        <msub>
          <mi>φ</mi>
          <msub>
            <mi>x</mi>
            <mn>0</mn>
          </msub>
        </msub>
        <mo stretchy="false" form="prefix">(</mo>
        <mi>u</mi>
        <mo stretchy="false" form="postfix">)</mo>
        <mo stretchy="false" form="postfix">]</mo>
        <mo stretchy="false" form="prefix">(</mo>
        <mi>t</mi>
        <mo stretchy="false" form="postfix">)</mo>
        <mo>−</mo>
        <mo stretchy="false" form="prefix">[</mo>
        <msub>
          <mi>φ</mi>
          <msub>
            <mi>z</mi>
            <mn>0</mn>
          </msub>
        </msub>
        <mo stretchy="false" form="prefix">(</mo>
        <mi>u</mi>
        <mo stretchy="false" form="postfix">)</mo>
        <mo stretchy="false" form="postfix">]</mo>
        <mo stretchy="false" form="prefix">(</mo>
        <mi>t</mi>
        <mo stretchy="false" form="postfix">)</mo>
        <mo stretchy="true" form="postfix">‖</mo>
      </mrow>
      <mn>2</mn>
    </msub>
    <mo>≤</mo>
    <mo stretchy="false" form="postfix">‖</mo>
    <msub>
      <mi>x</mi>
      <mn>0</mn>
    </msub>
    <mo>−</mo>
    <msub>
      <mi>z</mi>
      <mn>0</mn>
    </msub>
    <msub>
      <mo stretchy="false" form="postfix">‖</mo>
      <mn>2</mn>
    </msub>
    <msup>
      <mi>e</mi>
      <mrow>
        <msub>
          <mi>L</mi>
          <mi>f</mi>
        </msub>
        <mi>t</mi>
      </mrow>
    </msup>
    <mo>.</mo>
  </mrow>
</math>
</file>

<file path=Formula-311/content.xml><?xml version="1.0" encoding="utf-8"?>
<math xmlns="http://www.w3.org/1998/Math/MathML" display="inline">
  <msub>
    <mi>φ</mi>
    <msub>
      <mi>x</mi>
      <mn>0</mn>
    </msub>
  </msub>
</math>
</file>

<file path=Formula-312/content.xml><?xml version="1.0" encoding="utf-8"?>
<math xmlns="http://www.w3.org/1998/Math/MathML" display="inline">
  <mstyle mathvariant="script">
    <mi>𝒰</mi>
  </mstyle>
</math>
</file>

<file path=Formula-313/content.xml><?xml version="1.0" encoding="utf-8"?>
<math xmlns="http://www.w3.org/1998/Math/MathML" display="inline">
  <msub>
    <mstyle mathvariant="script">
      <mi>𝒳</mi>
    </mstyle>
    <msub>
      <mi>x</mi>
      <mn>0</mn>
    </msub>
  </msub>
</math>
</file>

<file path=Formula-314/content.xml><?xml version="1.0" encoding="utf-8"?>
<math xmlns="http://www.w3.org/1998/Math/MathML" display="inline">
  <msub>
    <mstyle mathvariant="script">
      <mi>𝒳</mi>
    </mstyle>
    <mstyle mathvariant="normal">
      <mi>f</mi>
      <mi>e</mi>
      <mi>a</mi>
      <mi>s</mi>
    </mstyle>
  </msub>
</math>
</file>

<file path=Formula-315/content.xml><?xml version="1.0" encoding="utf-8"?>
<math xmlns="http://www.w3.org/1998/Math/MathML" display="inline">
  <msub>
    <mstyle mathvariant="script">
      <mi>𝒰</mi>
    </mstyle>
    <mstyle mathvariant="normal">
      <mi>f</mi>
      <mi>e</mi>
      <mi>a</mi>
      <mi>s</mi>
    </mstyle>
  </msub>
</math>
</file>

<file path=Formula-316/content.xml><?xml version="1.0" encoding="utf-8"?>
<math xmlns="http://www.w3.org/1998/Math/MathML" display="inline">
  <msub>
    <mstyle mathvariant="script">
      <mi>𝒰</mi>
    </mstyle>
    <mstyle mathvariant="normal">
      <mi>g</mi>
      <mi>o</mi>
      <mi>a</mi>
      <mi>l</mi>
    </mstyle>
  </msub>
</math>
</file>

<file path=Formula-317/content.xml><?xml version="1.0" encoding="utf-8"?>
<math xmlns="http://www.w3.org/1998/Math/MathML" display="inline">
  <mstyle mathvariant="script">
    <mi>𝒰</mi>
  </mstyle>
</math>
</file>

<file path=Formula-318/content.xml><?xml version="1.0" encoding="utf-8"?>
<math xmlns="http://www.w3.org/1998/Math/MathML" display="inline">
  <msub>
    <mstyle mathvariant="script">
      <mi>𝒳</mi>
    </mstyle>
    <mstyle mathvariant="normal">
      <mi>f</mi>
      <mi>e</mi>
      <mi>a</mi>
      <mi>s</mi>
    </mstyle>
  </msub>
</math>
</file>

<file path=Formula-319/content.xml><?xml version="1.0" encoding="utf-8"?>
<math xmlns="http://www.w3.org/1998/Math/MathML" display="inline">
  <msub>
    <mstyle mathvariant="script">
      <mi>𝒳</mi>
    </mstyle>
    <mstyle mathvariant="normal">
      <mi>g</mi>
      <mi>o</mi>
      <mi>a</mi>
      <mi>l</mi>
    </mstyle>
  </msub>
</math>
</file>

<file path=Formula-32/content.xml><?xml version="1.0" encoding="utf-8"?>
<math xmlns="http://www.w3.org/1998/Math/MathML" display="inline">
  <msub>
    <mstyle mathvariant="script">
      <mi>𝒳</mi>
    </mstyle>
    <mstyle mathvariant="normal">
      <mi>f</mi>
      <mi>e</mi>
      <mi>a</mi>
      <mi>s</mi>
    </mstyle>
  </msub>
</math>
</file>

<file path=Formula-320/content.xml><?xml version="1.0" encoding="utf-8"?>
<math xmlns="http://www.w3.org/1998/Math/MathML" display="inline">
  <msub>
    <mi>φ</mi>
    <msub>
      <mi>x</mi>
      <mstyle mathvariant="normal">
        <mi>i</mi>
        <mi>c</mi>
      </mstyle>
    </msub>
  </msub>
</math>
</file>

<file path=Formula-321/content.xml><?xml version="1.0" encoding="utf-8"?>
<math xmlns="http://www.w3.org/1998/Math/MathML" display="inline">
  <mrow>
    <msub>
      <mi>J</mi>
      <msub>
        <mi>x</mi>
        <mn>0</mn>
      </msub>
    </msub>
    <mo>:</mo>
    <mstyle mathvariant="script">
      <mi>𝒰</mi>
    </mstyle>
    <mo accent="false">→</mo>
    <mstyle mathvariant="double-struck">
      <mi>ℝ</mi>
    </mstyle>
  </mrow>
</math>
</file>

<file path=Formula-322/content.xml><?xml version="1.0" encoding="utf-8"?>
<math xmlns="http://www.w3.org/1998/Math/MathML" display="inline">
  <mrow>
    <msub>
      <mi>x</mi>
      <mn>0</mn>
    </msub>
    <mo>∈</mo>
    <msup>
      <mstyle mathvariant="double-struck">
        <mi>ℝ</mi>
      </mstyle>
      <mi>n</mi>
    </msup>
  </mrow>
</math>
</file>

<file path=Formula-323/content.xml><?xml version="1.0" encoding="utf-8"?>
<math xmlns="http://www.w3.org/1998/Math/MathML" display="inline">
  <mrow>
    <msub>
      <mi>u</mi>
      <mn>1</mn>
    </msub>
    <mo>,</mo>
    <msub>
      <mi>u</mi>
      <mn>2</mn>
    </msub>
    <mo>∈</mo>
    <mstyle mathvariant="normal">
      <mstyle mathvariant="script">
        <mi>𝒰</mi>
      </mstyle>
    </mstyle>
  </mrow>
</math>
</file>

<file path=Formula-324/content.xml><?xml version="1.0" encoding="utf-8"?>
<math xmlns="http://www.w3.org/1998/Math/MathML" display="inline">
  <mrow>
    <mi>τ</mi>
    <mo stretchy="false" form="prefix">(</mo>
    <msub>
      <mi>u</mi>
      <mn>1</mn>
    </msub>
    <mo stretchy="false" form="postfix">)</mo>
    <mo>≤</mo>
    <mi>τ</mi>
    <mo stretchy="false" form="prefix">(</mo>
    <msub>
      <mi>u</mi>
      <mn>2</mn>
    </msub>
    <mo stretchy="false" form="postfix">)</mo>
  </mrow>
</math>
</file>

<file path=Formula-325/content.xml><?xml version="1.0" encoding="utf-8"?>
<math xmlns="http://www.w3.org/1998/Math/MathML" display="inline">
  <mrow>
    <msub>
      <mi>φ</mi>
      <msub>
        <mi>x</mi>
        <mn>0</mn>
      </msub>
    </msub>
    <mo stretchy="false" form="prefix">(</mo>
    <msub>
      <mi>u</mi>
      <mn>1</mn>
    </msub>
    <mo stretchy="false" form="postfix">)</mo>
  </mrow>
</math>
</file>

<file path=Formula-326/content.xml><?xml version="1.0" encoding="utf-8"?>
<math xmlns="http://www.w3.org/1998/Math/MathML" display="inline">
  <mrow>
    <msub>
      <mi>φ</mi>
      <msub>
        <mi>x</mi>
        <mn>0</mn>
      </msub>
    </msub>
    <mo stretchy="false" form="prefix">(</mo>
    <msub>
      <mi>u</mi>
      <mn>2</mn>
    </msub>
    <mo stretchy="false" form="postfix">)</mo>
  </mrow>
</math>
</file>

<file path=Formula-327/content.xml><?xml version="1.0" encoding="utf-8"?>
<math xmlns="http://www.w3.org/1998/Math/MathML" display="inline">
  <msub>
    <mi>x</mi>
    <mn>1</mn>
  </msub>
</math>
</file>

<file path=Formula-328/content.xml><?xml version="1.0" encoding="utf-8"?>
<math xmlns="http://www.w3.org/1998/Math/MathML" display="inline">
  <msub>
    <mi>x</mi>
    <mn>2</mn>
  </msub>
</math>
</file>

<file path=Formula-329/content.xml><?xml version="1.0" encoding="utf-8"?>
<math xmlns="http://www.w3.org/1998/Math/MathML" display="block">
  <mtable>
    <mtr>
      <mtd columnalign="right">
        <mrow>
          <mo stretchy="true" form="prefix">|</mo>
          <msub>
            <mi>J</mi>
            <msub>
              <mi>x</mi>
              <mn>0</mn>
            </msub>
          </msub>
          <mo stretchy="false" form="prefix">(</mo>
          <msub>
            <mi>u</mi>
            <mn>1</mn>
          </msub>
          <mo stretchy="false" form="postfix">)</mo>
          <mo>−</mo>
          <msub>
            <mi>J</mi>
            <msub>
              <mi>x</mi>
              <mn>0</mn>
            </msub>
          </msub>
          <mo stretchy="false" form="prefix">(</mo>
          <msub>
            <mi>u</mi>
            <mn>2</mn>
          </msub>
          <mo stretchy="false" form="postfix">)</mo>
          <mo stretchy="true" form="postfix">|</mo>
        </mrow>
        <mo>=</mo>
      </mtd>
      <mtd columnalign="left">
        <mrow>
          <mo stretchy="true" form="prefix">|</mo>
          <msub>
            <mo>∫</mo>
            <mrow>
              <mo stretchy="true" form="prefix">[</mo>
              <mn>0</mn>
              <mo>,</mo>
              <mi>τ</mi>
              <mo stretchy="false" form="prefix">(</mo>
              <msub>
                <mi>u</mi>
                <mn>1</mn>
              </msub>
              <mo stretchy="false" form="postfix">)</mo>
              <mo stretchy="true" form="postfix">]</mo>
            </mrow>
          </msub>
          <mi>g</mi>
          <mrow>
            <mo stretchy="true" form="prefix">(</mo>
            <msub>
              <mi>x</mi>
              <mn>1</mn>
            </msub>
            <mo stretchy="false" form="prefix">(</mo>
            <mi>t</mi>
            <mo stretchy="false" form="postfix">)</mo>
            <mo>,</mo>
            <msub>
              <mi>u</mi>
              <mn>1</mn>
            </msub>
            <mo stretchy="false" form="prefix">(</mo>
            <mi>t</mi>
            <mo stretchy="false" form="postfix">)</mo>
            <mo stretchy="true" form="postfix">)</mo>
          </mrow>
        </mrow>
        <mo>−</mo>
        <mi>g</mi>
        <mrow>
          <mo stretchy="true" form="prefix">(</mo>
          <msub>
            <mi>x</mi>
            <mn>2</mn>
          </msub>
          <mo stretchy="false" form="prefix">(</mo>
          <mi>t</mi>
          <mo stretchy="false" form="postfix">)</mo>
          <mo>,</mo>
          <msub>
            <mi>u</mi>
            <mn>2</mn>
          </msub>
          <mo stretchy="false" form="prefix">(</mo>
          <mi>t</mi>
          <mo stretchy="false" form="postfix">)</mo>
          <mo stretchy="true" form="postfix">)</mo>
        </mrow>
        <mspace width="0.167em"/>
        <mi>d</mi>
        <mi>μ</mi>
        <mo stretchy="false" form="prefix">(</mo>
        <mi>t</mi>
        <mo stretchy="false" form="postfix">)</mo>
      </mtd>
    </mtr>
    <mtr>
      <mtd columnalign="right"/>
      <mtd columnalign="left">
        <mo>+</mo>
        <mrow>
          <msub>
            <mo>∫</mo>
            <mrow>
              <mo stretchy="true" form="prefix">[</mo>
              <mi>τ</mi>
              <mo stretchy="false" form="prefix">(</mo>
              <msub>
                <mi>u</mi>
                <mn>1</mn>
              </msub>
              <mo stretchy="false" form="postfix">)</mo>
              <mo>,</mo>
              <mi>τ</mi>
              <mo stretchy="false" form="prefix">(</mo>
              <msub>
                <mi>u</mi>
                <mn>2</mn>
              </msub>
              <mo stretchy="false" form="postfix">)</mo>
              <mo stretchy="true" form="postfix">]</mo>
            </mrow>
          </msub>
          <mi>g</mi>
          <mrow>
            <mo stretchy="true" form="prefix">(</mo>
            <msub>
              <mi>x</mi>
              <mn>2</mn>
            </msub>
            <mo stretchy="false" form="prefix">(</mo>
            <mi>t</mi>
            <mo stretchy="false" form="postfix">)</mo>
            <mo>,</mo>
            <msub>
              <mi>u</mi>
              <mn>2</mn>
            </msub>
            <mo stretchy="false" form="prefix">(</mo>
            <mi>t</mi>
            <mo stretchy="false" form="postfix">)</mo>
            <mo stretchy="true" form="postfix">)</mo>
          </mrow>
          <mspace width="0.167em"/>
          <mi>d</mi>
          <mi>μ</mi>
          <mo stretchy="false" form="prefix">(</mo>
          <mi>t</mi>
          <mo stretchy="false" form="postfix">)</mo>
          <mo stretchy="true" form="postfix">|</mo>
        </mrow>
        <mo>.</mo>
      </mtd>
    </mtr>
  </mtable>
</math>
</file>

<file path=Formula-33/content.xml><?xml version="1.0" encoding="utf-8"?>
<math xmlns="http://www.w3.org/1998/Math/MathML" display="inline">
  <mi>x</mi>
</math>
</file>

<file path=Formula-330/content.xml><?xml version="1.0" encoding="utf-8"?>
<math xmlns="http://www.w3.org/1998/Math/MathML" display="inline">
  <mi>g</mi>
</math>
</file>

<file path=Formula-331/content.xml><?xml version="1.0" encoding="utf-8"?>
<math xmlns="http://www.w3.org/1998/Math/MathML" display="inline">
  <msub>
    <mi>d</mi>
    <mstyle mathvariant="script">
      <mi>𝒰</mi>
    </mstyle>
  </msub>
</math>
</file>

<file path=Formula-332/content.xml><?xml version="1.0" encoding="utf-8"?>
<math xmlns="http://www.w3.org/1998/Math/MathML" display="inline">
  <msub>
    <mi>d</mi>
    <mstyle mathvariant="script">
      <mi>𝒳</mi>
    </mstyle>
  </msub>
</math>
</file>

<file path=Formula-333/content.xml><?xml version="1.0" encoding="utf-8"?>
<math xmlns="http://www.w3.org/1998/Math/MathML" display="block">
  <mtable>
    <mtr>
      <mtd columnalign="right">
        <mrow>
          <mo stretchy="true" form="prefix">|</mo>
          <msub>
            <mi>J</mi>
            <msub>
              <mi>x</mi>
              <mn>0</mn>
            </msub>
          </msub>
          <mo stretchy="false" form="prefix">(</mo>
          <msub>
            <mi>u</mi>
            <mn>1</mn>
          </msub>
          <mo stretchy="false" form="postfix">)</mo>
          <mo>−</mo>
          <msub>
            <mi>J</mi>
            <msub>
              <mi>x</mi>
              <mn>0</mn>
            </msub>
          </msub>
          <mo stretchy="false" form="prefix">(</mo>
          <msub>
            <mi>u</mi>
            <mn>2</mn>
          </msub>
          <mo stretchy="false" form="postfix">)</mo>
          <mo stretchy="true" form="postfix">|</mo>
        </mrow>
      </mtd>
      <mtd columnalign="center">
        <mo>≤</mo>
      </mtd>
      <mtd columnalign="left">
        <mrow>
          <mo stretchy="true" form="prefix">|</mo>
          <msub>
            <mo>∫</mo>
            <mrow>
              <mo stretchy="true" form="prefix">[</mo>
              <mn>0</mn>
              <mo>,</mo>
              <mi>τ</mi>
              <mo stretchy="false" form="prefix">(</mo>
              <msub>
                <mi>u</mi>
                <mn>1</mn>
              </msub>
              <mo stretchy="false" form="postfix">)</mo>
              <mo stretchy="true" form="postfix">]</mo>
            </mrow>
          </msub>
          <msub>
            <mi>L</mi>
            <mi>g</mi>
          </msub>
          <msub>
            <mrow>
              <mo stretchy="true" form="prefix">‖</mo>
              <msub>
                <mi>x</mi>
                <mn>1</mn>
              </msub>
              <mo stretchy="false" form="prefix">(</mo>
              <mi>t</mi>
              <mo stretchy="false" form="postfix">)</mo>
              <mo>−</mo>
              <msub>
                <mi>x</mi>
                <mn>2</mn>
              </msub>
              <mo stretchy="false" form="prefix">(</mo>
              <mi>t</mi>
              <mo stretchy="false" form="postfix">)</mo>
              <mo stretchy="true" form="postfix">‖</mo>
            </mrow>
            <mn>2</mn>
          </msub>
        </mrow>
        <mo>+</mo>
        <msub>
          <mi>L</mi>
          <mi>g</mi>
        </msub>
        <msub>
          <mrow>
            <mo stretchy="true" form="prefix">‖</mo>
            <msub>
              <mi>u</mi>
              <mn>1</mn>
            </msub>
            <mo stretchy="false" form="prefix">(</mo>
            <mi>t</mi>
            <mo stretchy="false" form="postfix">)</mo>
            <mo>−</mo>
            <msub>
              <mi>u</mi>
              <mn>2</mn>
            </msub>
            <mo stretchy="false" form="prefix">(</mo>
            <mi>t</mi>
            <mo stretchy="false" form="postfix">)</mo>
            <mo stretchy="true" form="postfix">‖</mo>
          </mrow>
          <mn>2</mn>
        </msub>
        <mspace width="0.167em"/>
        <mi>d</mi>
        <mi>μ</mi>
        <mo stretchy="false" form="prefix">(</mo>
        <mi>t</mi>
        <mo stretchy="false" form="postfix">)</mo>
      </mtd>
    </mtr>
    <mtr>
      <mtd columnalign="right"/>
      <mtd columnalign="center"/>
      <mtd columnalign="left">
        <mo>+</mo>
        <mrow>
          <msub>
            <mo>∫</mo>
            <mrow>
              <mo stretchy="true" form="prefix">[</mo>
              <mi>τ</mi>
              <mo stretchy="false" form="prefix">(</mo>
              <msub>
                <mi>u</mi>
                <mn>1</mn>
              </msub>
              <mo stretchy="false" form="postfix">)</mo>
              <mo>,</mo>
              <mi>τ</mi>
              <mo stretchy="false" form="prefix">(</mo>
              <msub>
                <mi>u</mi>
                <mn>2</mn>
              </msub>
              <mo stretchy="false" form="postfix">)</mo>
              <mo stretchy="true" form="postfix">]</mo>
            </mrow>
          </msub>
          <mi>g</mi>
          <mrow>
            <mo stretchy="true" form="prefix">(</mo>
            <msub>
              <mi>x</mi>
              <mn>2</mn>
            </msub>
            <mo stretchy="false" form="prefix">(</mo>
            <mi>t</mi>
            <mo stretchy="false" form="postfix">)</mo>
            <mo>,</mo>
            <msub>
              <mi>u</mi>
              <mn>2</mn>
            </msub>
            <mo stretchy="false" form="prefix">(</mo>
            <mi>t</mi>
            <mo stretchy="false" form="postfix">)</mo>
            <mo stretchy="true" form="postfix">)</mo>
          </mrow>
          <mspace width="0.167em"/>
          <mi>d</mi>
          <mi>μ</mi>
          <mo stretchy="false" form="prefix">(</mo>
          <mi>t</mi>
          <mo stretchy="false" form="postfix">)</mo>
          <mo stretchy="true" form="postfix">|</mo>
        </mrow>
      </mtd>
    </mtr>
    <mtr>
      <mtd columnalign="right"/>
      <mtd columnalign="center">
        <mo>≤</mo>
      </mtd>
      <mtd columnalign="left">
        <msub>
          <mi>L</mi>
          <mi>g</mi>
        </msub>
        <mi>τ</mi>
        <mo stretchy="false" form="prefix">(</mo>
        <msub>
          <mi>u</mi>
          <mn>1</mn>
        </msub>
        <mo stretchy="false" form="postfix">)</mo>
        <msub>
          <mrow>
            <mo stretchy="true" form="prefix">‖</mo>
            <msub>
              <mi>x</mi>
              <mn>1</mn>
            </msub>
            <mo>−</mo>
            <msub>
              <mi>x</mi>
              <mn>2</mn>
            </msub>
            <mo stretchy="true" form="postfix">‖</mo>
          </mrow>
          <mrow>
            <msub>
              <mi>L</mi>
              <mo>∞</mo>
            </msub>
            <mrow>
              <mo stretchy="true" form="prefix">[</mo>
              <mn>0</mn>
              <mo>,</mo>
              <mi>τ</mi>
              <mo stretchy="false" form="prefix">(</mo>
              <msub>
                <mi>u</mi>
                <mn>1</mn>
              </msub>
              <mo stretchy="false" form="postfix">)</mo>
              <mo stretchy="true" form="postfix">]</mo>
            </mrow>
          </mrow>
        </msub>
        <mo>+</mo>
        <msub>
          <mi>L</mi>
          <mi>g</mi>
        </msub>
        <msub>
          <mrow>
            <mo stretchy="true" form="prefix">‖</mo>
            <msub>
              <mi>u</mi>
              <mn>1</mn>
            </msub>
            <mo>−</mo>
            <msub>
              <mi>u</mi>
              <mn>2</mn>
            </msub>
            <mo stretchy="true" form="postfix">‖</mo>
          </mrow>
          <mrow>
            <msub>
              <mi>L</mi>
              <mn>1</mn>
            </msub>
            <mrow>
              <mo stretchy="true" form="prefix">[</mo>
              <mn>0</mn>
              <mo>,</mo>
              <mi>τ</mi>
              <mo stretchy="false" form="prefix">(</mo>
              <msub>
                <mi>u</mi>
                <mn>1</mn>
              </msub>
              <mo stretchy="false" form="postfix">)</mo>
              <mo stretchy="true" form="postfix">]</mo>
            </mrow>
          </mrow>
        </msub>
      </mtd>
    </mtr>
    <mtr>
      <mtd columnalign="right"/>
      <mtd columnalign="center"/>
      <mtd columnalign="left">
        <mo>+</mo>
        <msub>
          <mo>∫</mo>
          <mrow>
            <mo stretchy="true" form="prefix">[</mo>
            <mi>τ</mi>
            <mo stretchy="false" form="prefix">(</mo>
            <msub>
              <mi>u</mi>
              <mn>1</mn>
            </msub>
            <mo stretchy="false" form="postfix">)</mo>
            <mo>,</mo>
            <mi>τ</mi>
            <mo stretchy="false" form="prefix">(</mo>
            <msub>
              <mi>u</mi>
              <mn>2</mn>
            </msub>
            <mo stretchy="false" form="postfix">)</mo>
            <mo stretchy="true" form="postfix">]</mo>
          </mrow>
        </msub>
        <mrow>
          <mo stretchy="true" form="prefix">|</mo>
          <mi>g</mi>
          <mrow>
            <mo stretchy="true" form="prefix">(</mo>
            <msub>
              <mi>x</mi>
              <mn>2</mn>
            </msub>
            <mo stretchy="false" form="prefix">(</mo>
            <mi>t</mi>
            <mo stretchy="false" form="postfix">)</mo>
            <mo>,</mo>
            <msub>
              <mi>u</mi>
              <mn>2</mn>
            </msub>
            <mo stretchy="false" form="prefix">(</mo>
            <mi>t</mi>
            <mo stretchy="false" form="postfix">)</mo>
            <mo stretchy="true" form="postfix">)</mo>
          </mrow>
          <mo stretchy="true" form="postfix">|</mo>
        </mrow>
        <mspace width="0.167em"/>
        <mi>d</mi>
        <mi>μ</mi>
        <mo stretchy="false" form="prefix">(</mo>
        <mi>t</mi>
        <mo stretchy="false" form="postfix">)</mo>
      </mtd>
    </mtr>
    <mtr>
      <mtd columnalign="right"/>
      <mtd columnalign="center">
        <mo>≤</mo>
      </mtd>
      <mtd columnalign="left">
        <msub>
          <mi>L</mi>
          <mi>g</mi>
        </msub>
        <mi>τ</mi>
        <mo stretchy="false" form="prefix">(</mo>
        <msub>
          <mi>u</mi>
          <mn>1</mn>
        </msub>
        <mo stretchy="false" form="postfix">)</mo>
        <msub>
          <mi>d</mi>
          <mstyle mathvariant="script">
            <mi>𝒳</mi>
          </mstyle>
        </msub>
        <mo stretchy="false" form="prefix">(</mo>
        <msub>
          <mi>x</mi>
          <mn>1</mn>
        </msub>
        <mo>,</mo>
        <msub>
          <mi>x</mi>
          <mn>2</mn>
        </msub>
        <mo stretchy="false" form="postfix">)</mo>
        <mo>+</mo>
        <msub>
          <mi>L</mi>
          <mi>g</mi>
        </msub>
        <msub>
          <mi>d</mi>
          <mstyle mathvariant="script">
            <mi>𝒰</mi>
          </mstyle>
        </msub>
        <mo stretchy="false" form="prefix">(</mo>
        <msub>
          <mi>u</mi>
          <mn>1</mn>
        </msub>
        <mo>,</mo>
        <msub>
          <mi>u</mi>
          <mn>2</mn>
        </msub>
        <mo stretchy="false" form="postfix">)</mo>
      </mtd>
    </mtr>
    <mtr>
      <mtd columnalign="right"/>
      <mtd columnalign="center"/>
      <mtd columnalign="left">
        <mo>+</mo>
        <msub>
          <mo>∫</mo>
          <mrow>
            <mo stretchy="true" form="prefix">[</mo>
            <mi>τ</mi>
            <mo stretchy="false" form="prefix">(</mo>
            <msub>
              <mi>u</mi>
              <mn>1</mn>
            </msub>
            <mo stretchy="false" form="postfix">)</mo>
            <mo>,</mo>
            <mi>τ</mi>
            <mo stretchy="false" form="prefix">(</mo>
            <msub>
              <mi>u</mi>
              <mn>2</mn>
            </msub>
            <mo stretchy="false" form="postfix">)</mo>
            <mo stretchy="true" form="postfix">]</mo>
          </mrow>
        </msub>
        <mrow>
          <mo stretchy="true" form="prefix">|</mo>
          <mi>g</mi>
          <mrow>
            <mo stretchy="true" form="prefix">(</mo>
            <msub>
              <mi>x</mi>
              <mn>2</mn>
            </msub>
            <mo stretchy="false" form="prefix">(</mo>
            <mi>t</mi>
            <mo stretchy="false" form="postfix">)</mo>
            <mo>,</mo>
            <msub>
              <mi>u</mi>
              <mn>2</mn>
            </msub>
            <mo stretchy="false" form="prefix">(</mo>
            <mi>t</mi>
            <mo stretchy="false" form="postfix">)</mo>
            <mo stretchy="true" form="postfix">)</mo>
          </mrow>
          <mo stretchy="true" form="postfix">|</mo>
        </mrow>
        <mspace width="0.167em"/>
        <mi>d</mi>
        <mi>μ</mi>
        <mo stretchy="false" form="prefix">(</mo>
        <mi>t</mi>
        <mo stretchy="false" form="postfix">)</mo>
        <mo>.</mo>
      </mtd>
    </mtr>
  </mtable>
</math>
</file>

<file path=Formula-334/content.xml><?xml version="1.0" encoding="utf-8"?>
<math xmlns="http://www.w3.org/1998/Math/MathML" display="inline">
  <msub>
    <mi>x</mi>
    <mn>2</mn>
  </msub>
</math>
</file>

<file path=Formula-335/content.xml><?xml version="1.0" encoding="utf-8"?>
<math xmlns="http://www.w3.org/1998/Math/MathML" display="inline">
  <msub>
    <mi>u</mi>
    <mn>2</mn>
  </msub>
</math>
</file>

<file path=Formula-336/content.xml><?xml version="1.0" encoding="utf-8"?>
<math xmlns="http://www.w3.org/1998/Math/MathML" display="inline">
  <mi>g</mi>
</math>
</file>

<file path=Formula-337/content.xml><?xml version="1.0" encoding="utf-8"?>
<math xmlns="http://www.w3.org/1998/Math/MathML" display="inline">
  <mi>G</mi>
</math>
</file>

<file path=Formula-338/content.xml><?xml version="1.0" encoding="utf-8"?>
<math xmlns="http://www.w3.org/1998/Math/MathML" display="inline">
  <mrow>
    <mi>g</mi>
    <mo stretchy="false" form="prefix">(</mo>
    <msub>
      <mi>x</mi>
      <mn>2</mn>
    </msub>
    <mo stretchy="false" form="prefix">(</mo>
    <mi>t</mi>
    <mo stretchy="false" form="postfix">)</mo>
    <mo>,</mo>
    <msub>
      <mi>u</mi>
      <mn>2</mn>
    </msub>
    <mo stretchy="false" form="prefix">(</mo>
    <mi>t</mi>
    <mo stretchy="false" form="postfix">)</mo>
    <mo stretchy="false" form="postfix">)</mo>
  </mrow>
</math>
</file>

<file path=Formula-339/content.xml><?xml version="1.0" encoding="utf-8"?>
<math xmlns="http://www.w3.org/1998/Math/MathML" display="inline">
  <mrow>
    <mi>t</mi>
    <mo>∈</mo>
    <mo stretchy="false" form="prefix">[</mo>
    <mi>τ</mi>
    <mo stretchy="false" form="prefix">(</mo>
    <msub>
      <mi>u</mi>
      <mn>1</mn>
    </msub>
    <mo stretchy="false" form="postfix">)</mo>
    <mo>,</mo>
    <mi>τ</mi>
    <mo stretchy="false" form="prefix">(</mo>
    <msub>
      <mi>u</mi>
      <mn>2</mn>
    </msub>
    <mo stretchy="false" form="postfix">)</mo>
    <mo stretchy="false" form="postfix">]</mo>
  </mrow>
</math>
</file>

<file path=Formula-34/content.xml><?xml version="1.0" encoding="utf-8"?>
<math xmlns="http://www.w3.org/1998/Math/MathML" display="inline">
  <mrow>
    <mi>x</mi>
    <mo stretchy="false" form="prefix">(</mo>
    <mi>τ</mi>
    <mo stretchy="false" form="prefix">(</mo>
    <mi>x</mi>
    <mo stretchy="false" form="postfix">)</mo>
    <mo stretchy="false" form="postfix">)</mo>
    <mo>∈</mo>
    <msub>
      <mi>X</mi>
      <mstyle mathvariant="normal">
        <mi>g</mi>
        <mi>o</mi>
        <mi>a</mi>
        <mi>l</mi>
      </mstyle>
    </msub>
  </mrow>
</math>
</file>

<file path=Formula-340/content.xml><?xml version="1.0" encoding="utf-8"?>
<math xmlns="http://www.w3.org/1998/Math/MathML" display="block">
  <mtable>
    <mtr>
      <mtd columnalign="right">
        <mrow>
          <mo stretchy="true" form="prefix">|</mo>
          <msub>
            <mi>J</mi>
            <msub>
              <mi>x</mi>
              <mn>0</mn>
            </msub>
          </msub>
          <mo stretchy="false" form="prefix">(</mo>
          <msub>
            <mi>u</mi>
            <mn>1</mn>
          </msub>
          <mo stretchy="false" form="postfix">)</mo>
          <mo>−</mo>
          <msub>
            <mi>J</mi>
            <msub>
              <mi>x</mi>
              <mn>0</mn>
            </msub>
          </msub>
          <mo stretchy="false" form="prefix">(</mo>
          <msub>
            <mi>u</mi>
            <mn>2</mn>
          </msub>
          <mo stretchy="false" form="postfix">)</mo>
          <mo stretchy="true" form="postfix">|</mo>
        </mrow>
      </mtd>
      <mtd columnalign="center">
        <mo>≤</mo>
      </mtd>
      <mtd columnalign="left">
        <msub>
          <mi>L</mi>
          <mi>g</mi>
        </msub>
        <mi>τ</mi>
        <mo stretchy="false" form="prefix">(</mo>
        <msub>
          <mi>u</mi>
          <mn>1</mn>
        </msub>
        <mo stretchy="false" form="postfix">)</mo>
        <msub>
          <mi>d</mi>
          <mstyle mathvariant="script">
            <mi>𝒳</mi>
          </mstyle>
        </msub>
        <mo stretchy="false" form="prefix">(</mo>
        <msub>
          <mi>x</mi>
          <mn>1</mn>
        </msub>
        <mo>,</mo>
        <msub>
          <mi>x</mi>
          <mn>2</mn>
        </msub>
        <mo stretchy="false" form="postfix">)</mo>
        <mo>+</mo>
        <msub>
          <mi>L</mi>
          <mi>g</mi>
        </msub>
        <msub>
          <mi>d</mi>
          <mstyle mathvariant="script">
            <mi>𝒰</mi>
          </mstyle>
        </msub>
        <mo stretchy="false" form="prefix">(</mo>
        <msub>
          <mi>u</mi>
          <mn>1</mn>
        </msub>
        <mo>,</mo>
        <msub>
          <mi>u</mi>
          <mn>2</mn>
        </msub>
        <mo stretchy="false" form="postfix">)</mo>
        <mo>+</mo>
        <mi>G</mi>
        <mo stretchy="false" form="prefix">(</mo>
        <mi>τ</mi>
        <mo stretchy="false" form="prefix">(</mo>
        <msub>
          <mi>u</mi>
          <mn>2</mn>
        </msub>
        <mo stretchy="false" form="postfix">)</mo>
        <mo>−</mo>
        <mi>τ</mi>
        <mo stretchy="false" form="prefix">(</mo>
        <msub>
          <mi>u</mi>
          <mn>1</mn>
        </msub>
        <mo stretchy="false" form="postfix">)</mo>
        <mo stretchy="false" form="postfix">)</mo>
        <mo>.</mo>
      </mtd>
    </mtr>
  </mtable>
</math>
</file>

<file path=Formula-341/content.xml><?xml version="1.0" encoding="utf-8"?>
<math xmlns="http://www.w3.org/1998/Math/MathML" display="inline">
  <msub>
    <mi>φ</mi>
    <msub>
      <mi>x</mi>
      <mn>0</mn>
    </msub>
  </msub>
</math>
</file>

<file path=Formula-342/content.xml><?xml version="1.0" encoding="utf-8"?>
<math xmlns="http://www.w3.org/1998/Math/MathML" display="inline">
  <mrow>
    <msub>
      <mi>d</mi>
      <mstyle mathvariant="script">
        <mi>𝒰</mi>
      </mstyle>
    </msub>
    <mo stretchy="false" form="prefix">(</mo>
    <msub>
      <mi>u</mi>
      <mn>1</mn>
    </msub>
    <mo>,</mo>
    <msub>
      <mi>u</mi>
      <mn>2</mn>
    </msub>
    <mo stretchy="false" form="postfix">)</mo>
  </mrow>
</math>
</file>

<file path=Formula-343/content.xml><?xml version="1.0" encoding="utf-8"?>
<math xmlns="http://www.w3.org/1998/Math/MathML" display="inline">
  <mrow>
    <msub>
      <mi>L</mi>
      <mi>g</mi>
    </msub>
    <mi>τ</mi>
    <mo stretchy="false" form="prefix">(</mo>
    <msub>
      <mi>u</mi>
      <mn>1</mn>
    </msub>
    <mo stretchy="false" form="postfix">)</mo>
    <msub>
      <mi>d</mi>
      <mstyle mathvariant="script">
        <mi>𝒳</mi>
      </mstyle>
    </msub>
    <mo stretchy="false" form="prefix">(</mo>
    <msub>
      <mi>x</mi>
      <mn>1</mn>
    </msub>
    <mo>,</mo>
    <msub>
      <mi>x</mi>
      <mn>2</mn>
    </msub>
    <mo stretchy="false" form="postfix">)</mo>
    <mo>&lt;</mo>
    <mi>ε</mi>
    <mo>/</mo>
    <mn>3</mn>
  </mrow>
</math>
</file>

<file path=Formula-344/content.xml><?xml version="1.0" encoding="utf-8"?>
<math xmlns="http://www.w3.org/1998/Math/MathML" display="inline">
  <mrow>
    <msub>
      <mi>u</mi>
      <mn>1</mn>
    </msub>
    <mo>,</mo>
    <msub>
      <mi>u</mi>
      <mn>2</mn>
    </msub>
  </mrow>
</math>
</file>

<file path=Formula-345/content.xml><?xml version="1.0" encoding="utf-8"?>
<math xmlns="http://www.w3.org/1998/Math/MathML" display="inline">
  <mrow>
    <msub>
      <mi>d</mi>
      <mstyle mathvariant="script">
        <mi>𝒰</mi>
      </mstyle>
    </msub>
    <mo stretchy="false" form="prefix">(</mo>
    <msub>
      <mi>u</mi>
      <mn>1</mn>
    </msub>
    <mo>,</mo>
    <msub>
      <mi>u</mi>
      <mn>2</mn>
    </msub>
    <mo stretchy="false" form="postfix">)</mo>
    <mo>&lt;</mo>
    <mfrac>
      <mrow>
        <mi>ε</mi>
        <msub>
          <mi>u</mi>
          <mrow>
            <mi>m</mi>
            <mi>a</mi>
            <mi>x</mi>
          </mrow>
        </msub>
      </mrow>
      <mrow>
        <mn>3</mn>
        <mi>G</mi>
      </mrow>
    </mfrac>
  </mrow>
</math>
</file>

<file path=Formula-346/content.xml><?xml version="1.0" encoding="utf-8"?>
<math xmlns="http://www.w3.org/1998/Math/MathML" display="inline">
  <mrow>
    <msub>
      <mi>d</mi>
      <mstyle mathvariant="script">
        <mi>𝒰</mi>
      </mstyle>
    </msub>
    <mo stretchy="false" form="prefix">(</mo>
    <msub>
      <mi>u</mi>
      <mn>1</mn>
    </msub>
    <mo>,</mo>
    <msub>
      <mi>u</mi>
      <mn>2</mn>
    </msub>
    <mo stretchy="false" form="postfix">)</mo>
    <mo>&lt;</mo>
    <mfrac>
      <mi>ε</mi>
      <mrow>
        <mn>3</mn>
        <msub>
          <mi>L</mi>
          <mi>g</mi>
        </msub>
      </mrow>
    </mfrac>
  </mrow>
</math>
</file>

<file path=Formula-347/content.xml><?xml version="1.0" encoding="utf-8"?>
<math xmlns="http://www.w3.org/1998/Math/MathML" display="inline">
  <mrow>
    <mi>G</mi>
    <mo stretchy="false" form="prefix">(</mo>
    <mi>τ</mi>
    <mo stretchy="false" form="prefix">(</mo>
    <msub>
      <mi>u</mi>
      <mn>2</mn>
    </msub>
    <mo stretchy="false" form="postfix">)</mo>
    <mo>−</mo>
    <mi>τ</mi>
    <mo stretchy="false" form="prefix">(</mo>
    <msub>
      <mi>u</mi>
      <mn>1</mn>
    </msub>
    <mo stretchy="false" form="postfix">)</mo>
    <mo stretchy="false" form="postfix">)</mo>
    <mo>&lt;</mo>
    <mi>ε</mi>
    <mo>/</mo>
    <mn>3</mn>
  </mrow>
</math>
</file>

<file path=Formula-348/content.xml><?xml version="1.0" encoding="utf-8"?>
<math xmlns="http://www.w3.org/1998/Math/MathML" display="inline">
  <mrow>
    <msub>
      <mi>L</mi>
      <mi>g</mi>
    </msub>
    <msub>
      <mi>d</mi>
      <mstyle mathvariant="script">
        <mi>𝒰</mi>
      </mstyle>
    </msub>
    <mo stretchy="false" form="prefix">(</mo>
    <msub>
      <mi>u</mi>
      <mn>1</mn>
    </msub>
    <mo>,</mo>
    <msub>
      <mi>u</mi>
      <mn>2</mn>
    </msub>
    <mo stretchy="false" form="postfix">)</mo>
    <mo>&lt;</mo>
    <mi>ε</mi>
    <mo>/</mo>
    <mn>3</mn>
  </mrow>
</math>
</file>

<file path=Formula-349/content.xml><?xml version="1.0" encoding="utf-8"?>
<math xmlns="http://www.w3.org/1998/Math/MathML" display="inline">
  <mrow>
    <msub>
      <mi>u</mi>
      <mn>1</mn>
    </msub>
    <mo>,</mo>
    <msub>
      <mi>u</mi>
      <mn>2</mn>
    </msub>
  </mrow>
</math>
</file>

<file path=Formula-35/content.xml><?xml version="1.0" encoding="utf-8"?>
<math xmlns="http://www.w3.org/1998/Math/MathML" display="inline">
  <msub>
    <mstyle mathvariant="script">
      <mi>𝒳</mi>
    </mstyle>
    <mstyle mathvariant="normal">
      <mi>g</mi>
      <mi>o</mi>
      <mi>a</mi>
      <mi>l</mi>
    </mstyle>
  </msub>
</math>
</file>

<file path=Formula-350/content.xml><?xml version="1.0" encoding="utf-8"?>
<math xmlns="http://www.w3.org/1998/Math/MathML" display="inline">
  <mrow>
    <mo stretchy="false" form="prefix">|</mo>
    <msub>
      <mi>J</mi>
      <msub>
        <mi>x</mi>
        <mn>0</mn>
      </msub>
    </msub>
    <mo stretchy="false" form="prefix">(</mo>
    <msub>
      <mi>u</mi>
      <mn>1</mn>
    </msub>
    <mo stretchy="false" form="postfix">)</mo>
    <mo>−</mo>
    <msub>
      <mi>J</mi>
      <msub>
        <mi>x</mi>
        <mn>0</mn>
      </msub>
    </msub>
    <mo stretchy="false" form="prefix">(</mo>
    <msub>
      <mi>u</mi>
      <mn>2</mn>
    </msub>
    <mo stretchy="false" form="postfix">)</mo>
    <mo stretchy="false" form="prefix">|</mo>
    <mo>&lt;</mo>
    <mi>ε</mi>
  </mrow>
</math>
</file>

<file path=Formula-351/content.xml><?xml version="1.0" encoding="utf-8"?>
<math xmlns="http://www.w3.org/1998/Math/MathML" display="inline">
  <msub>
    <mi>J</mi>
    <msub>
      <mi>x</mi>
      <mn>0</mn>
    </msub>
  </msub>
</math>
</file>

<file path=Formula-352/content.xml><?xml version="1.0" encoding="utf-8"?>
<math xmlns="http://www.w3.org/1998/Math/MathML" display="inline">
  <mrow>
    <mi>u</mi>
    <mo>∈</mo>
    <msub>
      <mstyle mathvariant="script">
        <mi>𝒰</mi>
      </mstyle>
      <mstyle mathvariant="normal">
        <mi>f</mi>
        <mi>e</mi>
        <mi>a</mi>
        <mi>s</mi>
      </mstyle>
    </msub>
  </mrow>
</math>
</file>

<file path=Formula-353/content.xml><?xml version="1.0" encoding="utf-8"?>
<math xmlns="http://www.w3.org/1998/Math/MathML" display="inline">
  <mrow>
    <msub>
      <mi>x</mi>
      <mn>0</mn>
    </msub>
    <mo>,</mo>
    <msub>
      <mi>z</mi>
      <mn>0</mn>
    </msub>
    <mo>∈</mo>
    <msup>
      <mstyle mathvariant="double-struck">
        <mi>ℝ</mi>
      </mstyle>
      <mi>n</mi>
    </msup>
  </mrow>
</math>
</file>

<file path=Formula-354/content.xml><?xml version="1.0" encoding="utf-8"?>
<math xmlns="http://www.w3.org/1998/Math/MathML" display="block">
  <mrow>
    <mo stretchy="false" form="prefix">|</mo>
    <msub>
      <mi>J</mi>
      <msub>
        <mi>x</mi>
        <mn>0</mn>
      </msub>
    </msub>
    <mo stretchy="false" form="prefix">(</mo>
    <mi>u</mi>
    <mo stretchy="false" form="postfix">)</mo>
    <mo>−</mo>
    <msub>
      <mi>J</mi>
      <msub>
        <mi>z</mi>
        <mn>0</mn>
      </msub>
    </msub>
    <mo stretchy="false" form="prefix">(</mo>
    <mi>u</mi>
    <mo stretchy="false" form="postfix">)</mo>
    <mo stretchy="false" form="prefix">|</mo>
    <mo>≤</mo>
    <mo stretchy="false" form="postfix">‖</mo>
    <msub>
      <mi>x</mi>
      <mn>0</mn>
    </msub>
    <mo>−</mo>
    <msub>
      <mi>z</mi>
      <mn>0</mn>
    </msub>
    <msub>
      <mo stretchy="false" form="postfix">‖</mo>
      <mn>2</mn>
    </msub>
    <mo>⋅</mo>
    <mfrac>
      <msub>
        <mi>L</mi>
        <mi>g</mi>
      </msub>
      <msub>
        <mi>L</mi>
        <mi>f</mi>
      </msub>
    </mfrac>
    <mrow>
      <mo stretchy="true" form="prefix">(</mo>
      <msup>
        <mi>e</mi>
        <mrow>
          <msub>
            <mi>L</mi>
            <mi>f</mi>
          </msub>
          <mi>τ</mi>
          <mo stretchy="false" form="prefix">(</mo>
          <mi>u</mi>
          <mo stretchy="false" form="postfix">)</mo>
        </mrow>
      </msup>
      <mo>−</mo>
      <mn>1</mn>
      <mo stretchy="true" form="postfix">)</mo>
    </mrow>
  </mrow>
</math>
</file>

<file path=Formula-355/content.xml><?xml version="1.0" encoding="utf-8"?>
<math xmlns="http://www.w3.org/1998/Math/MathML" display="inline">
  <mi>g</mi>
</math>
</file>

<file path=Formula-356/content.xml><?xml version="1.0" encoding="utf-8"?>
<math xmlns="http://www.w3.org/1998/Math/MathML" display="inline">
  <mrow>
    <mi>x</mi>
    <mo stretchy="false" form="prefix">(</mo>
    <mi>t</mi>
    <mo stretchy="false" form="postfix">)</mo>
    <mo>=</mo>
    <msub>
      <mi>φ</mi>
      <msub>
        <mi>x</mi>
        <mn>0</mn>
      </msub>
    </msub>
    <mo stretchy="false" form="prefix">(</mo>
    <mi>u</mi>
    <mo stretchy="false" form="postfix">)</mo>
  </mrow>
</math>
</file>

<file path=Formula-357/content.xml><?xml version="1.0" encoding="utf-8"?>
<math xmlns="http://www.w3.org/1998/Math/MathML" display="inline">
  <mrow>
    <mi>z</mi>
    <mo stretchy="false" form="prefix">(</mo>
    <mi>t</mi>
    <mo stretchy="false" form="postfix">)</mo>
    <mo>=</mo>
    <msub>
      <mi>φ</mi>
      <msub>
        <mi>z</mi>
        <mn>0</mn>
      </msub>
    </msub>
    <mo stretchy="false" form="prefix">(</mo>
    <mi>u</mi>
    <mo stretchy="false" form="postfix">)</mo>
  </mrow>
</math>
</file>

<file path=Formula-358/content.xml><?xml version="1.0" encoding="utf-8"?>
<math xmlns="http://www.w3.org/1998/Math/MathML" display="block">
  <mtable>
    <mtr>
      <mtd columnalign="right">
        <mo stretchy="false" form="prefix">|</mo>
        <msub>
          <mi>J</mi>
          <msub>
            <mi>x</mi>
            <mn>0</mn>
          </msub>
        </msub>
        <mo stretchy="false" form="prefix">(</mo>
        <mi>u</mi>
        <mo stretchy="false" form="postfix">)</mo>
        <mo>−</mo>
        <msub>
          <mi>J</mi>
          <msub>
            <mi>z</mi>
            <mn>0</mn>
          </msub>
        </msub>
        <mo stretchy="false" form="prefix">(</mo>
        <mi>u</mi>
        <mo stretchy="false" form="postfix">)</mo>
        <mo stretchy="false" form="prefix">|</mo>
      </mtd>
      <mtd columnalign="center">
        <mo>=</mo>
      </mtd>
      <mtd columnalign="left">
        <mrow>
          <mo stretchy="true" form="prefix">|</mo>
          <msub>
            <mo>∫</mo>
            <mrow>
              <mo stretchy="false" form="prefix">[</mo>
              <mn>0</mn>
              <mo>,</mo>
              <mi>τ</mi>
              <mo stretchy="false" form="prefix">(</mo>
              <mi>u</mi>
              <mo stretchy="false" form="postfix">)</mo>
              <mo stretchy="false" form="postfix">]</mo>
            </mrow>
          </msub>
          <mi>g</mi>
          <mo stretchy="false" form="prefix">(</mo>
          <mi>x</mi>
          <mo stretchy="false" form="prefix">(</mo>
          <mi>t</mi>
          <mo stretchy="false" form="postfix">)</mo>
          <mo>,</mo>
          <mi>u</mi>
          <mo stretchy="false" form="prefix">(</mo>
          <mi>t</mi>
          <mo stretchy="false" form="postfix">)</mo>
          <mo stretchy="false" form="postfix">)</mo>
        </mrow>
        <mrow>
          <mo>−</mo>
          <mi>g</mi>
          <mo stretchy="false" form="prefix">(</mo>
          <mi>z</mi>
          <mo stretchy="false" form="prefix">(</mo>
          <mi>t</mi>
          <mo stretchy="false" form="postfix">)</mo>
          <mo>,</mo>
          <mi>u</mi>
          <mo stretchy="false" form="prefix">(</mo>
          <mi>t</mi>
          <mo stretchy="false" form="postfix">)</mo>
          <mo stretchy="false" form="postfix">)</mo>
          <mspace width="0.167em"/>
          <mi>d</mi>
          <mi>μ</mi>
          <mo stretchy="false" form="prefix">(</mo>
          <mi>t</mi>
          <mo stretchy="false" form="postfix">)</mo>
          <mo stretchy="true" form="postfix">|</mo>
        </mrow>
      </mtd>
    </mtr>
    <mtr>
      <mtd columnalign="right"/>
      <mtd columnalign="center">
        <mo>≤</mo>
      </mtd>
      <mtd columnalign="left">
        <msub>
          <mo>∫</mo>
          <mrow>
            <mo stretchy="false" form="prefix">[</mo>
            <mn>0</mn>
            <mo>,</mo>
            <mi>τ</mi>
            <mo stretchy="false" form="prefix">(</mo>
            <mi>u</mi>
            <mo stretchy="false" form="postfix">)</mo>
            <mo stretchy="false" form="postfix">]</mo>
          </mrow>
        </msub>
        <mrow>
          <mo stretchy="true" form="prefix">|</mo>
          <mi>g</mi>
          <mo stretchy="false" form="prefix">(</mo>
          <mi>x</mi>
          <mo stretchy="false" form="prefix">(</mo>
          <mi>t</mi>
          <mo stretchy="false" form="postfix">)</mo>
          <mo>,</mo>
          <mi>u</mi>
          <mo stretchy="false" form="prefix">(</mo>
          <mi>t</mi>
          <mo stretchy="false" form="postfix">)</mo>
          <mo stretchy="false" form="postfix">)</mo>
        </mrow>
        <mrow>
          <mo>−</mo>
          <mi>g</mi>
          <mo stretchy="false" form="prefix">(</mo>
          <mi>z</mi>
          <mo stretchy="false" form="prefix">(</mo>
          <mi>t</mi>
          <mo stretchy="false" form="postfix">)</mo>
          <mo>,</mo>
          <mi>u</mi>
          <mo stretchy="false" form="prefix">(</mo>
          <mi>t</mi>
          <mo stretchy="false" form="postfix">)</mo>
          <mo stretchy="false" form="postfix">)</mo>
          <mo stretchy="true" form="postfix">|</mo>
        </mrow>
        <mspace width="0.167em"/>
        <mi>d</mi>
        <mi>μ</mi>
        <mo stretchy="false" form="prefix">(</mo>
        <mi>t</mi>
        <mo stretchy="false" form="postfix">)</mo>
      </mtd>
    </mtr>
    <mtr>
      <mtd columnalign="right"/>
      <mtd columnalign="center">
        <mo>≤</mo>
      </mtd>
      <mtd columnalign="left">
        <msub>
          <mo>∫</mo>
          <mrow>
            <mo stretchy="false" form="prefix">[</mo>
            <mn>0</mn>
            <mo>,</mo>
            <mi>τ</mi>
            <mo stretchy="false" form="prefix">(</mo>
            <mi>u</mi>
            <mo stretchy="false" form="postfix">)</mo>
            <mo stretchy="false" form="postfix">]</mo>
          </mrow>
        </msub>
        <msub>
          <mi>L</mi>
          <mi>g</mi>
        </msub>
        <msub>
          <mrow>
            <mo stretchy="true" form="prefix">‖</mo>
            <mi>x</mi>
            <mo stretchy="false" form="prefix">(</mo>
            <mi>t</mi>
            <mo stretchy="false" form="postfix">)</mo>
            <mo>−</mo>
            <mi>z</mi>
            <mo stretchy="false" form="prefix">(</mo>
            <mi>t</mi>
            <mo stretchy="false" form="postfix">)</mo>
            <mo stretchy="true" form="postfix">‖</mo>
          </mrow>
          <mn>2</mn>
        </msub>
        <mspace width="0.167em"/>
        <mi>d</mi>
        <mi>μ</mi>
        <mo stretchy="false" form="prefix">(</mo>
        <mi>t</mi>
        <mo stretchy="false" form="postfix">)</mo>
      </mtd>
    </mtr>
    <mtr>
      <mtd columnalign="right"/>
      <mtd columnalign="center">
        <mo>≤</mo>
      </mtd>
      <mtd columnalign="left">
        <msub>
          <mo>∫</mo>
          <mrow>
            <mo stretchy="false" form="prefix">[</mo>
            <mn>0</mn>
            <mo>,</mo>
            <mi>τ</mi>
            <mo stretchy="false" form="prefix">(</mo>
            <mi>u</mi>
            <mo stretchy="false" form="postfix">)</mo>
            <mo stretchy="false" form="postfix">]</mo>
          </mrow>
        </msub>
        <mo stretchy="false" form="postfix">‖</mo>
        <msub>
          <mi>x</mi>
          <mn>0</mn>
        </msub>
        <mo>−</mo>
        <msub>
          <mi>z</mi>
          <mn>0</mn>
        </msub>
        <msub>
          <mo stretchy="false" form="postfix">‖</mo>
          <mn>2</mn>
        </msub>
        <msub>
          <mi>L</mi>
          <mi>g</mi>
        </msub>
        <msup>
          <mi>e</mi>
          <mrow>
            <msub>
              <mi>L</mi>
              <mi>f</mi>
            </msub>
            <mi>t</mi>
          </mrow>
        </msup>
        <mspace width="0.167em"/>
        <mi>d</mi>
        <mi>μ</mi>
        <mo stretchy="false" form="prefix">(</mo>
        <mi>t</mi>
        <mo stretchy="false" form="postfix">)</mo>
      </mtd>
    </mtr>
    <mtr>
      <mtd columnalign="right"/>
      <mtd columnalign="center">
        <mo>=</mo>
      </mtd>
      <mtd columnalign="left">
        <mo stretchy="false" form="postfix">‖</mo>
        <msub>
          <mi>x</mi>
          <mn>0</mn>
        </msub>
        <mo>−</mo>
        <msub>
          <mi>z</mi>
          <mn>0</mn>
        </msub>
        <msub>
          <mo stretchy="false" form="postfix">‖</mo>
          <mn>2</mn>
        </msub>
        <mfrac>
          <msub>
            <mi>L</mi>
            <mi>g</mi>
          </msub>
          <mrow>
            <mi>L</mi>
            <mi>f</mi>
          </mrow>
        </mfrac>
        <mrow>
          <mo stretchy="true" form="prefix">(</mo>
          <msup>
            <mi>e</mi>
            <mrow>
              <msub>
                <mi>L</mi>
                <mi>f</mi>
              </msub>
              <mi>τ</mi>
              <mo stretchy="false" form="prefix">(</mo>
              <mi>u</mi>
              <mo stretchy="false" form="postfix">)</mo>
            </mrow>
          </msup>
          <mo>−</mo>
          <mn>1</mn>
          <mo stretchy="true" form="postfix">)</mo>
        </mrow>
        <mo>.</mo>
      </mtd>
    </mtr>
  </mtable>
</math>
</file>

<file path=Formula-359/content.xml><?xml version="1.0" encoding="utf-8"?>
<math xmlns="http://www.w3.org/1998/Math/MathML" display="inline">
  <mstyle mathvariant="script">
    <mi>𝒰</mi>
  </mstyle>
</math>
</file>

<file path=Formula-36/content.xml><?xml version="1.0" encoding="utf-8"?>
<math xmlns="http://www.w3.org/1998/Math/MathML" display="inline">
  <mi>u</mi>
</math>
</file>

<file path=Formula-360/content.xml><?xml version="1.0" encoding="utf-8"?>
<math xmlns="http://www.w3.org/1998/Math/MathML" display="inline">
  <msub>
    <mstyle mathvariant="script">
      <mi>𝒰</mi>
    </mstyle>
    <mi>R</mi>
  </msub>
</math>
</file>

<file path=Formula-361/content.xml><?xml version="1.0" encoding="utf-8"?>
<math xmlns="http://www.w3.org/1998/Math/MathML" display="inline">
  <msub>
    <mstyle mathvariant="script">
      <mi>𝒰</mi>
    </mstyle>
    <mi>R</mi>
  </msub>
</math>
</file>

<file path=Formula-362/content.xml><?xml version="1.0" encoding="utf-8"?>
<math xmlns="http://www.w3.org/1998/Math/MathML" display="inline">
  <mstyle mathvariant="script">
    <mi>𝒰</mi>
  </mstyle>
</math>
</file>

<file path=Formula-363/content.xml><?xml version="1.0" encoding="utf-8"?>
<math xmlns="http://www.w3.org/1998/Math/MathML" display="inline">
  <mrow>
    <msub>
      <mi>limsup</mi>
      <mrow>
        <mi>R</mi>
        <mo accent="false">→</mo>
        <mo>∞</mo>
      </mrow>
    </msub>
    <msub>
      <mstyle mathvariant="script">
        <mi>𝒰</mi>
      </mstyle>
      <mi>R</mi>
    </msub>
  </mrow>
</math>
</file>

<file path=Formula-364/content.xml><?xml version="1.0" encoding="utf-8"?>
<math xmlns="http://www.w3.org/1998/Math/MathML" display="inline">
  <mstyle mathvariant="script">
    <mi>𝒰</mi>
  </mstyle>
</math>
</file>

<file path=Formula-365/content.xml><?xml version="1.0" encoding="utf-8"?>
<math xmlns="http://www.w3.org/1998/Math/MathML" display="inline">
  <mrow>
    <mi>u</mi>
    <mo>∈</mo>
    <mstyle mathvariant="script">
      <mi>𝒰</mi>
    </mstyle>
  </mrow>
</math>
</file>

<file path=Formula-366/content.xml><?xml version="1.0" encoding="utf-8"?>
<math xmlns="http://www.w3.org/1998/Math/MathML" display="inline">
  <mrow>
    <mi>ε</mi>
    <mo>&gt;</mo>
    <mn>0</mn>
  </mrow>
</math>
</file>

<file path=Formula-367/content.xml><?xml version="1.0" encoding="utf-8"?>
<math xmlns="http://www.w3.org/1998/Math/MathML" display="inline">
  <mrow>
    <msup>
      <mi>R</mi>
      <mo>*</mo>
    </msup>
    <mo>&gt;</mo>
    <mn>0</mn>
  </mrow>
</math>
</file>

<file path=Formula-368/content.xml><?xml version="1.0" encoding="utf-8"?>
<math xmlns="http://www.w3.org/1998/Math/MathML" display="inline">
  <mrow>
    <mi>R</mi>
    <mo>&gt;</mo>
    <msup>
      <mi>R</mi>
      <mo>*</mo>
    </msup>
  </mrow>
</math>
</file>

<file path=Formula-369/content.xml><?xml version="1.0" encoding="utf-8"?>
<math xmlns="http://www.w3.org/1998/Math/MathML" display="inline">
  <mrow>
    <mi>w</mi>
    <mo>∈</mo>
    <msub>
      <mstyle mathvariant="script">
        <mi>𝒰</mi>
      </mstyle>
      <mi>R</mi>
    </msub>
  </mrow>
</math>
</file>

<file path=Formula-37/content.xml><?xml version="1.0" encoding="utf-8"?>
<math xmlns="http://www.w3.org/1998/Math/MathML" display="inline">
  <mrow>
    <msub>
      <mi>φ</mi>
      <msub>
        <mi>x</mi>
        <mstyle mathvariant="normal">
          <mi>i</mi>
          <mi>c</mi>
        </mstyle>
      </msub>
    </msub>
    <mo stretchy="false" form="prefix">(</mo>
    <mi>u</mi>
    <mo stretchy="false" form="postfix">)</mo>
  </mrow>
</math>
</file>

<file path=Formula-370/content.xml><?xml version="1.0" encoding="utf-8"?>
<math xmlns="http://www.w3.org/1998/Math/MathML" display="inline">
  <mrow>
    <msub>
      <mi>d</mi>
      <mstyle mathvariant="script">
        <mi>𝒰</mi>
      </mstyle>
    </msub>
    <mo stretchy="false" form="prefix">(</mo>
    <mi>u</mi>
    <mo>,</mo>
    <mi>w</mi>
    <mo stretchy="false" form="postfix">)</mo>
    <mo>&lt;</mo>
    <mi>ε</mi>
  </mrow>
</math>
</file>

<file path=Formula-371/content.xml><?xml version="1.0" encoding="utf-8"?>
<math xmlns="http://www.w3.org/1998/Math/MathML" display="inline">
  <mrow>
    <mi>υ</mi>
    <mo>:</mo>
    <mo stretchy="false" form="prefix">[</mo>
    <mn>0</mn>
    <mo>,</mo>
    <mi>τ</mi>
    <mo stretchy="false" form="prefix">(</mo>
    <mi>u</mi>
    <mo stretchy="false" form="postfix">)</mo>
    <mo stretchy="false" form="postfix">]</mo>
    <mo accent="false">→</mo>
    <mi>Ω</mi>
  </mrow>
</math>
</file>

<file path=Formula-372/content.xml><?xml version="1.0" encoding="utf-8"?>
<math xmlns="http://www.w3.org/1998/Math/MathML" display="block">
  <mrow>
    <mi>μ</mi>
    <mo stretchy="false" form="prefix">(</mo>
    <mo stretchy="false" form="prefix">{</mo>
    <mi>t</mi>
    <mo>∈</mo>
    <mo stretchy="false" form="prefix">[</mo>
    <mn>0</mn>
    <mo>,</mo>
    <mi>τ</mi>
    <mo stretchy="false" form="prefix">(</mo>
    <mi>u</mi>
    <mo stretchy="false" form="postfix">)</mo>
    <mo stretchy="false" form="postfix">]</mo>
    <mo>:</mo>
    <mspace width="0.222em"/>
    <mi>υ</mi>
    <mo stretchy="false" form="prefix">(</mo>
    <mi>t</mi>
    <mo stretchy="false" form="postfix">)</mo>
    <mo>≠</mo>
    <mi>u</mi>
    <mo stretchy="false" form="prefix">(</mo>
    <mi>t</mi>
    <mo stretchy="false" form="postfix">)</mo>
    <mo stretchy="false" form="postfix">}</mo>
    <mo stretchy="false" form="postfix">)</mo>
    <mo>&lt;</mo>
    <mfrac>
      <mi>ε</mi>
      <mrow>
        <mn>3</mn>
        <msub>
          <mi>u</mi>
          <mrow>
            <mi>m</mi>
            <mi>a</mi>
            <mi>x</mi>
          </mrow>
        </msub>
      </mrow>
    </mfrac>
    <mo>.</mo>
  </mrow>
</math>
</file>

<file path=Formula-373/content.xml><?xml version="1.0" encoding="utf-8"?>
<math xmlns="http://www.w3.org/1998/Math/MathML" display="inline">
  <mi>υ</mi>
</math>
</file>

<file path=Formula-374/content.xml><?xml version="1.0" encoding="utf-8"?>
<math xmlns="http://www.w3.org/1998/Math/MathML" display="inline">
  <mi>υ</mi>
</math>
</file>

<file path=Formula-375/content.xml><?xml version="1.0" encoding="utf-8"?>
<math xmlns="http://www.w3.org/1998/Math/MathML" display="inline">
  <mrow>
    <mi>δ</mi>
    <mo stretchy="false" form="prefix">(</mo>
    <mi>ϵ</mi>
    <mo stretchy="false" form="postfix">)</mo>
  </mrow>
</math>
</file>

<file path=Formula-376/content.xml><?xml version="1.0" encoding="utf-8"?>
<math xmlns="http://www.w3.org/1998/Math/MathML" display="block">
  <mrow>
    <mo stretchy="false" form="prefix">|</mo>
    <mi>σ</mi>
    <mo>−</mo>
    <mi>γ</mi>
    <mo stretchy="false" form="prefix">|</mo>
    <mo>&lt;</mo>
    <mi>δ</mi>
    <mo stretchy="false" form="prefix">(</mo>
    <mi>ϵ</mi>
    <mo stretchy="false" form="postfix">)</mo>
    <mo accent="false">⇒</mo>
    <mo stretchy="false" form="postfix">‖</mo>
    <mi>υ</mi>
    <mo stretchy="false" form="prefix">(</mo>
    <mi>σ</mi>
    <mo stretchy="false" form="postfix">)</mo>
    <mo>−</mo>
    <mi>υ</mi>
    <mo stretchy="false" form="prefix">(</mo>
    <mi>γ</mi>
    <mo stretchy="false" form="postfix">)</mo>
    <msub>
      <mo stretchy="false" form="postfix">‖</mo>
      <mn>2</mn>
    </msub>
    <mo>&lt;</mo>
    <mi>ϵ</mi>
    <mo>.</mo>
  </mrow>
</math>
</file>

<file path=Formula-377/content.xml><?xml version="1.0" encoding="utf-8"?>
<math xmlns="http://www.w3.org/1998/Math/MathML" display="inline">
  <mi>υ</mi>
</math>
</file>

<file path=Formula-378/content.xml><?xml version="1.0" encoding="utf-8"?>
<math xmlns="http://www.w3.org/1998/Math/MathML" display="inline">
  <mrow>
    <mi>w</mi>
    <mo>∈</mo>
    <msub>
      <mstyle mathvariant="script">
        <mi>𝒰</mi>
      </mstyle>
      <mi>R</mi>
    </msub>
  </mrow>
</math>
</file>

<file path=Formula-379/content.xml><?xml version="1.0" encoding="utf-8"?>
<math xmlns="http://www.w3.org/1998/Math/MathML" display="inline">
  <mi>R</mi>
</math>
</file>

<file path=Formula-38/content.xml><?xml version="1.0" encoding="utf-8"?>
<math xmlns="http://www.w3.org/1998/Math/MathML" display="inline">
  <msub>
    <mstyle mathvariant="script">
      <mi>𝒳</mi>
    </mstyle>
    <mstyle mathvariant="normal">
      <mi>g</mi>
      <mi>o</mi>
      <mi>a</mi>
      <mi>l</mi>
    </mstyle>
  </msub>
</math>
</file>

<file path=Formula-380/content.xml><?xml version="1.0" encoding="utf-8"?>
<math xmlns="http://www.w3.org/1998/Math/MathML" display="inline">
  <mrow>
    <mi>h</mi>
    <mo stretchy="false" form="prefix">(</mo>
    <mi>R</mi>
    <mo stretchy="false" form="postfix">)</mo>
    <mo>/</mo>
    <mi>R</mi>
    <mo>&gt;</mo>
    <mi>τ</mi>
    <mo stretchy="false" form="prefix">(</mo>
    <mi>u</mi>
    <mo stretchy="false" form="postfix">)</mo>
  </mrow>
</math>
</file>

<file path=Formula-381/content.xml><?xml version="1.0" encoding="utf-8"?>
<math xmlns="http://www.w3.org/1998/Math/MathML" display="inline">
  <mi>r</mi>
</math>
</file>

<file path=Formula-382/content.xml><?xml version="1.0" encoding="utf-8"?>
<math xmlns="http://www.w3.org/1998/Math/MathML" display="inline">
  <mrow>
    <mn>0</mn>
    <mo>&lt;</mo>
    <mi>τ</mi>
    <mo stretchy="false" form="prefix">(</mo>
    <mi>u</mi>
    <mo stretchy="false" form="postfix">)</mo>
    <mo>−</mo>
    <mi>r</mi>
    <mo>/</mo>
    <mi>R</mi>
    <mo>&lt;</mo>
    <mn>1</mn>
    <mo>/</mo>
    <mi>R</mi>
    <mo>&lt;</mo>
    <mi>δ</mi>
    <mrow>
      <mo stretchy="true" form="prefix">(</mo>
      <mfrac>
        <mi>ε</mi>
        <mrow>
          <mn>6</mn>
          <mi>τ</mi>
          <mo stretchy="false" form="prefix">(</mo>
          <mi>u</mi>
          <mo stretchy="false" form="postfix">)</mo>
        </mrow>
      </mfrac>
      <mo stretchy="true" form="postfix">)</mo>
    </mrow>
  </mrow>
</math>
</file>

<file path=Formula-383/content.xml><?xml version="1.0" encoding="utf-8"?>
<math xmlns="http://www.w3.org/1998/Math/MathML" display="inline">
  <msub>
    <mi>Ω</mi>
    <mi>R</mi>
  </msub>
</math>
</file>

<file path=Formula-384/content.xml><?xml version="1.0" encoding="utf-8"?>
<math xmlns="http://www.w3.org/1998/Math/MathML" display="inline">
  <mi>Ω</mi>
</math>
</file>

<file path=Formula-385/content.xml><?xml version="1.0" encoding="utf-8"?>
<math xmlns="http://www.w3.org/1998/Math/MathML" display="inline">
  <mfrac>
    <mi>ε</mi>
    <mrow>
      <mn>6</mn>
      <mi>τ</mi>
      <mo stretchy="false" form="prefix">(</mo>
      <mi>u</mi>
      <mo stretchy="false" form="postfix">)</mo>
    </mrow>
  </mfrac>
</math>
</file>

<file path=Formula-386/content.xml><?xml version="1.0" encoding="utf-8"?>
<math xmlns="http://www.w3.org/1998/Math/MathML" display="inline">
  <mrow>
    <mi>t</mi>
    <mo>∈</mo>
    <mo stretchy="false" form="prefix">[</mo>
    <mo stretchy="false" form="prefix">(</mo>
    <mi>i</mi>
    <mo>−</mo>
    <mn>1</mn>
    <mo stretchy="false" form="postfix">)</mo>
    <mo>/</mo>
    <mi>R</mi>
    <mo>,</mo>
    <mi>i</mi>
    <mo>/</mo>
    <mi>R</mi>
    <mo stretchy="false" form="postfix">)</mo>
  </mrow>
</math>
</file>

<file path=Formula-387/content.xml><?xml version="1.0" encoding="utf-8"?>
<math xmlns="http://www.w3.org/1998/Math/MathML" display="inline">
  <mrow>
    <mi>i</mi>
    <mo>=</mo>
    <mn>1</mn>
    <mo>,</mo>
    <mo>.</mo>
    <mo>.</mo>
    <mo>.</mo>
    <mo>,</mo>
    <mi>r</mi>
  </mrow>
</math>
</file>

<file path=Formula-388/content.xml><?xml version="1.0" encoding="utf-8"?>
<math xmlns="http://www.w3.org/1998/Math/MathML" display="inline">
  <mrow>
    <mi>w</mi>
    <mo>∈</mo>
    <msub>
      <mstyle mathvariant="script">
        <mi>𝒰</mi>
      </mstyle>
      <mi>R</mi>
    </msub>
  </mrow>
</math>
</file>

<file path=Formula-389/content.xml><?xml version="1.0" encoding="utf-8"?>
<math xmlns="http://www.w3.org/1998/Math/MathML" display="block">
  <mtable>
    <mtr>
      <mtd columnalign="right">
        <msub>
          <mi>d</mi>
          <mstyle mathvariant="script">
            <mi>𝒰</mi>
          </mstyle>
        </msub>
        <mo stretchy="false" form="prefix">(</mo>
        <mi>υ</mi>
        <mo>,</mo>
        <mi>w</mi>
        <mo stretchy="false" form="postfix">)</mo>
      </mtd>
      <mtd columnalign="center">
        <mo>=</mo>
      </mtd>
      <mtd columnalign="left">
        <msub>
          <mo>∫</mo>
          <mrow>
            <mo stretchy="false" form="prefix">[</mo>
            <mn>0</mn>
            <mo>,</mo>
            <mi>r</mi>
            <mo>/</mo>
            <mi>R</mi>
            <mo stretchy="false" form="postfix">]</mo>
          </mrow>
        </msub>
        <mo stretchy="false" form="postfix">‖</mo>
        <mi>w</mi>
        <mo stretchy="false" form="prefix">(</mo>
        <mi>t</mi>
        <mo stretchy="false" form="postfix">)</mo>
        <mo>−</mo>
        <mi>ω</mi>
        <mo stretchy="false" form="prefix">(</mo>
        <mi>t</mi>
        <mo stretchy="false" form="postfix">)</mo>
        <msub>
          <mo stretchy="false" form="postfix">‖</mo>
          <mn>2</mn>
        </msub>
        <mo>,</mo>
        <mspace width="0.167em"/>
        <mi>d</mi>
        <mi>μ</mi>
        <mo stretchy="false" form="prefix">(</mo>
        <mi>t</mi>
        <mo stretchy="false" form="postfix">)</mo>
        <mo>+</mo>
        <msub>
          <mi>u</mi>
          <mrow>
            <mi>m</mi>
            <mi>a</mi>
            <mi>x</mi>
          </mrow>
        </msub>
        <mo stretchy="false" form="prefix">|</mo>
        <mi>r</mi>
        <mo>/</mo>
        <mi>R</mi>
        <mo>−</mo>
        <mi>τ</mi>
        <mo stretchy="false" form="prefix">(</mo>
        <mi>ω</mi>
        <mo stretchy="false" form="postfix">)</mo>
        <mo stretchy="false" form="prefix">|</mo>
      </mtd>
    </mtr>
    <mtr>
      <mtd columnalign="right"/>
      <mtd columnalign="center">
        <mo>&lt;</mo>
      </mtd>
      <mtd columnalign="left">
        <msub>
          <mo>∫</mo>
          <mrow>
            <mo stretchy="false" form="prefix">[</mo>
            <mn>0</mn>
            <mo>,</mo>
            <mi>r</mi>
            <mo>/</mo>
            <mi>R</mi>
            <mo stretchy="false" form="postfix">]</mo>
          </mrow>
        </msub>
        <mo stretchy="false" form="postfix">‖</mo>
        <mi>w</mi>
        <mo stretchy="false" form="prefix">(</mo>
        <mi>t</mi>
        <mo stretchy="false" form="postfix">)</mo>
        <mo>−</mo>
        <mi>ω</mi>
        <mo stretchy="false" form="prefix">(</mo>
        <mi>t</mi>
        <mo stretchy="false" form="postfix">)</mo>
        <msub>
          <mo stretchy="false" form="postfix">‖</mo>
          <mn>2</mn>
        </msub>
        <mo>,</mo>
        <mspace width="0.167em"/>
        <mi>d</mi>
        <mi>μ</mi>
        <mo stretchy="false" form="prefix">(</mo>
        <mi>t</mi>
        <mo stretchy="false" form="postfix">)</mo>
        <mo>+</mo>
        <mfrac>
          <mi>ε</mi>
          <mn>6</mn>
        </mfrac>
      </mtd>
    </mtr>
    <mtr>
      <mtd columnalign="right"/>
      <mtd columnalign="center">
        <mo>&lt;</mo>
      </mtd>
      <mtd columnalign="left">
        <msub>
          <mo>∫</mo>
          <mrow>
            <mo stretchy="false" form="prefix">[</mo>
            <mn>0</mn>
            <mo>,</mo>
            <mi>r</mi>
            <mo>/</mo>
            <mi>R</mi>
            <mo stretchy="false" form="postfix">]</mo>
          </mrow>
        </msub>
        <mfrac>
          <mi>ε</mi>
          <mrow>
            <mn>3</mn>
            <mi>τ</mi>
            <mo stretchy="false" form="prefix">(</mo>
            <mi>u</mi>
            <mo stretchy="false" form="postfix">)</mo>
          </mrow>
        </mfrac>
        <mo>,</mo>
        <mspace width="0.167em"/>
        <mi>d</mi>
        <mi>μ</mi>
        <mo stretchy="false" form="prefix">(</mo>
        <mi>t</mi>
        <mo stretchy="false" form="postfix">)</mo>
        <mo>+</mo>
        <mfrac>
          <mi>ε</mi>
          <mn>6</mn>
        </mfrac>
      </mtd>
    </mtr>
    <mtr>
      <mtd columnalign="right"/>
      <mtd columnalign="center">
        <mo>&lt;</mo>
      </mtd>
      <mtd columnalign="left">
        <mfrac>
          <mi>ε</mi>
          <mn>2</mn>
        </mfrac>
        <mo>.</mo>
      </mtd>
    </mtr>
  </mtable>
</math>
</file>

<file path=Formula-39/content.xml><?xml version="1.0" encoding="utf-8"?>
<math xmlns="http://www.w3.org/1998/Math/MathML" display="inline">
  <msub>
    <mstyle mathvariant="script">
      <mi>𝒳</mi>
    </mstyle>
    <mstyle mathvariant="normal">
      <mi>f</mi>
      <mi>e</mi>
      <mi>a</mi>
      <mi>s</mi>
      <mo>/</mo>
      <mi>g</mi>
      <mi>o</mi>
      <mi>a</mi>
      <mi>l</mi>
    </mstyle>
  </msub>
</math>
</file>

<file path=Formula-390/content.xml><?xml version="1.0" encoding="utf-8"?>
<math xmlns="http://www.w3.org/1998/Math/MathML" display="block">
  <mrow>
    <msub>
      <mi>d</mi>
      <mstyle mathvariant="script">
        <mi>𝒰</mi>
      </mstyle>
    </msub>
    <mo stretchy="false" form="prefix">(</mo>
    <mi>u</mi>
    <mo>,</mo>
    <mi>w</mi>
    <mo stretchy="false" form="postfix">)</mo>
    <mo>≤</mo>
    <msub>
      <mi>d</mi>
      <mstyle mathvariant="script">
        <mi>𝒰</mi>
      </mstyle>
    </msub>
    <mo stretchy="false" form="prefix">(</mo>
    <mi>u</mi>
    <mo>,</mo>
    <mi>υ</mi>
    <mo stretchy="false" form="postfix">)</mo>
    <mo>+</mo>
    <mi>d</mi>
    <mo stretchy="false" form="prefix">(</mo>
    <mi>υ</mi>
    <mo>,</mo>
    <mi>w</mi>
    <mo stretchy="false" form="postfix">)</mo>
    <mo>&lt;</mo>
    <mi>ε</mi>
    <mo>.</mo>
  </mrow>
</math>
</file>

<file path=Formula-391/content.xml><?xml version="1.0" encoding="utf-8"?>
<math xmlns="http://www.w3.org/1998/Math/MathML" display="inline">
  <mrow>
    <mi>c</mi>
    <mi>l</mi>
    <mo stretchy="false" form="prefix">(</mo>
    <mo>⋅</mo>
    <mo stretchy="false" form="postfix">)</mo>
  </mrow>
</math>
</file>

<file path=Formula-392/content.xml><?xml version="1.0" encoding="utf-8"?>
<math xmlns="http://www.w3.org/1998/Math/MathML" display="inline">
  <mrow>
    <mi>i</mi>
    <mi>n</mi>
    <mi>t</mi>
    <mo stretchy="false" form="prefix">(</mo>
    <mo>⋅</mo>
    <mo stretchy="false" form="postfix">)</mo>
  </mrow>
</math>
</file>

<file path=Formula-393/content.xml><?xml version="1.0" encoding="utf-8"?>
<math xmlns="http://www.w3.org/1998/Math/MathML" display="inline">
  <mstyle mathvariant="script">
    <mi>𝒰</mi>
  </mstyle>
</math>
</file>

<file path=Formula-394/content.xml><?xml version="1.0" encoding="utf-8"?>
<math xmlns="http://www.w3.org/1998/Math/MathML" display="inline">
  <mrow>
    <mi>w</mi>
    <mo>∈</mo>
    <mi>c</mi>
    <mi>l</mi>
    <mrow>
      <mo stretchy="true" form="prefix">(</mo>
      <mi>i</mi>
      <mi>n</mi>
      <mi>t</mi>
      <mrow>
        <mo stretchy="true" form="prefix">(</mo>
        <msub>
          <mstyle mathvariant="script">
            <mi>𝒰</mi>
          </mstyle>
          <mstyle mathvariant="normal">
            <mi>g</mi>
            <mi>o</mi>
            <mi>a</mi>
            <mi>l</mi>
          </mstyle>
        </msub>
        <mo stretchy="true" form="postfix">)</mo>
      </mrow>
      <mo stretchy="true" form="postfix">)</mo>
    </mrow>
  </mrow>
</math>
</file>

<file path=Formula-395/content.xml><?xml version="1.0" encoding="utf-8"?>
<math xmlns="http://www.w3.org/1998/Math/MathML" display="inline">
  <mrow>
    <mi>ε</mi>
    <mo>&gt;</mo>
    <mn>0</mn>
  </mrow>
</math>
</file>

<file path=Formula-396/content.xml><?xml version="1.0" encoding="utf-8"?>
<math xmlns="http://www.w3.org/1998/Math/MathML" display="inline">
  <mrow>
    <msup>
      <mi>R</mi>
      <mo>*</mo>
    </msup>
    <mo>&gt;</mo>
    <mn>0</mn>
  </mrow>
</math>
</file>

<file path=Formula-397/content.xml><?xml version="1.0" encoding="utf-8"?>
<math xmlns="http://www.w3.org/1998/Math/MathML" display="inline">
  <mrow>
    <mi>R</mi>
    <mo>&gt;</mo>
    <msup>
      <mi>R</mi>
      <mo>*</mo>
    </msup>
  </mrow>
</math>
</file>

<file path=Formula-398/content.xml><?xml version="1.0" encoding="utf-8"?>
<math xmlns="http://www.w3.org/1998/Math/MathML" display="block">
  <mrow>
    <munder>
      <mi>min</mi>
      <mrow>
        <mi>u</mi>
        <mo>∈</mo>
        <msub>
          <mstyle mathvariant="script">
            <mi>𝒰</mi>
          </mstyle>
          <mi>R</mi>
        </msub>
        <mo>∩</mo>
        <msub>
          <mstyle mathvariant="script">
            <mi>𝒰</mi>
          </mstyle>
          <mstyle mathvariant="normal">
            <mi>g</mi>
            <mi>o</mi>
            <mi>a</mi>
            <mi>l</mi>
          </mstyle>
        </msub>
      </mrow>
    </munder>
    <mrow>
      <mo stretchy="true" form="prefix">{</mo>
      <mrow>
        <mo stretchy="true" form="prefix">|</mo>
        <msub>
          <mi>J</mi>
          <msub>
            <mi>x</mi>
            <mstyle mathvariant="normal">
              <mi>i</mi>
              <mi>c</mi>
            </mstyle>
          </msub>
        </msub>
        <mo stretchy="false" form="prefix">(</mo>
        <mi>u</mi>
        <mo stretchy="false" form="postfix">)</mo>
        <mo>−</mo>
        <msub>
          <mi>J</mi>
          <msub>
            <mi>x</mi>
            <mstyle mathvariant="normal">
              <mi>i</mi>
              <mi>c</mi>
            </mstyle>
          </msub>
        </msub>
        <mo stretchy="false" form="prefix">(</mo>
        <mi>w</mi>
        <mo stretchy="false" form="postfix">)</mo>
        <mo stretchy="true" form="postfix">|</mo>
      </mrow>
      <mo stretchy="true" form="postfix">}</mo>
    </mrow>
    <mo>&lt;</mo>
    <mi>ε</mi>
    <mo>.</mo>
  </mrow>
</math>
</file>

<file path=Formula-399/content.xml><?xml version="1.0" encoding="utf-8"?>
<math xmlns="http://www.w3.org/1998/Math/MathML" display="inline">
  <mrow>
    <mi>ω</mi>
    <mo>∈</mo>
    <mi>c</mi>
    <mi>l</mi>
    <mrow>
      <mo stretchy="true" form="prefix">(</mo>
      <mi>i</mi>
      <mi>n</mi>
      <mi>t</mi>
      <mrow>
        <mo stretchy="true" form="prefix">(</mo>
        <msub>
          <mstyle mathvariant="script">
            <mi>𝒰</mi>
          </mstyle>
          <mstyle mathvariant="normal">
            <mi>g</mi>
            <mi>o</mi>
            <mi>a</mi>
            <mi>l</mi>
          </mstyle>
        </msub>
        <mo stretchy="true" form="postfix">)</mo>
      </mrow>
      <mo stretchy="true" form="postfix">)</mo>
    </mrow>
  </mrow>
</math>
</file>

<file path=Formula-4/content.xml><?xml version="1.0" encoding="utf-8"?>
<math xmlns="http://www.w3.org/1998/Math/MathML" display="inline">
  <mstyle mathvariant="normal">
    <mi>E</mi>
    <mi>S</mi>
    <mi>T</mi>
  </mstyle>
</math>
</file>

<file path=Formula-40/content.xml><?xml version="1.0" encoding="utf-8"?>
<math xmlns="http://www.w3.org/1998/Math/MathML" display="inline">
  <mi>g</mi>
</math>
</file>

<file path=Formula-400/content.xml><?xml version="1.0" encoding="utf-8"?>
<math xmlns="http://www.w3.org/1998/Math/MathML" display="inline">
  <mrow>
    <mi>δ</mi>
    <mo>&gt;</mo>
    <mn>0</mn>
  </mrow>
</math>
</file>

<file path=Formula-401/content.xml><?xml version="1.0" encoding="utf-8"?>
<math xmlns="http://www.w3.org/1998/Math/MathML" display="inline">
  <mrow>
    <msub>
      <mi>B</mi>
      <mrow>
        <mi>δ</mi>
        <mo>/</mo>
        <mn>2</mn>
      </mrow>
    </msub>
    <mo stretchy="false" form="prefix">(</mo>
    <mi>ω</mi>
    <mo stretchy="false" form="postfix">)</mo>
    <mo>∩</mo>
    <mi>i</mi>
    <mi>n</mi>
    <mi>t</mi>
    <mo stretchy="false" form="prefix">(</mo>
    <msub>
      <mstyle mathvariant="script">
        <mi>𝒰</mi>
      </mstyle>
      <mstyle mathvariant="normal">
        <mi>g</mi>
        <mi>o</mi>
        <mi>a</mi>
        <mi>l</mi>
      </mstyle>
    </msub>
    <mo stretchy="false" form="postfix">)</mo>
    <mo>≠</mo>
    <mo>∅</mo>
  </mrow>
</math>
</file>

<file path=Formula-402/content.xml><?xml version="1.0" encoding="utf-8"?>
<math xmlns="http://www.w3.org/1998/Math/MathML" display="inline">
  <mrow>
    <mi>υ</mi>
    <mo>∈</mo>
    <mi>i</mi>
    <mi>n</mi>
    <mi>t</mi>
    <mo stretchy="false" form="prefix">(</mo>
    <msub>
      <mstyle mathvariant="script">
        <mi>𝒰</mi>
      </mstyle>
      <mstyle mathvariant="normal">
        <mi>g</mi>
        <mi>o</mi>
        <mi>a</mi>
        <mi>l</mi>
      </mstyle>
    </msub>
    <mo stretchy="false" form="postfix">)</mo>
  </mrow>
</math>
</file>

<file path=Formula-403/content.xml><?xml version="1.0" encoding="utf-8"?>
<math xmlns="http://www.w3.org/1998/Math/MathML" display="inline">
  <mrow>
    <msub>
      <mi>B</mi>
      <mi>ρ</mi>
    </msub>
    <mo stretchy="false" form="prefix">(</mo>
    <mi>υ</mi>
    <mo stretchy="false" form="postfix">)</mo>
    <mo>⊂</mo>
    <mi>i</mi>
    <mi>n</mi>
    <mi>t</mi>
    <mo stretchy="false" form="prefix">(</mo>
    <msub>
      <mstyle mathvariant="script">
        <mi>𝒰</mi>
      </mstyle>
      <mstyle mathvariant="normal">
        <mi>g</mi>
        <mi>o</mi>
        <mi>a</mi>
        <mi>l</mi>
      </mstyle>
    </msub>
    <mo stretchy="false" form="postfix">)</mo>
  </mrow>
</math>
</file>

<file path=Formula-404/content.xml><?xml version="1.0" encoding="utf-8"?>
<math xmlns="http://www.w3.org/1998/Math/MathML" display="inline">
  <mrow>
    <mi>ρ</mi>
    <mo>&lt;</mo>
    <mfrac>
      <mi>δ</mi>
      <mn>2</mn>
    </mfrac>
  </mrow>
</math>
</file>

<file path=Formula-405/content.xml><?xml version="1.0" encoding="utf-8"?>
<math xmlns="http://www.w3.org/1998/Math/MathML" display="inline">
  <mrow>
    <mi>υ</mi>
    <mo>∈</mo>
    <msub>
      <mi>B</mi>
      <mrow>
        <mi>δ</mi>
        <mo>/</mo>
        <mn>2</mn>
      </mrow>
    </msub>
    <mo stretchy="false" form="prefix">(</mo>
    <mi>ω</mi>
    <mo stretchy="false" form="postfix">)</mo>
    <mo>∩</mo>
    <mi>i</mi>
    <mi>n</mi>
    <mi>t</mi>
    <mo stretchy="false" form="prefix">(</mo>
    <msub>
      <mstyle mathvariant="script">
        <mi>𝒰</mi>
      </mstyle>
      <mrow>
        <mi>g</mi>
        <mi>o</mi>
        <mi>a</mi>
        <mi>l</mi>
        <mo>.</mo>
      </mrow>
    </msub>
    <mo stretchy="false" form="postfix">)</mo>
  </mrow>
</math>
</file>

<file path=Formula-406/content.xml><?xml version="1.0" encoding="utf-8"?>
<math xmlns="http://www.w3.org/1998/Math/MathML" display="inline">
  <mi>R</mi>
</math>
</file>

<file path=Formula-407/content.xml><?xml version="1.0" encoding="utf-8"?>
<math xmlns="http://www.w3.org/1998/Math/MathML" display="inline">
  <mrow>
    <mi>u</mi>
    <mo>∈</mo>
    <msub>
      <mstyle mathvariant="script">
        <mi>𝒰</mi>
      </mstyle>
      <mi>R</mi>
    </msub>
  </mrow>
</math>
</file>

<file path=Formula-408/content.xml><?xml version="1.0" encoding="utf-8"?>
<math xmlns="http://www.w3.org/1998/Math/MathML" display="inline">
  <mrow>
    <msub>
      <mi>d</mi>
      <mstyle mathvariant="script">
        <mi>𝒰</mi>
      </mstyle>
    </msub>
    <mo stretchy="false" form="prefix">(</mo>
    <mi>υ</mi>
    <mo>,</mo>
    <mi>u</mi>
    <mo stretchy="false" form="postfix">)</mo>
    <mo>&lt;</mo>
    <mi>δ</mi>
    <mo>/</mo>
    <mn>2</mn>
  </mrow>
</math>
</file>

<file path=Formula-409/content.xml><?xml version="1.0" encoding="utf-8"?>
<math xmlns="http://www.w3.org/1998/Math/MathML" display="inline">
  <mrow>
    <mi>u</mi>
    <mo>∈</mo>
    <msub>
      <mi>B</mi>
      <mi>ρ</mi>
    </msub>
    <mo stretchy="false" form="prefix">(</mo>
    <mi>υ</mi>
    <mo stretchy="false" form="postfix">)</mo>
    <mo>⊂</mo>
    <mi>i</mi>
    <mi>n</mi>
    <mi>t</mi>
    <mo stretchy="false" form="prefix">(</mo>
    <msub>
      <mstyle mathvariant="script">
        <mi>𝒰</mi>
      </mstyle>
      <mstyle mathvariant="normal">
        <mi>g</mi>
        <mi>o</mi>
        <mi>a</mi>
        <mi>l</mi>
      </mstyle>
    </msub>
    <mo stretchy="false" form="postfix">)</mo>
  </mrow>
</math>
</file>

<file path=Formula-41/content.xml><?xml version="1.0" encoding="utf-8"?>
<math xmlns="http://www.w3.org/1998/Math/MathML" display="block">
  <mrow>
    <msub>
      <mi>J</mi>
      <msub>
        <mi>x</mi>
        <mn>0</mn>
      </msub>
    </msub>
    <mo stretchy="false" form="prefix">(</mo>
    <mi>u</mi>
    <mo stretchy="false" form="postfix">)</mo>
    <mo>=</mo>
    <msub>
      <mo>∫</mo>
      <mrow>
        <mo stretchy="false" form="prefix">[</mo>
        <mn>0</mn>
        <mo>,</mo>
        <mi>τ</mi>
        <mo stretchy="false" form="prefix">(</mo>
        <mi>u</mi>
        <mo stretchy="false" form="postfix">)</mo>
        <mo stretchy="false" form="postfix">]</mo>
      </mrow>
    </msub>
    <mi>g</mi>
    <mo stretchy="false" form="prefix">(</mo>
    <mo stretchy="false" form="prefix">[</mo>
    <msub>
      <mi>φ</mi>
      <msub>
        <mi>x</mi>
        <mn>0</mn>
      </msub>
    </msub>
    <mo stretchy="false" form="prefix">(</mo>
    <mi>u</mi>
    <mo stretchy="false" form="postfix">)</mo>
    <mo stretchy="false" form="postfix">]</mo>
    <mo stretchy="false" form="prefix">(</mo>
    <mi>t</mi>
    <mo stretchy="false" form="postfix">)</mo>
    <mo>,</mo>
    <mi>u</mi>
    <mo stretchy="false" form="prefix">(</mo>
    <mi>t</mi>
    <mo stretchy="false" form="postfix">)</mo>
    <mo stretchy="false" form="postfix">)</mo>
    <mspace width="0.167em"/>
    <mi>d</mi>
    <mi>μ</mi>
    <mo stretchy="false" form="prefix">(</mo>
    <mi>t</mi>
    <mo stretchy="false" form="postfix">)</mo>
    <mo>.</mo>
  </mrow>
</math>
</file>

<file path=Formula-410/content.xml><?xml version="1.0" encoding="utf-8"?>
<math xmlns="http://www.w3.org/1998/Math/MathML" display="inline">
  <mrow>
    <mi>u</mi>
    <mo>∈</mo>
    <msub>
      <mstyle mathvariant="script">
        <mi>𝒰</mi>
      </mstyle>
      <mstyle mathvariant="normal">
        <mi>g</mi>
        <mi>o</mi>
        <mi>a</mi>
        <mi>l</mi>
      </mstyle>
    </msub>
  </mrow>
</math>
</file>

<file path=Formula-411/content.xml><?xml version="1.0" encoding="utf-8"?>
<math xmlns="http://www.w3.org/1998/Math/MathML" display="inline">
  <mrow>
    <msub>
      <mi>d</mi>
      <mstyle mathvariant="script">
        <mi>𝒰</mi>
      </mstyle>
    </msub>
    <mo stretchy="false" form="prefix">(</mo>
    <mi>ω</mi>
    <mo>,</mo>
    <mi>u</mi>
    <mo stretchy="false" form="postfix">)</mo>
    <mo>&lt;</mo>
    <msub>
      <mi>d</mi>
      <mstyle mathvariant="script">
        <mi>𝒰</mi>
      </mstyle>
    </msub>
    <mo stretchy="false" form="prefix">(</mo>
    <mi>ω</mi>
    <mo>,</mo>
    <mi>υ</mi>
    <mo stretchy="false" form="postfix">)</mo>
    <mo>+</mo>
    <msub>
      <mi>d</mi>
      <mstyle mathvariant="script">
        <mi>𝒰</mi>
      </mstyle>
    </msub>
    <mo stretchy="false" form="prefix">(</mo>
    <mi>υ</mi>
    <mo>,</mo>
    <mi>u</mi>
    <mo stretchy="false" form="postfix">)</mo>
    <mo>&lt;</mo>
    <mi>δ</mi>
  </mrow>
</math>
</file>

<file path=Formula-412/content.xml><?xml version="1.0" encoding="utf-8"?>
<math xmlns="http://www.w3.org/1998/Math/MathML" display="inline">
  <msub>
    <mi>J</mi>
    <msub>
      <mi>x</mi>
      <mstyle mathvariant="normal">
        <mi>i</mi>
        <mi>c</mi>
      </mstyle>
    </msub>
  </msub>
</math>
</file>

<file path=Formula-413/content.xml><?xml version="1.0" encoding="utf-8"?>
<math xmlns="http://www.w3.org/1998/Math/MathML" display="inline">
  <mi>δ</mi>
</math>
</file>

<file path=Formula-414/content.xml><?xml version="1.0" encoding="utf-8"?>
<math xmlns="http://www.w3.org/1998/Math/MathML" display="inline">
  <mrow>
    <msub>
      <mi>d</mi>
      <mstyle mathvariant="script">
        <mi>𝒰</mi>
      </mstyle>
    </msub>
    <mo stretchy="false" form="prefix">(</mo>
    <mi>ω</mi>
    <mo>,</mo>
    <mi>υ</mi>
    <mo stretchy="false" form="postfix">)</mo>
    <mo>&lt;</mo>
    <mi>δ</mi>
  </mrow>
</math>
</file>

<file path=Formula-415/content.xml><?xml version="1.0" encoding="utf-8"?>
<math xmlns="http://www.w3.org/1998/Math/MathML" display="inline">
  <mrow>
    <mo stretchy="false" form="prefix">|</mo>
    <msub>
      <mi>J</mi>
      <msub>
        <mi>x</mi>
        <mstyle mathvariant="normal">
          <mi>i</mi>
          <mi>c</mi>
        </mstyle>
      </msub>
    </msub>
    <mo stretchy="false" form="prefix">(</mo>
    <mi>u</mi>
    <mo stretchy="false" form="postfix">)</mo>
    <mo>−</mo>
    <msub>
      <mi>J</mi>
      <msub>
        <mi>x</mi>
        <mstyle mathvariant="normal">
          <mi>i</mi>
          <mi>c</mi>
        </mstyle>
      </msub>
    </msub>
    <mo stretchy="false" form="prefix">(</mo>
    <mi>w</mi>
    <mo stretchy="false" form="postfix">)</mo>
    <mo stretchy="false" form="prefix">|</mo>
    <mo>&lt;</mo>
    <mi>ε</mi>
  </mrow>
</math>
</file>

<file path=Formula-416/content.xml><?xml version="1.0" encoding="utf-8"?>
<math xmlns="http://www.w3.org/1998/Math/MathML" display="inline">
  <mrow>
    <mi>ω</mi>
    <mo>∈</mo>
    <msub>
      <mstyle mathvariant="script">
        <mi>𝒰</mi>
      </mstyle>
      <mstyle mathvariant="normal">
        <mi>g</mi>
        <mi>o</mi>
        <mi>a</mi>
        <mi>l</mi>
      </mstyle>
    </msub>
  </mrow>
</math>
</file>

<file path=Formula-417/content.xml><?xml version="1.0" encoding="utf-8"?>
<math xmlns="http://www.w3.org/1998/Math/MathML" display="inline">
  <msub>
    <mstyle mathvariant="script">
      <mi>𝒰</mi>
    </mstyle>
    <mstyle mathvariant="normal">
      <mi>g</mi>
      <mi>o</mi>
      <mi>a</mi>
      <mi>l</mi>
    </mstyle>
  </msub>
</math>
</file>

<file path=Formula-418/content.xml><?xml version="1.0" encoding="utf-8"?>
<math xmlns="http://www.w3.org/1998/Math/MathML" display="inline">
  <msub>
    <mstyle mathvariant="script">
      <mi>𝒰</mi>
    </mstyle>
    <mstyle mathvariant="normal">
      <mi>g</mi>
      <mi>o</mi>
      <mi>a</mi>
      <mi>l</mi>
    </mstyle>
  </msub>
</math>
</file>

<file path=Formula-419/content.xml><?xml version="1.0" encoding="utf-8"?>
<math xmlns="http://www.w3.org/1998/Math/MathML" display="inline">
  <msub>
    <mstyle mathvariant="script">
      <mi>𝒰</mi>
    </mstyle>
    <mi>R</mi>
  </msub>
</math>
</file>

<file path=Formula-42/content.xml><?xml version="1.0" encoding="utf-8"?>
<math xmlns="http://www.w3.org/1998/Math/MathML" display="inline">
  <mrow>
    <mo stretchy="false" form="prefix">[</mo>
    <msub>
      <mi>φ</mi>
      <msub>
        <mi>x</mi>
        <mn>0</mn>
      </msub>
    </msub>
    <mo stretchy="false" form="prefix">(</mo>
    <mi>u</mi>
    <mo stretchy="false" form="postfix">)</mo>
    <mo stretchy="false" form="postfix">]</mo>
    <mo stretchy="false" form="prefix">(</mo>
    <mi>t</mi>
    <mo stretchy="false" form="postfix">)</mo>
  </mrow>
</math>
</file>

<file path=Formula-420/content.xml><?xml version="1.0" encoding="utf-8"?>
<math xmlns="http://www.w3.org/1998/Math/MathML" display="inline">
  <mi>ε</mi>
</math>
</file>

<file path=Formula-421/content.xml><?xml version="1.0" encoding="utf-8"?>
<math xmlns="http://www.w3.org/1998/Math/MathML" display="inline">
  <msub>
    <mi>X</mi>
    <mstyle mathvariant="normal">
      <mi>f</mi>
      <mi>r</mi>
      <mi>e</mi>
      <mi>e</mi>
    </mstyle>
  </msub>
</math>
</file>

<file path=Formula-422/content.xml><?xml version="1.0" encoding="utf-8"?>
<math xmlns="http://www.w3.org/1998/Math/MathML" display="inline">
  <mi>ε</mi>
</math>
</file>

<file path=Formula-423/content.xml><?xml version="1.0" encoding="utf-8"?>
<math xmlns="http://www.w3.org/1998/Math/MathML" display="inline">
  <msub>
    <mi>X</mi>
    <mstyle mathvariant="normal">
      <mi>g</mi>
      <mi>o</mi>
      <mi>a</mi>
      <mi>l</mi>
    </mstyle>
  </msub>
</math>
</file>

<file path=Formula-424/content.xml><?xml version="1.0" encoding="utf-8"?>
<math xmlns="http://www.w3.org/1998/Math/MathML" display="inline">
  <msub>
    <mi>c</mi>
    <mi>R</mi>
  </msub>
</math>
</file>

<file path=Formula-425/content.xml><?xml version="1.0" encoding="utf-8"?>
<math xmlns="http://www.w3.org/1998/Math/MathML" display="inline">
  <mrow>
    <msubsup>
      <mstyle mathvariant="script">
        <mi>𝒰</mi>
      </mstyle>
      <mstyle mathvariant="normal">
        <mi>g</mi>
        <mi>o</mi>
        <mi>a</mi>
        <mi>l</mi>
      </mstyle>
      <mi>ε</mi>
    </msubsup>
    <mo>⊂</mo>
    <msub>
      <mstyle mathvariant="script">
        <mi>𝒰</mi>
      </mstyle>
      <mstyle mathvariant="normal">
        <mi>g</mi>
        <mi>o</mi>
        <mi>a</mi>
        <mi>l</mi>
      </mstyle>
    </msub>
  </mrow>
</math>
</file>

<file path=Formula-426/content.xml><?xml version="1.0" encoding="utf-8"?>
<math xmlns="http://www.w3.org/1998/Math/MathML" display="inline">
  <mrow>
    <mn>0</mn>
    <mo>≤</mo>
    <msub>
      <mi>c</mi>
      <mi>R</mi>
    </msub>
    <mo>≤</mo>
    <msubsup>
      <mi>c</mi>
      <mi>R</mi>
      <mi>ε</mi>
    </msubsup>
  </mrow>
</math>
</file>

<file path=Formula-427/content.xml><?xml version="1.0" encoding="utf-8"?>
<math xmlns="http://www.w3.org/1998/Math/MathML" display="inline">
  <mrow>
    <msub>
      <mi>lim</mi>
      <mrow>
        <mi>R</mi>
        <mo accent="false">→</mo>
        <mo>∞</mo>
      </mrow>
    </msub>
    <mi>ϵ</mi>
    <mo stretchy="false" form="prefix">(</mo>
    <mi>R</mi>
    <mo stretchy="false" form="postfix">)</mo>
    <mo>=</mo>
    <mn>0</mn>
  </mrow>
</math>
</file>

<file path=Formula-428/content.xml><?xml version="1.0" encoding="utf-8"?>
<math xmlns="http://www.w3.org/1998/Math/MathML" display="inline">
  <mrow>
    <msub>
      <mi>lim</mi>
      <mrow>
        <mi>R</mi>
        <mo accent="false">→</mo>
        <mo>∞</mo>
      </mrow>
    </msub>
    <msubsup>
      <mi>c</mi>
      <mi>R</mi>
      <mrow>
        <mi>ϵ</mi>
        <mo stretchy="false" form="prefix">(</mo>
        <mi>R</mi>
        <mo stretchy="false" form="postfix">)</mo>
      </mrow>
    </msubsup>
    <mo>=</mo>
    <msup>
      <mi>c</mi>
      <mo>*</mo>
    </msup>
  </mrow>
</math>
</file>

<file path=Formula-429/content.xml><?xml version="1.0" encoding="utf-8"?>
<math xmlns="http://www.w3.org/1998/Math/MathML" display="inline">
  <msup>
    <mi>c</mi>
    <mo>*</mo>
  </msup>
</math>
</file>

<file path=Formula-43/content.xml><?xml version="1.0" encoding="utf-8"?>
<math xmlns="http://www.w3.org/1998/Math/MathML" display="inline">
  <mi>u</mi>
</math>
</file>

<file path=Formula-430/content.xml><?xml version="1.0" encoding="utf-8"?>
<math xmlns="http://www.w3.org/1998/Math/MathML" display="inline">
  <mrow>
    <mi>ε</mi>
    <mo>&gt;</mo>
    <mn>0</mn>
  </mrow>
</math>
</file>

<file path=Formula-431/content.xml><?xml version="1.0" encoding="utf-8"?>
<math xmlns="http://www.w3.org/1998/Math/MathML" display="inline">
  <mrow>
    <mi>ω</mi>
    <mo>∈</mo>
    <msub>
      <mstyle mathvariant="script">
        <mi>𝒰</mi>
      </mstyle>
      <mstyle mathvariant="normal">
        <mi>g</mi>
        <mi>o</mi>
        <mi>a</mi>
        <mi>l</mi>
      </mstyle>
    </msub>
  </mrow>
</math>
</file>

<file path=Formula-432/content.xml><?xml version="1.0" encoding="utf-8"?>
<math xmlns="http://www.w3.org/1998/Math/MathML" display="inline">
  <mrow>
    <msub>
      <mi>J</mi>
      <msub>
        <mi>x</mi>
        <mstyle mathvariant="normal">
          <mi>i</mi>
          <mi>c</mi>
        </mstyle>
      </msub>
    </msub>
    <mo stretchy="false" form="prefix">(</mo>
    <mi>ω</mi>
    <mo stretchy="false" form="postfix">)</mo>
    <mo>−</mo>
    <mi>ε</mi>
    <mo>/</mo>
    <mn>2</mn>
    <mo>&lt;</mo>
    <msup>
      <mi>c</mi>
      <mo>*</mo>
    </msup>
  </mrow>
</math>
</file>

<file path=Formula-433/content.xml><?xml version="1.0" encoding="utf-8"?>
<math xmlns="http://www.w3.org/1998/Math/MathML" display="inline">
  <msub>
    <mstyle mathvariant="script">
      <mi>𝒰</mi>
    </mstyle>
    <mstyle mathvariant="normal">
      <mi>g</mi>
      <mi>o</mi>
      <mi>a</mi>
      <mi>l</mi>
    </mstyle>
  </msub>
</math>
</file>

<file path=Formula-434/content.xml><?xml version="1.0" encoding="utf-8"?>
<math xmlns="http://www.w3.org/1998/Math/MathML" display="inline">
  <msub>
    <mi>φ</mi>
    <msub>
      <mi>x</mi>
      <mstyle mathvariant="normal">
        <mi>i</mi>
        <mi>c</mi>
      </mstyle>
    </msub>
  </msub>
</math>
</file>

<file path=Formula-435/content.xml><?xml version="1.0" encoding="utf-8"?>
<math xmlns="http://www.w3.org/1998/Math/MathML" display="inline">
  <mrow>
    <mover>
      <mi>r</mi>
      <mo accent="true">̃</mo>
    </mover>
    <mo>&gt;</mo>
    <mn>0</mn>
  </mrow>
</math>
</file>

<file path=Formula-436/content.xml><?xml version="1.0" encoding="utf-8"?>
<math xmlns="http://www.w3.org/1998/Math/MathML" display="inline">
  <mrow>
    <mi>ρ</mi>
    <mo>&gt;</mo>
    <mn>0</mn>
  </mrow>
</math>
</file>

<file path=Formula-437/content.xml><?xml version="1.0" encoding="utf-8"?>
<math xmlns="http://www.w3.org/1998/Math/MathML" display="inline">
  <mrow>
    <msub>
      <mi>B</mi>
      <mover>
        <mi>r</mi>
        <mo accent="true">̃</mo>
      </mover>
    </msub>
    <mo stretchy="false" form="prefix">(</mo>
    <mi>ω</mi>
    <mo stretchy="false" form="postfix">)</mo>
    <mo>⊂</mo>
    <msub>
      <mstyle mathvariant="script">
        <mi>𝒰</mi>
      </mstyle>
      <mstyle mathvariant="normal">
        <mi>g</mi>
        <mi>o</mi>
        <mi>a</mi>
        <mi>l</mi>
      </mstyle>
    </msub>
  </mrow>
</math>
</file>

<file path=Formula-438/content.xml><?xml version="1.0" encoding="utf-8"?>
<math xmlns="http://www.w3.org/1998/Math/MathML" display="inline">
  <mrow>
    <msub>
      <mi>φ</mi>
      <msub>
        <mi>x</mi>
        <mstyle mathvariant="normal">
          <mi>i</mi>
          <mi>c</mi>
        </mstyle>
      </msub>
    </msub>
    <mo stretchy="false" form="prefix">(</mo>
    <msub>
      <mi>B</mi>
      <mover>
        <mi>r</mi>
        <mo accent="true">̃</mo>
      </mover>
    </msub>
    <mo stretchy="false" form="prefix">(</mo>
    <mi>ω</mi>
    <mo stretchy="false" form="postfix">)</mo>
    <mo stretchy="false" form="postfix">)</mo>
    <mo>⊂</mo>
    <msub>
      <mi>B</mi>
      <mi>ρ</mi>
    </msub>
    <mo stretchy="false" form="prefix">(</mo>
    <msub>
      <mi>φ</mi>
      <msub>
        <mi>x</mi>
        <mstyle mathvariant="normal">
          <mi>i</mi>
          <mi>c</mi>
        </mstyle>
      </msub>
    </msub>
    <mo stretchy="false" form="prefix">(</mo>
    <mi>ω</mi>
    <mo stretchy="false" form="postfix">)</mo>
    <mo stretchy="false" form="postfix">)</mo>
  </mrow>
</math>
</file>

<file path=Formula-439/content.xml><?xml version="1.0" encoding="utf-8"?>
<math xmlns="http://www.w3.org/1998/Math/MathML" display="inline">
  <mrow>
    <mi>ω</mi>
    <mo>∈</mo>
    <msubsup>
      <mstyle mathvariant="script">
        <mi>𝒰</mi>
      </mstyle>
      <mstyle mathvariant="normal">
        <mi>g</mi>
        <mi>o</mi>
        <mi>a</mi>
        <mi>l</mi>
      </mstyle>
      <mover>
        <mi>r</mi>
        <mo accent="true">̃</mo>
      </mover>
    </msubsup>
  </mrow>
</math>
</file>

<file path=Formula-44/content.xml><?xml version="1.0" encoding="utf-8"?>
<math xmlns="http://www.w3.org/1998/Math/MathML" display="inline">
  <msub>
    <mi>x</mi>
    <mn>0</mn>
  </msub>
</math>
</file>

<file path=Formula-440/content.xml><?xml version="1.0" encoding="utf-8"?>
<math xmlns="http://www.w3.org/1998/Math/MathML" display="inline">
  <mrow>
    <mi>r</mi>
    <mo>&lt;</mo>
    <mover>
      <mi>r</mi>
      <mo accent="true">̃</mo>
    </mover>
  </mrow>
</math>
</file>

<file path=Formula-441/content.xml><?xml version="1.0" encoding="utf-8"?>
<math xmlns="http://www.w3.org/1998/Math/MathML" display="inline">
  <mrow>
    <msub>
      <mi>φ</mi>
      <msub>
        <mi>x</mi>
        <mstyle mathvariant="normal">
          <mi>i</mi>
          <mi>c</mi>
        </mstyle>
      </msub>
    </msub>
    <mo stretchy="false" form="prefix">(</mo>
    <msub>
      <mi>B</mi>
      <mi>r</mi>
    </msub>
    <mo stretchy="false" form="prefix">(</mo>
    <mi>ω</mi>
    <mo stretchy="false" form="postfix">)</mo>
    <mo stretchy="false" form="postfix">)</mo>
    <mo>⊂</mo>
    <msub>
      <mi>B</mi>
      <mrow>
        <mi>ρ</mi>
        <mo>/</mo>
        <mn>2</mn>
      </mrow>
    </msub>
    <mo stretchy="false" form="prefix">(</mo>
    <msub>
      <mi>φ</mi>
      <msub>
        <mi>x</mi>
        <mstyle mathvariant="normal">
          <mi>i</mi>
          <mi>c</mi>
        </mstyle>
      </msub>
    </msub>
    <mo stretchy="false" form="prefix">(</mo>
    <mi>ω</mi>
    <mo stretchy="false" form="postfix">)</mo>
    <mo stretchy="false" form="postfix">)</mo>
  </mrow>
</math>
</file>

<file path=Formula-442/content.xml><?xml version="1.0" encoding="utf-8"?>
<math xmlns="http://www.w3.org/1998/Math/MathML" display="inline">
  <mrow>
    <msub>
      <mi>B</mi>
      <mi>r</mi>
    </msub>
    <mo stretchy="false" form="prefix">(</mo>
    <mi>ω</mi>
    <mo stretchy="false" form="postfix">)</mo>
    <mo>⊂</mo>
    <msubsup>
      <mstyle mathvariant="script">
        <mi>𝒰</mi>
      </mstyle>
      <mstyle mathvariant="normal">
        <mi>g</mi>
        <mi>o</mi>
        <mi>a</mi>
        <mi>l</mi>
      </mstyle>
      <mrow>
        <mi>ρ</mi>
        <mo>/</mo>
        <mn>2</mn>
      </mrow>
    </msubsup>
  </mrow>
</math>
</file>

<file path=Formula-443/content.xml><?xml version="1.0" encoding="utf-8"?>
<math xmlns="http://www.w3.org/1998/Math/MathML" display="inline">
  <mi>J</mi>
</math>
</file>

<file path=Formula-444/content.xml><?xml version="1.0" encoding="utf-8"?>
<math xmlns="http://www.w3.org/1998/Math/MathML" display="inline">
  <mrow>
    <mi>δ</mi>
    <mo>&lt;</mo>
    <mi>r</mi>
  </mrow>
</math>
</file>

<file path=Formula-445/content.xml><?xml version="1.0" encoding="utf-8"?>
<math xmlns="http://www.w3.org/1998/Math/MathML" display="inline">
  <mi>υ</mi>
</math>
</file>

<file path=Formula-446/content.xml><?xml version="1.0" encoding="utf-8"?>
<math xmlns="http://www.w3.org/1998/Math/MathML" display="inline">
  <mrow>
    <msub>
      <mi>d</mi>
      <mstyle mathvariant="script">
        <mi>𝒰</mi>
      </mstyle>
    </msub>
    <mo stretchy="false" form="prefix">(</mo>
    <mi>υ</mi>
    <mo>,</mo>
    <mi>ω</mi>
    <mo stretchy="false" form="postfix">)</mo>
    <mo>&lt;</mo>
    <mi>δ</mi>
  </mrow>
</math>
</file>

<file path=Formula-447/content.xml><?xml version="1.0" encoding="utf-8"?>
<math xmlns="http://www.w3.org/1998/Math/MathML" display="inline">
  <mrow>
    <mo stretchy="false" form="prefix">|</mo>
    <msub>
      <mi>J</mi>
      <msub>
        <mi>x</mi>
        <mstyle mathvariant="normal">
          <mi>i</mi>
          <mi>c</mi>
        </mstyle>
      </msub>
    </msub>
    <mo stretchy="false" form="prefix">(</mo>
    <mi>ω</mi>
    <mo stretchy="false" form="postfix">)</mo>
    <mo>−</mo>
    <msub>
      <mi>J</mi>
      <msub>
        <mi>x</mi>
        <mstyle mathvariant="normal">
          <mi>i</mi>
          <mi>c</mi>
        </mstyle>
      </msub>
    </msub>
    <mo stretchy="false" form="prefix">(</mo>
    <mi>υ</mi>
    <mo stretchy="false" form="postfix">)</mo>
    <mo stretchy="false" form="prefix">|</mo>
    <mo>&lt;</mo>
    <mi>ε</mi>
    <mo>/</mo>
    <mn>2</mn>
  </mrow>
</math>
</file>

<file path=Formula-448/content.xml><?xml version="1.0" encoding="utf-8"?>
<math xmlns="http://www.w3.org/1998/Math/MathML" display="inline">
  <msup>
    <mi>R</mi>
    <mo>*</mo>
  </msup>
</math>
</file>

<file path=Formula-449/content.xml><?xml version="1.0" encoding="utf-8"?>
<math xmlns="http://www.w3.org/1998/Math/MathML" display="inline">
  <mrow>
    <mi>R</mi>
    <mo>&gt;</mo>
    <msup>
      <mi>R</mi>
      <mo>*</mo>
    </msup>
  </mrow>
</math>
</file>

<file path=Formula-45/content.xml><?xml version="1.0" encoding="utf-8"?>
<math xmlns="http://www.w3.org/1998/Math/MathML" display="inline">
  <mi>t</mi>
</math>
</file>

<file path=Formula-450/content.xml><?xml version="1.0" encoding="utf-8"?>
<math xmlns="http://www.w3.org/1998/Math/MathML" display="inline">
  <mrow>
    <mstyle mathvariant="normal">
      <mi>ϵ</mi>
    </mstyle>
    <mo stretchy="false" form="prefix">(</mo>
    <mi>R</mi>
    <mo stretchy="false" form="postfix">)</mo>
    <mo>&lt;</mo>
    <mi>ρ</mi>
    <mo>/</mo>
    <mn>2</mn>
  </mrow>
</math>
</file>

<file path=Formula-451/content.xml><?xml version="1.0" encoding="utf-8"?>
<math xmlns="http://www.w3.org/1998/Math/MathML" display="inline">
  <mrow>
    <msub>
      <mi>B</mi>
      <mi>δ</mi>
    </msub>
    <mo stretchy="false" form="prefix">(</mo>
    <mi>ω</mi>
    <mo stretchy="false" form="postfix">)</mo>
    <mo>∩</mo>
    <msub>
      <mstyle mathvariant="script">
        <mi>𝒰</mi>
      </mstyle>
      <mi>R</mi>
    </msub>
    <mo>≠</mo>
    <mo>∅</mo>
  </mrow>
</math>
</file>

<file path=Formula-452/content.xml><?xml version="1.0" encoding="utf-8"?>
<math xmlns="http://www.w3.org/1998/Math/MathML" display="inline">
  <msup>
    <mi>R</mi>
    <mo>*</mo>
  </msup>
</math>
</file>

<file path=Formula-453/content.xml><?xml version="1.0" encoding="utf-8"?>
<math xmlns="http://www.w3.org/1998/Math/MathML" display="inline">
  <mrow>
    <msub>
      <mi>lim</mi>
      <mrow>
        <mi>R</mi>
        <mo accent="false">→</mo>
        <mo>∞</mo>
      </mrow>
    </msub>
    <mi>ϵ</mi>
    <mo stretchy="false" form="prefix">(</mo>
    <mi>R</mi>
    <mo stretchy="false" form="postfix">)</mo>
    <mo>=</mo>
    <mn>0</mn>
  </mrow>
</math>
</file>

<file path=Formula-454/content.xml><?xml version="1.0" encoding="utf-8"?>
<math xmlns="http://www.w3.org/1998/Math/MathML" display="inline">
  <mrow>
    <mi>u</mi>
    <mo>∈</mo>
    <msub>
      <mi>B</mi>
      <mi>δ</mi>
    </msub>
    <mo stretchy="false" form="prefix">(</mo>
    <mi>ω</mi>
    <mo stretchy="false" form="postfix">)</mo>
    <mo>∩</mo>
    <msub>
      <mstyle mathvariant="script">
        <mi>𝒰</mi>
      </mstyle>
      <mi>R</mi>
    </msub>
  </mrow>
</math>
</file>

<file path=Formula-455/content.xml><?xml version="1.0" encoding="utf-8"?>
<math xmlns="http://www.w3.org/1998/Math/MathML" display="inline">
  <mrow>
    <mo stretchy="false" form="prefix">|</mo>
    <msub>
      <mi>J</mi>
      <msub>
        <mi>x</mi>
        <mstyle mathvariant="normal">
          <mi>i</mi>
          <mi>c</mi>
        </mstyle>
      </msub>
    </msub>
    <mo stretchy="false" form="prefix">(</mo>
    <mi>u</mi>
    <mo stretchy="false" form="postfix">)</mo>
    <mo>−</mo>
    <msub>
      <mi>J</mi>
      <msub>
        <mi>x</mi>
        <mstyle mathvariant="normal">
          <mi>i</mi>
          <mi>c</mi>
        </mstyle>
      </msub>
    </msub>
    <mo stretchy="false" form="prefix">(</mo>
    <mi>ω</mi>
    <mo stretchy="false" form="postfix">)</mo>
    <mo stretchy="false" form="prefix">|</mo>
    <mo>&lt;</mo>
    <mi>ε</mi>
    <mo>/</mo>
    <mn>2</mn>
  </mrow>
</math>
</file>

<file path=Formula-456/content.xml><?xml version="1.0" encoding="utf-8"?>
<math xmlns="http://www.w3.org/1998/Math/MathML" display="inline">
  <mrow>
    <mi>u</mi>
    <mo>∈</mo>
    <msubsup>
      <mstyle mathvariant="script">
        <mi>𝒰</mi>
      </mstyle>
      <mstyle mathvariant="normal">
        <mi>g</mi>
        <mi>o</mi>
        <mi>a</mi>
        <mi>l</mi>
      </mstyle>
      <mrow>
        <mi>ρ</mi>
        <mo>/</mo>
        <mn>2</mn>
      </mrow>
    </msubsup>
    <mo>⊂</mo>
    <msubsup>
      <mstyle mathvariant="script">
        <mi>𝒰</mi>
      </mstyle>
      <mstyle mathvariant="normal">
        <mi>g</mi>
        <mi>o</mi>
        <mi>a</mi>
        <mi>l</mi>
      </mstyle>
      <mrow>
        <mi>ϵ</mi>
        <mo stretchy="false" form="prefix">(</mo>
        <mi>R</mi>
        <mo stretchy="false" form="postfix">)</mo>
      </mrow>
    </msubsup>
  </mrow>
</math>
</file>

<file path=Formula-457/content.xml><?xml version="1.0" encoding="utf-8"?>
<math xmlns="http://www.w3.org/1998/Math/MathML" display="inline">
  <msubsup>
    <mi>c</mi>
    <mi>R</mi>
    <mrow>
      <mi>ϵ</mi>
      <mo stretchy="false" form="prefix">(</mo>
      <mi>R</mi>
      <mo stretchy="false" form="postfix">)</mo>
    </mrow>
  </msubsup>
</math>
</file>

<file path=Formula-458/content.xml><?xml version="1.0" encoding="utf-8"?>
<math xmlns="http://www.w3.org/1998/Math/MathML" display="inline">
  <mrow>
    <mi>u</mi>
    <mo>∈</mo>
    <msubsup>
      <mstyle mathvariant="script">
        <mi>𝒰</mi>
      </mstyle>
      <mstyle mathvariant="normal">
        <mi>g</mi>
        <mi>o</mi>
        <mi>a</mi>
        <mi>l</mi>
      </mstyle>
      <mrow>
        <mi>ϵ</mi>
        <mo stretchy="false" form="prefix">(</mo>
        <mi>R</mi>
        <mo stretchy="false" form="postfix">)</mo>
      </mrow>
    </msubsup>
  </mrow>
</math>
</file>

<file path=Formula-459/content.xml><?xml version="1.0" encoding="utf-8"?>
<math xmlns="http://www.w3.org/1998/Math/MathML" display="inline">
  <mrow>
    <msubsup>
      <mi>c</mi>
      <mi>R</mi>
      <mrow>
        <mi>ϵ</mi>
        <mo stretchy="false" form="prefix">(</mo>
        <mi>R</mi>
        <mo stretchy="false" form="postfix">)</mo>
      </mrow>
    </msubsup>
    <mo>≤</mo>
    <msub>
      <mi>J</mi>
      <msub>
        <mi>x</mi>
        <mstyle mathvariant="normal">
          <mi>i</mi>
          <mi>c</mi>
        </mstyle>
      </msub>
    </msub>
    <mo stretchy="false" form="prefix">(</mo>
    <mi>u</mi>
    <mo stretchy="false" form="postfix">)</mo>
  </mrow>
</math>
</file>

<file path=Formula-46/content.xml><?xml version="1.0" encoding="utf-8"?>
<math xmlns="http://www.w3.org/1998/Math/MathML" display="inline">
  <mi>J</mi>
</math>
</file>

<file path=Formula-460/content.xml><?xml version="1.0" encoding="utf-8"?>
<math xmlns="http://www.w3.org/1998/Math/MathML" display="block">
  <mrow>
    <mo stretchy="false" form="prefix">|</mo>
    <msub>
      <mi>J</mi>
      <msub>
        <mi>x</mi>
        <mstyle mathvariant="normal">
          <mi>i</mi>
          <mi>c</mi>
        </mstyle>
      </msub>
    </msub>
    <mo stretchy="false" form="prefix">(</mo>
    <mi>u</mi>
    <mo stretchy="false" form="postfix">)</mo>
    <mo>−</mo>
    <msup>
      <mi>c</mi>
      <mo>*</mo>
    </msup>
    <mo stretchy="false" form="prefix">|</mo>
    <mo>&lt;</mo>
    <mo stretchy="false" form="prefix">|</mo>
    <msub>
      <mi>J</mi>
      <msub>
        <mi>x</mi>
        <mstyle mathvariant="normal">
          <mi>i</mi>
          <mi>c</mi>
        </mstyle>
      </msub>
    </msub>
    <mo stretchy="false" form="prefix">(</mo>
    <mi>u</mi>
    <mo stretchy="false" form="postfix">)</mo>
    <mo>−</mo>
    <msub>
      <mi>J</mi>
      <msub>
        <mi>x</mi>
        <mstyle mathvariant="normal">
          <mi>i</mi>
          <mi>c</mi>
        </mstyle>
      </msub>
    </msub>
    <mo stretchy="false" form="prefix">(</mo>
    <mi>ω</mi>
    <mo stretchy="false" form="postfix">)</mo>
    <mo stretchy="false" form="prefix">|</mo>
    <mo>+</mo>
    <mo stretchy="false" form="prefix">|</mo>
    <msub>
      <mi>J</mi>
      <msub>
        <mi>x</mi>
        <mstyle mathvariant="normal">
          <mi>i</mi>
          <mi>c</mi>
        </mstyle>
      </msub>
    </msub>
    <mo stretchy="false" form="prefix">(</mo>
    <mi>ω</mi>
    <mo stretchy="false" form="postfix">)</mo>
    <mo>−</mo>
    <msup>
      <mi>c</mi>
      <mo>*</mo>
    </msup>
    <mo stretchy="false" form="prefix">|</mo>
    <mo>&lt;</mo>
    <mi>ε</mi>
    <mo>.</mo>
  </mrow>
</math>
</file>

<file path=Formula-461/content.xml><?xml version="1.0" encoding="utf-8"?>
<math xmlns="http://www.w3.org/1998/Math/MathML" display="inline">
  <mrow>
    <msub>
      <mi>J</mi>
      <msub>
        <mi>x</mi>
        <mstyle mathvariant="normal">
          <mi>i</mi>
          <mi>c</mi>
        </mstyle>
      </msub>
    </msub>
    <mo stretchy="false" form="prefix">(</mo>
    <mi>u</mi>
    <mo stretchy="false" form="postfix">)</mo>
    <mo>&lt;</mo>
    <msup>
      <mi>c</mi>
      <mo>*</mo>
    </msup>
    <mo>+</mo>
    <mi>ε</mi>
  </mrow>
</math>
</file>

<file path=Formula-462/content.xml><?xml version="1.0" encoding="utf-8"?>
<math xmlns="http://www.w3.org/1998/Math/MathML" display="inline">
  <mrow>
    <msubsup>
      <mi>c</mi>
      <mi>R</mi>
      <mrow>
        <mi>ϵ</mi>
        <mo stretchy="false" form="prefix">(</mo>
        <mi>R</mi>
        <mo stretchy="false" form="postfix">)</mo>
      </mrow>
    </msubsup>
    <mo>&lt;</mo>
    <msup>
      <mi>c</mi>
      <mo>*</mo>
    </msup>
    <mo>+</mo>
    <mi>ε</mi>
  </mrow>
</math>
</file>

<file path=Formula-463/content.xml><?xml version="1.0" encoding="utf-8"?>
<math xmlns="http://www.w3.org/1998/Math/MathML" display="inline">
  <mi>ε</mi>
</math>
</file>

<file path=Formula-464/content.xml><?xml version="1.0" encoding="utf-8"?>
<math xmlns="http://www.w3.org/1998/Math/MathML" display="inline">
  <mstyle mathvariant="script">
    <mi>𝒰</mi>
  </mstyle>
</math>
</file>

<file path=Formula-465/content.xml><?xml version="1.0" encoding="utf-8"?>
<math xmlns="http://www.w3.org/1998/Math/MathML" display="inline">
  <mrow>
    <msub>
      <mi>u</mi>
      <mn>1</mn>
    </msub>
    <mo>,</mo>
    <msub>
      <mi>u</mi>
      <mn>2</mn>
    </msub>
    <mo>∈</mo>
    <mstyle mathvariant="script">
      <mi>𝒰</mi>
    </mstyle>
  </mrow>
</math>
</file>

<file path=Formula-466/content.xml><?xml version="1.0" encoding="utf-8"?>
<math xmlns="http://www.w3.org/1998/Math/MathML" display="inline">
  <mrow>
    <msub>
      <mi>u</mi>
      <mn>1</mn>
    </msub>
    <msub>
      <mi>u</mi>
      <mn>2</mn>
    </msub>
  </mrow>
</math>
</file>

<file path=Formula-467/content.xml><?xml version="1.0" encoding="utf-8"?>
<math xmlns="http://www.w3.org/1998/Math/MathML" display="block">
  <mrow>
    <msub>
      <mi>J</mi>
      <msub>
        <mi>x</mi>
        <mn>0</mn>
      </msub>
    </msub>
    <mo stretchy="false" form="prefix">(</mo>
    <msub>
      <mi>u</mi>
      <mn>1</mn>
    </msub>
    <msub>
      <mi>u</mi>
      <mn>2</mn>
    </msub>
    <mo stretchy="false" form="postfix">)</mo>
    <mo>=</mo>
    <msub>
      <mi>J</mi>
      <msub>
        <mi>x</mi>
        <mn>0</mn>
      </msub>
    </msub>
    <mo stretchy="false" form="prefix">(</mo>
    <msub>
      <mi>u</mi>
      <mn>1</mn>
    </msub>
    <mo stretchy="false" form="postfix">)</mo>
    <mo>+</mo>
    <msub>
      <mi>J</mi>
      <mrow>
        <mo stretchy="false" form="prefix">[</mo>
        <msub>
          <mi>φ</mi>
          <msub>
            <mi>x</mi>
            <mn>0</mn>
          </msub>
        </msub>
        <mo stretchy="false" form="prefix">(</mo>
        <msub>
          <mi>u</mi>
          <mn>1</mn>
        </msub>
        <mo stretchy="false" form="postfix">)</mo>
        <mo stretchy="false" form="postfix">]</mo>
        <mo stretchy="false" form="prefix">(</mo>
        <mi>τ</mi>
        <mo stretchy="false" form="prefix">(</mo>
        <msub>
          <mi>u</mi>
          <mn>1</mn>
        </msub>
        <mo stretchy="false" form="postfix">)</mo>
        <mo stretchy="false" form="postfix">)</mo>
      </mrow>
    </msub>
    <mo stretchy="false" form="prefix">(</mo>
    <msub>
      <mi>u</mi>
      <mn>2</mn>
    </msub>
    <mo stretchy="false" form="postfix">)</mo>
  </mrow>
</math>
</file>

<file path=Formula-468/content.xml><?xml version="1.0" encoding="utf-8"?>
<math xmlns="http://www.w3.org/1998/Math/MathML" display="block">
  <mrow>
    <mrow>
      <msub>
        <mi>φ</mi>
        <msub>
          <mi>x</mi>
          <mn>0</mn>
        </msub>
      </msub>
      <mo stretchy="false" form="prefix">(</mo>
      <msub>
        <mi>u</mi>
        <mn>1</mn>
      </msub>
      <msub>
        <mi>u</mi>
        <mn>2</mn>
      </msub>
      <mo stretchy="false" form="postfix">)</mo>
      <mo>=</mo>
      <msub>
        <mi>φ</mi>
        <msub>
          <mi>x</mi>
          <mn>0</mn>
        </msub>
      </msub>
      <mo stretchy="false" form="prefix">(</mo>
      <msub>
        <mi>u</mi>
        <mn>1</mn>
      </msub>
      <mo stretchy="false" form="postfix">)</mo>
      <msub>
        <mi>φ</mi>
        <mrow>
          <mo stretchy="false" form="prefix">[</mo>
          <msub>
            <mi>φ</mi>
            <msub>
              <mi>x</mi>
              <mn>0</mn>
            </msub>
          </msub>
          <mo stretchy="false" form="prefix">(</mo>
          <msub>
            <mi>u</mi>
            <mn>1</mn>
          </msub>
          <mo stretchy="false" form="postfix">)</mo>
          <mo stretchy="false" form="postfix">]</mo>
          <mo stretchy="false" form="prefix">(</mo>
          <mi>τ</mi>
          <mo stretchy="false" form="prefix">(</mo>
          <mi>u</mi>
          <mo stretchy="false" form="postfix">)</mo>
          <mo stretchy="false" form="postfix">)</mo>
        </mrow>
      </msub>
      <mo stretchy="false" form="prefix">(</mo>
      <msub>
        <mi>u</mi>
        <mn>2</mn>
      </msub>
      <mo stretchy="false" form="postfix">)</mo>
    </mrow>
    <mo>.</mo>
  </mrow>
</math>
</file>

<file path=Formula-469/content.xml><?xml version="1.0" encoding="utf-8"?>
<math xmlns="http://www.w3.org/1998/Math/MathML" display="inline">
  <msub>
    <mstyle mathvariant="script">
      <mi>𝒳</mi>
    </mstyle>
    <msub>
      <mi>x</mi>
      <mn>0</mn>
    </msub>
  </msub>
</math>
</file>

<file path=Formula-47/content.xml><?xml version="1.0" encoding="utf-8"?>
<math xmlns="http://www.w3.org/1998/Math/MathML" display="inline">
  <mstyle mathvariant="monospace">
    <mi>𝙽</mi>
    <mi>𝚄</mi>
    <mi>𝙻</mi>
    <mi>𝙻</mi>
  </mstyle>
</math>
</file>

<file path=Formula-470/content.xml><?xml version="1.0" encoding="utf-8"?>
<math xmlns="http://www.w3.org/1998/Math/MathML" display="inline">
  <mrow>
    <msub>
      <mi>δ</mi>
      <mn>0</mn>
    </msub>
    <mo>=</mo>
    <mfrac>
      <msqrt>
        <mi>n</mi>
      </msqrt>
      <mrow>
        <mi>η</mi>
        <mo stretchy="false" form="prefix">(</mo>
        <mi>R</mi>
        <mo stretchy="false" form="postfix">)</mo>
      </mrow>
    </mfrac>
    <msup>
      <mi>e</mi>
      <mfrac>
        <mrow>
          <msub>
            <mi>L</mi>
            <mi>f</mi>
          </msub>
          <mi>h</mi>
          <mo stretchy="false" form="prefix">(</mo>
          <mi>R</mi>
          <mo stretchy="false" form="postfix">)</mo>
        </mrow>
        <mi>R</mi>
      </mfrac>
    </msup>
  </mrow>
</math>
</file>

<file path=Formula-471/content.xml><?xml version="1.0" encoding="utf-8"?>
<math xmlns="http://www.w3.org/1998/Math/MathML" display="inline">
  <mrow>
    <mi>ε</mi>
    <mo>≥</mo>
    <msub>
      <mi>δ</mi>
      <mn>0</mn>
    </msub>
  </mrow>
</math>
</file>

<file path=Formula-472/content.xml><?xml version="1.0" encoding="utf-8"?>
<math xmlns="http://www.w3.org/1998/Math/MathML" display="inline">
  <mrow>
    <msub>
      <mi>u</mi>
      <mi>i</mi>
    </msub>
    <mo>,</mo>
    <msub>
      <mi>u</mi>
      <mi>j</mi>
    </msub>
    <mo>∈</mo>
    <msub>
      <mstyle mathvariant="script">
        <mi>𝒰</mi>
      </mstyle>
      <mi>R</mi>
    </msub>
    <mo>∩</mo>
    <msub>
      <mstyle mathvariant="script">
        <mi>𝒰</mi>
      </mstyle>
      <mstyle mathvariant="normal">
        <mi>f</mi>
        <mi>e</mi>
        <mi>a</mi>
        <mi>s</mi>
      </mstyle>
    </msub>
  </mrow>
</math>
</file>

<file path=Formula-473/content.xml><?xml version="1.0" encoding="utf-8"?>
<math xmlns="http://www.w3.org/1998/Math/MathML" display="inline">
  <mrow>
    <msub>
      <mi>u</mi>
      <mi>i</mi>
    </msub>
    <msub>
      <mo>≺</mo>
      <mi>R</mi>
    </msub>
    <msub>
      <mi>u</mi>
      <mi>j</mi>
    </msub>
  </mrow>
</math>
</file>

<file path=Formula-474/content.xml><?xml version="1.0" encoding="utf-8"?>
<math xmlns="http://www.w3.org/1998/Math/MathML" display="inline">
  <msub>
    <mi>u</mi>
    <mi>j</mi>
  </msub>
</math>
</file>

<file path=Formula-475/content.xml><?xml version="1.0" encoding="utf-8"?>
<math xmlns="http://www.w3.org/1998/Math/MathML" display="inline">
  <msubsup>
    <mstyle mathvariant="script">
      <mi>𝒰</mi>
    </mstyle>
    <mstyle mathvariant="normal">
      <mi>g</mi>
      <mi>o</mi>
      <mi>a</mi>
      <mi>l</mi>
    </mstyle>
    <mrow>
      <mi>ε</mi>
      <mo>−</mo>
      <msub>
        <mi>δ</mi>
        <mn>0</mn>
      </msub>
    </mrow>
  </msubsup>
</math>
</file>

<file path=Formula-476/content.xml><?xml version="1.0" encoding="utf-8"?>
<math xmlns="http://www.w3.org/1998/Math/MathML" display="inline">
  <msub>
    <mi>c</mi>
    <mi>j</mi>
  </msub>
</math>
</file>

<file path=Formula-477/content.xml><?xml version="1.0" encoding="utf-8"?>
<math xmlns="http://www.w3.org/1998/Math/MathML" display="inline">
  <msub>
    <mi>u</mi>
    <mi>i</mi>
  </msub>
</math>
</file>

<file path=Formula-478/content.xml><?xml version="1.0" encoding="utf-8"?>
<math xmlns="http://www.w3.org/1998/Math/MathML" display="inline">
  <msub>
    <mstyle mathvariant="script">
      <mi>𝒰</mi>
    </mstyle>
    <mstyle mathvariant="normal">
      <mi>g</mi>
      <mi>o</mi>
      <mi>a</mi>
      <mi>l</mi>
    </mstyle>
  </msub>
</math>
</file>

<file path=Formula-479/content.xml><?xml version="1.0" encoding="utf-8"?>
<math xmlns="http://www.w3.org/1998/Math/MathML" display="inline">
  <mrow>
    <msub>
      <mi>c</mi>
      <mi>i</mi>
    </msub>
    <mo>≤</mo>
    <msub>
      <mi>c</mi>
      <mi>j</mi>
    </msub>
  </mrow>
</math>
</file>

<file path=Formula-48/content.xml><?xml version="1.0" encoding="utf-8"?>
<math xmlns="http://www.w3.org/1998/Math/MathML" display="inline">
  <mrow>
    <msub>
      <mi>x</mi>
      <mn>0</mn>
    </msub>
    <mo>∈</mo>
    <msup>
      <mstyle mathvariant="double-struck">
        <mi>ℝ</mi>
      </mstyle>
      <mi>n</mi>
    </msup>
  </mrow>
</math>
</file>

<file path=Formula-480/content.xml><?xml version="1.0" encoding="utf-8"?>
<math xmlns="http://www.w3.org/1998/Math/MathML" display="inline">
  <mrow>
    <mi>w</mi>
    <mo>∈</mo>
    <msub>
      <mstyle mathvariant="script">
        <mi>𝒰</mi>
      </mstyle>
      <mi>R</mi>
    </msub>
  </mrow>
</math>
</file>

<file path=Formula-481/content.xml><?xml version="1.0" encoding="utf-8"?>
<math xmlns="http://www.w3.org/1998/Math/MathML" display="inline">
  <mrow>
    <msub>
      <mi>u</mi>
      <mi>j</mi>
    </msub>
    <mi>w</mi>
    <mo>∈</mo>
    <msub>
      <mstyle mathvariant="script">
        <mi>𝒰</mi>
      </mstyle>
      <mi>R</mi>
    </msub>
  </mrow>
</math>
</file>

<file path=Formula-482/content.xml><?xml version="1.0" encoding="utf-8"?>
<math xmlns="http://www.w3.org/1998/Math/MathML" display="inline">
  <msub>
    <mi>u</mi>
    <mi>j</mi>
  </msub>
</math>
</file>

<file path=Formula-483/content.xml><?xml version="1.0" encoding="utf-8"?>
<math xmlns="http://www.w3.org/1998/Math/MathML" display="inline">
  <mrow>
    <msub>
      <mi>u</mi>
      <mi>j</mi>
    </msub>
    <mi>w</mi>
    <mo>∈</mo>
    <msubsup>
      <mstyle mathvariant="script">
        <mi>𝒰</mi>
      </mstyle>
      <mstyle mathvariant="normal">
        <mi>g</mi>
        <mi>o</mi>
        <mi>a</mi>
        <mi>l</mi>
      </mstyle>
      <mi>ε</mi>
    </msubsup>
    <mo>.</mo>
  </mrow>
</math>
</file>

<file path=Formula-484/content.xml><?xml version="1.0" encoding="utf-8"?>
<math xmlns="http://www.w3.org/1998/Math/MathML" display="inline">
  <mrow>
    <msub>
      <mi>u</mi>
      <mi>i</mi>
    </msub>
    <mover>
      <mo>∼</mo>
      <mi>R</mi>
    </mover>
    <msub>
      <mi>u</mi>
      <mi>j</mi>
    </msub>
  </mrow>
</math>
</file>

<file path=Formula-485/content.xml><?xml version="1.0" encoding="utf-8"?>
<math xmlns="http://www.w3.org/1998/Math/MathML" display="block">
  <mrow>
    <msub>
      <mrow>
        <mo stretchy="true" form="prefix">‖</mo>
        <mo stretchy="false" form="prefix">[</mo>
        <msub>
          <mi>φ</mi>
          <msub>
            <mi>x</mi>
            <mstyle mathvariant="normal">
              <mi>i</mi>
              <mi>c</mi>
            </mstyle>
          </msub>
        </msub>
        <mo stretchy="false" form="prefix">(</mo>
        <msub>
          <mi>u</mi>
          <mi>i</mi>
        </msub>
        <mi>w</mi>
        <mo stretchy="false" form="postfix">)</mo>
        <mo stretchy="false" form="postfix">]</mo>
        <mo stretchy="false" form="prefix">(</mo>
        <mi>τ</mi>
        <mo stretchy="false" form="prefix">(</mo>
        <msub>
          <mi>u</mi>
          <mi>i</mi>
        </msub>
        <mo stretchy="false" form="postfix">)</mo>
        <mo stretchy="false" form="postfix">)</mo>
        <mo>−</mo>
        <mo stretchy="false" form="prefix">[</mo>
        <msub>
          <mi>φ</mi>
          <msub>
            <mi>x</mi>
            <mstyle mathvariant="normal">
              <mi>i</mi>
              <mi>c</mi>
            </mstyle>
          </msub>
        </msub>
        <mo stretchy="false" form="prefix">(</mo>
        <msub>
          <mi>u</mi>
          <mi>j</mi>
        </msub>
        <mi>w</mi>
        <mo stretchy="false" form="postfix">)</mo>
        <mo stretchy="false" form="postfix">]</mo>
        <mo stretchy="false" form="prefix">(</mo>
        <mi>τ</mi>
        <mo stretchy="false" form="prefix">(</mo>
        <msub>
          <mi>u</mi>
          <mi>j</mi>
        </msub>
        <mo stretchy="false" form="postfix">)</mo>
        <mo stretchy="false" form="postfix">)</mo>
        <mo stretchy="true" form="postfix">‖</mo>
      </mrow>
      <mn>2</mn>
    </msub>
    <mo>≤</mo>
    <mfrac>
      <msqrt>
        <mi>n</mi>
      </msqrt>
      <mrow>
        <mi>η</mi>
        <mo stretchy="false" form="prefix">(</mo>
        <mi>R</mi>
        <mo stretchy="false" form="postfix">)</mo>
      </mrow>
    </mfrac>
    <mo>.</mo>
  </mrow>
</math>
</file>

<file path=Formula-486/content.xml><?xml version="1.0" encoding="utf-8"?>
<math xmlns="http://www.w3.org/1998/Math/MathML" display="inline">
  <mrow>
    <mi>t</mi>
    <mo>∈</mo>
    <mo stretchy="false" form="prefix">[</mo>
    <mn>0</mn>
    <mo>,</mo>
    <mi>τ</mi>
    <mo stretchy="false" form="prefix">(</mo>
    <mi>w</mi>
    <mo stretchy="false" form="postfix">)</mo>
    <mo stretchy="false" form="postfix">]</mo>
    <mo>⊂</mo>
    <mo stretchy="false" form="prefix">[</mo>
    <mn>0</mn>
    <mo>,</mo>
    <mi>h</mi>
    <mo stretchy="false" form="prefix">(</mo>
    <mi>R</mi>
    <mo stretchy="false" form="postfix">)</mo>
    <mo>/</mo>
    <mi>R</mi>
    <mo stretchy="false" form="postfix">]</mo>
  </mrow>
</math>
</file>

<file path=Formula-487/content.xml><?xml version="1.0" encoding="utf-8"?>
<math xmlns="http://www.w3.org/1998/Math/MathML" display="block">
  <mrow>
    <mo stretchy="false" form="postfix">‖</mo>
    <mo stretchy="false" form="prefix">[</mo>
    <msub>
      <mi>φ</mi>
      <msub>
        <mi>x</mi>
        <mstyle mathvariant="normal">
          <mi>i</mi>
          <mi>c</mi>
        </mstyle>
      </msub>
    </msub>
    <mo stretchy="false" form="prefix">(</mo>
    <msub>
      <mi>u</mi>
      <mi>i</mi>
    </msub>
    <mi>w</mi>
    <mo stretchy="false" form="postfix">)</mo>
    <mo stretchy="false" form="postfix">]</mo>
    <mo stretchy="false" form="prefix">(</mo>
    <mi>t</mi>
    <mo>+</mo>
    <mi>τ</mi>
    <mo stretchy="false" form="prefix">(</mo>
    <msub>
      <mi>u</mi>
      <mi>i</mi>
    </msub>
    <mo stretchy="false" form="postfix">)</mo>
    <mo stretchy="false" form="postfix">)</mo>
    <mo>−</mo>
    <mo stretchy="false" form="prefix">[</mo>
    <msub>
      <mi>φ</mi>
      <msub>
        <mi>x</mi>
        <mstyle mathvariant="normal">
          <mi>i</mi>
          <mi>c</mi>
        </mstyle>
      </msub>
    </msub>
    <mo stretchy="false" form="prefix">(</mo>
    <msub>
      <mi>u</mi>
      <mi>j</mi>
    </msub>
    <mi>w</mi>
    <mo stretchy="false" form="postfix">)</mo>
    <mo stretchy="false" form="postfix">]</mo>
    <mo stretchy="false" form="prefix">(</mo>
    <mi>t</mi>
    <mo>+</mo>
    <mi>τ</mi>
    <mo stretchy="false" form="prefix">(</mo>
    <msub>
      <mi>u</mi>
      <mi>j</mi>
    </msub>
    <mo stretchy="false" form="postfix">)</mo>
    <mo stretchy="false" form="postfix">)</mo>
    <mo stretchy="false" form="postfix">‖</mo>
    <mo>≤</mo>
    <mfrac>
      <msqrt>
        <mi>n</mi>
      </msqrt>
      <mrow>
        <mi>η</mi>
        <mo stretchy="false" form="prefix">(</mo>
        <mi>R</mi>
        <mo stretchy="false" form="postfix">)</mo>
      </mrow>
    </mfrac>
    <msup>
      <mi>e</mi>
      <mfrac>
        <mrow>
          <msub>
            <mi>L</mi>
            <mi>f</mi>
          </msub>
          <mi>h</mi>
          <mo stretchy="false" form="prefix">(</mo>
          <mi>R</mi>
          <mo stretchy="false" form="postfix">)</mo>
        </mrow>
        <mi>R</mi>
      </mfrac>
    </msup>
    <mo>.</mo>
  </mrow>
</math>
</file>

<file path=Formula-488/content.xml><?xml version="1.0" encoding="utf-8"?>
<math xmlns="http://www.w3.org/1998/Math/MathML" display="inline">
  <mrow>
    <msub>
      <mi>δ</mi>
      <mn>0</mn>
    </msub>
    <mo>=</mo>
    <mfrac>
      <msqrt>
        <mi>n</mi>
      </msqrt>
      <mrow>
        <mi>η</mi>
        <mo stretchy="false" form="prefix">(</mo>
        <mi>R</mi>
        <mo stretchy="false" form="postfix">)</mo>
      </mrow>
    </mfrac>
    <msup>
      <mi>e</mi>
      <mfrac>
        <mrow>
          <msub>
            <mi>L</mi>
            <mi>f</mi>
          </msub>
          <mi>h</mi>
          <mo stretchy="false" form="prefix">(</mo>
          <mi>R</mi>
          <mo stretchy="false" form="postfix">)</mo>
        </mrow>
        <mi>R</mi>
      </mfrac>
    </msup>
  </mrow>
</math>
</file>

<file path=Formula-489/content.xml><?xml version="1.0" encoding="utf-8"?>
<math xmlns="http://www.w3.org/1998/Math/MathML" display="inline">
  <mrow>
    <msub>
      <mi>u</mi>
      <mi>i</mi>
    </msub>
    <mi>w</mi>
    <mo>∈</mo>
    <msubsup>
      <mstyle mathvariant="script">
        <mi>𝒰</mi>
      </mstyle>
      <mstyle mathvariant="normal">
        <mi>g</mi>
        <mi>o</mi>
        <mi>a</mi>
        <mi>l</mi>
      </mstyle>
      <mrow>
        <mi>ε</mi>
        <mo>−</mo>
        <msub>
          <mi>δ</mi>
          <mn>0</mn>
        </msub>
      </mrow>
    </msubsup>
    <mo>.</mo>
  </mrow>
</math>
</file>

<file path=Formula-49/content.xml><?xml version="1.0" encoding="utf-8"?>
<math xmlns="http://www.w3.org/1998/Math/MathML" display="inline">
  <mrow>
    <msub>
      <mi>inf</mi>
      <mrow>
        <mi>u</mi>
        <mo>∈</mo>
        <mo>∅</mo>
      </mrow>
    </msub>
    <msub>
      <mi>J</mi>
      <msub>
        <mi>x</mi>
        <mstyle mathvariant="normal">
          <mi>i</mi>
          <mi>c</mi>
        </mstyle>
      </msub>
    </msub>
    <mo stretchy="false" form="prefix">(</mo>
    <mi>u</mi>
    <mo stretchy="false" form="postfix">)</mo>
    <mo>=</mo>
    <mo>∞</mo>
  </mrow>
</math>
</file>

<file path=Formula-490/content.xml><?xml version="1.0" encoding="utf-8"?>
<math xmlns="http://www.w3.org/1998/Math/MathML" display="block">
  <mtable>
    <mtr>
      <mtd columnalign="right">
        <msub>
          <mi>J</mi>
          <msub>
            <mi>x</mi>
            <mstyle mathvariant="normal">
              <mi>i</mi>
              <mi>c</mi>
            </mstyle>
          </msub>
        </msub>
        <mo stretchy="false" form="prefix">(</mo>
        <msub>
          <mi>u</mi>
          <mi>i</mi>
        </msub>
        <mi>w</mi>
        <mo stretchy="false" form="postfix">)</mo>
      </mtd>
      <mtd columnalign="center">
        <mo>=</mo>
      </mtd>
      <mtd columnalign="left">
        <msub>
          <mi>J</mi>
          <msub>
            <mi>x</mi>
            <mstyle mathvariant="normal">
              <mi>i</mi>
              <mi>c</mi>
            </mstyle>
          </msub>
        </msub>
        <mo stretchy="false" form="prefix">(</mo>
        <msub>
          <mi>u</mi>
          <mi>i</mi>
        </msub>
        <mo stretchy="false" form="postfix">)</mo>
        <mo>+</mo>
        <msub>
          <mi>J</mi>
          <mrow>
            <mo stretchy="false" form="prefix">[</mo>
            <msub>
              <mi>φ</mi>
              <msub>
                <mi>x</mi>
                <mstyle mathvariant="normal">
                  <mi>i</mi>
                  <mi>c</mi>
                </mstyle>
              </msub>
            </msub>
            <mo stretchy="false" form="prefix">(</mo>
            <msub>
              <mi>u</mi>
              <mi>i</mi>
            </msub>
            <mo stretchy="false" form="postfix">)</mo>
            <mo stretchy="false" form="postfix">]</mo>
            <mo stretchy="false" form="prefix">(</mo>
            <mi>τ</mi>
            <mo stretchy="false" form="prefix">(</mo>
            <msub>
              <mi>u</mi>
              <mi>i</mi>
            </msub>
            <mo stretchy="false" form="postfix">)</mo>
            <mo stretchy="false" form="postfix">)</mo>
          </mrow>
        </msub>
        <mo stretchy="false" form="prefix">(</mo>
        <mi>w</mi>
        <mo stretchy="false" form="postfix">)</mo>
      </mtd>
    </mtr>
    <mtr>
      <mtd columnalign="right"/>
      <mtd columnalign="center">
        <mo>≤</mo>
      </mtd>
      <mtd columnalign="left">
        <msub>
          <mi>J</mi>
          <msub>
            <mi>x</mi>
            <mstyle mathvariant="normal">
              <mi>i</mi>
              <mi>c</mi>
            </mstyle>
          </msub>
        </msub>
        <mo stretchy="false" form="prefix">(</mo>
        <msub>
          <mi>u</mi>
          <mi>j</mi>
        </msub>
        <mo stretchy="false" form="postfix">)</mo>
        <mo>+</mo>
        <mfrac>
          <msqrt>
            <mi>n</mi>
          </msqrt>
          <mrow>
            <mi>η</mi>
            <mo stretchy="false" form="prefix">(</mo>
            <mi>R</mi>
            <mo stretchy="false" form="postfix">)</mo>
          </mrow>
        </mfrac>
        <mfrac>
          <msub>
            <mi>L</mi>
            <mi>g</mi>
          </msub>
          <msub>
            <mi>L</mi>
            <mi>f</mi>
          </msub>
        </mfrac>
        <mrow>
          <mo stretchy="true" form="prefix">(</mo>
          <msup>
            <mi>e</mi>
            <mfrac>
              <mrow>
                <msub>
                  <mi>L</mi>
                  <mi>f</mi>
                </msub>
                <mi>h</mi>
                <mo stretchy="false" form="prefix">(</mo>
                <mi>R</mi>
                <mo stretchy="false" form="postfix">)</mo>
              </mrow>
              <mi>R</mi>
            </mfrac>
          </msup>
          <mo>−</mo>
          <mn>1</mn>
          <mo stretchy="true" form="postfix">)</mo>
        </mrow>
        <mo>+</mo>
        <msub>
          <mi>J</mi>
          <mrow>
            <mo stretchy="false" form="prefix">[</mo>
            <msub>
              <mi>φ</mi>
              <msub>
                <mi>x</mi>
                <mstyle mathvariant="normal">
                  <mi>i</mi>
                  <mi>c</mi>
                </mstyle>
              </msub>
            </msub>
            <mo stretchy="false" form="prefix">(</mo>
            <msub>
              <mi>u</mi>
              <mi>j</mi>
            </msub>
            <mo stretchy="false" form="postfix">)</mo>
            <mo stretchy="false" form="postfix">]</mo>
            <mo stretchy="false" form="prefix">(</mo>
            <mi>τ</mi>
            <mo stretchy="false" form="prefix">(</mo>
            <msub>
              <mi>u</mi>
              <mi>j</mi>
            </msub>
            <mo stretchy="false" form="postfix">)</mo>
            <mo stretchy="false" form="postfix">)</mo>
          </mrow>
        </msub>
        <mo stretchy="false" form="prefix">(</mo>
        <mi>w</mi>
        <mo stretchy="false" form="postfix">)</mo>
      </mtd>
    </mtr>
    <mtr>
      <mtd columnalign="right"/>
      <mtd columnalign="center">
        <mo>≤</mo>
      </mtd>
      <mtd columnalign="left">
        <msub>
          <mi>J</mi>
          <msub>
            <mi>x</mi>
            <mstyle mathvariant="normal">
              <mi>i</mi>
              <mi>c</mi>
            </mstyle>
          </msub>
        </msub>
        <mo stretchy="false" form="prefix">(</mo>
        <msub>
          <mi>u</mi>
          <mi>j</mi>
        </msub>
        <mo stretchy="false" form="postfix">)</mo>
        <mo>+</mo>
        <msub>
          <mi>J</mi>
          <mrow>
            <mo stretchy="false" form="prefix">[</mo>
            <msub>
              <mi>φ</mi>
              <msub>
                <mi>x</mi>
                <mstyle mathvariant="normal">
                  <mi>i</mi>
                  <mi>c</mi>
                </mstyle>
              </msub>
            </msub>
            <mo stretchy="false" form="prefix">(</mo>
            <msub>
              <mi>u</mi>
              <mi>j</mi>
            </msub>
            <mo stretchy="false" form="postfix">)</mo>
            <mo stretchy="false" form="postfix">]</mo>
            <mo stretchy="false" form="prefix">(</mo>
            <mi>τ</mi>
            <mo stretchy="false" form="prefix">(</mo>
            <msub>
              <mi>u</mi>
              <mi>j</mi>
            </msub>
            <mo stretchy="false" form="postfix">)</mo>
            <mo stretchy="false" form="postfix">)</mo>
          </mrow>
        </msub>
        <mo stretchy="false" form="prefix">(</mo>
        <mi>w</mi>
        <mo stretchy="false" form="postfix">)</mo>
      </mtd>
    </mtr>
    <mtr>
      <mtd columnalign="right"/>
      <mtd columnalign="center">
        <mo>≤</mo>
      </mtd>
      <mtd columnalign="left">
        <msub>
          <mi>J</mi>
          <msub>
            <mi>x</mi>
            <mstyle mathvariant="normal">
              <mi>i</mi>
              <mi>c</mi>
            </mstyle>
          </msub>
        </msub>
        <mo stretchy="false" form="prefix">(</mo>
        <msub>
          <mi>u</mi>
          <mi>j</mi>
        </msub>
        <mi>w</mi>
        <mo stretchy="false" form="postfix">)</mo>
      </mtd>
    </mtr>
  </mtable>
</math>
</file>

<file path=Formula-491/content.xml><?xml version="1.0" encoding="utf-8"?>
<math xmlns="http://www.w3.org/1998/Math/MathML" display="inline">
  <mrow>
    <msub>
      <mi>u</mi>
      <mi>i</mi>
    </msub>
    <msub>
      <mo>≺</mo>
      <mi>R</mi>
    </msub>
    <msub>
      <mi>u</mi>
      <mi>j</mi>
    </msub>
  </mrow>
</math>
</file>

<file path=Formula-492/content.xml><?xml version="1.0" encoding="utf-8"?>
<math xmlns="http://www.w3.org/1998/Math/MathML" display="inline">
  <mrow>
    <msub>
      <mi>u</mi>
      <mi>i</mi>
    </msub>
    <mover>
      <mo>∼</mo>
      <mi>N</mi>
    </mover>
    <msub>
      <mi>u</mi>
      <mi>j</mi>
    </msub>
  </mrow>
</math>
</file>

<file path=Formula-493/content.xml><?xml version="1.0" encoding="utf-8"?>
<math xmlns="http://www.w3.org/1998/Math/MathML" display="inline">
  <msub>
    <mi>δ</mi>
    <mn>0</mn>
  </msub>
</math>
</file>

<file path=Formula-494/content.xml><?xml version="1.0" encoding="utf-8"?>
<math xmlns="http://www.w3.org/1998/Math/MathML" display="inline">
  <msub>
    <mi>X</mi>
    <mstyle mathvariant="normal">
      <mi>f</mi>
      <mi>r</mi>
      <mi>e</mi>
      <mi>e</mi>
    </mstyle>
  </msub>
</math>
</file>

<file path=Formula-495/content.xml><?xml version="1.0" encoding="utf-8"?>
<math xmlns="http://www.w3.org/1998/Math/MathML" display="inline">
  <msub>
    <mi>δ</mi>
    <mi>k</mi>
  </msub>
</math>
</file>

<file path=Formula-496/content.xml><?xml version="1.0" encoding="utf-8"?>
<math xmlns="http://www.w3.org/1998/Math/MathML" display="block">
  <mrow>
    <msub>
      <mi>δ</mi>
      <mrow>
        <mi>h</mi>
        <mo stretchy="false" form="prefix">(</mo>
        <mi>R</mi>
        <mo stretchy="false" form="postfix">)</mo>
      </mrow>
    </msub>
    <mo>=</mo>
    <munderover>
      <mo>∑</mo>
      <mrow>
        <mi>i</mi>
        <mo>=</mo>
        <mn>1</mn>
      </mrow>
      <mrow>
        <mi>h</mi>
        <mo stretchy="false" form="prefix">(</mo>
        <mi>R</mi>
        <mo stretchy="false" form="postfix">)</mo>
      </mrow>
    </munderover>
    <mfrac>
      <msqrt>
        <mi>n</mi>
      </msqrt>
      <mrow>
        <mi>η</mi>
        <mo stretchy="false" form="prefix">(</mo>
        <mi>R</mi>
        <mo stretchy="false" form="postfix">)</mo>
      </mrow>
    </mfrac>
    <msup>
      <mi>e</mi>
      <mfrac>
        <mrow>
          <msub>
            <mi>L</mi>
            <mi>f</mi>
          </msub>
          <mo stretchy="false" form="prefix">(</mo>
          <mi>h</mi>
          <mo stretchy="false" form="prefix">(</mo>
          <mi>R</mi>
          <mo stretchy="false" form="postfix">)</mo>
          <mo>−</mo>
          <mi>i</mi>
          <mo stretchy="false" form="postfix">)</mo>
        </mrow>
        <mi>R</mi>
      </mfrac>
    </msup>
    <mo>≤</mo>
    <mfrac>
      <mrow>
        <mi>R</mi>
        <msqrt>
          <mi>n</mi>
        </msqrt>
      </mrow>
      <mrow>
        <msub>
          <mi>L</mi>
          <mi>f</mi>
        </msub>
        <mi>η</mi>
        <mo stretchy="false" form="prefix">(</mo>
        <mi>R</mi>
        <mo stretchy="false" form="postfix">)</mo>
      </mrow>
    </mfrac>
    <mrow>
      <mo stretchy="true" form="prefix">(</mo>
      <msup>
        <mi>e</mi>
        <mrow>
          <msub>
            <mi>L</mi>
            <mi>f</mi>
          </msub>
          <mi>h</mi>
          <mo stretchy="false" form="prefix">(</mo>
          <mi>R</mi>
          <mo stretchy="false" form="postfix">)</mo>
          <mo>/</mo>
          <mi>R</mi>
        </mrow>
      </msup>
      <mo>−</mo>
      <mn>1</mn>
      <mo stretchy="true" form="postfix">)</mo>
    </mrow>
    <mo>.</mo>
  </mrow>
</math>
</file>

<file path=Formula-497/content.xml><?xml version="1.0" encoding="utf-8"?>
<math xmlns="http://www.w3.org/1998/Math/MathML" display="block">
  <mtable>
    <mtr>
      <mtd columnalign="right">
        <munderover>
          <mo>∑</mo>
          <mrow>
            <mi>i</mi>
            <mo>=</mo>
            <mn>1</mn>
          </mrow>
          <mrow>
            <mi>h</mi>
            <mo stretchy="false" form="prefix">(</mo>
            <mi>R</mi>
            <mo stretchy="false" form="postfix">)</mo>
          </mrow>
        </munderover>
        <mfrac>
          <msqrt>
            <mi>n</mi>
          </msqrt>
          <mrow>
            <mi>η</mi>
            <mo stretchy="false" form="prefix">(</mo>
            <mi>R</mi>
            <mo stretchy="false" form="postfix">)</mo>
          </mrow>
        </mfrac>
        <msup>
          <mi>e</mi>
          <mfrac>
            <mrow>
              <msub>
                <mi>L</mi>
                <mi>f</mi>
              </msub>
              <mo stretchy="false" form="prefix">(</mo>
              <mi>h</mi>
              <mo stretchy="false" form="prefix">(</mo>
              <mi>R</mi>
              <mo stretchy="false" form="postfix">)</mo>
              <mo>−</mo>
              <mi>i</mi>
              <mo stretchy="false" form="postfix">)</mo>
            </mrow>
            <mi>R</mi>
          </mfrac>
        </msup>
      </mtd>
      <mtd columnalign="center">
        <mo>=</mo>
      </mtd>
      <mtd columnalign="left">
        <mfrac>
          <msqrt>
            <mi>n</mi>
          </msqrt>
          <mrow>
            <mi>η</mi>
            <mo stretchy="false" form="prefix">(</mo>
            <mi>R</mi>
            <mo stretchy="false" form="postfix">)</mo>
          </mrow>
        </mfrac>
        <munderover>
          <mo>∑</mo>
          <mrow>
            <mi>i</mi>
            <mo>=</mo>
            <mn>0</mn>
          </mrow>
          <mrow>
            <mi>h</mi>
            <mo stretchy="false" form="prefix">(</mo>
            <mi>R</mi>
            <mo stretchy="false" form="postfix">)</mo>
            <mo>−</mo>
            <mn>1</mn>
          </mrow>
        </munderover>
        <msup>
          <mi>e</mi>
          <mfrac>
            <mrow>
              <msub>
                <mi>L</mi>
                <mi>f</mi>
              </msub>
              <mi>i</mi>
            </mrow>
            <mi>R</mi>
          </mfrac>
        </msup>
      </mtd>
    </mtr>
    <mtr>
      <mtd columnalign="right"/>
      <mtd columnalign="center">
        <mo>≤</mo>
      </mtd>
      <mtd columnalign="left">
        <mfrac>
          <msqrt>
            <mi>n</mi>
          </msqrt>
          <mrow>
            <mi>η</mi>
            <mo stretchy="false" form="prefix">(</mo>
            <mi>R</mi>
            <mo stretchy="false" form="postfix">)</mo>
          </mrow>
        </mfrac>
        <msubsup>
          <mo>∫</mo>
          <mn>0</mn>
          <mrow>
            <mi>h</mi>
            <mo stretchy="false" form="prefix">(</mo>
            <mi>R</mi>
            <mo stretchy="false" form="postfix">)</mo>
          </mrow>
        </msubsup>
        <msup>
          <mi>e</mi>
          <mrow>
            <mfrac>
              <msub>
                <mi>L</mi>
                <mi>f</mi>
              </msub>
              <mi>R</mi>
            </mfrac>
            <mi>ρ</mi>
          </mrow>
        </msup>
        <mi>d</mi>
        <mi>ρ</mi>
      </mtd>
    </mtr>
    <mtr>
      <mtd columnalign="right"/>
      <mtd columnalign="center">
        <mo>=</mo>
      </mtd>
      <mtd columnalign="left">
        <mfrac>
          <mrow>
            <mi>R</mi>
            <msqrt>
              <mi>n</mi>
            </msqrt>
          </mrow>
          <mrow>
            <msub>
              <mi>L</mi>
              <mi>f</mi>
            </msub>
            <mi>η</mi>
            <mo stretchy="false" form="prefix">(</mo>
            <mi>R</mi>
            <mo stretchy="false" form="postfix">)</mo>
          </mrow>
        </mfrac>
        <mrow>
          <mo stretchy="true" form="prefix">(</mo>
          <msup>
            <mi>e</mi>
            <mfrac>
              <mrow>
                <msub>
                  <mi>L</mi>
                  <mi>f</mi>
                </msub>
                <mi>h</mi>
                <mo stretchy="false" form="prefix">(</mo>
                <mi>R</mi>
                <mo stretchy="false" form="postfix">)</mo>
              </mrow>
              <mi>R</mi>
            </mfrac>
          </msup>
          <mo>−</mo>
          <mn>1</mn>
          <mo stretchy="true" form="postfix">)</mo>
        </mrow>
        <mo>.</mo>
      </mtd>
    </mtr>
  </mtable>
</math>
</file>

<file path=Formula-498/content.xml><?xml version="1.0" encoding="utf-8"?>
<math xmlns="http://www.w3.org/1998/Math/MathML" display="inline">
  <mrow>
    <mi>ϵ</mi>
    <mo stretchy="false" form="prefix">(</mo>
    <mi>R</mi>
    <mo stretchy="false" form="postfix">)</mo>
    <mo>=</mo>
    <mfrac>
      <mrow>
        <mi>R</mi>
        <msqrt>
          <mi>n</mi>
        </msqrt>
      </mrow>
      <mrow>
        <msub>
          <mi>L</mi>
          <mi>f</mi>
        </msub>
        <mi>η</mi>
        <mo stretchy="false" form="prefix">(</mo>
        <mi>R</mi>
        <mo stretchy="false" form="postfix">)</mo>
      </mrow>
    </mfrac>
    <mrow>
      <mo stretchy="true" form="prefix">(</mo>
      <msup>
        <mi>e</mi>
        <mfrac>
          <mrow>
            <msub>
              <mi>L</mi>
              <mi>f</mi>
            </msub>
            <mi>h</mi>
            <mo stretchy="false" form="prefix">(</mo>
            <mi>R</mi>
            <mo stretchy="false" form="postfix">)</mo>
          </mrow>
          <mi>R</mi>
        </mfrac>
      </msup>
      <mo>−</mo>
      <mn>1</mn>
      <mo stretchy="true" form="postfix">)</mo>
    </mrow>
  </mrow>
</math>
</file>

<file path=Formula-499/content.xml><?xml version="1.0" encoding="utf-8"?>
<math xmlns="http://www.w3.org/1998/Math/MathML" display="inline">
  <msubsup>
    <mi>c</mi>
    <mi>R</mi>
    <mrow>
      <mi>ϵ</mi>
      <mo stretchy="false" form="prefix">(</mo>
      <mi>R</mi>
      <mo stretchy="false" form="postfix">)</mo>
    </mrow>
  </msubsup>
</math>
</file>

<file path=Formula-5/content.xml><?xml version="1.0" encoding="utf-8"?>
<math xmlns="http://www.w3.org/1998/Math/MathML" display="inline">
  <mstyle mathvariant="normal">
    <mi>R</mi>
    <mi>R</mi>
    <mi>T</mi>
  </mstyle>
</math>
</file>

<file path=Formula-50/content.xml><?xml version="1.0" encoding="utf-8"?>
<math xmlns="http://www.w3.org/1998/Math/MathML" display="inline">
  <mrow>
    <mi>R</mi>
    <mo>∈</mo>
    <mstyle mathvariant="double-struck">
      <mi>ℕ</mi>
    </mstyle>
  </mrow>
</math>
</file>

<file path=Formula-500/content.xml><?xml version="1.0" encoding="utf-8"?>
<math xmlns="http://www.w3.org/1998/Math/MathML" display="inline">
  <mrow>
    <msub>
      <mstyle mathvariant="script">
        <mi>𝒰</mi>
      </mstyle>
      <mi>R</mi>
    </msub>
    <mo>∪</mo>
    <mo stretchy="false" form="prefix">{</mo>
    <mi>I</mi>
    <msub>
      <mi>d</mi>
      <mstyle mathvariant="script">
        <mi>𝒰</mi>
      </mstyle>
    </msub>
    <mo stretchy="false" form="postfix">}</mo>
  </mrow>
</math>
</file>

<file path=Formula-501/content.xml><?xml version="1.0" encoding="utf-8"?>
<math xmlns="http://www.w3.org/1998/Math/MathML" display="inline">
  <mi>u</mi>
</math>
</file>

<file path=Formula-502/content.xml><?xml version="1.0" encoding="utf-8"?>
<math xmlns="http://www.w3.org/1998/Math/MathML" display="inline">
  <mi>u</mi>
</math>
</file>

<file path=Formula-503/content.xml><?xml version="1.0" encoding="utf-8"?>
<math xmlns="http://www.w3.org/1998/Math/MathML" display="inline">
  <msub>
    <mstyle mathvariant="script">
      <mi>𝒰</mi>
    </mstyle>
    <mi>R</mi>
  </msub>
</math>
</file>

<file path=Formula-504/content.xml><?xml version="1.0" encoding="utf-8"?>
<math xmlns="http://www.w3.org/1998/Math/MathML" display="inline">
  <mi>u</mi>
</math>
</file>

<file path=Formula-505/content.xml><?xml version="1.0" encoding="utf-8"?>
<math xmlns="http://www.w3.org/1998/Math/MathML" display="inline">
  <msubsup>
    <mi>c</mi>
    <mi>R</mi>
    <mrow>
      <mi>ϵ</mi>
      <mo stretchy="false" form="prefix">(</mo>
      <mi>R</mi>
      <mo stretchy="false" form="postfix">)</mo>
    </mrow>
  </msubsup>
</math>
</file>

<file path=Formula-506/content.xml><?xml version="1.0" encoding="utf-8"?>
<math xmlns="http://www.w3.org/1998/Math/MathML" display="inline">
  <mrow>
    <msubsup>
      <mi>c</mi>
      <mi>R</mi>
      <mrow>
        <mi>ϵ</mi>
        <mo stretchy="false" form="prefix">(</mo>
        <mi>R</mi>
        <mo stretchy="false" form="postfix">)</mo>
      </mrow>
    </msubsup>
    <mo>&lt;</mo>
    <mo>∞</mo>
  </mrow>
</math>
</file>

<file path=Formula-507/content.xml><?xml version="1.0" encoding="utf-8"?>
<math xmlns="http://www.w3.org/1998/Math/MathML" display="inline">
  <msubsup>
    <mi>c</mi>
    <mi>R</mi>
    <mrow>
      <mi>ϵ</mi>
      <mo stretchy="false" form="prefix">(</mo>
      <mi>R</mi>
      <mo stretchy="false" form="postfix">)</mo>
    </mrow>
  </msubsup>
</math>
</file>

<file path=Formula-508/content.xml><?xml version="1.0" encoding="utf-8"?>
<math xmlns="http://www.w3.org/1998/Math/MathML" display="inline">
  <mrow>
    <msub>
      <mstyle mathvariant="script">
        <mi>𝒰</mi>
      </mstyle>
      <mi>R</mi>
    </msub>
    <mo>∩</mo>
    <msubsup>
      <mstyle mathvariant="script">
        <mi>𝒰</mi>
      </mstyle>
      <mstyle mathvariant="normal">
        <mi>g</mi>
        <mi>o</mi>
        <mi>a</mi>
        <mi>l</mi>
      </mstyle>
      <mrow>
        <mi>ϵ</mi>
        <mo stretchy="false" form="prefix">(</mo>
        <mi>R</mi>
        <mo stretchy="false" form="postfix">)</mo>
      </mrow>
    </msubsup>
  </mrow>
</math>
</file>

<file path=Formula-509/content.xml><?xml version="1.0" encoding="utf-8"?>
<math xmlns="http://www.w3.org/1998/Math/MathML" display="inline">
  <mrow>
    <msub>
      <mi>u</mi>
      <mn>0</mn>
    </msub>
    <mo>∈</mo>
    <msub>
      <mstyle mathvariant="script">
        <mi>𝒰</mi>
      </mstyle>
      <mi>R</mi>
    </msub>
    <mo>∩</mo>
    <msubsup>
      <mstyle mathvariant="script">
        <mi>𝒰</mi>
      </mstyle>
      <mstyle mathvariant="normal">
        <mi>g</mi>
        <mi>o</mi>
        <mi>a</mi>
        <mi>l</mi>
      </mstyle>
      <mrow>
        <mi>ϵ</mi>
        <mo stretchy="false" form="prefix">(</mo>
        <mi>R</mi>
        <mo stretchy="false" form="postfix">)</mo>
      </mrow>
    </msubsup>
  </mrow>
</math>
</file>

<file path=Formula-51/content.xml><?xml version="1.0" encoding="utf-8"?>
<math xmlns="http://www.w3.org/1998/Math/MathML" display="inline">
  <mi>R</mi>
</math>
</file>

<file path=Formula-510/content.xml><?xml version="1.0" encoding="utf-8"?>
<math xmlns="http://www.w3.org/1998/Math/MathML" display="inline">
  <mrow>
    <msub>
      <mi>J</mi>
      <msub>
        <mi>x</mi>
        <mstyle mathvariant="normal">
          <mi>i</mi>
          <mi>c</mi>
        </mstyle>
      </msub>
    </msub>
    <mo stretchy="false" form="prefix">(</mo>
    <msub>
      <mi>u</mi>
      <mn>0</mn>
    </msub>
    <mo stretchy="false" form="postfix">)</mo>
    <mo>=</mo>
    <msubsup>
      <mi>c</mi>
      <mi>R</mi>
      <mrow>
        <mi>ϵ</mi>
        <mo stretchy="false" form="prefix">(</mo>
        <mi>R</mi>
        <mo stretchy="false" form="postfix">)</mo>
      </mrow>
    </msubsup>
  </mrow>
</math>
</file>

<file path=Formula-511/content.xml><?xml version="1.0" encoding="utf-8"?>
<math xmlns="http://www.w3.org/1998/Math/MathML" display="inline">
  <mrow>
    <mi>I</mi>
    <msub>
      <mi>d</mi>
      <mstyle mathvariant="script">
        <mi>𝒰</mi>
      </mstyle>
    </msub>
  </mrow>
</math>
</file>

<file path=Formula-512/content.xml><?xml version="1.0" encoding="utf-8"?>
<math xmlns="http://www.w3.org/1998/Math/MathML" display="inline">
  <msubsup>
    <mi>c</mi>
    <mi>R</mi>
    <mrow>
      <mi>ϵ</mi>
      <mo stretchy="false" form="prefix">(</mo>
      <mi>R</mi>
      <mo stretchy="false" form="postfix">)</mo>
    </mrow>
  </msubsup>
</math>
</file>

<file path=Formula-513/content.xml><?xml version="1.0" encoding="utf-8"?>
<math xmlns="http://www.w3.org/1998/Math/MathML" display="inline">
  <msub>
    <mi>u</mi>
    <mn>1</mn>
  </msub>
</math>
</file>

<file path=Formula-514/content.xml><?xml version="1.0" encoding="utf-8"?>
<math xmlns="http://www.w3.org/1998/Math/MathML" display="inline">
  <mrow>
    <mi>d</mi>
    <mi>e</mi>
    <mi>p</mi>
    <mi>t</mi>
    <mi>h</mi>
    <mo stretchy="false" form="prefix">(</mo>
    <msub>
      <mi>u</mi>
      <mn>1</mn>
    </msub>
    <mo stretchy="false" form="postfix">)</mo>
    <mo>≥</mo>
    <mn>1</mn>
  </mrow>
</math>
</file>

<file path=Formula-515/content.xml><?xml version="1.0" encoding="utf-8"?>
<math xmlns="http://www.w3.org/1998/Math/MathML" display="inline">
  <mi>Σ</mi>
</math>
</file>

<file path=Formula-516/content.xml><?xml version="1.0" encoding="utf-8"?>
<math xmlns="http://www.w3.org/1998/Math/MathML" display="inline">
  <mrow>
    <msub>
      <mi>u</mi>
      <mn>1</mn>
    </msub>
    <msub>
      <mo>≺</mo>
      <mi>R</mi>
    </msub>
    <msub>
      <mi>a</mi>
      <mn>0</mn>
    </msub>
  </mrow>
</math>
</file>

<file path=Formula-517/content.xml><?xml version="1.0" encoding="utf-8"?>
<math xmlns="http://www.w3.org/1998/Math/MathML" display="inline">
  <msub>
    <mi>a</mi>
    <mn>0</mn>
  </msub>
</math>
</file>

<file path=Formula-518/content.xml><?xml version="1.0" encoding="utf-8"?>
<math xmlns="http://www.w3.org/1998/Math/MathML" display="inline">
  <msub>
    <mi>u</mi>
    <mn>0</mn>
  </msub>
</math>
</file>

<file path=Formula-519/content.xml><?xml version="1.0" encoding="utf-8"?>
<math xmlns="http://www.w3.org/1998/Math/MathML" display="inline">
  <msub>
    <mi>u</mi>
    <mn>1</mn>
  </msub>
</math>
</file>

<file path=Formula-52/content.xml><?xml version="1.0" encoding="utf-8"?>
<math xmlns="http://www.w3.org/1998/Math/MathML" display="inline">
  <msub>
    <mi>X</mi>
    <mstyle mathvariant="normal">
      <mi>f</mi>
      <mi>r</mi>
      <mi>e</mi>
      <mi>e</mi>
    </mstyle>
  </msub>
</math>
</file>

<file path=Formula-520/content.xml><?xml version="1.0" encoding="utf-8"?>
<math xmlns="http://www.w3.org/1998/Math/MathML" display="inline">
  <mi>Σ</mi>
</math>
</file>

<file path=Formula-521/content.xml><?xml version="1.0" encoding="utf-8"?>
<math xmlns="http://www.w3.org/1998/Math/MathML" display="inline">
  <msub>
    <mi>a</mi>
    <mn>0</mn>
  </msub>
</math>
</file>

<file path=Formula-522/content.xml><?xml version="1.0" encoding="utf-8"?>
<math xmlns="http://www.w3.org/1998/Math/MathML" display="inline">
  <msub>
    <mi>u</mi>
    <mn>0</mn>
  </msub>
</math>
</file>

<file path=Formula-523/content.xml><?xml version="1.0" encoding="utf-8"?>
<math xmlns="http://www.w3.org/1998/Math/MathML" display="inline">
  <msub>
    <mi>u</mi>
    <mn>1</mn>
  </msub>
</math>
</file>

<file path=Formula-524/content.xml><?xml version="1.0" encoding="utf-8"?>
<math xmlns="http://www.w3.org/1998/Math/MathML" display="inline">
  <msub>
    <mstyle mathvariant="script">
      <mi>𝒰</mi>
    </mstyle>
    <mi>R</mi>
  </msub>
</math>
</file>

<file path=Formula-525/content.xml><?xml version="1.0" encoding="utf-8"?>
<math xmlns="http://www.w3.org/1998/Math/MathML" display="inline">
  <mrow>
    <msub>
      <mi>u</mi>
      <mn>1</mn>
    </msub>
    <msub>
      <mi>d</mi>
      <mn>1</mn>
    </msub>
  </mrow>
</math>
</file>

<file path=Formula-526/content.xml><?xml version="1.0" encoding="utf-8"?>
<math xmlns="http://www.w3.org/1998/Math/MathML" display="inline">
  <mrow>
    <msub>
      <mi>u</mi>
      <mn>1</mn>
    </msub>
    <msub>
      <mi>d</mi>
      <mn>1</mn>
    </msub>
    <mo>∈</mo>
    <msubsup>
      <mstyle mathvariant="script">
        <mi>𝒰</mi>
      </mstyle>
      <mstyle mathvariant="normal">
        <mi>g</mi>
        <mi>o</mi>
        <mi>a</mi>
        <mi>l</mi>
      </mstyle>
      <mrow>
        <mi>ϵ</mi>
        <mo stretchy="false" form="prefix">(</mo>
        <mi>R</mi>
        <mo stretchy="false" form="postfix">)</mo>
        <mo>−</mo>
        <msub>
          <mi>δ</mi>
          <mn>1</mn>
        </msub>
      </mrow>
    </msubsup>
  </mrow>
</math>
</file>

<file path=Formula-527/content.xml><?xml version="1.0" encoding="utf-8"?>
<math xmlns="http://www.w3.org/1998/Math/MathML" display="inline">
  <mrow>
    <msub>
      <mi>J</mi>
      <msub>
        <mi>x</mi>
        <mstyle mathvariant="normal">
          <mi>i</mi>
          <mi>c</mi>
        </mstyle>
      </msub>
    </msub>
    <mo stretchy="false" form="prefix">(</mo>
    <msub>
      <mi>u</mi>
      <mn>1</mn>
    </msub>
    <msub>
      <mi>d</mi>
      <mn>1</mn>
    </msub>
    <mo stretchy="false" form="postfix">)</mo>
    <mo>≤</mo>
    <msubsup>
      <mi>c</mi>
      <mi>R</mi>
      <mrow>
        <mi>ϵ</mi>
        <mo stretchy="false" form="prefix">(</mo>
        <mi>R</mi>
        <mo stretchy="false" form="postfix">)</mo>
        <mo>−</mo>
        <msub>
          <mi>δ</mi>
          <mn>1</mn>
        </msub>
      </mrow>
    </msubsup>
  </mrow>
</math>
</file>

<file path=Formula-528/content.xml><?xml version="1.0" encoding="utf-8"?>
<math xmlns="http://www.w3.org/1998/Math/MathML" display="inline">
  <mi>Σ</mi>
</math>
</file>

<file path=Formula-529/content.xml><?xml version="1.0" encoding="utf-8"?>
<math xmlns="http://www.w3.org/1998/Math/MathML" display="inline">
  <msub>
    <mi>u</mi>
    <mn>1</mn>
  </msub>
</math>
</file>

<file path=Formula-53/content.xml><?xml version="1.0" encoding="utf-8"?>
<math xmlns="http://www.w3.org/1998/Math/MathML" display="inline">
  <msub>
    <mi>X</mi>
    <mstyle mathvariant="normal">
      <mi>g</mi>
      <mi>o</mi>
      <mi>a</mi>
      <mi>l</mi>
    </mstyle>
  </msub>
</math>
</file>

<file path=Formula-530/content.xml><?xml version="1.0" encoding="utf-8"?>
<math xmlns="http://www.w3.org/1998/Math/MathML" display="inline">
  <mrow>
    <msub>
      <mi>u</mi>
      <mn>1</mn>
    </msub>
    <msub>
      <mi>d</mi>
      <mn>1</mn>
    </msub>
  </mrow>
</math>
</file>

<file path=Formula-531/content.xml><?xml version="1.0" encoding="utf-8"?>
<math xmlns="http://www.w3.org/1998/Math/MathML" display="inline">
  <msub>
    <mi>u</mi>
    <mn>0</mn>
  </msub>
</math>
</file>

<file path=Formula-532/content.xml><?xml version="1.0" encoding="utf-8"?>
<math xmlns="http://www.w3.org/1998/Math/MathML" display="inline">
  <mrow>
    <mi>k</mi>
    <mo>&lt;</mo>
    <mi>h</mi>
    <mo stretchy="false" form="prefix">(</mo>
    <mi>R</mi>
    <mo stretchy="false" form="postfix">)</mo>
  </mrow>
</math>
</file>

<file path=Formula-533/content.xml><?xml version="1.0" encoding="utf-8"?>
<math xmlns="http://www.w3.org/1998/Math/MathML" display="inline">
  <msub>
    <mi>u</mi>
    <mi>k</mi>
  </msub>
</math>
</file>

<file path=Formula-534/content.xml><?xml version="1.0" encoding="utf-8"?>
<math xmlns="http://www.w3.org/1998/Math/MathML" display="inline">
  <mrow>
    <mi>d</mi>
    <mi>e</mi>
    <mi>p</mi>
    <mi>t</mi>
    <mi>h</mi>
    <mo stretchy="false" form="prefix">(</mo>
    <msub>
      <mi>u</mi>
      <mi>k</mi>
    </msub>
    <mo stretchy="false" form="postfix">)</mo>
    <mo>≥</mo>
    <mi>k</mi>
  </mrow>
</math>
</file>

<file path=Formula-535/content.xml><?xml version="1.0" encoding="utf-8"?>
<math xmlns="http://www.w3.org/1998/Math/MathML" display="inline">
  <mrow>
    <msub>
      <mi>u</mi>
      <mi>k</mi>
    </msub>
    <msub>
      <mi>d</mi>
      <mi>k</mi>
    </msub>
    <mo>∈</mo>
    <msub>
      <mstyle mathvariant="script">
        <mi>𝒰</mi>
      </mstyle>
      <mi>R</mi>
    </msub>
    <mo>∩</mo>
    <msubsup>
      <mstyle mathvariant="script">
        <mi>𝒰</mi>
      </mstyle>
      <mstyle mathvariant="normal">
        <mi>g</mi>
        <mi>o</mi>
        <mi>a</mi>
        <mi>l</mi>
      </mstyle>
      <mrow>
        <mi>ϵ</mi>
        <mo stretchy="false" form="prefix">(</mo>
        <mi>R</mi>
        <mo stretchy="false" form="postfix">)</mo>
        <mo>−</mo>
        <msub>
          <mi>δ</mi>
          <mi>k</mi>
        </msub>
      </mrow>
    </msubsup>
  </mrow>
</math>
</file>

<file path=Formula-536/content.xml><?xml version="1.0" encoding="utf-8"?>
<math xmlns="http://www.w3.org/1998/Math/MathML" display="inline">
  <mrow>
    <msub>
      <mi>J</mi>
      <msub>
        <mi>x</mi>
        <mstyle mathvariant="normal">
          <mi>i</mi>
          <mi>c</mi>
        </mstyle>
      </msub>
    </msub>
    <mo stretchy="false" form="prefix">(</mo>
    <msub>
      <mi>u</mi>
      <mi>k</mi>
    </msub>
    <msub>
      <mi>d</mi>
      <mi>k</mi>
    </msub>
    <mo stretchy="false" form="postfix">)</mo>
    <mo>≤</mo>
    <msubsup>
      <mi>c</mi>
      <mi>R</mi>
      <mrow>
        <mi>ϵ</mi>
        <mo stretchy="false" form="prefix">(</mo>
        <mi>R</mi>
        <mo stretchy="false" form="postfix">)</mo>
      </mrow>
    </msubsup>
  </mrow>
</math>
</file>

<file path=Formula-537/content.xml><?xml version="1.0" encoding="utf-8"?>
<math xmlns="http://www.w3.org/1998/Math/MathML" display="inline">
  <mrow>
    <msub>
      <mi>δ</mi>
      <mi>k</mi>
    </msub>
    <mo>≤</mo>
    <mi>ϵ</mi>
    <mo stretchy="false" form="prefix">(</mo>
    <mi>R</mi>
    <mo stretchy="false" form="postfix">)</mo>
  </mrow>
</math>
</file>

<file path=Formula-538/content.xml><?xml version="1.0" encoding="utf-8"?>
<math xmlns="http://www.w3.org/1998/Math/MathML" display="inline">
  <mrow>
    <mi>k</mi>
    <mo>≤</mo>
    <mi>h</mi>
    <mo stretchy="false" form="prefix">(</mo>
    <mi>R</mi>
    <mo stretchy="false" form="postfix">)</mo>
  </mrow>
</math>
</file>

<file path=Formula-539/content.xml><?xml version="1.0" encoding="utf-8"?>
<math xmlns="http://www.w3.org/1998/Math/MathML" display="inline">
  <msub>
    <mi>a</mi>
    <mi>k</mi>
  </msub>
</math>
</file>

<file path=Formula-54/content.xml><?xml version="1.0" encoding="utf-8"?>
<math xmlns="http://www.w3.org/1998/Math/MathML" display="inline">
  <msup>
    <mstyle mathvariant="double-struck">
      <mi>ℝ</mi>
    </mstyle>
    <mi>n</mi>
  </msup>
</math>
</file>

<file path=Formula-540/content.xml><?xml version="1.0" encoding="utf-8"?>
<math xmlns="http://www.w3.org/1998/Math/MathML" display="inline">
  <mrow>
    <msub>
      <mi>u</mi>
      <mi>k</mi>
    </msub>
    <msub>
      <mi>d</mi>
      <mi>k</mi>
    </msub>
  </mrow>
</math>
</file>

<file path=Formula-541/content.xml><?xml version="1.0" encoding="utf-8"?>
<math xmlns="http://www.w3.org/1998/Math/MathML" display="inline">
  <mrow>
    <msub>
      <mi>u</mi>
      <mrow>
        <mi>k</mi>
        <mo>+</mo>
        <mn>1</mn>
      </mrow>
    </msub>
    <msub>
      <mo>≺</mo>
      <mi>R</mi>
    </msub>
    <msub>
      <mi>a</mi>
      <mi>k</mi>
    </msub>
  </mrow>
</math>
</file>

<file path=Formula-542/content.xml><?xml version="1.0" encoding="utf-8"?>
<math xmlns="http://www.w3.org/1998/Math/MathML" display="inline">
  <mrow>
    <msub>
      <mi>u</mi>
      <mrow>
        <mi>k</mi>
        <mo>+</mo>
        <mn>1</mn>
      </mrow>
    </msub>
    <mo>∈</mo>
    <mi>Σ</mi>
  </mrow>
</math>
</file>

<file path=Formula-543/content.xml><?xml version="1.0" encoding="utf-8"?>
<math xmlns="http://www.w3.org/1998/Math/MathML" display="inline">
  <mrow>
    <mi>d</mi>
    <mi>e</mi>
    <mi>p</mi>
    <mi>t</mi>
    <mi>h</mi>
    <mo stretchy="false" form="prefix">(</mo>
    <msub>
      <mi>u</mi>
      <mrow>
        <mi>k</mi>
        <mo>+</mo>
        <mn>1</mn>
      </mrow>
    </msub>
    <mo stretchy="false" form="postfix">)</mo>
    <mo>≤</mo>
    <mi>k</mi>
    <mo>+</mo>
    <mn>1</mn>
  </mrow>
</math>
</file>

<file path=Formula-544/content.xml><?xml version="1.0" encoding="utf-8"?>
<math xmlns="http://www.w3.org/1998/Math/MathML" display="inline">
  <msub>
    <mi>u</mi>
    <mrow>
      <mi>k</mi>
      <mo>+</mo>
      <mn>1</mn>
    </mrow>
  </msub>
</math>
</file>

<file path=Formula-545/content.xml><?xml version="1.0" encoding="utf-8"?>
<math xmlns="http://www.w3.org/1998/Math/MathML" display="inline">
  <mrow>
    <msub>
      <mi>u</mi>
      <mrow>
        <mi>k</mi>
        <mo>+</mo>
        <mn>1</mn>
      </mrow>
    </msub>
    <msub>
      <mi>d</mi>
      <mrow>
        <mi>k</mi>
        <mo>+</mo>
        <mn>1</mn>
      </mrow>
    </msub>
  </mrow>
</math>
</file>

<file path=Formula-546/content.xml><?xml version="1.0" encoding="utf-8"?>
<math xmlns="http://www.w3.org/1998/Math/MathML" display="inline">
  <msubsup>
    <mstyle mathvariant="script">
      <mi>𝒰</mi>
    </mstyle>
    <mstyle mathvariant="normal">
      <mi>g</mi>
      <mi>o</mi>
      <mi>a</mi>
      <mi>l</mi>
    </mstyle>
    <mrow>
      <mi>ϵ</mi>
      <mo stretchy="false" form="prefix">(</mo>
      <mi>R</mi>
      <mo stretchy="false" form="postfix">)</mo>
      <mo>−</mo>
      <msub>
        <mi>δ</mi>
        <mrow>
          <mi>k</mi>
          <mo>+</mo>
          <mn>1</mn>
        </mrow>
      </msub>
    </mrow>
  </msubsup>
</math>
</file>

<file path=Formula-547/content.xml><?xml version="1.0" encoding="utf-8"?>
<math xmlns="http://www.w3.org/1998/Math/MathML" display="inline">
  <mrow>
    <msub>
      <mi>J</mi>
      <msub>
        <mi>x</mi>
        <mstyle mathvariant="normal">
          <mi>i</mi>
          <mi>c</mi>
        </mstyle>
      </msub>
    </msub>
    <mo stretchy="false" form="prefix">(</mo>
    <msub>
      <mi>u</mi>
      <mrow>
        <mi>k</mi>
        <mo>+</mo>
        <mn>1</mn>
      </mrow>
    </msub>
    <msub>
      <mi>d</mi>
      <mrow>
        <mi>k</mi>
        <mo>+</mo>
        <mn>1</mn>
      </mrow>
    </msub>
    <mo stretchy="false" form="postfix">)</mo>
    <mo>≤</mo>
    <msubsup>
      <mi>c</mi>
      <mi>R</mi>
      <mrow>
        <mi>ϵ</mi>
        <mo stretchy="false" form="prefix">(</mo>
        <mi>R</mi>
        <mo stretchy="false" form="postfix">)</mo>
        <mo>−</mo>
        <msub>
          <mi>δ</mi>
          <mrow>
            <mi>k</mi>
            <mo>+</mo>
            <mn>1</mn>
          </mrow>
        </msub>
      </mrow>
    </msubsup>
  </mrow>
</math>
</file>

<file path=Formula-548/content.xml><?xml version="1.0" encoding="utf-8"?>
<math xmlns="http://www.w3.org/1998/Math/MathML" display="inline">
  <mrow>
    <msub>
      <mi>u</mi>
      <mrow>
        <mi>k</mi>
        <mo>+</mo>
        <mn>1</mn>
      </mrow>
    </msub>
    <msub>
      <mi>d</mi>
      <mrow>
        <mi>k</mi>
        <mo>+</mo>
        <mn>1</mn>
      </mrow>
    </msub>
  </mrow>
</math>
</file>

<file path=Formula-549/content.xml><?xml version="1.0" encoding="utf-8"?>
<math xmlns="http://www.w3.org/1998/Math/MathML" display="inline">
  <mi>k</mi>
</math>
</file>

<file path=Formula-55/content.xml><?xml version="1.0" encoding="utf-8"?>
<math xmlns="http://www.w3.org/1998/Math/MathML" display="inline">
  <mrow>
    <msub>
      <mi>L</mi>
      <mi>f</mi>
    </msub>
    <mo>≥</mo>
    <mn>0</mn>
  </mrow>
</math>
</file>

<file path=Formula-550/content.xml><?xml version="1.0" encoding="utf-8"?>
<math xmlns="http://www.w3.org/1998/Math/MathML" display="inline">
  <mrow>
    <mi>k</mi>
    <mo>=</mo>
    <mi>h</mi>
    <mo stretchy="false" form="prefix">(</mo>
    <mi>R</mi>
    <mo stretchy="false" form="postfix">)</mo>
  </mrow>
</math>
</file>

<file path=Formula-551/content.xml><?xml version="1.0" encoding="utf-8"?>
<math xmlns="http://www.w3.org/1998/Math/MathML" display="inline">
  <msub>
    <mi>u</mi>
    <mrow>
      <mi>h</mi>
      <mo stretchy="false" form="prefix">(</mo>
      <mi>R</mi>
      <mo stretchy="false" form="postfix">)</mo>
    </mrow>
  </msub>
</math>
</file>

<file path=Formula-552/content.xml><?xml version="1.0" encoding="utf-8"?>
<math xmlns="http://www.w3.org/1998/Math/MathML" display="inline">
  <mrow>
    <mi>d</mi>
    <mi>e</mi>
    <mi>p</mi>
    <mi>t</mi>
    <mi>h</mi>
    <mo stretchy="false" form="prefix">(</mo>
    <msub>
      <mi>u</mi>
      <mrow>
        <mi>h</mi>
        <mo stretchy="false" form="prefix">(</mo>
        <mi>R</mi>
        <mo stretchy="false" form="postfix">)</mo>
      </mrow>
    </msub>
    <mo stretchy="false" form="postfix">)</mo>
    <mo>=</mo>
    <mi>h</mi>
    <mo stretchy="false" form="prefix">(</mo>
    <mi>R</mi>
    <mo stretchy="false" form="postfix">)</mo>
  </mrow>
</math>
</file>

<file path=Formula-553/content.xml><?xml version="1.0" encoding="utf-8"?>
<math xmlns="http://www.w3.org/1998/Math/MathML" display="inline">
  <mrow>
    <msub>
      <mi>u</mi>
      <mrow>
        <mi>h</mi>
        <mo stretchy="false" form="prefix">(</mo>
        <mi>R</mi>
        <mo stretchy="false" form="postfix">)</mo>
      </mrow>
    </msub>
    <msub>
      <mo>≺</mo>
      <mi>R</mi>
    </msub>
    <msub>
      <mi>u</mi>
      <mrow>
        <mi>h</mi>
        <mo stretchy="false" form="prefix">(</mo>
        <mi>R</mi>
        <mo stretchy="false" form="postfix">)</mo>
        <mo>−</mo>
        <mn>1</mn>
      </mrow>
    </msub>
    <msub>
      <mi>d</mi>
      <mrow>
        <mi>h</mi>
        <mo stretchy="false" form="prefix">(</mo>
        <mi>R</mi>
        <mo stretchy="false" form="postfix">)</mo>
        <mo>−</mo>
        <mn>1</mn>
      </mrow>
    </msub>
  </mrow>
</math>
</file>

<file path=Formula-554/content.xml><?xml version="1.0" encoding="utf-8"?>
<math xmlns="http://www.w3.org/1998/Math/MathML" display="inline">
  <msub>
    <mi>u</mi>
    <mrow>
      <mi>h</mi>
      <mo stretchy="false" form="prefix">(</mo>
      <mi>R</mi>
      <mo stretchy="false" form="postfix">)</mo>
      <mo>−</mo>
      <mn>1</mn>
    </mrow>
  </msub>
</math>
</file>

<file path=Formula-555/content.xml><?xml version="1.0" encoding="utf-8"?>
<math xmlns="http://www.w3.org/1998/Math/MathML" display="inline">
  <msubsup>
    <mstyle mathvariant="script">
      <mi>𝒰</mi>
    </mstyle>
    <mstyle mathvariant="normal">
      <mi>g</mi>
      <mi>o</mi>
      <mi>a</mi>
      <mi>l</mi>
    </mstyle>
    <mrow>
      <mi>ϵ</mi>
      <mo stretchy="false" form="prefix">(</mo>
      <mi>R</mi>
      <mo stretchy="false" form="postfix">)</mo>
      <mo>−</mo>
      <msub>
        <mi>δ</mi>
        <mrow>
          <mi>h</mi>
          <mo stretchy="false" form="prefix">(</mo>
          <mi>R</mi>
          <mo stretchy="false" form="postfix">)</mo>
          <mo>−</mo>
          <mn>1</mn>
        </mrow>
      </msub>
    </mrow>
  </msubsup>
</math>
</file>

<file path=Formula-556/content.xml><?xml version="1.0" encoding="utf-8"?>
<math xmlns="http://www.w3.org/1998/Math/MathML" display="inline">
  <mrow>
    <msub>
      <mi>u</mi>
      <mrow>
        <mi>h</mi>
        <mo stretchy="false" form="prefix">(</mo>
        <mi>R</mi>
        <mo stretchy="false" form="postfix">)</mo>
      </mrow>
    </msub>
    <msub>
      <mo>≺</mo>
      <mi>R</mi>
    </msub>
    <msub>
      <mi>u</mi>
      <mrow>
        <mi>h</mi>
        <mo stretchy="false" form="prefix">(</mo>
        <mi>R</mi>
        <mo stretchy="false" form="postfix">)</mo>
        <mo>−</mo>
        <mn>1</mn>
      </mrow>
    </msub>
    <msub>
      <mi>d</mi>
      <mrow>
        <mi>h</mi>
        <mo stretchy="false" form="prefix">(</mo>
        <mi>R</mi>
        <mo stretchy="false" form="postfix">)</mo>
        <mo>−</mo>
        <mn>1</mn>
      </mrow>
    </msub>
  </mrow>
</math>
</file>

<file path=Formula-557/content.xml><?xml version="1.0" encoding="utf-8"?>
<math xmlns="http://www.w3.org/1998/Math/MathML" display="inline">
  <msub>
    <mi>u</mi>
    <mrow>
      <mi>h</mi>
      <mo stretchy="false" form="prefix">(</mo>
      <mi>R</mi>
      <mo stretchy="false" form="postfix">)</mo>
    </mrow>
  </msub>
</math>
</file>

<file path=Formula-558/content.xml><?xml version="1.0" encoding="utf-8"?>
<math xmlns="http://www.w3.org/1998/Math/MathML" display="inline">
  <msub>
    <mstyle mathvariant="script">
      <mi>𝒰</mi>
    </mstyle>
    <mstyle mathvariant="normal">
      <mi>g</mi>
      <mi>o</mi>
      <mi>a</mi>
      <mi>l</mi>
    </mstyle>
  </msub>
</math>
</file>

<file path=Formula-559/content.xml><?xml version="1.0" encoding="utf-8"?>
<math xmlns="http://www.w3.org/1998/Math/MathML" display="inline">
  <msub>
    <mi>u</mi>
    <mrow>
      <mi>h</mi>
      <mo stretchy="false" form="prefix">(</mo>
      <mi>R</mi>
      <mo stretchy="false" form="postfix">)</mo>
    </mrow>
  </msub>
</math>
</file>

<file path=Formula-56/content.xml><?xml version="1.0" encoding="utf-8"?>
<math xmlns="http://www.w3.org/1998/Math/MathML" display="inline">
  <mrow>
    <mi>M</mi>
    <mo>≥</mo>
    <mn>0</mn>
  </mrow>
</math>
</file>

<file path=Formula-560/content.xml><?xml version="1.0" encoding="utf-8"?>
<math xmlns="http://www.w3.org/1998/Math/MathML" display="inline">
  <mrow>
    <mi>ϵ</mi>
    <mo stretchy="false" form="prefix">(</mo>
    <mi>R</mi>
    <mo stretchy="false" form="postfix">)</mo>
  </mrow>
</math>
</file>

<file path=Formula-561/content.xml><?xml version="1.0" encoding="utf-8"?>
<math xmlns="http://www.w3.org/1998/Math/MathML" display="inline">
  <mrow>
    <msubsup>
      <mi>c</mi>
      <mi>R</mi>
      <mrow>
        <mi>ϵ</mi>
        <mo stretchy="false" form="prefix">(</mo>
        <mi>R</mi>
        <mo stretchy="false" form="postfix">)</mo>
      </mrow>
    </msubsup>
    <mo accent="false">→</mo>
    <msup>
      <mi>c</mi>
      <mo>*</mo>
    </msup>
  </mrow>
</math>
</file>

<file path=Formula-562/content.xml><?xml version="1.0" encoding="utf-8"?>
<math xmlns="http://www.w3.org/1998/Math/MathML" display="inline">
  <mstyle mathvariant="normal">
    <mi>G</mi>
    <mi>L</mi>
    <mi>C</mi>
  </mstyle>
</math>
</file>

<file path=Formula-563/content.xml><?xml version="1.0" encoding="utf-8"?>
<math xmlns="http://www.w3.org/1998/Math/MathML" display="inline">
  <mstyle mathvariant="normal">
    <mi>G</mi>
    <mi>L</mi>
    <mi>C</mi>
  </mstyle>
</math>
</file>

<file path=Formula-564/content.xml><?xml version="1.0" encoding="utf-8"?>
<math xmlns="http://www.w3.org/1998/Math/MathML" display="inline">
  <mstyle mathvariant="normal">
    <mi>G</mi>
    <mi>L</mi>
    <mi>C</mi>
  </mstyle>
</math>
</file>

<file path=Formula-565/content.xml><?xml version="1.0" encoding="utf-8"?>
<math xmlns="http://www.w3.org/1998/Math/MathML" display="inline">
  <mstyle mathvariant="normal">
    <mi>S</mi>
    <mi>S</mi>
    <mi>T</mi>
  </mstyle>
</math>
</file>

<file path=Formula-566/content.xml><?xml version="1.0" encoding="utf-8"?>
<math xmlns="http://www.w3.org/1998/Math/MathML" display="inline">
  <msup>
    <mstyle mathvariant="normal">
      <mi>R</mi>
      <mi>R</mi>
      <mi>T</mi>
    </mstyle>
    <mo>*</mo>
  </msup>
</math>
</file>

<file path=Formula-567/content.xml><?xml version="1.0" encoding="utf-8"?>
<math xmlns="http://www.w3.org/1998/Math/MathML" display="inline">
  <mstyle mathvariant="normal">
    <mi>G</mi>
    <mi>L</mi>
    <mi>C</mi>
  </mstyle>
</math>
</file>

<file path=Formula-57/content.xml><?xml version="1.0" encoding="utf-8"?>
<math xmlns="http://www.w3.org/1998/Math/MathML" display="inline">
  <mrow>
    <msub>
      <mrow>
        <mo stretchy="true" form="prefix">‖</mo>
        <mi>f</mi>
        <mo stretchy="false" form="prefix">(</mo>
        <msub>
          <mi>x</mi>
          <mn>1</mn>
        </msub>
        <mo>,</mo>
        <mi>u</mi>
        <mo stretchy="false" form="postfix">)</mo>
        <mo>−</mo>
        <mi>f</mi>
        <mo stretchy="false" form="prefix">(</mo>
        <msub>
          <mi>x</mi>
          <mn>2</mn>
        </msub>
        <mo>,</mo>
        <mi>u</mi>
        <mo stretchy="false" form="postfix">)</mo>
        <mo stretchy="true" form="postfix">‖</mo>
      </mrow>
      <mn>2</mn>
    </msub>
    <mo>≤</mo>
    <msub>
      <mi>L</mi>
      <mi>f</mi>
    </msub>
    <msub>
      <mrow>
        <mo stretchy="true" form="prefix">‖</mo>
        <mrow>
          <mo stretchy="true" form="prefix">(</mo>
          <msub>
            <mi>x</mi>
            <mn>1</mn>
          </msub>
          <mo>−</mo>
          <msub>
            <mi>x</mi>
            <mn>2</mn>
          </msub>
          <mo stretchy="true" form="postfix">)</mo>
        </mrow>
        <mo stretchy="true" form="postfix">‖</mo>
      </mrow>
      <mn>2</mn>
    </msub>
  </mrow>
</math>
</file>

<file path=Formula-58/content.xml><?xml version="1.0" encoding="utf-8"?>
<math xmlns="http://www.w3.org/1998/Math/MathML" display="inline">
  <mrow>
    <msub>
      <mrow>
        <mo stretchy="true" form="prefix">‖</mo>
        <mi>f</mi>
        <mo stretchy="false" form="prefix">(</mo>
        <msub>
          <mi>x</mi>
          <mn>1</mn>
        </msub>
        <mo>,</mo>
        <mi>u</mi>
        <mo stretchy="false" form="postfix">)</mo>
        <mo stretchy="true" form="postfix">‖</mo>
      </mrow>
      <mn>2</mn>
    </msub>
    <mo>≤</mo>
    <mi>M</mi>
  </mrow>
</math>
</file>

<file path=Formula-59/content.xml><?xml version="1.0" encoding="utf-8"?>
<math xmlns="http://www.w3.org/1998/Math/MathML" display="inline">
  <mrow>
    <msub>
      <mi>x</mi>
      <mn>1</mn>
    </msub>
    <mo>,</mo>
    <msub>
      <mi>x</mi>
      <mn>2</mn>
    </msub>
    <mo>∈</mo>
    <msub>
      <mi>X</mi>
      <mstyle mathvariant="normal">
        <mi>f</mi>
        <mi>r</mi>
        <mi>e</mi>
        <mi>e</mi>
      </mstyle>
    </msub>
  </mrow>
</math>
</file>

<file path=Formula-6/content.xml><?xml version="1.0" encoding="utf-8"?>
<math xmlns="http://www.w3.org/1998/Math/MathML" display="inline">
  <msup>
    <mstyle mathvariant="normal">
      <mi>R</mi>
      <mi>R</mi>
      <mi>T</mi>
    </mstyle>
    <mo>*</mo>
  </msup>
</math>
</file>

<file path=Formula-60/content.xml><?xml version="1.0" encoding="utf-8"?>
<math xmlns="http://www.w3.org/1998/Math/MathML" display="inline">
  <mrow>
    <mi>u</mi>
    <mo>∈</mo>
    <mi>Ω</mi>
  </mrow>
</math>
</file>

<file path=Formula-61/content.xml><?xml version="1.0" encoding="utf-8"?>
<math xmlns="http://www.w3.org/1998/Math/MathML" display="inline">
  <mrow>
    <msub>
      <mi>L</mi>
      <mi>g</mi>
    </msub>
    <mo>≥</mo>
    <mn>0</mn>
  </mrow>
</math>
</file>

<file path=Formula-62/content.xml><?xml version="1.0" encoding="utf-8"?>
<math xmlns="http://www.w3.org/1998/Math/MathML" display="inline">
  <mrow>
    <msub>
      <mrow>
        <mo stretchy="true" form="prefix">‖</mo>
        <mi>g</mi>
        <mo stretchy="false" form="prefix">(</mo>
        <msub>
          <mi>x</mi>
          <mn>1</mn>
        </msub>
        <mo>,</mo>
        <msub>
          <mi>u</mi>
          <mn>1</mn>
        </msub>
        <mo stretchy="false" form="postfix">)</mo>
        <mo>−</mo>
        <mi>g</mi>
        <mo stretchy="false" form="prefix">(</mo>
        <msub>
          <mi>x</mi>
          <mn>2</mn>
        </msub>
        <mo>,</mo>
        <msub>
          <mi>u</mi>
          <mn>2</mn>
        </msub>
        <mo stretchy="false" form="postfix">)</mo>
        <mo stretchy="true" form="postfix">‖</mo>
      </mrow>
      <mn>2</mn>
    </msub>
    <mo>≤</mo>
  </mrow>
</math>
</file>

<file path=Formula-63/content.xml><?xml version="1.0" encoding="utf-8"?>
<math xmlns="http://www.w3.org/1998/Math/MathML" display="inline">
  <mrow>
    <msub>
      <mi>L</mi>
      <mi>g</mi>
    </msub>
    <msub>
      <mrow>
        <mo stretchy="true" form="prefix">‖</mo>
        <mrow>
          <mo stretchy="true" form="prefix">(</mo>
          <msub>
            <mi>x</mi>
            <mn>1</mn>
          </msub>
          <mo>−</mo>
          <msub>
            <mi>x</mi>
            <mn>2</mn>
          </msub>
          <mo>,</mo>
          <msub>
            <mi>u</mi>
            <mn>1</mn>
          </msub>
          <mo>−</mo>
          <msub>
            <mi>u</mi>
            <mn>2</mn>
          </msub>
          <mo stretchy="true" form="postfix">)</mo>
        </mrow>
        <mo stretchy="true" form="postfix">‖</mo>
      </mrow>
      <mn>2</mn>
    </msub>
  </mrow>
</math>
</file>

<file path=Formula-64/content.xml><?xml version="1.0" encoding="utf-8"?>
<math xmlns="http://www.w3.org/1998/Math/MathML" display="inline">
  <mrow>
    <msub>
      <mi>x</mi>
      <mn>1</mn>
    </msub>
    <mo>,</mo>
    <msub>
      <mi>x</mi>
      <mn>2</mn>
    </msub>
    <mo>∈</mo>
    <msub>
      <mi>X</mi>
      <mstyle mathvariant="normal">
        <mi>f</mi>
        <mi>r</mi>
        <mi>e</mi>
        <mi>e</mi>
      </mstyle>
    </msub>
  </mrow>
</math>
</file>

<file path=Formula-65/content.xml><?xml version="1.0" encoding="utf-8"?>
<math xmlns="http://www.w3.org/1998/Math/MathML" display="inline">
  <mrow>
    <msub>
      <mi>u</mi>
      <mn>1</mn>
    </msub>
    <mo>,</mo>
    <msub>
      <mi>u</mi>
      <mn>2</mn>
    </msub>
    <mo>∈</mo>
    <mi>Ω</mi>
  </mrow>
</math>
</file>

<file path=Formula-66/content.xml><?xml version="1.0" encoding="utf-8"?>
<math xmlns="http://www.w3.org/1998/Math/MathML" display="inline">
  <mrow>
    <msub>
      <mi>J</mi>
      <msub>
        <mi>x</mi>
        <mrow>
          <mi>i</mi>
          <mi>c</mi>
        </mrow>
      </msub>
    </msub>
    <mo stretchy="false" form="prefix">(</mo>
    <mi>u</mi>
    <mo stretchy="false" form="postfix">)</mo>
    <mo>&gt;</mo>
    <mn>0</mn>
  </mrow>
</math>
</file>

<file path=Formula-67/content.xml><?xml version="1.0" encoding="utf-8"?>
<math xmlns="http://www.w3.org/1998/Math/MathML" display="inline">
  <mrow>
    <mi>u</mi>
    <mo>∈</mo>
    <mstyle mathvariant="script">
      <mi>𝒰</mi>
    </mstyle>
  </mrow>
</math>
</file>

<file path=Formula-68/content.xml><?xml version="1.0" encoding="utf-8"?>
<math xmlns="http://www.w3.org/1998/Math/MathML" display="inline">
  <mstyle mathvariant="script">
    <mi>𝒰</mi>
  </mstyle>
</math>
</file>

<file path=Formula-69/content.xml><?xml version="1.0" encoding="utf-8"?>
<math xmlns="http://www.w3.org/1998/Math/MathML" display="inline">
  <mstyle mathvariant="script">
    <mi>𝒰</mi>
  </mstyle>
</math>
</file>

<file path=Formula-7/content.xml><?xml version="1.0" encoding="utf-8"?>
<math xmlns="http://www.w3.org/1998/Math/MathML" display="inline">
  <msup>
    <mstyle mathvariant="normal">
      <mi>P</mi>
      <mi>R</mi>
      <mi>M</mi>
    </mstyle>
    <mo>*</mo>
  </msup>
</math>
</file>

<file path=Formula-70/content.xml><?xml version="1.0" encoding="utf-8"?>
<math xmlns="http://www.w3.org/1998/Math/MathML" display="inline">
  <msub>
    <mstyle mathvariant="script">
      <mi>𝒰</mi>
    </mstyle>
    <mi>R</mi>
  </msub>
</math>
</file>

<file path=Formula-71/content.xml><?xml version="1.0" encoding="utf-8"?>
<math xmlns="http://www.w3.org/1998/Math/MathML" display="inline">
  <mrow>
    <mi>R</mi>
    <mo>∈</mo>
    <mstyle mathvariant="script">
      <mstyle mathvariant="double-struck">
        <mi>ℕ</mi>
      </mstyle>
    </mstyle>
  </mrow>
</math>
</file>

<file path=Formula-72/content.xml><?xml version="1.0" encoding="utf-8"?>
<math xmlns="http://www.w3.org/1998/Math/MathML" display="inline">
  <msub>
    <mstyle mathvariant="script">
      <mi>𝒰</mi>
    </mstyle>
    <mi>R</mi>
  </msub>
</math>
</file>

<file path=Formula-73/content.xml><?xml version="1.0" encoding="utf-8"?>
<math xmlns="http://www.w3.org/1998/Math/MathML" display="inline">
  <mrow>
    <msub>
      <mi>Ω</mi>
      <mi>R</mi>
    </msub>
    <mo>⊂</mo>
    <mi>Ω</mi>
  </mrow>
</math>
</file>

<file path=Formula-74/content.xml><?xml version="1.0" encoding="utf-8"?>
<math xmlns="http://www.w3.org/1998/Math/MathML" display="inline">
  <mi>Ω</mi>
</math>
</file>

<file path=Formula-75/content.xml><?xml version="1.0" encoding="utf-8"?>
<math xmlns="http://www.w3.org/1998/Math/MathML" display="inline">
  <mrow>
    <mi>R</mi>
    <mo accent="false">→</mo>
    <mo>∞</mo>
  </mrow>
</math>
</file>

<file path=Formula-76/content.xml><?xml version="1.0" encoding="utf-8"?>
<math xmlns="http://www.w3.org/1998/Math/MathML" display="inline">
  <mi>Ω</mi>
</math>
</file>

<file path=Formula-77/content.xml><?xml version="1.0" encoding="utf-8"?>
<math xmlns="http://www.w3.org/1998/Math/MathML" display="inline">
  <msub>
    <mstyle mathvariant="script">
      <mi>𝒰</mi>
    </mstyle>
    <mi>R</mi>
  </msub>
</math>
</file>

<file path=Formula-78/content.xml><?xml version="1.0" encoding="utf-8"?>
<math xmlns="http://www.w3.org/1998/Math/MathML" display="inline">
  <mrow>
    <mo stretchy="true" form="prefix">[</mo>
    <mfrac>
      <mrow>
        <mi>c</mi>
        <mo>⋅</mo>
        <mo stretchy="false" form="prefix">(</mo>
        <mi>i</mi>
        <mo>−</mo>
        <mn>1</mn>
        <mo stretchy="false" form="postfix">)</mo>
      </mrow>
      <mi>R</mi>
    </mfrac>
    <mo>,</mo>
    <mfrac>
      <mrow>
        <mi>c</mi>
        <mo>⋅</mo>
        <mi>i</mi>
      </mrow>
      <mi>R</mi>
    </mfrac>
    <mo stretchy="true" form="postfix">)</mo>
  </mrow>
</math>
</file>

<file path=Formula-79/content.xml><?xml version="1.0" encoding="utf-8"?>
<math xmlns="http://www.w3.org/1998/Math/MathML" display="inline">
  <mrow>
    <mi>c</mi>
    <mo>&gt;</mo>
    <mn>0</mn>
  </mrow>
</math>
</file>

<file path=Formula-8/content.xml><?xml version="1.0" encoding="utf-8"?>
<math xmlns="http://www.w3.org/1998/Math/MathML" display="inline">
  <msup>
    <mstyle mathvariant="normal">
      <mi>R</mi>
      <mi>R</mi>
      <mi>T</mi>
    </mstyle>
    <mo>*</mo>
  </msup>
</math>
</file>

<file path=Formula-80/content.xml><?xml version="1.0" encoding="utf-8"?>
<math xmlns="http://www.w3.org/1998/Math/MathML" display="inline">
  <mrow>
    <mi>i</mi>
    <mo>∈</mo>
    <mo stretchy="false" form="prefix">{</mo>
    <mn>1</mn>
    <mo>,</mo>
    <mo>.</mo>
    <mo>.</mo>
    <mo>.</mo>
    <mo>,</mo>
    <mi>d</mi>
    <mo stretchy="false" form="postfix">}</mo>
  </mrow>
</math>
</file>

<file path=Formula-81/content.xml><?xml version="1.0" encoding="utf-8"?>
<math xmlns="http://www.w3.org/1998/Math/MathML" display="inline">
  <mi>d</mi>
</math>
</file>

<file path=Formula-82/content.xml><?xml version="1.0" encoding="utf-8"?>
<math xmlns="http://www.w3.org/1998/Math/MathML" display="inline">
  <mrow>
    <mi>h</mi>
    <mo stretchy="false" form="prefix">(</mo>
    <mi>R</mi>
    <mo stretchy="false" form="postfix">)</mo>
  </mrow>
</math>
</file>

<file path=Formula-83/content.xml><?xml version="1.0" encoding="utf-8"?>
<math xmlns="http://www.w3.org/1998/Math/MathML" display="inline">
  <msub>
    <mi>Ω</mi>
    <mi>R</mi>
  </msub>
</math>
</file>

<file path=Formula-84/content.xml><?xml version="1.0" encoding="utf-8"?>
<math xmlns="http://www.w3.org/1998/Math/MathML" display="inline">
  <mrow>
    <mi>h</mi>
    <mo>:</mo>
    <mstyle mathvariant="double-struck">
      <mi>ℕ</mi>
    </mstyle>
    <mo accent="false">→</mo>
    <mstyle mathvariant="double-struck">
      <mi>ℕ</mi>
    </mstyle>
  </mrow>
</math>
</file>

<file path=Formula-85/content.xml><?xml version="1.0" encoding="utf-8"?>
<math xmlns="http://www.w3.org/1998/Math/MathML" display="block">
  <mrow>
    <munder>
      <mi>lim</mi>
      <mrow>
        <mi>R</mi>
        <mo accent="false">→</mo>
        <mo>∞</mo>
      </mrow>
    </munder>
    <mi>R</mi>
    <mo>/</mo>
    <mi>h</mi>
    <mo stretchy="false" form="prefix">(</mo>
    <mi>R</mi>
    <mo stretchy="false" form="postfix">)</mo>
    <mo>=</mo>
    <mn>0</mn>
    <mo>.</mo>
  </mrow>
</math>
</file>

<file path=Formula-86/content.xml><?xml version="1.0" encoding="utf-8"?>
<math xmlns="http://www.w3.org/1998/Math/MathML" display="inline">
  <mrow>
    <mi>h</mi>
    <mo stretchy="false" form="prefix">(</mo>
    <mi>R</mi>
    <mo stretchy="false" form="postfix">)</mo>
    <mo>=</mo>
    <mi>R</mi>
    <mi>log</mi>
    <mo stretchy="false" form="prefix">(</mo>
    <mi>R</mi>
    <mo stretchy="false" form="postfix">)</mo>
  </mrow>
</math>
</file>

<file path=Formula-87/content.xml><?xml version="1.0" encoding="utf-8"?>
<math xmlns="http://www.w3.org/1998/Math/MathML" display="inline">
  <mi>R</mi>
</math>
</file>

<file path=Formula-88/content.xml><?xml version="1.0" encoding="utf-8"?>
<math xmlns="http://www.w3.org/1998/Math/MathML" display="inline">
  <mi>R</mi>
</math>
</file>

<file path=Formula-89/content.xml><?xml version="1.0" encoding="utf-8"?>
<math xmlns="http://www.w3.org/1998/Math/MathML" display="inline">
  <mrow>
    <mi>w</mi>
    <mo>∈</mo>
    <msub>
      <mstyle mathvariant="script">
        <mi>𝒰</mi>
      </mstyle>
      <mi>R</mi>
    </msub>
  </mrow>
</math>
</file>

<file path=Formula-9/content.xml><?xml version="1.0" encoding="utf-8"?>
<math xmlns="http://www.w3.org/1998/Math/MathML" display="inline">
  <msup>
    <mstyle mathvariant="normal">
      <mi>R</mi>
      <mi>R</mi>
      <mi>T</mi>
    </mstyle>
    <mo>*</mo>
  </msup>
</math>
</file>

<file path=Formula-90/content.xml><?xml version="1.0" encoding="utf-8"?>
<math xmlns="http://www.w3.org/1998/Math/MathML" display="inline">
  <mrow>
    <mo stretchy="true" form="prefix">[</mo>
    <mn>0</mn>
    <mo>,</mo>
    <mfrac>
      <mrow>
        <mi>c</mi>
        <mo>⋅</mo>
        <mi>i</mi>
      </mrow>
      <mi>R</mi>
    </mfrac>
    <mo stretchy="true" form="postfix">]</mo>
  </mrow>
</math>
</file>

<file path=Formula-91/content.xml><?xml version="1.0" encoding="utf-8"?>
<math xmlns="http://www.w3.org/1998/Math/MathML" display="inline">
  <mrow>
    <mi>u</mi>
    <mo>∈</mo>
    <msub>
      <mstyle mathvariant="script">
        <mi>𝒰</mi>
      </mstyle>
      <mi>R</mi>
    </msub>
  </mrow>
</math>
</file>

<file path=Formula-92/content.xml><?xml version="1.0" encoding="utf-8"?>
<math xmlns="http://www.w3.org/1998/Math/MathML" display="inline">
  <mrow>
    <mo stretchy="true" form="prefix">[</mo>
    <mn>0</mn>
    <mo>,</mo>
    <mfrac>
      <mrow>
        <mi>c</mi>
        <mo>⋅</mo>
        <mo stretchy="false" form="prefix">(</mo>
        <mi>i</mi>
        <mo>−</mo>
        <mn>1</mn>
        <mo stretchy="false" form="postfix">)</mo>
      </mrow>
      <mi>R</mi>
    </mfrac>
    <mo stretchy="true" form="postfix">]</mo>
  </mrow>
</math>
</file>

<file path=Formula-93/content.xml><?xml version="1.0" encoding="utf-8"?>
<math xmlns="http://www.w3.org/1998/Math/MathML" display="inline">
  <mrow>
    <mi>w</mi>
    <mo stretchy="false" form="prefix">(</mo>
    <mi>t</mi>
    <mo stretchy="false" form="postfix">)</mo>
    <mo>=</mo>
    <mi>u</mi>
    <mo stretchy="false" form="prefix">(</mo>
    <mi>t</mi>
    <mo stretchy="false" form="postfix">)</mo>
  </mrow>
</math>
</file>

<file path=Formula-94/content.xml><?xml version="1.0" encoding="utf-8"?>
<math xmlns="http://www.w3.org/1998/Math/MathML" display="inline">
  <mrow>
    <mi>t</mi>
    <mo>∈</mo>
    <mrow>
      <mo stretchy="true" form="prefix">[</mo>
      <mn>0</mn>
      <mo>,</mo>
      <mfrac>
        <mrow>
          <mi>c</mi>
          <mo>⋅</mo>
          <mo stretchy="false" form="prefix">(</mo>
          <mi>i</mi>
          <mo>−</mo>
          <mn>1</mn>
          <mo stretchy="false" form="postfix">)</mo>
        </mrow>
        <mi>R</mi>
      </mfrac>
      <mo stretchy="true" form="postfix">)</mo>
    </mrow>
  </mrow>
</math>
</file>

<file path=Formula-95/content.xml><?xml version="1.0" encoding="utf-8"?>
<math xmlns="http://www.w3.org/1998/Math/MathML" display="inline">
  <mi>w</mi>
</math>
</file>

<file path=Formula-96/content.xml><?xml version="1.0" encoding="utf-8"?>
<math xmlns="http://www.w3.org/1998/Math/MathML" display="inline">
  <mi>u</mi>
</math>
</file>

<file path=Formula-97/content.xml><?xml version="1.0" encoding="utf-8"?>
<math xmlns="http://www.w3.org/1998/Math/MathML" display="inline">
  <msub>
    <mstyle mathvariant="script">
      <mi>𝒰</mi>
    </mstyle>
    <mi>R</mi>
  </msub>
</math>
</file>

<file path=Formula-98/content.xml><?xml version="1.0" encoding="utf-8"?>
<math xmlns="http://www.w3.org/1998/Math/MathML" display="inline">
  <mrow>
    <mo stretchy="false" form="prefix">(</mo>
    <mi>u</mi>
    <mo>,</mo>
    <mi>w</mi>
    <mo stretchy="false" form="postfix">)</mo>
  </mrow>
</math>
</file>

<file path=Formula-99/content.xml><?xml version="1.0" encoding="utf-8"?>
<math xmlns="http://www.w3.org/1998/Math/MathML" display="inline">
  <mi>u</mi>
</math>
</file>